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4.055cm"/>
    </style:style>
    <style:style style:name="co16" style:family="table-column">
      <style:table-column-properties fo:break-before="auto" style:column-width="1.93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873cm"/>
    </style:style>
    <style:style style:name="ro11" style:family="table-row">
      <style:table-row-properties style:row-height="0.45cm" fo:break-before="auto" style:use-optimal-row-height="true"/>
    </style:style>
    <style:style style:name="ro18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926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953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8.52cm" fo:break-before="auto" style:use-optimal-row-height="false"/>
    </style:style>
    <style:style style:name="ro20" style:family="table-row">
      <style:table-row-properties style:row-height="7.2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418" style:family="table-cell" style:parent-style-name="Default">
      <style:table-cell-properties fo:padding="0.071cm"/>
      <style:text-properties style:text-position=""/>
    </style:style>
    <style:style style:name="ce5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78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5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6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3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4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5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vertical-align="automatic"/>
    </style:style>
    <style:style style:name="ce18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2.01pt solid #000000" fo:border-right="none" fo:border-top="none"/>
    </style:style>
    <style:style style:name="ce18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2.01pt solid #000000" fo:border-left="none" fo:border-right="none" fo:border-top="none"/>
    </style:style>
    <style:style style:name="ce208" style:family="table-cell" style:parent-style-name="Default">
      <style:table-cell-properties fo:border-bottom="none" fo:border-left="none" fo:border-right="none" fo:border-top="2.01pt solid #000000"/>
    </style:style>
    <style:style style:name="ce209" style:family="table-cell" style:parent-style-name="Default"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22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2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4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7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56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5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60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5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6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7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8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83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6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7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9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9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29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1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1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20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21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2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2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27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4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4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0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52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5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5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5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60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6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64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5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7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6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7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8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1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8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8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9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94" style:family="table-cell" style:parent-style-name="Default">
      <style:table-cell-properties fo:border-bottom="none" fo:border-left="none" fo:border-right="2.01pt solid #000000" fo:border-top="none"/>
    </style:style>
    <style:style style:name="ce39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3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6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1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3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4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5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6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7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9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4" style:family="table-cell" style:parent-style-name="Default">
      <style:table-cell-properties fo:padding="0.071cm"/>
    </style:style>
    <style:style style:name="ce42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7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1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6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8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1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fo:border="none" fo:padding="0.071cm" style:rotation-align="none"/>
    </style:style>
    <style:style style:name="ce47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5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3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8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1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2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3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31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3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3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3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0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4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4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4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45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8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4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5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2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5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5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57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6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65" style:family="table-cell" style:parent-style-name="Default">
      <style:table-cell-properties fo:border="0.06pt solid #000000" fo:padding="0.071cm"/>
    </style:style>
    <style:style style:name="ce56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8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7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8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6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7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9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93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9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5" style:family="table-cell" style:parent-style-name="Default">
      <style:table-cell-properties fo:background-color="#99ccff" style:cell-protect="none" style:print-content="true" fo:padding="0.071cm"/>
    </style:style>
    <style:style style:name="ce596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97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3" table:default-cell-style-name="ce10"/>
        <table:table-column table:style-name="co4" table:number-columns-repeated="1010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60"/>
          <table:table-cell/>
          <table:table-cell table:style-name="ce177" office:value-type="string" calcext:value-type="string">
            <text:p>Revision 1.0-20140918</text:p>
          </table:table-cell>
          <table:table-cell table:style-name="ce74" table:number-columns-repeated="9"/>
          <table:table-cell table:style-name="ce120"/>
          <table:table-cell/>
          <table:table-cell table:style-name="ce395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10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Medical University of South Carolina</text:p>
          </table:table-cell>
          <table:table-cell table:number-columns-repeated="4"/>
          <table:table-cell table:style-name="ce391"/>
          <table:table-cell/>
          <table:table-cell table:style-name="ce396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10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Charleston, South Carolina</text:p>
          </table:table-cell>
          <table:table-cell table:number-columns-repeated="4"/>
          <table:table-cell table:style-name="ce391"/>
          <table:table-cell/>
          <table:table-cell table:style-name="ce397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61"/>
          <table:table-cell/>
          <table:table-cell table:style-name="ce178"/>
          <table:table-cell table:number-columns-repeated="4"/>
          <table:table-cell table:style-name="ce6"/>
          <table:table-cell table:number-columns-repeated="4"/>
          <table:table-cell table:style-name="ce391"/>
          <table:table-cell/>
          <table:table-cell table:style-name="ce36" office:value-type="string" calcext:value-type="string">
            <text:p>All:</text:p>
          </table:table-cell>
          <table:table-cell table:style-name="ce63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11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Mammography System Compliance Inspection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62"/>
          <table:table-cell/>
          <table:table-cell table:style-name="ce179"/>
          <table:table-cell table:style-name="ce32" table:number-columns-repeated="9"/>
          <table:table-cell table:style-name="ce392"/>
          <table:table-cell/>
          <table:table-cell table:style-name="ce39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1"/>
          <table:table-cell table:style-name="ce221"/>
          <table:table-cell table:number-columns-repeated="5"/>
          <table:table-cell office:value-type="string" calcext:value-type="string">
            <text:p>Inspector:</text:p>
          </table:table-cell>
          <table:table-cell table:style-name="ce26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85" office:value-type="string" calcext:value-type="string">
            <text:p>Eugene Mah</text:p>
          </table:table-cell>
          <table:table-cell/>
          <table:table-cell table:style-name="ce36" office:value-type="string" calcext:value-type="string">
            <text:p>Print Area</text:p>
          </table:table-cell>
          <table:table-cell table:style-name="ce400"/>
          <table:table-cell table:style-name="ce404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02"/>
          <table:table-cell table:style-name="ce11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2" table:formula="of:=IF([.AB8]=&quot;&quot;;&quot;&quot;;[.AB8])">
            <text:p/>
          </table:table-cell>
          <table:table-cell table:style-name="ce222"/>
          <table:table-cell table:number-columns-repeated="2"/>
          <table:table-cell table:style-name="ce113" office:value-type="string" calcext:value-type="string">
            <text:p>System Information</text:p>
          </table:table-cell>
          <table:table-cell table:number-columns-repeated="2"/>
          <table:table-cell table:style-name="ce354" table:number-columns-repeated="2"/>
          <table:table-cell table:style-name="ce393"/>
          <table:table-cell/>
          <table:table-cell table:style-name="ce36" office:value-type="string" calcext:value-type="string">
            <text:p>Date</text:p>
          </table:table-cell>
          <table:table-cell table:style-name="ce401"/>
          <table:table-cell table:style-name="ce404" table:formula="of:=IF([.AB8]&lt;&gt;[.AD8];&quot;Change&quot;;&quot;&quot;)">
            <text:p/>
          </table:table-cell>
          <table:table-cell table:style-name="ce406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63"/>
          <table:table-cell/>
          <table:table-cell table:style-name="ce180"/>
          <table:table-cell table:style-name="ce193" office:value-type="string" calcext:value-type="string">
            <text:p>Location</text:p>
          </table:table-cell>
          <table:table-cell table:style-name="ce74" table:number-columns-repeated="2"/>
          <table:table-cell table:style-name="ce284" office:value-type="string" calcext:value-type="string">
            <text:p>Input Changes Only</text:p>
          </table:table-cell>
          <table:table-cell table:style-name="ce74" table:number-columns-repeated="3"/>
          <table:table-cell table:style-name="ce284" office:value-type="string" calcext:value-type="string">
            <text:p>Input Changes Only</text:p>
          </table:table-cell>
          <table:table-cell table:style-name="ce74"/>
          <table:table-cell table:style-name="ce120"/>
          <table:table-cell/>
          <table:table-cell table:style-name="ce36" office:value-type="string" calcext:value-type="string">
            <text:p>Inspector</text:p>
          </table:table-cell>
          <table:table-cell table:style-name="ce402"/>
          <table:table-cell table:style-name="ce404" table:formula="of:=IF([.AB9]&lt;&gt;[.AD9];&quot;Change&quot;;&quot;&quot;)" office:value-type="string" office:string-value="Change" calcext:value-type="string">
            <text:p>Change</text:p>
          </table:table-cell>
          <table:table-cell table:style-name="ce40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Total filtration (mm Al)</text:p>
          </table:table-cell>
          <table:table-cell table:style-name="ce6" office:value-type="string" calcext:value-type="string">
            <text:p>HVL (mm Al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Facility:</text:p>
          </table:table-cell>
          <table:table-cell table:style-name="ce85" table:formula="of:=IF([.R10]=&quot;&quot;;&quot;&quot;;[.R10])" table:number-columns-spanned="2" table:number-rows-spanned="1">
            <text:p/>
          </table:table-cell>
          <table:covered-table-cell table:style-name="ce95"/>
          <table:table-cell table:number-columns-repeated="2"/>
          <table:table-cell table:style-name="ce36" office:value-type="string" calcext:value-type="string">
            <text:p>Site Number:</text:p>
          </table:table-cell>
          <table:table-cell table:style-name="ce88" table:formula="of:=IF([.V10]=&quot;&quot;;&quot;&quot;;[.V10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Facility:</text:p>
          </table:table-cell>
          <table:table-cell table:style-name="ce262" table:formula="of:=IF([.S10]&lt;&gt;&quot;&quot;;[.S10];IF([.AB10]=&quot;&quot;;&quot;&quot;;[.AB10]))">
            <text:p/>
          </table:table-cell>
          <table:table-cell table:style-name="ce285"/>
          <table:table-cell/>
          <table:table-cell table:style-name="ce36" office:value-type="string" calcext:value-type="string">
            <text:p>Site Number:</text:p>
          </table:table-cell>
          <table:table-cell table:style-name="ce262" table:formula="of:=IF([.W10]&lt;&gt;&quot;&quot;;[.W10];IF([.AB15]=&quot;&quot;;&quot;&quot;;[.AB15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Facility:</text:p>
          </table:table-cell>
          <table:table-cell table:style-name="ce402"/>
          <table:table-cell table:style-name="ce404" table:formula="of:=IF([.AB10]&lt;&gt;[.AD10];&quot;Change&quot;;&quot;&quot;)">
            <text:p/>
          </table:table-cell>
          <table:table-cell table:style-name="ce407" table:formula="of:=IF([.R10]=&quot;&quot;;&quot;&quot;;[.R10])">
            <text:p/>
          </table:table-cell>
          <table:table-cell table:number-columns-repeated="3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7.06" calcext:value-type="float">
            <text:p>27.06</text:p>
          </table:table-cell>
          <table:table-cell table:style-name="ce68" office:value-type="float" office:value="524.2" calcext:value-type="float">
            <text:p>524.2</text:p>
          </table:table-cell>
          <table:table-cell table:style-name="ce68" office:value-type="float" office:value="1.245" calcext:value-type="float">
            <text:p>1.245</text:p>
          </table:table-cell>
          <table:table-cell table:style-name="ce68" table:number-columns-repeated="3"/>
          <table:table-cell table:style-name="ce122" table:formula="of:=IF([.AM10]=&quot;&quot;;&quot;&quot;;IF([.AK10]=&quot;Mo&quot;;[.AM10];IF(AND([.$R$18]=&quot;Selenia&quot;;[.AL10]=&quot;Rh&quot;);[Tables.O64];IF(AND([.$R$18]=&quot;Selenia&quot;;[.AL10]=&quot;Ag&quot;);[Tables.P64];IF(AND([.$R$18]=&quot;Dimension&quot;;[.AL10]=&quot;Rh&quot;);[Tables.Q64];IF(AND([.$R$18]=&quot;Dimension&quot;;[.AL10]=&quot;Ag&quot;);[Tables.R64];IF(AND([.$R$18]=&quot;Dimension&quot;;[.AL10]=&quot;Al&quot;);[Tables.S64];[.AM10])))))))" office:value-type="float" office:value="27.06" calcext:value-type="float">
            <text:p>27.06</text:p>
          </table:table-cell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Department:</text:p>
          </table:table-cell>
          <table:table-cell table:style-name="ce86" table:formula="of:=IF([.R11]=&quot;&quot;;&quot;&quot;;[.R11])" table:number-columns-spanned="2" table:number-rows-spanned="1">
            <text:p/>
          </table:table-cell>
          <table:covered-table-cell table:style-name="ce103"/>
          <table:table-cell table:number-columns-repeated="2"/>
          <table:table-cell table:style-name="ce36" office:value-type="string" calcext:value-type="string">
            <text:p>Authorized Use:</text:p>
          </table:table-cell>
          <table:table-cell table:style-name="ce88" table:formula="of:=IF([.V11]=&quot;&quot;;&quot;&quot;;[.V11])" table:number-columns-spanned="2" table:number-rows-spanned="1">
            <text:p/>
          </table:table-cell>
          <table:covered-table-cell table:style-name="ce10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Department:</text:p>
          </table:table-cell>
          <table:table-cell table:style-name="ce262" table:formula="of:=IF([.S11]&lt;&gt;&quot;&quot;;[.S11];IF([.AB11]=&quot;&quot;;&quot;&quot;;[.AB11]))">
            <text:p/>
          </table:table-cell>
          <table:table-cell table:style-name="ce285"/>
          <table:table-cell/>
          <table:table-cell table:style-name="ce36" office:value-type="string" calcext:value-type="string">
            <text:p>Authorized Use:</text:p>
          </table:table-cell>
          <table:table-cell table:style-name="ce262" table:formula="of:=IF([.W11]&lt;&gt;&quot;&quot;;[.W11];IF([.AB16]=&quot;&quot;;&quot;&quot;;[.AB16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Department:</text:p>
          </table:table-cell>
          <table:table-cell table:style-name="ce402"/>
          <table:table-cell table:style-name="ce404" table:formula="of:=IF([.AB11]&lt;&gt;[.AD11];&quot;Change&quot;;&quot;&quot;)">
            <text:p/>
          </table:table-cell>
          <table:table-cell table:style-name="ce407" table:formula="of:=IF([.R11]=&quot;&quot;;&quot;&quot;;[.R11])">
            <text:p/>
          </table:table-cell>
          <table:table-cell table:number-columns-repeated="3"/>
          <table:table-cell table:style-name="ce411" office:value-type="float" office:value="24" calcext:value-type="float">
            <text:p>2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1]=&quot;&quot;;&quot;&quot;;IF([.AK11]=&quot;Mo&quot;;[.AM11];IF(AND([.$R$18]=&quot;Selenia&quot;;[.AL11]=&quot;Rh&quot;);[Tables.O65];IF(AND([.$R$18]=&quot;Selenia&quot;;[.AL11]=&quot;Ag&quot;);[Tables.P65];IF(AND([.$R$18]=&quot;Dimension&quot;;[.AL11]=&quot;Rh&quot;);[Tables.Q65];IF(AND([.$R$18]=&quot;Dimension&quot;;[.AL11]=&quot;Ag&quot;);[Tables.R65];IF(AND([.$R$18]=&quot;Dimension&quot;;[.AL11]=&quot;Al&quot;);[Tables.S65];[.AM1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Area/Division:</text:p>
          </table:table-cell>
          <table:table-cell table:style-name="ce86" table:formula="of:=IF([.R12]=&quot;&quot;;&quot;&quot;;[.R12])" table:number-columns-spanned="2" table:number-rows-spanned="1">
            <text:p/>
          </table:table-cell>
          <table:covered-table-cell table:style-name="ce103"/>
          <table:table-cell table:number-columns-repeated="2"/>
          <table:table-cell table:style-name="ce36" office:value-type="string" calcext:value-type="string">
            <text:p>Date of Installation:</text:p>
          </table:table-cell>
          <table:table-cell table:style-name="ce87" table:formula="of:=IF([.V12]=&quot;&quot;;&quot;&quot;;[.V12])" table:number-columns-spanned="2" table:number-rows-spanned="1">
            <text:p/>
          </table:table-cell>
          <table:covered-table-cell table:style-name="ce10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Area/Division:</text:p>
          </table:table-cell>
          <table:table-cell table:style-name="ce262" table:formula="of:=IF([.S12]&lt;&gt;&quot;&quot;;[.S12];IF([.AB12]=&quot;&quot;;&quot;&quot;;[.AB12]))">
            <text:p/>
          </table:table-cell>
          <table:table-cell table:style-name="ce285"/>
          <table:table-cell/>
          <table:table-cell table:style-name="ce36" office:value-type="string" calcext:value-type="string">
            <text:p>Date of Installation:</text:p>
          </table:table-cell>
          <table:table-cell table:style-name="ce264" table:formula="of:=IF([.W12]&lt;&gt;&quot;&quot;;[.W12];IF([.AB17]=&quot;&quot;;&quot;&quot;;[.AB17]))">
            <text:p/>
          </table:table-cell>
          <table:table-cell table:style-name="ce355"/>
          <table:table-cell/>
          <table:table-cell table:style-name="ce391"/>
          <table:table-cell/>
          <table:table-cell table:style-name="ce36" office:value-type="string" calcext:value-type="string">
            <text:p>Area/Division:</text:p>
          </table:table-cell>
          <table:table-cell table:style-name="ce402"/>
          <table:table-cell table:style-name="ce404" table:formula="of:=IF([.AB12]&lt;&gt;[.AD12];&quot;Change&quot;;&quot;&quot;)">
            <text:p/>
          </table:table-cell>
          <table:table-cell table:style-name="ce407" table:formula="of:=IF([.R12]=&quot;&quot;;&quot;&quot;;[.R12])">
            <text:p/>
          </table:table-cell>
          <table:table-cell table:number-columns-repeated="3"/>
          <table:table-cell table:style-name="ce411" office:value-type="float" office:value="24" calcext:value-type="float">
            <text:p>2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2" calcext:value-type="float">
            <text:p>0.2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2]=&quot;&quot;;&quot;&quot;;IF([.AK12]=&quot;Mo&quot;;[.AM12];IF(AND([.$R$18]=&quot;Selenia&quot;;[.AL12]=&quot;Rh&quot;);[Tables.O66];IF(AND([.$R$18]=&quot;Selenia&quot;;[.AL12]=&quot;Ag&quot;);[Tables.P66];IF(AND([.$R$18]=&quot;Dimension&quot;;[.AL12]=&quot;Rh&quot;);[Tables.Q66];IF(AND([.$R$18]=&quot;Dimension&quot;;[.AL12]=&quot;Ag&quot;);[Tables.R66];IF(AND([.$R$18]=&quot;Dimension&quot;;[.AL12]=&quot;Al&quot;);[Tables.S66];[.AM1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urvey ID:</text:p>
          </table:table-cell>
          <table:table-cell table:style-name="ce86" table:formula="of:=IF([.R13]=&quot;&quot;;&quot;&quot;;[.R13])" table:number-columns-spanned="2" table:number-rows-spanned="1">
            <text:p/>
          </table:table-cell>
          <table:covered-table-cell table:style-name="ce103"/>
          <table:table-cell table:number-columns-repeated="2"/>
          <table:table-cell table:style-name="ce36" office:value-type="string" calcext:value-type="string">
            <text:p>Number of X-ray Tubes:</text:p>
          </table:table-cell>
          <table:table-cell table:style-name="ce88" table:formula="of:=IF([.V13]=&quot;&quot;;&quot;&quot;;[.V13])" table:number-columns-spanned="2" table:number-rows-spanned="1">
            <text:p/>
          </table:table-cell>
          <table:covered-table-cell table:style-name="ce10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Survey ID:</text:p>
          </table:table-cell>
          <table:table-cell table:style-name="ce263" table:formula="of:=IF([.S13]&lt;&gt;&quot;&quot;;[.S13];IF([.AB13]=&quot;&quot;;&quot;&quot;;[.AB13]))">
            <text:p/>
          </table:table-cell>
          <table:table-cell table:style-name="ce286"/>
          <table:table-cell/>
          <table:table-cell table:style-name="ce36" office:value-type="string" calcext:value-type="string">
            <text:p>Number of X-ray Tubes:</text:p>
          </table:table-cell>
          <table:table-cell table:style-name="ce263" table:formula="of:=IF([.W13]&lt;&gt;&quot;&quot;;[.W13];IF([.AB18]=&quot;&quot;;&quot;&quot;;[.AB18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Survey ID:</text:p>
          </table:table-cell>
          <table:table-cell table:style-name="ce402"/>
          <table:table-cell table:style-name="ce404" table:formula="of:=IF([.AB13]&lt;&gt;[.AD13];&quot;Change&quot;;&quot;&quot;)">
            <text:p/>
          </table:table-cell>
          <table:table-cell table:style-name="ce407" table:formula="of:=IF([.R13]=&quot;&quot;;&quot;&quot;;[.R13])">
            <text:p/>
          </table:table-cell>
          <table:table-cell table:number-columns-repeated="3"/>
          <table:table-cell table:style-name="ce411" office:value-type="float" office:value="24" calcext:value-type="float">
            <text:p>2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2" calcext:value-type="float">
            <text:p>0.2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3]=&quot;&quot;;&quot;&quot;;IF([.AK13]=&quot;Mo&quot;;[.AM13];IF(AND([.$R$18]=&quot;Selenia&quot;;[.AL13]=&quot;Rh&quot;);[Tables.O67];IF(AND([.$R$18]=&quot;Selenia&quot;;[.AL13]=&quot;Ag&quot;);[Tables.P67];IF(AND([.$R$18]=&quot;Dimension&quot;;[.AL13]=&quot;Rh&quot;);[Tables.Q67];IF(AND([.$R$18]=&quot;Dimension&quot;;[.AL13]=&quot;Ag&quot;);[Tables.R67];IF(AND([.$R$18]=&quot;Dimension&quot;;[.AL13]=&quot;Al&quot;);[Tables.S67];[.AM1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Room Number:</text:p>
          </table:table-cell>
          <table:table-cell table:style-name="ce262" table:formula="of:=IF([.S14]&lt;&gt;&quot;&quot;;[.S14];IF([.AB14]=&quot;&quot;;&quot;&quot;;[.AB14]))">
            <text:p/>
          </table:table-cell>
          <table:table-cell table:style-name="ce285"/>
          <table:table-cell/>
          <table:table-cell table:style-name="ce36" office:value-type="string" calcext:value-type="string">
            <text:p>Accession Number:</text:p>
          </table:table-cell>
          <table:table-cell table:style-name="ce263" table:formula="of:=IF([.W14]&lt;&gt;&quot;&quot;;[.W14];IF([.AB19]=&quot;&quot;;&quot;&quot;;[.AB19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Room Number:</text:p>
          </table:table-cell>
          <table:table-cell table:style-name="ce402"/>
          <table:table-cell table:style-name="ce404" table:formula="of:=IF([.AB14]&lt;&gt;[.AD14];&quot;Change&quot;;&quot;&quot;)">
            <text:p/>
          </table:table-cell>
          <table:table-cell table:style-name="ce407" table:formula="of:=IF([.R14]=&quot;&quot;;&quot;&quot;;[.R14])">
            <text:p/>
          </table:table-cell>
          <table:table-cell table:number-columns-repeated="3"/>
          <table:table-cell table:style-name="ce411" office:value-type="float" office:value="24" calcext:value-type="float">
            <text:p>2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4]=&quot;&quot;;&quot;&quot;;IF([.AK14]=&quot;Mo&quot;;[.AM14];IF(AND([.$R$18]=&quot;Selenia&quot;;[.AL14]=&quot;Rh&quot;);[Tables.O68];IF(AND([.$R$18]=&quot;Selenia&quot;;[.AL14]=&quot;Ag&quot;);[Tables.P68];IF(AND([.$R$18]=&quot;Dimension&quot;;[.AL14]=&quot;Rh&quot;);[Tables.Q68];IF(AND([.$R$18]=&quot;Dimension&quot;;[.AL14]=&quot;Ag&quot;);[Tables.R68];IF(AND([.$R$18]=&quot;Dimension&quot;;[.AL14]=&quot;Al&quot;);[Tables.S68];[.AM1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64"/>
          <table:table-cell/>
          <table:table-cell table:style-name="ce178"/>
          <table:table-cell table:number-columns-repeated="9"/>
          <table:table-cell table:style-name="ce391"/>
          <table:table-cell/>
          <table:table-cell table:style-name="ce36" office:value-type="string" calcext:value-type="string">
            <text:p>Site Number:</text:p>
          </table:table-cell>
          <table:table-cell table:style-name="ce402"/>
          <table:table-cell table:style-name="ce404" table:formula="of:=IF([.AB15]&lt;&gt;[.AD15];&quot;Change&quot;;&quot;&quot;)">
            <text:p/>
          </table:table-cell>
          <table:table-cell table:style-name="ce407" table:formula="of:=IF([.V10]=&quot;&quot;;&quot;&quot;;[.V10])">
            <text:p/>
          </table:table-cell>
          <table:table-cell table:number-columns-repeated="3"/>
          <table:table-cell table:style-name="ce411" office:value-type="float" office:value="24" calcext:value-type="float">
            <text:p>2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5]=&quot;&quot;;&quot;&quot;;IF([.AK15]=&quot;Mo&quot;;[.AM15];IF(AND([.$R$18]=&quot;Selenia&quot;;[.AL15]=&quot;Rh&quot;);[Tables.O69];IF(AND([.$R$18]=&quot;Selenia&quot;;[.AL15]=&quot;Ag&quot;);[Tables.P69];IF(AND([.$R$18]=&quot;Dimension&quot;;[.AL15]=&quot;Rh&quot;);[Tables.Q69];IF(AND([.$R$18]=&quot;Dimension&quot;;[.AL15]=&quot;Ag&quot;);[Tables.R69];IF(AND([.$R$18]=&quot;Dimension&quot;;[.AL15]=&quot;Al&quot;);[Tables.S69];[.AM1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5" table:formula="of:=IF([.R17]=&quot;&quot;;&quot;&quot;;[.R17])" office:value-type="string" office:string-value="Hologic" calcext:value-type="string" table:number-columns-spanned="2" table:number-rows-spanned="1">
            <text:p>Hologic</text:p>
          </table:table-cell>
          <table:covered-table-cell table:style-name="ce95"/>
          <table:table-cell table:number-columns-repeated="2"/>
          <table:table-cell table:style-name="ce36" office:value-type="string" calcext:value-type="string">
            <text:p>Manufacture Date:</text:p>
          </table:table-cell>
          <table:table-cell table:style-name="ce87" table:formula="of:=IF([.V17]=&quot;&quot;;&quot;&quot;;[.V17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Authorized Use:</text:p>
          </table:table-cell>
          <table:table-cell table:style-name="ce402"/>
          <table:table-cell table:style-name="ce404" table:formula="of:=IF([.AB16]&lt;&gt;[.AD16];&quot;Change&quot;;&quot;&quot;)">
            <text:p/>
          </table:table-cell>
          <table:table-cell table:style-name="ce407" table:formula="of:=IF([.V11]=&quot;&quot;;&quot;&quot;;[.V11])">
            <text:p/>
          </table:table-cell>
          <table:table-cell table:number-columns-repeated="3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7.38" calcext:value-type="float">
            <text:p>27.38</text:p>
          </table:table-cell>
          <table:table-cell table:style-name="ce68" office:value-type="float" office:value="502.1" calcext:value-type="float">
            <text:p>502.1</text:p>
          </table:table-cell>
          <table:table-cell table:style-name="ce68" office:value-type="float" office:value="1.457" calcext:value-type="float">
            <text:p>1.457</text:p>
          </table:table-cell>
          <table:table-cell table:style-name="ce68" table:number-columns-repeated="3"/>
          <table:table-cell table:style-name="ce122" table:formula="of:=IF([.AM16]=&quot;&quot;;&quot;&quot;;IF([.AK16]=&quot;Mo&quot;;[.AM16];IF(AND([.$R$18]=&quot;Selenia&quot;;[.AL16]=&quot;Rh&quot;);[Tables.O70];IF(AND([.$R$18]=&quot;Selenia&quot;;[.AL16]=&quot;Ag&quot;);[Tables.P70];IF(AND([.$R$18]=&quot;Dimension&quot;;[.AL16]=&quot;Rh&quot;);[Tables.Q70];IF(AND([.$R$18]=&quot;Dimension&quot;;[.AL16]=&quot;Ag&quot;);[Tables.R70];IF(AND([.$R$18]=&quot;Dimension&quot;;[.AL16]=&quot;Al&quot;);[Tables.S70];[.AM16])))))))" office:value-type="float" office:value="27.38" calcext:value-type="float">
            <text:p>27.38</text:p>
          </table:table-cell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5" table:formula="of:=IF([.R18]=&quot;&quot;;&quot;&quot;;[.R18])" office:value-type="string" office:string-value="Selenia" calcext:value-type="string" table:number-columns-spanned="2" table:number-rows-spanned="1">
            <text:p>Selenia</text:p>
          </table:table-cell>
          <table:covered-table-cell table:style-name="ce95"/>
          <table:table-cell table:number-columns-repeated="2"/>
          <table:table-cell table:style-name="ce36" office:value-type="string" calcext:value-type="string">
            <text:p>Serial Number:</text:p>
          </table:table-cell>
          <table:table-cell table:style-name="ce87" table:formula="of:=IF([.V18]=&quot;&quot;;&quot;&quot;;[.V18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2" table:formula="of:=IF([.S17]&lt;&gt;&quot;&quot;;[.S17];IF([.AB21]=&quot;&quot;;&quot;&quot;;[.AB21]))" office:value-type="string" office:string-value="Hologic" calcext:value-type="string">
            <text:p>Hologic</text:p>
          </table:table-cell>
          <table:table-cell table:style-name="ce285" office:value-type="string" calcext:value-type="string">
            <text:p>Hologic</text:p>
          </table:table-cell>
          <table:table-cell/>
          <table:table-cell table:style-name="ce36" office:value-type="string" calcext:value-type="string">
            <text:p>Manufacture Date:</text:p>
          </table:table-cell>
          <table:table-cell table:style-name="ce264" table:formula="of:=IF([.W17]&lt;&gt;&quot;&quot;;[.W17];IF([.AB24]=&quot;&quot;;&quot;&quot;;[.AB24]))">
            <text:p/>
          </table:table-cell>
          <table:table-cell table:style-name="ce287"/>
          <table:table-cell/>
          <table:table-cell table:style-name="ce391"/>
          <table:table-cell/>
          <table:table-cell table:style-name="ce36" office:value-type="string" calcext:value-type="string">
            <text:p>Date of Installation:</text:p>
          </table:table-cell>
          <table:table-cell table:style-name="ce403"/>
          <table:table-cell table:style-name="ce404" table:formula="of:=IF([.AB17]&lt;&gt;[.AD17];&quot;Change&quot;;&quot;&quot;)">
            <text:p/>
          </table:table-cell>
          <table:table-cell table:style-name="ce408" table:formula="of:=IF([.V12]=&quot;&quot;;&quot;&quot;;[.V12])">
            <text:p/>
          </table:table-cell>
          <table:table-cell table:number-columns-repeated="3"/>
          <table:table-cell table:style-name="ce411" office:value-type="float" office:value="25" calcext:value-type="float">
            <text:p>25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7]=&quot;&quot;;&quot;&quot;;IF([.AK17]=&quot;Mo&quot;;[.AM17];IF(AND([.$R$18]=&quot;Selenia&quot;;[.AL17]=&quot;Rh&quot;);[Tables.O71];IF(AND([.$R$18]=&quot;Selenia&quot;;[.AL17]=&quot;Ag&quot;);[Tables.P71];IF(AND([.$R$18]=&quot;Dimension&quot;;[.AL17]=&quot;Rh&quot;);[Tables.Q71];IF(AND([.$R$18]=&quot;Dimension&quot;;[.AL17]=&quot;Ag&quot;);[Tables.R71];IF(AND([.$R$18]=&quot;Dimension&quot;;[.AL17]=&quot;Al&quot;);[Tables.S71];[.AM1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x kVp:</text:p>
          </table:table-cell>
          <table:table-cell table:style-name="ce85" table:formula="of:=IF([.R19]=&quot;&quot;;&quot;&quot;;[.R19])" table:number-columns-spanned="2" table:number-rows-spanned="1">
            <text:p/>
          </table:table-cell>
          <table:covered-table-cell table:style-name="ce95"/>
          <table:table-cell table:number-columns-repeated="2"/>
          <table:table-cell table:style-name="ce36" office:value-type="string" calcext:value-type="string">
            <text:p>Max mA:</text:p>
          </table:table-cell>
          <table:table-cell table:style-name="ce88" table:formula="of:=IF([.V19]=&quot;&quot;;&quot;&quot;;[.V19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2" table:formula="of:=IF([.S18]&lt;&gt;&quot;&quot;;[.S18];IF([.AB22]=&quot;&quot;;&quot;&quot;;[.AB22]))" office:value-type="string" office:string-value="Selenia" calcext:value-type="string">
            <text:p>Selenia</text:p>
          </table:table-cell>
          <table:table-cell table:style-name="ce285" office:value-type="string" calcext:value-type="string">
            <text:p>Selenia</text:p>
          </table:table-cell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W18]&lt;&gt;&quot;&quot;;[.W18];IF([.AB25]=&quot;&quot;;&quot;&quot;;[.AB25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Number of X-ray Tubes:</text:p>
          </table:table-cell>
          <table:table-cell table:style-name="ce402"/>
          <table:table-cell table:style-name="ce404" table:formula="of:=IF([.AB18]&lt;&gt;[.AD18];&quot;Change&quot;;&quot;&quot;)">
            <text:p/>
          </table:table-cell>
          <table:table-cell table:style-name="ce407" table:formula="of:=IF([.V13]=&quot;&quot;;&quot;&quot;;[.V13])">
            <text:p/>
          </table:table-cell>
          <table:table-cell table:number-columns-repeated="3"/>
          <table:table-cell table:style-name="ce411" office:value-type="float" office:value="25" calcext:value-type="float">
            <text:p>25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2" calcext:value-type="float">
            <text:p>0.2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8]=&quot;&quot;;&quot;&quot;;IF([.AK18]=&quot;Mo&quot;;[.AM18];IF(AND([.$R$18]=&quot;Selenia&quot;;[.AL18]=&quot;Rh&quot;);[Tables.O72];IF(AND([.$R$18]=&quot;Selenia&quot;;[.AL18]=&quot;Ag&quot;);[Tables.P72];IF(AND([.$R$18]=&quot;Dimension&quot;;[.AL18]=&quot;Rh&quot;);[Tables.Q72];IF(AND([.$R$18]=&quot;Dimension&quot;;[.AL18]=&quot;Ag&quot;);[Tables.R72];IF(AND([.$R$18]=&quot;Dimension&quot;;[.AL18]=&quot;Al&quot;);[Tables.S72];[.AM1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x kVp:</text:p>
          </table:table-cell>
          <table:table-cell table:style-name="ce263" table:formula="of:=IF([.S19]&lt;&gt;&quot;&quot;;[.S19];IF([.AB23]=&quot;&quot;;&quot;&quot;;[.AB23]))">
            <text:p/>
          </table:table-cell>
          <table:table-cell table:style-name="ce285"/>
          <table:table-cell/>
          <table:table-cell table:style-name="ce36" office:value-type="string" calcext:value-type="string">
            <text:p>Max mA:</text:p>
          </table:table-cell>
          <table:table-cell table:style-name="ce263" table:formula="of:=IF([.W19]&lt;&gt;&quot;&quot;;[.W19];IF([.AB26]=&quot;&quot;;&quot;&quot;;[.AB26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Accesssion Number:</text:p>
          </table:table-cell>
          <table:table-cell table:style-name="ce402"/>
          <table:table-cell table:style-name="ce404" table:formula="of:=IF([.AB19]&lt;&gt;[.AD19];&quot;Change&quot;;&quot;&quot;)">
            <text:p/>
          </table:table-cell>
          <table:table-cell table:style-name="ce407" table:formula="of:=IF([.V14]=&quot;&quot;;&quot;&quot;;[.V14])">
            <text:p/>
          </table:table-cell>
          <table:table-cell table:number-columns-repeated="3"/>
          <table:table-cell table:style-name="ce411" office:value-type="float" office:value="25" calcext:value-type="float">
            <text:p>25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2" calcext:value-type="float">
            <text:p>0.2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19]=&quot;&quot;;&quot;&quot;;IF([.AK19]=&quot;Mo&quot;;[.AM19];IF(AND([.$R$18]=&quot;Selenia&quot;;[.AL19]=&quot;Rh&quot;);[Tables.O73];IF(AND([.$R$18]=&quot;Selenia&quot;;[.AL19]=&quot;Ag&quot;);[Tables.P73];IF(AND([.$R$18]=&quot;Dimension&quot;;[.AL19]=&quot;Rh&quot;);[Tables.Q73];IF(AND([.$R$18]=&quot;Dimension&quot;;[.AL19]=&quot;Ag&quot;);[Tables.R73];IF(AND([.$R$18]=&quot;Dimension&quot;;[.AL19]=&quot;Al&quot;);[Tables.S73];[.AM1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5" office:value-type="string" calcext:value-type="string">
            <text:p>X-Ray Tube 1</text:p>
          </table:table-cell>
          <table:table-cell table:number-columns-repeated="5"/>
          <table:table-cell table:style-name="ce139"/>
          <table:table-cell table:number-columns-repeated="2"/>
          <table:table-cell table:style-name="ce164"/>
          <table:table-cell/>
          <table:table-cell table:style-name="ce178"/>
          <table:table-cell table:number-columns-repeated="9"/>
          <table:table-cell table:style-name="ce391"/>
          <table:table-cell/>
          <table:table-cell table:style-name="ce398" office:value-type="string" calcext:value-type="string">
            <text:p>X-Ray Generator</text:p>
          </table:table-cell>
          <table:table-cell table:number-columns-repeated="6"/>
          <table:table-cell table:style-name="ce411" office:value-type="float" office:value="25" calcext:value-type="float">
            <text:p>25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20]=&quot;&quot;;&quot;&quot;;IF([.AK20]=&quot;Mo&quot;;[.AM20];IF(AND([.$R$18]=&quot;Selenia&quot;;[.AL20]=&quot;Rh&quot;);[Tables.O74];IF(AND([.$R$18]=&quot;Selenia&quot;;[.AL20]=&quot;Ag&quot;);[Tables.P74];IF(AND([.$R$18]=&quot;Dimension&quot;;[.AL20]=&quot;Rh&quot;);[Tables.Q74];IF(AND([.$R$18]=&quot;Dimension&quot;;[.AL20]=&quot;Ag&quot;);[Tables.R74];IF(AND([.$R$18]=&quot;Dimension&quot;;[.AL20]=&quot;Al&quot;);[Tables.S74];[.AM2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Tube Designation/Use:</text:p>
          </table:table-cell>
          <table:table-cell table:style-name="ce85" table:formula="of:=IF([.R22]=&quot;&quot;;&quot;&quot;;[.R22])" table:number-columns-spanned="2" table:number-rows-spanned="1">
            <text:p/>
          </table:table-cell>
          <table:covered-table-cell table:style-name="ce95"/>
          <table:table-cell table:number-columns-repeated="2"/>
          <table:table-cell table:style-name="ce36" office:value-type="string" calcext:value-type="string">
            <text:p>Target:</text:p>
          </table:table-cell>
          <table:table-cell table:style-name="ce85" table:formula="of:=IF([.V21]=&quot;&quot;;&quot;&quot;;[.V21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 table:style-name="ce35" office:value-type="string" calcext:value-type="string">
            <text:p>X-Ray Tube 1</text:p>
          </table:table-cell>
          <table:table-cell table:number-columns-repeated="4"/>
          <table:table-cell table:style-name="ce35" office:value-type="string" calcext:value-type="string">
            <text:p>Target:</text:p>
          </table:table-cell>
          <table:table-cell table:style-name="ce263" table:formula="of:=IF([.W21]&lt;&gt;&quot;&quot;;[.W21];IF([.AB38]=&quot;&quot;;&quot;&quot;;[.AB38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Manufacturer:</text:p>
          </table:table-cell>
          <table:table-cell table:style-name="ce402"/>
          <table:table-cell table:style-name="ce404" table:formula="of:=IF([.AB21]&lt;&gt;[.AD21];&quot;Change&quot;;&quot;&quot;)" office:value-type="string" office:string-value="Change" calcext:value-type="string">
            <text:p>Change</text:p>
          </table:table-cell>
          <table:table-cell table:style-name="ce407" table:formula="of:=IF([.R17]=&quot;&quot;;&quot;&quot;;[.R17])" office:value-type="string" office:string-value="Hologic" calcext:value-type="string">
            <text:p>Hologic</text:p>
          </table:table-cell>
          <table:table-cell table:number-columns-repeated="3"/>
          <table:table-cell table:style-name="ce411" office:value-type="float" office:value="25" calcext:value-type="float">
            <text:p>25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21]=&quot;&quot;;&quot;&quot;;IF([.AK21]=&quot;Mo&quot;;[.AM21];IF(AND([.$R$18]=&quot;Selenia&quot;;[.AL21]=&quot;Rh&quot;);[Tables.O75];IF(AND([.$R$18]=&quot;Selenia&quot;;[.AL21]=&quot;Ag&quot;);[Tables.P75];IF(AND([.$R$18]=&quot;Dimension&quot;;[.AL21]=&quot;Rh&quot;);[Tables.Q75];IF(AND([.$R$18]=&quot;Dimension&quot;;[.AL21]=&quot;Ag&quot;);[Tables.R75];IF(AND([.$R$18]=&quot;Dimension&quot;;[.AL21]=&quot;Al&quot;);[Tables.S75];[.AM2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 Date:</text:p>
          </table:table-cell>
          <table:table-cell table:style-name="ce87" table:formula="of:=IF([.R23]=&quot;&quot;;&quot;&quot;;[.R23])" table:number-columns-spanned="2" table:number-rows-spanned="1">
            <text:p/>
          </table:table-cell>
          <table:covered-table-cell table:style-name="ce95"/>
          <table:table-cell table:number-columns-repeated="2"/>
          <table:table-cell table:style-name="ce36"/>
          <table:table-cell table:style-name="ce85" table:formula="of:=IF([.V22]=&quot;&quot;;&quot;&quot;;[.V22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Tube Designation/Use:</text:p>
          </table:table-cell>
          <table:table-cell table:style-name="ce262" table:formula="of:=IF([.S22]&lt;&gt;&quot;&quot;;[.S22];IF([.AB28]=&quot;&quot;;&quot;&quot;;[.AB28]))">
            <text:p/>
          </table:table-cell>
          <table:table-cell table:style-name="ce285"/>
          <table:table-cell table:number-columns-repeated="2"/>
          <table:table-cell table:style-name="ce263" table:formula="of:=IF([.W22]&lt;&gt;&quot;&quot;;[.W22];IF([.AB39]=&quot;&quot;;&quot;&quot;;[.AB39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Model:</text:p>
          </table:table-cell>
          <table:table-cell table:style-name="ce402"/>
          <table:table-cell table:style-name="ce404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407" table:formula="of:=IF([.R18]=&quot;&quot;;&quot;&quot;;[.R18])" office:value-type="string" office:string-value="Selenia" calcext:value-type="string">
            <text:p>Selenia</text:p>
          </table:table-cell>
          <table:table-cell table:number-columns-repeated="3"/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7.58" calcext:value-type="float">
            <text:p>27.58</text:p>
          </table:table-cell>
          <table:table-cell table:style-name="ce68" office:value-type="float" office:value="502.4" calcext:value-type="float">
            <text:p>502.4</text:p>
          </table:table-cell>
          <table:table-cell table:style-name="ce68" office:value-type="float" office:value="1.655" calcext:value-type="float">
            <text:p>1.655</text:p>
          </table:table-cell>
          <table:table-cell table:style-name="ce68" table:number-columns-repeated="3"/>
          <table:table-cell table:style-name="ce122" table:formula="of:=IF([.AM22]=&quot;&quot;;&quot;&quot;;IF([.AK22]=&quot;Mo&quot;;[.AM22];IF(AND([.$R$18]=&quot;Selenia&quot;;[.AL22]=&quot;Rh&quot;);[Tables.O76];IF(AND([.$R$18]=&quot;Selenia&quot;;[.AL22]=&quot;Ag&quot;);[Tables.P76];IF(AND([.$R$18]=&quot;Dimension&quot;;[.AL22]=&quot;Rh&quot;);[Tables.Q76];IF(AND([.$R$18]=&quot;Dimension&quot;;[.AL22]=&quot;Ag&quot;);[Tables.R76];IF(AND([.$R$18]=&quot;Dimension&quot;;[.AL22]=&quot;Al&quot;);[Tables.S76];[.AM22])))))))" office:value-type="float" office:value="27.58" calcext:value-type="float">
            <text:p>27.58</text:p>
          </table:table-cell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36" office:value-type="string" calcext:value-type="string">
            <text:p>Filter:</text:p>
          </table:table-cell>
          <table:table-cell table:style-name="ce85" table:formula="of:=IF([.V24]=&quot;&quot;;&quot;&quot;;[.V24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 Date:</text:p>
          </table:table-cell>
          <table:table-cell table:style-name="ce264" table:formula="of:=IF([.S23]&lt;&gt;&quot;&quot;;[.S23];IF([.AB29]=&quot;&quot;;&quot;&quot;;[.AB29]))">
            <text:p/>
          </table:table-cell>
          <table:table-cell table:style-name="ce287"/>
          <table:table-cell table:number-columns-repeated="2"/>
          <table:table-cell table:style-name="Default" table:number-columns-repeated="2"/>
          <table:table-cell/>
          <table:table-cell table:style-name="ce391"/>
          <table:table-cell/>
          <table:table-cell table:style-name="ce36" office:value-type="string" calcext:value-type="string">
            <text:p>Max kVp:</text:p>
          </table:table-cell>
          <table:table-cell table:style-name="ce402"/>
          <table:table-cell table:style-name="ce404" table:formula="of:=IF([.AB23]&lt;&gt;[.AD23];&quot;Change&quot;;&quot;&quot;)">
            <text:p/>
          </table:table-cell>
          <table:table-cell table:style-name="ce407" table:formula="of:=IF([.R19]=&quot;&quot;;&quot;&quot;;[.R19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20" calcext:value-type="float">
            <text:p>2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8.22" calcext:value-type="float">
            <text:p>28.22</text:p>
          </table:table-cell>
          <table:table-cell table:style-name="ce68" office:value-type="float" office:value="664" calcext:value-type="float">
            <text:p>664</text:p>
          </table:table-cell>
          <table:table-cell table:style-name="ce68" office:value-type="float" office:value="0.8067" calcext:value-type="float">
            <text:p>0.8067</text:p>
          </table:table-cell>
          <table:table-cell table:style-name="ce68" table:number-columns-repeated="3"/>
          <table:table-cell table:style-name="ce122" table:formula="of:=IF([.AM23]=&quot;&quot;;&quot;&quot;;IF([.AK23]=&quot;Mo&quot;;[.AM23];IF(AND([.$R$18]=&quot;Selenia&quot;;[.AL23]=&quot;Rh&quot;);[Tables.O77];IF(AND([.$R$18]=&quot;Selenia&quot;;[.AL23]=&quot;Ag&quot;);[Tables.P77];IF(AND([.$R$18]=&quot;Dimension&quot;;[.AL23]=&quot;Rh&quot;);[Tables.Q77];IF(AND([.$R$18]=&quot;Dimension&quot;;[.AL23]=&quot;Ag&quot;);[Tables.R77];IF(AND([.$R$18]=&quot;Dimension&quot;;[.AL23]=&quot;Al&quot;);[Tables.S77];[.AM23])))))))" office:value-type="float" office:value="28.22" calcext:value-type="float">
            <text:p>28.22</text:p>
          </table:table-cell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8" table:formula="of:=IF([.R25]=&quot;&quot;;&quot;&quot;;[.R25])" table:number-columns-spanned="2" table:number-rows-spanned="1">
            <text:p/>
          </table:table-cell>
          <table:covered-table-cell table:style-name="ce95"/>
          <table:table-cell table:number-columns-repeated="3"/>
          <table:table-cell table:style-name="ce85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164"/>
          <table:table-cell/>
          <table:table-cell table:style-name="ce178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35" office:value-type="string" calcext:value-type="string">
            <text:p>Filter:</text:p>
          </table:table-cell>
          <table:table-cell table:style-name="ce263" table:formula="of:=IF([.W24]&lt;&gt;&quot;&quot;;[.W24];IF([.AB40]=&quot;&quot;;&quot;&quot;;[.AB40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Manufacture Date:</text:p>
          </table:table-cell>
          <table:table-cell table:style-name="ce403"/>
          <table:table-cell table:style-name="ce404" table:formula="of:=IF([.AB24]&lt;&gt;[.AD24];&quot;Change&quot;;&quot;&quot;)">
            <text:p/>
          </table:table-cell>
          <table:table-cell table:style-name="ce408" table:formula="of:=IF([.V17]=&quot;&quot;;&quot;&quot;;[.V17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8.11" calcext:value-type="float">
            <text:p>28.11</text:p>
          </table:table-cell>
          <table:table-cell table:style-name="ce68" office:value-type="float" office:value="502.6" calcext:value-type="float">
            <text:p>502.6</text:p>
          </table:table-cell>
          <table:table-cell table:style-name="ce68" office:value-type="float" office:value="2.042" calcext:value-type="float">
            <text:p>2.042</text:p>
          </table:table-cell>
          <table:table-cell table:style-name="ce68" table:number-columns-repeated="3"/>
          <table:table-cell table:style-name="ce122" table:formula="of:=IF([.AM24]=&quot;&quot;;&quot;&quot;;IF([.AK24]=&quot;Mo&quot;;[.AM24];IF(AND([.$R$18]=&quot;Selenia&quot;;[.AL24]=&quot;Rh&quot;);[Tables.O78];IF(AND([.$R$18]=&quot;Selenia&quot;;[.AL24]=&quot;Ag&quot;);[Tables.P78];IF(AND([.$R$18]=&quot;Dimension&quot;;[.AL24]=&quot;Rh&quot;);[Tables.Q78];IF(AND([.$R$18]=&quot;Dimension&quot;;[.AL24]=&quot;Ag&quot;);[Tables.R78];IF(AND([.$R$18]=&quot;Dimension&quot;;[.AL24]=&quot;Al&quot;);[Tables.S78];[.AM24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8" table:formula="of:=IF([.R26]=&quot;&quot;;&quot;&quot;;[.R26])" table:number-columns-spanned="2" table:number-rows-spanned="1">
            <text:p/>
          </table:table-cell>
          <table:covered-table-cell table:style-name="ce95"/>
          <table:table-cell table:number-columns-repeated="2"/>
          <table:table-cell table:style-name="Default" table:number-columns-repeated="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3" table:formula="of:=IF([.S25]&lt;&gt;&quot;&quot;;[.S25];IF([.AB30]=&quot;&quot;;&quot;&quot;;[.AB30]))">
            <text:p/>
          </table:table-cell>
          <table:table-cell table:style-name="ce285"/>
          <table:table-cell table:number-columns-repeated="2"/>
          <table:table-cell table:style-name="ce263" table:formula="of:=IF([.W25]&lt;&gt;&quot;&quot;;[.W25];IF([.AB44]=&quot;&quot;;&quot;&quot;;[.AB44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Serial Number:</text:p>
          </table:table-cell>
          <table:table-cell table:style-name="ce402"/>
          <table:table-cell table:style-name="ce404" table:formula="of:=IF([.AB25]&lt;&gt;[.AD25];&quot;Change&quot;;&quot;&quot;)">
            <text:p/>
          </table:table-cell>
          <table:table-cell table:style-name="ce407" table:formula="of:=IF([.V18]=&quot;&quot;;&quot;&quot;;[.V18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8.19" calcext:value-type="float">
            <text:p>28.19</text:p>
          </table:table-cell>
          <table:table-cell table:style-name="ce68" office:value-type="float" office:value="501.5" calcext:value-type="float">
            <text:p>501.5</text:p>
          </table:table-cell>
          <table:table-cell table:style-name="ce68" office:value-type="float" office:value="2.036" calcext:value-type="float">
            <text:p>2.036</text:p>
          </table:table-cell>
          <table:table-cell table:style-name="ce68" table:number-columns-repeated="3"/>
          <table:table-cell table:style-name="ce122" table:formula="of:=IF([.AM25]=&quot;&quot;;&quot;&quot;;IF([.AK25]=&quot;Mo&quot;;[.AM25];IF(AND([.$R$18]=&quot;Selenia&quot;;[.AL25]=&quot;Rh&quot;);[Tables.O79];IF(AND([.$R$18]=&quot;Selenia&quot;;[.AL25]=&quot;Ag&quot;);[Tables.P79];IF(AND([.$R$18]=&quot;Dimension&quot;;[.AL25]=&quot;Rh&quot;);[Tables.Q79];IF(AND([.$R$18]=&quot;Dimension&quot;;[.AL25]=&quot;Ag&quot;);[Tables.R79];IF(AND([.$R$18]=&quot;Dimension&quot;;[.AL25]=&quot;Al&quot;);[Tables.S79];[.AM25])))))))" office:value-type="float" office:value="28.19" calcext:value-type="float">
            <text:p>28.19</text:p>
          </table:table-cell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erial Number:</text:p>
          </table:table-cell>
          <table:table-cell table:style-name="ce88" table:formula="of:=IF([.R27]=&quot;&quot;;&quot;&quot;;[.R27])" table:number-columns-spanned="2" table:number-rows-spanned="1">
            <text:p/>
          </table:table-cell>
          <table:covered-table-cell table:style-name="ce95"/>
          <table:table-cell/>
          <table:table-cell table:style-name="ce35" office:value-type="string" calcext:value-type="string">
            <text:p>Focal Spot Sizes (mm)</text:p>
          </table:table-cell>
          <table:table-cell table:style-name="Default" table:number-columns-repeated="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3" table:formula="of:=IF([.S26]&lt;&gt;&quot;&quot;;[.S26];IF([.AB31]=&quot;&quot;;&quot;&quot;;[.AB31]))">
            <text:p/>
          </table:table-cell>
          <table:table-cell table:style-name="ce285"/>
          <table:table-cell table:number-columns-repeated="2"/>
          <table:table-cell table:style-name="Default" table:number-columns-repeated="2"/>
          <table:table-cell/>
          <table:table-cell table:style-name="ce391"/>
          <table:table-cell/>
          <table:table-cell table:style-name="ce36" office:value-type="string" calcext:value-type="string">
            <text:p>Max mA:</text:p>
          </table:table-cell>
          <table:table-cell table:style-name="ce402"/>
          <table:table-cell table:style-name="ce404" table:formula="of:=IF([.AB26]&lt;&gt;[.AD26];&quot;Change&quot;;&quot;&quot;)">
            <text:p/>
          </table:table-cell>
          <table:table-cell table:style-name="ce407" table:formula="of:=IF([.V19]=&quot;&quot;;&quot;&quot;;[.V19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office:value-type="float" office:value="28.11" calcext:value-type="float">
            <text:p>28.11</text:p>
          </table:table-cell>
          <table:table-cell table:style-name="ce411" office:value-type="float" office:value="502.1" calcext:value-type="float">
            <text:p>502.1</text:p>
          </table:table-cell>
          <table:table-cell table:style-name="ce411" office:value-type="float" office:value="2.038" calcext:value-type="float">
            <text:p>2.038</text:p>
          </table:table-cell>
          <table:table-cell table:style-name="ce411" table:number-columns-repeated="3"/>
          <table:table-cell table:style-name="ce416" table:formula="of:=IF([.AM26]=&quot;&quot;;&quot;&quot;;IF([.AK26]=&quot;Mo&quot;;[.AM26];IF(AND([.$R$18]=&quot;Selenia&quot;;[.AL26]=&quot;Rh&quot;);[Tables.O80];IF(AND([.$R$18]=&quot;Selenia&quot;;[.AL26]=&quot;Ag&quot;);[Tables.P80];IF(AND([.$R$18]=&quot;Dimension&quot;;[.AL26]=&quot;Rh&quot;);[Tables.Q80];IF(AND([.$R$18]=&quot;Dimension&quot;;[.AL26]=&quot;Ag&quot;);[Tables.R80];IF(AND([.$R$18]=&quot;Dimension&quot;;[.AL26]=&quot;Al&quot;);[Tables.S80];[.AM26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5" office:value-type="string" calcext:value-type="string">
            <text:p>Housing</text:p>
          </table:table-cell>
          <table:table-cell table:number-columns-repeated="5"/>
          <table:table-cell table:style-name="ce36" office:value-type="string" calcext:value-type="string">
            <text:p>Large:</text:p>
          </table:table-cell>
          <table:table-cell table:style-name="ce85" table:formula="of:=IF([.V28]=&quot;&quot;;&quot;&quot;;[.V28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S27]&lt;&gt;&quot;&quot;;[.S27];IF([.AB32]=&quot;&quot;;&quot;&quot;;[.AB32]))">
            <text:p/>
          </table:table-cell>
          <table:table-cell table:style-name="ce285"/>
          <table:table-cell/>
          <table:table-cell table:style-name="ce139" office:value-type="string" calcext:value-type="string">
            <text:p>Focal Spot Sizes (mm)</text:p>
          </table:table-cell>
          <table:table-cell table:number-columns-repeated="3"/>
          <table:table-cell table:style-name="ce391"/>
          <table:table-cell/>
          <table:table-cell table:style-name="ce35" office:value-type="string" calcext:value-type="string">
            <text:p>X-Ray Tube 1</text:p>
          </table:table-cell>
          <table:table-cell table:number-columns-repeated="6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office:value-type="float" office:value="28.13" calcext:value-type="float">
            <text:p>28.13</text:p>
          </table:table-cell>
          <table:table-cell table:style-name="ce411" office:value-type="float" office:value="502.4" calcext:value-type="float">
            <text:p>502.4</text:p>
          </table:table-cell>
          <table:table-cell table:style-name="ce411" office:value-type="float" office:value="2.04" calcext:value-type="float">
            <text:p>2.04</text:p>
          </table:table-cell>
          <table:table-cell table:style-name="ce411" table:number-columns-repeated="3"/>
          <table:table-cell table:style-name="ce416" table:formula="of:=IF([.AM27]=&quot;&quot;;&quot;&quot;;IF([.AK27]=&quot;Mo&quot;;[.AM27];IF(AND([.$R$18]=&quot;Selenia&quot;;[.AL27]=&quot;Rh&quot;);[Tables.O81];IF(AND([.$R$18]=&quot;Selenia&quot;;[.AL27]=&quot;Ag&quot;);[Tables.P81];IF(AND([.$R$18]=&quot;Dimension&quot;;[.AL27]=&quot;Rh&quot;);[Tables.Q81];IF(AND([.$R$18]=&quot;Dimension&quot;;[.AL27]=&quot;Ag&quot;);[Tables.R81];IF(AND([.$R$18]=&quot;Dimension&quot;;[.AL27]=&quot;Al&quot;);[Tables.S81];[.AM27])))))))" office:value-type="float" office:value="28.13" calcext:value-type="float">
            <text:p>28.13</text:p>
          </table:table-cell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8" table:formula="of:=IF([.R29]=&quot;&quot;;&quot;&quot;;[.R29])" table:number-columns-spanned="2" table:number-rows-spanned="1">
            <text:p/>
          </table:table-cell>
          <table:covered-table-cell table:style-name="ce95"/>
          <table:table-cell/>
          <table:table-cell table:style-name="Default"/>
          <table:table-cell table:style-name="ce36" office:value-type="string" calcext:value-type="string">
            <text:p>Small:</text:p>
          </table:table-cell>
          <table:table-cell table:style-name="ce85" table:formula="of:=IF([.V29]=&quot;&quot;;&quot;&quot;;[.V29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 table:style-name="ce35" office:value-type="string" calcext:value-type="string">
            <text:p>Housing</text:p>
          </table:table-cell>
          <table:table-cell table:number-columns-repeated="4"/>
          <table:table-cell table:style-name="ce36" office:value-type="string" calcext:value-type="string">
            <text:p>Large:</text:p>
          </table:table-cell>
          <table:table-cell table:style-name="ce262" table:formula="of:=IF([.W28]&lt;&gt;&quot;&quot;;[.W28];IF([.AB36]=&quot;&quot;;&quot;&quot;;[.AB36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Tube Designation/Use:</text:p>
          </table:table-cell>
          <table:table-cell table:style-name="ce402"/>
          <table:table-cell table:style-name="ce404" table:formula="of:=IF([.AB28]&lt;&gt;[.AD28];&quot;Change&quot;;&quot;&quot;)">
            <text:p/>
          </table:table-cell>
          <table:table-cell table:style-name="ce407" table:formula="of:=IF([.R22]=&quot;&quot;;&quot;&quot;;[.R22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28]=&quot;&quot;;&quot;&quot;;IF([.AK28]=&quot;Mo&quot;;[.AM28];IF(AND([.$R$18]=&quot;Selenia&quot;;[.AL28]=&quot;Rh&quot;);[Tables.O82];IF(AND([.$R$18]=&quot;Selenia&quot;;[.AL28]=&quot;Ag&quot;);[Tables.P82];IF(AND([.$R$18]=&quot;Dimension&quot;;[.AL28]=&quot;Rh&quot;);[Tables.Q82];IF(AND([.$R$18]=&quot;Dimension&quot;;[.AL28]=&quot;Ag&quot;);[Tables.R82];IF(AND([.$R$18]=&quot;Dimension&quot;;[.AL28]=&quot;Al&quot;);[Tables.S82];[.AM2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8" table:formula="of:=IF([.R30]=&quot;&quot;;&quot;&quot;;[.R30])" table:number-columns-spanned="2" table:number-rows-spanned="1">
            <text:p/>
          </table:table-cell>
          <table:covered-table-cell table:style-name="ce104"/>
          <table:table-cell/>
          <table:table-cell table:style-name="ce35" office:value-type="string" calcext:value-type="string">
            <text:p>Filtration</text:p>
          </table:table-cell>
          <table:table-cell table:style-name="ce36" office:value-type="string" calcext:value-type="string">
            <text:p>Inherent:</text:p>
          </table:table-cell>
          <table:table-cell table:style-name="ce85" table:formula="of:=IF([.V32]=&quot;&quot;;&quot;&quot;;[.V32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3" table:formula="of:=IF([.S29]&lt;&gt;&quot;&quot;;[.S29];IF([.AB33]=&quot;&quot;;&quot;&quot;;[.AB33]))">
            <text:p/>
          </table:table-cell>
          <table:table-cell table:style-name="ce285"/>
          <table:table-cell/>
          <table:table-cell table:style-name="ce36" office:value-type="string" calcext:value-type="string">
            <text:p>Small:</text:p>
          </table:table-cell>
          <table:table-cell table:style-name="ce262" table:formula="of:=IF([.W29]&lt;&gt;&quot;&quot;;[.W29];IF([.AB37]=&quot;&quot;;&quot;&quot;;[.AB37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Manufacture Date:</text:p>
          </table:table-cell>
          <table:table-cell table:style-name="ce403"/>
          <table:table-cell table:style-name="ce404" table:formula="of:=IF([.AB29]&lt;&gt;[.AD29];&quot;Change&quot;;&quot;&quot;)">
            <text:p/>
          </table:table-cell>
          <table:table-cell table:style-name="ce408" table:formula="of:=IF([.R23]=&quot;&quot;;&quot;&quot;;[.R23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29]=&quot;&quot;;&quot;&quot;;IF([.AK29]=&quot;Mo&quot;;[.AM29];IF(AND([.$R$18]=&quot;Selenia&quot;;[.AL29]=&quot;Rh&quot;);[Tables.O83];IF(AND([.$R$18]=&quot;Selenia&quot;;[.AL29]=&quot;Ag&quot;);[Tables.P83];IF(AND([.$R$18]=&quot;Dimension&quot;;[.AL29]=&quot;Rh&quot;);[Tables.Q83];IF(AND([.$R$18]=&quot;Dimension&quot;;[.AL29]=&quot;Ag&quot;);[Tables.R83];IF(AND([.$R$18]=&quot;Dimension&quot;;[.AL29]=&quot;Al&quot;);[Tables.S83];[.AM2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erial Number:</text:p>
          </table:table-cell>
          <table:table-cell table:style-name="ce88" table:formula="of:=IF([.R31]=&quot;&quot;;&quot;&quot;;[.R31])" table:number-columns-spanned="2" table:number-rows-spanned="1">
            <text:p/>
          </table:table-cell>
          <table:covered-table-cell table:style-name="ce104"/>
          <table:table-cell table:number-columns-repeated="2"/>
          <table:table-cell table:style-name="ce36" office:value-type="string" calcext:value-type="string">
            <text:p>Added:</text:p>
          </table:table-cell>
          <table:table-cell table:style-name="ce85" table:formula="of:=IF([.V33]=&quot;&quot;;&quot;&quot;;[.V33])" table:number-columns-spanned="2" table:number-rows-spanned="1">
            <text:p/>
          </table:table-cell>
          <table:covered-table-cell table:style-name="ce9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3" table:formula="of:=IF([.S30]&lt;&gt;&quot;&quot;;[.S30];IF([.AB34]=&quot;&quot;;&quot;&quot;;[.AB34]))">
            <text:p/>
          </table:table-cell>
          <table:table-cell table:style-name="ce285"/>
          <table:table-cell table:number-columns-repeated="5"/>
          <table:table-cell table:style-name="ce391"/>
          <table:table-cell/>
          <table:table-cell table:style-name="ce36" office:value-type="string" calcext:value-type="string">
            <text:p>Manufacturer:</text:p>
          </table:table-cell>
          <table:table-cell table:style-name="ce402"/>
          <table:table-cell table:style-name="ce404" table:formula="of:=IF([.AB30]&lt;&gt;[.AD30];&quot;Change&quot;;&quot;&quot;)">
            <text:p/>
          </table:table-cell>
          <table:table-cell table:style-name="ce407" table:formula="of:=IF([.R25]=&quot;&quot;;&quot;&quot;;[.R25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30]=&quot;&quot;;&quot;&quot;;IF([.AK30]=&quot;Mo&quot;;[.AM30];IF(AND([.$R$18]=&quot;Selenia&quot;;[.AL30]=&quot;Rh&quot;);[Tables.O84];IF(AND([.$R$18]=&quot;Selenia&quot;;[.AL30]=&quot;Ag&quot;);[Tables.P84];IF(AND([.$R$18]=&quot;Dimension&quot;;[.AL30]=&quot;Rh&quot;);[Tables.Q84];IF(AND([.$R$18]=&quot;Dimension&quot;;[.AL30]=&quot;Ag&quot;);[Tables.R84];IF(AND([.$R$18]=&quot;Dimension&quot;;[.AL30]=&quot;Al&quot;);[Tables.S84];[.AM3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178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S31]&lt;&gt;&quot;&quot;;[.S31];IF([.AB35]=&quot;&quot;;&quot;&quot;;[.AB35]))">
            <text:p/>
          </table:table-cell>
          <table:table-cell table:style-name="ce285"/>
          <table:table-cell/>
          <table:table-cell table:style-name="ce35" office:value-type="string" calcext:value-type="string">
            <text:p>Filtration</text:p>
          </table:table-cell>
          <table:table-cell table:number-columns-repeated="3"/>
          <table:table-cell table:style-name="ce391"/>
          <table:table-cell/>
          <table:table-cell table:style-name="ce36" office:value-type="string" calcext:value-type="string">
            <text:p>Model:</text:p>
          </table:table-cell>
          <table:table-cell table:style-name="ce402"/>
          <table:table-cell table:style-name="ce404" table:formula="of:=IF([.AB31]&lt;&gt;[.AD31];&quot;Change&quot;;&quot;&quot;)">
            <text:p/>
          </table:table-cell>
          <table:table-cell table:style-name="ce407" table:formula="of:=IF([.R26]=&quot;&quot;;&quot;&quot;;[.R26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31]=&quot;&quot;;&quot;&quot;;IF([.AK31]=&quot;Mo&quot;;[.AM31];IF(AND([.$R$18]=&quot;Selenia&quot;;[.AL31]=&quot;Rh&quot;);[Tables.O85];IF(AND([.$R$18]=&quot;Selenia&quot;;[.AL31]=&quot;Ag&quot;);[Tables.P85];IF(AND([.$R$18]=&quot;Dimension&quot;;[.AL31]=&quot;Rh&quot;);[Tables.Q85];IF(AND([.$R$18]=&quot;Dimension&quot;;[.AL31]=&quot;Ag&quot;);[Tables.R85];IF(AND([.$R$18]=&quot;Dimension&quot;;[.AL31]=&quot;Al&quot;);[Tables.S85];[.AM3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178"/>
          <table:table-cell table:number-columns-repeated="5"/>
          <table:table-cell table:style-name="ce36" office:value-type="string" calcext:value-type="string">
            <text:p>Inherent:</text:p>
          </table:table-cell>
          <table:table-cell table:style-name="ce262" table:formula="of:=IF([.W32]&lt;&gt;&quot;&quot;;[.W32];IF([.AB45]=&quot;&quot;;&quot;&quot;;[.AB45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Serial Number:</text:p>
          </table:table-cell>
          <table:table-cell table:style-name="ce402"/>
          <table:table-cell table:style-name="ce404" table:formula="of:=IF([.AB32]&lt;&gt;[.AD32];&quot;Change&quot;;&quot;&quot;)">
            <text:p/>
          </table:table-cell>
          <table:table-cell table:style-name="ce407" table:formula="of:=IF([.R27]=&quot;&quot;;&quot;&quot;;[.R27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00" calcext:value-type="float">
            <text:p>10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8.17" calcext:value-type="float">
            <text:p>28.17</text:p>
          </table:table-cell>
          <table:table-cell table:style-name="ce68" office:value-type="float" office:value="1007" calcext:value-type="float">
            <text:p>1007</text:p>
          </table:table-cell>
          <table:table-cell table:style-name="ce68" office:value-type="float" office:value="4.096" calcext:value-type="float">
            <text:p>4.096</text:p>
          </table:table-cell>
          <table:table-cell table:style-name="ce68" table:number-columns-repeated="3"/>
          <table:table-cell table:style-name="ce122" table:formula="of:=IF([.AM32]=&quot;&quot;;&quot;&quot;;IF([.AK32]=&quot;Mo&quot;;[.AM32];IF(AND([.$R$18]=&quot;Selenia&quot;;[.AL32]=&quot;Rh&quot;);[Tables.O86];IF(AND([.$R$18]=&quot;Selenia&quot;;[.AL32]=&quot;Ag&quot;);[Tables.P86];IF(AND([.$R$18]=&quot;Dimension&quot;;[.AL32]=&quot;Rh&quot;);[Tables.Q86];IF(AND([.$R$18]=&quot;Dimension&quot;;[.AL32]=&quot;Ag&quot;);[Tables.R86];IF(AND([.$R$18]=&quot;Dimension&quot;;[.AL32]=&quot;Al&quot;);[Tables.S86];[.AM32])))))))" office:value-type="float" office:value="28.17" calcext:value-type="float">
            <text:p>28.17</text:p>
          </table:table-cell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12" office:value-type="string" calcext:value-type="string">
            <text:p>Technique Chart</text:p>
          </table:table-cell>
          <table:table-cell table:number-columns-repeated="6"/>
          <table:table-cell table:style-name="ce178"/>
          <table:table-cell table:number-columns-repeated="5"/>
          <table:table-cell table:style-name="ce36" office:value-type="string" calcext:value-type="string">
            <text:p>Added:</text:p>
          </table:table-cell>
          <table:table-cell table:style-name="ce262" table:formula="of:=IF([.W33]&lt;&gt;&quot;&quot;;[.W33];IF([.AB46]=&quot;&quot;;&quot;&quot;;[.AB46]))">
            <text:p/>
          </table:table-cell>
          <table:table-cell table:style-name="ce285"/>
          <table:table-cell/>
          <table:table-cell table:style-name="ce391"/>
          <table:table-cell/>
          <table:table-cell table:style-name="ce36" office:value-type="string" calcext:value-type="string">
            <text:p>Manufacturer:</text:p>
          </table:table-cell>
          <table:table-cell table:style-name="ce402"/>
          <table:table-cell table:style-name="ce404" table:formula="of:=IF([.AB33]&lt;&gt;[.AD33];&quot;Change&quot;;&quot;&quot;)">
            <text:p/>
          </table:table-cell>
          <table:table-cell table:style-name="ce407" table:formula="of:=IF([.R29]=&quot;&quot;;&quot;&quot;;[.R29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300" calcext:value-type="float">
            <text:p>30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8.14" calcext:value-type="float">
            <text:p>28.14</text:p>
          </table:table-cell>
          <table:table-cell table:style-name="ce68" office:value-type="float" office:value="3355" calcext:value-type="float">
            <text:p>3355</text:p>
          </table:table-cell>
          <table:table-cell table:style-name="ce68" office:value-type="float" office:value="12.3" calcext:value-type="float">
            <text:p>12.3</text:p>
          </table:table-cell>
          <table:table-cell table:style-name="ce68" table:number-columns-repeated="3"/>
          <table:table-cell table:style-name="ce122" table:formula="of:=IF([.AM33]=&quot;&quot;;&quot;&quot;;IF([.AK33]=&quot;Mo&quot;;[.AM33];IF(AND([.$R$18]=&quot;Selenia&quot;;[.AL33]=&quot;Rh&quot;);[Tables.O87];IF(AND([.$R$18]=&quot;Selenia&quot;;[.AL33]=&quot;Ag&quot;);[Tables.P87];IF(AND([.$R$18]=&quot;Dimension&quot;;[.AL33]=&quot;Rh&quot;);[Tables.Q87];IF(AND([.$R$18]=&quot;Dimension&quot;;[.AL33]=&quot;Ag&quot;);[Tables.R87];IF(AND([.$R$18]=&quot;Dimension&quot;;[.AL33]=&quot;Al&quot;);[Tables.S87];[.AM33])))))))" office:value-type="float" office:value="28.14" calcext:value-type="float">
            <text:p>28.14</text:p>
          </table:table-cell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63"/>
          <table:table-cell/>
          <table:table-cell table:style-name="ce178"/>
          <table:table-cell table:number-columns-repeated="5"/>
          <table:table-cell table:style-name="Default" table:number-columns-repeated="3"/>
          <table:table-cell/>
          <table:table-cell table:style-name="ce391"/>
          <table:table-cell/>
          <table:table-cell table:style-name="ce36" office:value-type="string" calcext:value-type="string">
            <text:p>Model:</text:p>
          </table:table-cell>
          <table:table-cell table:style-name="ce402"/>
          <table:table-cell table:style-name="ce404" table:formula="of:=IF([.AB34]&lt;&gt;[.AD34];&quot;Change&quot;;&quot;&quot;)">
            <text:p/>
          </table:table-cell>
          <table:table-cell table:style-name="ce407" table:formula="of:=IF([.R30]=&quot;&quot;;&quot;&quot;;[.R30])">
            <text:p/>
          </table:table-cell>
          <table:table-cell table:number-columns-repeated="3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office:value-type="float" office:value="29.24" calcext:value-type="float">
            <text:p>29.24</text:p>
          </table:table-cell>
          <table:table-cell table:style-name="ce68" office:value-type="float" office:value="502.3" calcext:value-type="float">
            <text:p>502.3</text:p>
          </table:table-cell>
          <table:table-cell table:style-name="ce68" office:value-type="float" office:value="2.421" calcext:value-type="float">
            <text:p>2.421</text:p>
          </table:table-cell>
          <table:table-cell table:style-name="ce68" table:number-columns-repeated="3"/>
          <table:table-cell table:style-name="ce122" table:formula="of:=IF([.AM34]=&quot;&quot;;&quot;&quot;;IF([.AK34]=&quot;Mo&quot;;[.AM34];IF(AND([.$R$18]=&quot;Selenia&quot;;[.AL34]=&quot;Rh&quot;);[Tables.O88];IF(AND([.$R$18]=&quot;Selenia&quot;;[.AL34]=&quot;Ag&quot;);[Tables.P88];IF(AND([.$R$18]=&quot;Dimension&quot;;[.AL34]=&quot;Rh&quot;);[Tables.Q88];IF(AND([.$R$18]=&quot;Dimension&quot;;[.AL34]=&quot;Ag&quot;);[Tables.R88];IF(AND([.$R$18]=&quot;Dimension&quot;;[.AL34]=&quot;Al&quot;);[Tables.S88];[.AM34])))))))" office:value-type="float" office:value="29.24" calcext:value-type="float">
            <text:p>29.24</text:p>
          </table:table-cell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9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9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9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2"/>
          <table:table-cell/>
          <table:table-cell table:style-name="ce36" office:value-type="string" calcext:value-type="string">
            <text:p>Serial Number:</text:p>
          </table:table-cell>
          <table:table-cell table:style-name="ce402"/>
          <table:table-cell table:style-name="ce404" table:formula="of:=IF([.AB35]&lt;&gt;[.AD35];&quot;Change&quot;;&quot;&quot;)">
            <text:p/>
          </table:table-cell>
          <table:table-cell table:style-name="ce407" table:formula="of:=IF([.R31]=&quot;&quot;;&quot;&quot;;[.R31])">
            <text:p/>
          </table:table-cell>
          <table:table-cell table:number-columns-repeated="3"/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66" table:formula="of:=IF([.$V$21]=&quot;&quot;;&quot;&quot;;[.$V$21])">
            <text:p/>
          </table:table-cell>
          <table:table-cell table:style-name="ce66" table:formula="of:=IF([.$V$24]=&quot;&quot;;&quot;&quot;;[.$V$24])">
            <text:p/>
          </table:table-cell>
          <table:table-cell table:style-name="ce66" office:value-type="float" office:value="30.66" calcext:value-type="float">
            <text:p>30.66</text:p>
          </table:table-cell>
          <table:table-cell table:style-name="ce66" office:value-type="float" office:value="503" calcext:value-type="float">
            <text:p>503</text:p>
          </table:table-cell>
          <table:table-cell table:style-name="ce66" office:value-type="float" office:value="2.803" calcext:value-type="float">
            <text:p>2.803</text:p>
          </table:table-cell>
          <table:table-cell table:style-name="ce66" table:number-columns-repeated="3"/>
          <table:table-cell table:style-name="ce417" table:formula="of:=IF([.AM35]=&quot;&quot;;&quot;&quot;;IF([.AK35]=&quot;Mo&quot;;[.AM35];IF(AND([.$R$18]=&quot;Selenia&quot;;[.AL35]=&quot;Rh&quot;);[Tables.O89];IF(AND([.$R$18]=&quot;Selenia&quot;;[.AL35]=&quot;Ag&quot;);[Tables.P89];IF(AND([.$R$18]=&quot;Dimension&quot;;[.AL35]=&quot;Rh&quot;);[Tables.Q89];IF(AND([.$R$18]=&quot;Dimension&quot;;[.AL35]=&quot;Ag&quot;);[Tables.R89];IF(AND([.$R$18]=&quot;Dimension&quot;;[.AL35]=&quot;Al&quot;);[Tables.S89];[.AM35])))))))" office:value-type="float" office:value="30.66" calcext:value-type="float">
            <text:p>30.66</text:p>
          </table:table-cell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90"/>
          <table:table-cell table:style-name="ce105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90"/>
          <table:table-cell table:style-name="ce38"/>
          <table:table-cell table:style-name="ce58"/>
          <table:table-cell table:style-name="ce90"/>
          <table:table-cell table:style-name="ce164"/>
          <table:table-cell table:number-columns-repeated="13"/>
          <table:table-cell table:style-name="ce36" office:value-type="string" calcext:value-type="string">
            <text:p>Large:</text:p>
          </table:table-cell>
          <table:table-cell table:style-name="ce402"/>
          <table:table-cell table:style-name="ce404" table:formula="of:=IF([.AB36]&lt;&gt;[.AD36];&quot;Change&quot;;&quot;&quot;)">
            <text:p/>
          </table:table-cell>
          <table:table-cell table:style-name="ce407" table:formula="of:=IF([.V28]=&quot;&quot;;&quot;&quot;;[.V28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36]=&quot;&quot;;&quot;&quot;;IF([.AK36]=&quot;Mo&quot;;[.AM36];IF(AND([.$R$18]=&quot;Selenia&quot;;[.AL36]=&quot;Rh&quot;);[Tables.O90];IF(AND([.$R$18]=&quot;Selenia&quot;;[.AL36]=&quot;Ag&quot;);[Tables.P90];IF(AND([.$R$18]=&quot;Dimension&quot;;[.AL36]=&quot;Rh&quot;);[Tables.Q90];IF(AND([.$R$18]=&quot;Dimension&quot;;[.AL36]=&quot;Ag&quot;);[Tables.R90];IF(AND([.$R$18]=&quot;Dimension&quot;;[.AL36]=&quot;Al&quot;);[Tables.S90];[.AM3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164"/>
          <table:table-cell table:number-columns-repeated="6"/>
          <table:table-cell table:style-name="ce113" office:value-type="string" calcext:value-type="string">
            <text:p>Inspection Results</text:p>
          </table:table-cell>
          <table:table-cell table:number-columns-repeated="6"/>
          <table:table-cell table:style-name="ce36" office:value-type="string" calcext:value-type="string">
            <text:p>Small:</text:p>
          </table:table-cell>
          <table:table-cell table:style-name="ce402"/>
          <table:table-cell table:style-name="ce404" table:formula="of:=IF([.AB37]&lt;&gt;[.AD37];&quot;Change&quot;;&quot;&quot;)">
            <text:p/>
          </table:table-cell>
          <table:table-cell table:style-name="ce407" table:formula="of:=IF([.V29]=&quot;&quot;;&quot;&quot;;[.V29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37]=&quot;&quot;;&quot;&quot;;IF([.AK37]=&quot;Mo&quot;;[.AM37];IF(AND([.$R$18]=&quot;Selenia&quot;;[.AL37]=&quot;Rh&quot;);[Tables.O91];IF(AND([.$R$18]=&quot;Selenia&quot;;[.AL37]=&quot;Ag&quot;);[Tables.P91];IF(AND([.$R$18]=&quot;Dimension&quot;;[.AL37]=&quot;Rh&quot;);[Tables.Q91];IF(AND([.$R$18]=&quot;Dimension&quot;;[.AL37]=&quot;Ag&quot;);[Tables.R91];IF(AND([.$R$18]=&quot;Dimension&quot;;[.AL37]=&quot;Al&quot;);[Tables.S91];[.AM3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0" table:formula="of:=[.P100]">
            <text:p/>
          </table:table-cell>
          <table:table-cell table:style-name="ce60" table:formula="of:=[.Q100]">
            <text:p/>
          </table:table-cell>
          <table:table-cell table:style-name="ce92" table:formula="of:=[.R100]">
            <text:p/>
          </table:table-cell>
          <table:table-cell table:style-name="ce40" table:formula="of:=[.S100]">
            <text:p/>
          </table:table-cell>
          <table:table-cell table:style-name="ce60" table:formula="of:=[.T100]">
            <text:p/>
          </table:table-cell>
          <table:table-cell table:style-name="ce92" table:formula="of:=[.U100]">
            <text:p/>
          </table:table-cell>
          <table:table-cell table:style-name="ce40" table:formula="of:=[.V100]">
            <text:p/>
          </table:table-cell>
          <table:table-cell table:style-name="ce60" table:formula="of:=[.W100]">
            <text:p/>
          </table:table-cell>
          <table:table-cell table:style-name="ce92" table:formula="of:=[.X100]">
            <text:p/>
          </table:table-cell>
          <table:table-cell table:style-name="ce164"/>
          <table:table-cell/>
          <table:table-cell table:style-name="ce181" office:value-type="string" calcext:value-type="string">
            <text:p>Enter 1 for YES, 2 for NO, 3 for NA</text:p>
          </table:table-cell>
          <table:table-cell table:style-name="ce74" table:number-columns-repeated="9"/>
          <table:table-cell table:style-name="ce120"/>
          <table:table-cell/>
          <table:table-cell table:style-name="ce36" office:value-type="string" calcext:value-type="string">
            <text:p>Target 1:</text:p>
          </table:table-cell>
          <table:table-cell table:style-name="ce402"/>
          <table:table-cell table:style-name="ce404" table:formula="of:=IF([.AB38]&lt;&gt;[.AD38];&quot;Change&quot;;&quot;&quot;)">
            <text:p/>
          </table:table-cell>
          <table:table-cell table:style-name="ce407" table:formula="of:=IF([.V30]=&quot;&quot;;&quot;&quot;;[.V30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38]=&quot;&quot;;&quot;&quot;;IF([.AK38]=&quot;Mo&quot;;[.AM38];IF(AND([.$R$18]=&quot;Selenia&quot;;[.AL38]=&quot;Rh&quot;);[Tables.O92];IF(AND([.$R$18]=&quot;Selenia&quot;;[.AL38]=&quot;Ag&quot;);[Tables.P92];IF(AND([.$R$18]=&quot;Dimension&quot;;[.AL38]=&quot;Rh&quot;);[Tables.Q92];IF(AND([.$R$18]=&quot;Dimension&quot;;[.AL38]=&quot;Ag&quot;);[Tables.R92];IF(AND([.$R$18]=&quot;Dimension&quot;;[.AL38]=&quot;Al&quot;);[Tables.S92];[.AM3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41" table:formula="of:=[.P101]">
            <text:p/>
          </table:table-cell>
          <table:table-cell table:style-name="ce61" table:formula="of:=[.Q101]">
            <text:p/>
          </table:table-cell>
          <table:table-cell table:style-name="ce93" table:formula="of:=[.R101]">
            <text:p/>
          </table:table-cell>
          <table:table-cell table:style-name="ce41" table:formula="of:=[.S101]">
            <text:p/>
          </table:table-cell>
          <table:table-cell table:style-name="ce61" table:formula="of:=[.T101]">
            <text:p/>
          </table:table-cell>
          <table:table-cell table:style-name="ce93" table:formula="of:=[.U101]">
            <text:p/>
          </table:table-cell>
          <table:table-cell table:style-name="ce41" table:formula="of:=[.V101]">
            <text:p/>
          </table:table-cell>
          <table:table-cell table:style-name="ce61" table:formula="of:=[.W101]">
            <text:p/>
          </table:table-cell>
          <table:table-cell table:style-name="ce93" table:formula="of:=[.X101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 2:</text:p>
          </table:table-cell>
          <table:table-cell table:style-name="ce402"/>
          <table:table-cell table:style-name="ce404" table:formula="of:=IF([.AB39]&lt;&gt;[.AD39];&quot;Change&quot;;&quot;&quot;)">
            <text:p/>
          </table:table-cell>
          <table:table-cell table:style-name="ce407" table:formula="of:=IF([.V31]=&quot;&quot;;&quot;&quot;;[.V31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39]=&quot;&quot;;&quot;&quot;;IF([.AK39]=&quot;Mo&quot;;[.AM39];IF(AND([.$R$18]=&quot;Selenia&quot;;[.AL39]=&quot;Rh&quot;);[Tables.O93];IF(AND([.$R$18]=&quot;Selenia&quot;;[.AL39]=&quot;Ag&quot;);[Tables.P93];IF(AND([.$R$18]=&quot;Dimension&quot;;[.AL39]=&quot;Rh&quot;);[Tables.Q93];IF(AND([.$R$18]=&quot;Dimension&quot;;[.AL39]=&quot;Ag&quot;);[Tables.R93];IF(AND([.$R$18]=&quot;Dimension&quot;;[.AL39]=&quot;Al&quot;);[Tables.S93];[.AM3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41" table:formula="of:=[.P102]">
            <text:p/>
          </table:table-cell>
          <table:table-cell table:style-name="ce61" table:formula="of:=[.Q102]">
            <text:p/>
          </table:table-cell>
          <table:table-cell table:style-name="ce93" table:formula="of:=[.R102]">
            <text:p/>
          </table:table-cell>
          <table:table-cell table:style-name="ce41" table:formula="of:=[.S102]">
            <text:p/>
          </table:table-cell>
          <table:table-cell table:style-name="ce61" table:formula="of:=[.T102]">
            <text:p/>
          </table:table-cell>
          <table:table-cell table:style-name="ce93" table:formula="of:=[.U102]">
            <text:p/>
          </table:table-cell>
          <table:table-cell table:style-name="ce41" table:formula="of:=[.V102]">
            <text:p/>
          </table:table-cell>
          <table:table-cell table:style-name="ce61" table:formula="of:=[.W102]">
            <text:p/>
          </table:table-cell>
          <table:table-cell table:style-name="ce93" table:formula="of:=[.X102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Filter 1:</text:p>
          </table:table-cell>
          <table:table-cell table:style-name="ce402"/>
          <table:table-cell table:style-name="ce404" table:formula="of:=IF([.AB40]&lt;&gt;[.AD40];&quot;Change&quot;;&quot;&quot;)">
            <text:p/>
          </table:table-cell>
          <table:table-cell table:style-name="ce407" table:formula="of:=IF([.V24]=&quot;&quot;;&quot;&quot;;[.V24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4]=&quot;&quot;;&quot;&quot;;[.$V$24])">
            <text:p/>
          </table:table-cell>
          <table:table-cell table:style-name="ce411" table:number-columns-repeated="6"/>
          <table:table-cell table:style-name="ce416" table:formula="of:=IF([.AM40]=&quot;&quot;;&quot;&quot;;IF([.AK40]=&quot;Mo&quot;;[.AM40];IF(AND([.$R$18]=&quot;Selenia&quot;;[.AL40]=&quot;Rh&quot;);[Tables.O94];IF(AND([.$R$18]=&quot;Selenia&quot;;[.AL40]=&quot;Ag&quot;);[Tables.P94];IF(AND([.$R$18]=&quot;Dimension&quot;;[.AL40]=&quot;Rh&quot;);[Tables.Q94];IF(AND([.$R$18]=&quot;Dimension&quot;;[.AL40]=&quot;Ag&quot;);[Tables.R94];IF(AND([.$R$18]=&quot;Dimension&quot;;[.AL40]=&quot;Al&quot;);[Tables.S94];[.AM4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42" table:formula="of:=[.P103]">
            <text:p/>
          </table:table-cell>
          <table:table-cell table:style-name="ce62" table:formula="of:=[.Q103]">
            <text:p/>
          </table:table-cell>
          <table:table-cell table:style-name="ce94" table:formula="of:=[.R103]">
            <text:p/>
          </table:table-cell>
          <table:table-cell table:style-name="ce42" table:formula="of:=[.S103]">
            <text:p/>
          </table:table-cell>
          <table:table-cell table:style-name="ce62" table:formula="of:=[.T103]">
            <text:p/>
          </table:table-cell>
          <table:table-cell table:style-name="ce94" table:formula="of:=[.U103]">
            <text:p/>
          </table:table-cell>
          <table:table-cell table:style-name="ce42" table:formula="of:=[.V103]">
            <text:p/>
          </table:table-cell>
          <table:table-cell table:style-name="ce62" table:formula="of:=[.W103]">
            <text:p/>
          </table:table-cell>
          <table:table-cell table:style-name="ce94" table:formula="of:=[.X103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Filter 2:</text:p>
          </table:table-cell>
          <table:table-cell table:style-name="ce402"/>
          <table:table-cell table:style-name="ce404" table:formula="of:=IF([.AB41]&lt;&gt;[.AD41];&quot;Change&quot;;&quot;&quot;)">
            <text:p/>
          </table:table-cell>
          <table:table-cell table:style-name="ce407" table:formula="of:=IF([.V25]=&quot;&quot;;&quot;&quot;;[.V25])">
            <text:p/>
          </table:table-cell>
          <table:table-cell table:number-columns-repeated="3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4]=&quot;&quot;;&quot;&quot;;[.$V$24])">
            <text:p/>
          </table:table-cell>
          <table:table-cell table:style-name="ce68" table:number-columns-repeated="6"/>
          <table:table-cell table:style-name="ce122" table:formula="of:=IF([.AM41]=&quot;&quot;;&quot;&quot;;IF([.AK41]=&quot;Mo&quot;;[.AM41];IF(AND([.$R$18]=&quot;Selenia&quot;;[.AL41]=&quot;Rh&quot;);[Tables.O95];IF(AND([.$R$18]=&quot;Selenia&quot;;[.AL41]=&quot;Ag&quot;);[Tables.P95];IF(AND([.$R$18]=&quot;Dimension&quot;;[.AL41]=&quot;Rh&quot;);[Tables.Q95];IF(AND([.$R$18]=&quot;Dimension&quot;;[.AL41]=&quot;Ag&quot;);[Tables.R95];IF(AND([.$R$18]=&quot;Dimension&quot;;[.AL41]=&quot;Al&quot;);[Tables.S95];[.AM4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82"/>
          <table:table-cell table:style-name="ce63" office:value-type="string" calcext:value-type="string">
            <text:p>Operator manuals are available.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Inherent:</text:p>
          </table:table-cell>
          <table:table-cell table:style-name="ce402"/>
          <table:table-cell table:style-name="ce404" table:formula="of:=IF([.AB42]&lt;&gt;[.AD42];&quot;Change&quot;;&quot;&quot;)">
            <text:p/>
          </table:table-cell>
          <table:table-cell table:style-name="ce407" table:formula="of:=IF([.V32]=&quot;&quot;;&quot;&quot;;[.V32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5]=&quot;&quot;;&quot;&quot;;[.$V$25])">
            <text:p/>
          </table:table-cell>
          <table:table-cell table:style-name="ce68" office:value-type="float" office:value="29.86" calcext:value-type="float">
            <text:p>29.86</text:p>
          </table:table-cell>
          <table:table-cell table:style-name="ce68" office:value-type="float" office:value="501.8" calcext:value-type="float">
            <text:p>501.8</text:p>
          </table:table-cell>
          <table:table-cell table:style-name="ce68" office:value-type="float" office:value="2.14" calcext:value-type="float">
            <text:p>2.14</text:p>
          </table:table-cell>
          <table:table-cell table:style-name="ce68" table:number-columns-repeated="3"/>
          <table:table-cell table:style-name="ce122" table:formula="of:=IF([.AM42]=&quot;&quot;;&quot;&quot;;IF([.AK42]=&quot;Mo&quot;;[.AM42];IF(AND([.$R$18]=&quot;Selenia&quot;;[.AL42]=&quot;Rh&quot;);[Tables.O96];IF(AND([.$R$18]=&quot;Selenia&quot;;[.AL42]=&quot;Ag&quot;);[Tables.P96];IF(AND([.$R$18]=&quot;Dimension&quot;;[.AL42]=&quot;Rh&quot;);[Tables.Q96];IF(AND([.$R$18]=&quot;Dimension&quot;;[.AL42]=&quot;Ag&quot;);[Tables.R96];IF(AND([.$R$18]=&quot;Dimension&quot;;[.AL42]=&quot;Al&quot;);[Tables.S96];[.AM42])))))))" office:value-type="float" office:value="29.86" calcext:value-type="float">
            <text:p>29.86</text:p>
          </table:table-cell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12" office:value-type="string" calcext:value-type="string">
            <text:p>Inspection Results</text:p>
          </table:table-cell>
          <table:table-cell table:number-columns-repeated="4"/>
          <table:table-cell table:style-name="ce164"/>
          <table:table-cell/>
          <table:table-cell table:style-name="ce182"/>
          <table:table-cell table:style-name="ce63" office:value-type="string" calcext:value-type="string">
            <text:p>Monthly radiation monitoring reports are posted.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Added</text:p>
          </table:table-cell>
          <table:table-cell table:style-name="ce402"/>
          <table:table-cell table:style-name="ce404" table:formula="of:=IF([.AB43]&lt;&gt;[.AD43];&quot;Change&quot;;&quot;&quot;)">
            <text:p/>
          </table:table-cell>
          <table:table-cell table:style-name="ce407" table:formula="of:=IF([.V33]=&quot;&quot;;&quot;&quot;;[.V33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43]=&quot;&quot;;&quot;&quot;;IF([.AK43]=&quot;Mo&quot;;[.AM43];IF(AND([.$R$18]=&quot;Selenia&quot;;[.AL43]=&quot;Rh&quot;);[Tables.O97];IF(AND([.$R$18]=&quot;Selenia&quot;;[.AL43]=&quot;Ag&quot;);[Tables.P97];IF(AND([.$R$18]=&quot;Dimension&quot;;[.AL43]=&quot;Rh&quot;);[Tables.Q97];IF(AND([.$R$18]=&quot;Dimension&quot;;[.AL43]=&quot;Ag&quot;);[Tables.R97];IF(AND([.$R$18]=&quot;Dimension&quot;;[.AL43]=&quot;Al&quot;);[Tables.S97];[.AM4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48" office:value-type="string" calcext:value-type="string" table:number-columns-spanned="2" table:number-rows-spanned="1">
            <text:p>Compliance</text:p>
          </table:table-cell>
          <table:covered-table-cell table:style-name="ce160"/>
          <table:table-cell/>
          <table:table-cell table:style-name="ce178"/>
          <table:table-cell table:number-columns-repeated="9"/>
          <table:table-cell table:style-name="ce391"/>
          <table:table-cell/>
          <table:table-cell table:style-name="ce35" office:value-type="string" calcext:value-type="string">
            <text:p>Technique Chart</text:p>
          </table:table-cell>
          <table:table-cell table:number-columns-repeated="6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44]=&quot;&quot;;&quot;&quot;;IF([.AK44]=&quot;Mo&quot;;[.AM44];IF(AND([.$R$18]=&quot;Selenia&quot;;[.AL44]=&quot;Rh&quot;);[Tables.O98];IF(AND([.$R$18]=&quot;Selenia&quot;;[.AL44]=&quot;Ag&quot;);[Tables.P98];IF(AND([.$R$18]=&quot;Dimension&quot;;[.AL44]=&quot;Rh&quot;);[Tables.Q98];IF(AND([.$R$18]=&quot;Dimension&quot;;[.AL44]=&quot;Ag&quot;);[Tables.R98];IF(AND([.$R$18]=&quot;Dimension&quot;;[.AL44]=&quot;Al&quot;);[Tables.S98];[.AM4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63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9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66" table:formula="of:=IF([.O39]=2;&quot;NO&quot;;&quot;&quot;)">
            <text:p/>
          </table:table-cell>
          <table:table-cell/>
          <table:table-cell table:style-name="ce178"/>
          <table:table-cell table:number-columns-repeated="4"/>
          <table:table-cell table:style-name="ce113" office:value-type="string" calcext:value-type="string">
            <text:p>Mammography Unit Assembly Evaluation</text:p>
          </table:table-cell>
          <table:table-cell table:number-columns-repeated="4"/>
          <table:table-cell table:style-name="ce391"/>
          <table:table-cell/>
          <table:table-cell table:style-name="ce398" office:value-type="string" calcext:value-type="string">
            <text:p>Fatty Breast</text:p>
          </table:table-cell>
          <table:table-cell table:number-columns-repeated="6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45]=&quot;&quot;;&quot;&quot;;IF([.AK45]=&quot;Mo&quot;;[.AM45];IF(AND([.$R$18]=&quot;Selenia&quot;;[.AL45]=&quot;Rh&quot;);[Tables.O99];IF(AND([.$R$18]=&quot;Selenia&quot;;[.AL45]=&quot;Ag&quot;);[Tables.P99];IF(AND([.$R$18]=&quot;Dimension&quot;;[.AL45]=&quot;Rh&quot;);[Tables.Q99];IF(AND([.$R$18]=&quot;Dimension&quot;;[.AL45]=&quot;Ag&quot;);[Tables.R99];IF(AND([.$R$18]=&quot;Dimension&quot;;[.AL45]=&quot;Al&quot;);[Tables.S99];[.AM4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63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9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66" table:formula="of:=IF([.O40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Free-standing unit is mechanically stab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P100]=&quot;&quot;;&quot;&quot;;[.P100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46]=&quot;&quot;;&quot;&quot;;IF([.AK46]=&quot;Mo&quot;;[.AM46];IF(AND([.$R$18]=&quot;Selenia&quot;;[.AL46]=&quot;Rh&quot;);[Tables.O100];IF(AND([.$R$18]=&quot;Selenia&quot;;[.AL46]=&quot;Ag&quot;);[Tables.P100];IF(AND([.$R$18]=&quot;Dimension&quot;;[.AL46]=&quot;Rh&quot;);[Tables.Q100];IF(AND([.$R$18]=&quot;Dimension&quot;;[.AL46]=&quot;Ag&quot;);[Tables.R100];IF(AND([.$R$18]=&quot;Dimension&quot;;[.AL46]=&quot;Al&quot;);[Tables.S100];[.AM4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63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9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66" table:formula="of:=IF([.O41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Q100]=&quot;&quot;;&quot;&quot;;[.Q100])">
            <text:p/>
          </table:table-cell>
          <table:table-cell table:number-columns-repeated="3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47]=&quot;&quot;;&quot;&quot;;IF([.AK47]=&quot;Mo&quot;;[.AM47];IF(AND([.$R$18]=&quot;Selenia&quot;;[.AL47]=&quot;Rh&quot;);[Tables.O101];IF(AND([.$R$18]=&quot;Selenia&quot;;[.AL47]=&quot;Ag&quot;);[Tables.P101];IF(AND([.$R$18]=&quot;Dimension&quot;;[.AL47]=&quot;Rh&quot;);[Tables.Q101];IF(AND([.$R$18]=&quot;Dimension&quot;;[.AL47]=&quot;Ag&quot;);[Tables.R101];IF(AND([.$R$18]=&quot;Dimension&quot;;[.AL47]=&quot;Al&quot;);[Tables.S101];[.AM4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63" office:value-type="string" calcext:value-type="string">
            <text:p>Operator manuals are available.</text:p>
          </table:table-cell>
          <table:table-cell table:number-columns-repeated="6"/>
          <table:table-cell table:style-name="ce149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66" table:formula="of:=IF([.O42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locks and detents work properly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R100]=&quot;&quot;;&quot;&quot;;[.R100])">
            <text:p/>
          </table:table-cell>
          <table:table-cell table:number-columns-repeated="3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5]=&quot;&quot;;&quot;&quot;;[.$V$25])">
            <text:p/>
          </table:table-cell>
          <table:table-cell table:style-name="ce68" office:value-type="float" office:value="30.18" calcext:value-type="float">
            <text:p>30.18</text:p>
          </table:table-cell>
          <table:table-cell table:style-name="ce68" office:value-type="float" office:value="502.4" calcext:value-type="float">
            <text:p>502.4</text:p>
          </table:table-cell>
          <table:table-cell table:style-name="ce68" office:value-type="float" office:value="2.597" calcext:value-type="float">
            <text:p>2.597</text:p>
          </table:table-cell>
          <table:table-cell table:style-name="ce68" table:number-columns-repeated="3"/>
          <table:table-cell table:style-name="ce122" table:formula="of:=IF([.AM48]=&quot;&quot;;&quot;&quot;;IF([.AK48]=&quot;Mo&quot;;[.AM48];IF(AND([.$R$18]=&quot;Selenia&quot;;[.AL48]=&quot;Rh&quot;);[Tables.O102];IF(AND([.$R$18]=&quot;Selenia&quot;;[.AL48]=&quot;Ag&quot;);[Tables.P102];IF(AND([.$R$18]=&quot;Dimension&quot;;[.AL48]=&quot;Rh&quot;);[Tables.Q102];IF(AND([.$R$18]=&quot;Dimension&quot;;[.AL48]=&quot;Ag&quot;);[Tables.R102];IF(AND([.$R$18]=&quot;Dimension&quot;;[.AL48]=&quot;Al&quot;);[Tables.S102];[.AM48])))))))" office:value-type="float" office:value="30.18" calcext:value-type="float">
            <text:p>30.18</text:p>
          </table:table-cell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63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9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66" table:formula="of:=IF([.O43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P101]=&quot;&quot;;&quot;&quot;;[.P101])">
            <text:p/>
          </table:table-cell>
          <table:table-cell table:number-columns-repeated="3"/>
          <table:table-cell table:style-name="ce411" office:value-type="float" office:value="30" calcext:value-type="float">
            <text:p>30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49]=&quot;&quot;;&quot;&quot;;IF([.AK49]=&quot;Mo&quot;;[.AM49];IF(AND([.$R$18]=&quot;Selenia&quot;;[.AL49]=&quot;Rh&quot;);[Tables.O103];IF(AND([.$R$18]=&quot;Selenia&quot;;[.AL49]=&quot;Ag&quot;);[Tables.P103];IF(AND([.$R$18]=&quot;Dimension&quot;;[.AL49]=&quot;Rh&quot;);[Tables.Q103];IF(AND([.$R$18]=&quot;Dimension&quot;;[.AL49]=&quot;Ag&quot;);[Tables.R103];IF(AND([.$R$18]=&quot;Dimension&quot;;[.AL49]=&quot;Al&quot;);[Tables.S103];[.AM4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13" office:value-type="string" calcext:value-type="string">
            <text:p>Mammography Unit Assembly Evaluation</text:p>
          </table:table-cell>
          <table:table-cell table:number-columns-repeated="4"/>
          <table:table-cell table:style-name="ce164"/>
          <table:table-cell/>
          <table:table-cell table:style-name="ce182"/>
          <table:table-cell table:style-name="ce64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Q101]=&quot;&quot;;&quot;&quot;;[.Q101])">
            <text:p/>
          </table:table-cell>
          <table:table-cell table:number-columns-repeated="3"/>
          <table:table-cell table:style-name="ce411" office:value-type="float" office:value="30" calcext:value-type="float">
            <text:p>30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0]=&quot;&quot;;&quot;&quot;;IF([.AK50]=&quot;Mo&quot;;[.AM50];IF(AND([.$R$18]=&quot;Selenia&quot;;[.AL50]=&quot;Rh&quot;);[Tables.O104];IF(AND([.$R$18]=&quot;Selenia&quot;;[.AL50]=&quot;Ag&quot;);[Tables.P104];IF(AND([.$R$18]=&quot;Dimension&quot;;[.AL50]=&quot;Rh&quot;);[Tables.Q104];IF(AND([.$R$18]=&quot;Dimension&quot;;[.AL50]=&quot;Ag&quot;);[Tables.R104];IF(AND([.$R$18]=&quot;Dimension&quot;;[.AL50]=&quot;Al&quot;);[Tables.S104];[.AM5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Free-standing unit is mechanically stable</text:p>
          </table:table-cell>
          <table:table-cell table:number-columns-repeated="6"/>
          <table:table-cell table:style-name="ce149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66" table:formula="of:=IF([.O46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R101]=&quot;&quot;;&quot;&quot;;[.R101])">
            <text:p/>
          </table:table-cell>
          <table:table-cell table:number-columns-repeated="3"/>
          <table:table-cell table:style-name="ce411" office:value-type="float" office:value="30" calcext:value-type="float">
            <text:p>30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1]=&quot;&quot;;&quot;&quot;;IF([.AK51]=&quot;Mo&quot;;[.AM51];IF(AND([.$R$18]=&quot;Selenia&quot;;[.AL51]=&quot;Rh&quot;);[Tables.O105];IF(AND([.$R$18]=&quot;Selenia&quot;;[.AL51]=&quot;Ag&quot;);[Tables.P105];IF(AND([.$R$18]=&quot;Dimension&quot;;[.AL51]=&quot;Rh&quot;);[Tables.Q105];IF(AND([.$R$18]=&quot;Dimension&quot;;[.AL51]=&quot;Ag&quot;);[Tables.R105];IF(AND([.$R$18]=&quot;Dimension&quot;;[.AL51]=&quot;Al&quot;);[Tables.S105];[.AM5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49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66" table:formula="of:=IF([.O47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P102]=&quot;&quot;;&quot;&quot;;[.P102])">
            <text:p/>
          </table:table-cell>
          <table:table-cell table:number-columns-repeated="3"/>
          <table:table-cell table:style-name="ce411" office:value-type="float" office:value="30" calcext:value-type="float">
            <text:p>30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2]=&quot;&quot;;&quot;&quot;;IF([.AK52]=&quot;Mo&quot;;[.AM52];IF(AND([.$R$18]=&quot;Selenia&quot;;[.AL52]=&quot;Rh&quot;);[Tables.O106];IF(AND([.$R$18]=&quot;Selenia&quot;;[.AL52]=&quot;Ag&quot;);[Tables.P106];IF(AND([.$R$18]=&quot;Dimension&quot;;[.AL52]=&quot;Rh&quot;);[Tables.Q106];IF(AND([.$R$18]=&quot;Dimension&quot;;[.AL52]=&quot;Ag&quot;);[Tables.R106];IF(AND([.$R$18]=&quot;Dimension&quot;;[.AL52]=&quot;Al&quot;);[Tables.S106];[.AM5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locks and detents work properly</text:p>
          </table:table-cell>
          <table:table-cell table:number-columns-repeated="6"/>
          <table:table-cell table:style-name="ce149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66" table:formula="of:=IF([.O48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Q102]=&quot;&quot;;&quot;&quot;;[.Q102])">
            <text:p/>
          </table:table-cell>
          <table:table-cell table:number-columns-repeated="3"/>
          <table:table-cell table:style-name="ce411" office:value-type="float" office:value="30" calcext:value-type="float">
            <text:p>30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3]=&quot;&quot;;&quot;&quot;;IF([.AK53]=&quot;Mo&quot;;[.AM53];IF(AND([.$R$18]=&quot;Selenia&quot;;[.AL53]=&quot;Rh&quot;);[Tables.O107];IF(AND([.$R$18]=&quot;Selenia&quot;;[.AL53]=&quot;Ag&quot;);[Tables.P107];IF(AND([.$R$18]=&quot;Dimension&quot;;[.AL53]=&quot;Rh&quot;);[Tables.Q107];IF(AND([.$R$18]=&quot;Dimension&quot;;[.AL53]=&quot;Ag&quot;);[Tables.R107];IF(AND([.$R$18]=&quot;Dimension&quot;;[.AL53]=&quot;Al&quot;);[Tables.S107];[.AM5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4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6" table:formula="of:=IF([.O49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Operator technique control charts are post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R102]=&quot;&quot;;&quot;&quot;;[.R102])">
            <text:p/>
          </table:table-cell>
          <table:table-cell table:number-columns-repeated="3"/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5]=&quot;&quot;;&quot;&quot;;[.$V$25])">
            <text:p/>
          </table:table-cell>
          <table:table-cell table:style-name="ce68" office:value-type="float" office:value="30.24" calcext:value-type="float">
            <text:p>30.24</text:p>
          </table:table-cell>
          <table:table-cell table:style-name="ce68" office:value-type="float" office:value="502.1" calcext:value-type="float">
            <text:p>502.1</text:p>
          </table:table-cell>
          <table:table-cell table:style-name="ce68" office:value-type="float" office:value="3.044" calcext:value-type="float">
            <text:p>3.044</text:p>
          </table:table-cell>
          <table:table-cell table:style-name="ce68" table:number-columns-repeated="3"/>
          <table:table-cell table:style-name="ce122" table:formula="of:=IF([.AM54]=&quot;&quot;;&quot;&quot;;IF([.AK54]=&quot;Mo&quot;;[.AM54];IF(AND([.$R$18]=&quot;Selenia&quot;;[.AL54]=&quot;Rh&quot;);[Tables.O108];IF(AND([.$R$18]=&quot;Selenia&quot;;[.AL54]=&quot;Ag&quot;);[Tables.P108];IF(AND([.$R$18]=&quot;Dimension&quot;;[.AL54]=&quot;Rh&quot;);[Tables.Q108];IF(AND([.$R$18]=&quot;Dimension&quot;;[.AL54]=&quot;Ag&quot;);[Tables.R108];IF(AND([.$R$18]=&quot;Dimension&quot;;[.AL54]=&quot;Al&quot;);[Tables.S108];[.AM54])))))))" office:value-type="float" office:value="30.24" calcext:value-type="float">
            <text:p>30.24</text:p>
          </table:table-cell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4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6" table:formula="of:=IF([.O50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P103]=&quot;&quot;;&quot;&quot;;[.P103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5]=&quot;&quot;;&quot;&quot;;IF([.AK55]=&quot;Mo&quot;;[.AM55];IF(AND([.$R$18]=&quot;Selenia&quot;;[.AL55]=&quot;Rh&quot;);[Tables.O109];IF(AND([.$R$18]=&quot;Selenia&quot;;[.AL55]=&quot;Ag&quot;);[Tables.P109];IF(AND([.$R$18]=&quot;Dimension&quot;;[.AL55]=&quot;Rh&quot;);[Tables.Q109];IF(AND([.$R$18]=&quot;Dimension&quot;;[.AL55]=&quot;Ag&quot;);[Tables.R109];IF(AND([.$R$18]=&quot;Dimension&quot;;[.AL55]=&quot;Al&quot;);[Tables.S109];[.AM5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4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6" table:formula="of:=IF([.O51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indicator lights working properly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/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6]=&quot;&quot;;&quot;&quot;;IF([.AK56]=&quot;Mo&quot;;[.AM56];IF(AND([.$R$18]=&quot;Selenia&quot;;[.AL56]=&quot;Rh&quot;);[Tables.O110];IF(AND([.$R$18]=&quot;Selenia&quot;;[.AL56]=&quot;Ag&quot;);[Tables.P110];IF(AND([.$R$18]=&quot;Dimension&quot;;[.AL56]=&quot;Rh&quot;);[Tables.Q110];IF(AND([.$R$18]=&quot;Dimension&quot;;[.AL56]=&quot;Ag&quot;);[Tables.R110];IF(AND([.$R$18]=&quot;Dimension&quot;;[.AL56]=&quot;Al&quot;);[Tables.S110];[.AM5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4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6" table:formula="of:=IF([.O52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/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7]=&quot;&quot;;&quot;&quot;;IF([.AK57]=&quot;Mo&quot;;[.AM57];IF(AND([.$R$18]=&quot;Selenia&quot;;[.AL57]=&quot;Rh&quot;);[Tables.O111];IF(AND([.$R$18]=&quot;Selenia&quot;;[.AL57]=&quot;Ag&quot;);[Tables.P111];IF(AND([.$R$18]=&quot;Dimension&quot;;[.AL57]=&quot;Rh&quot;);[Tables.Q111];IF(AND([.$R$18]=&quot;Dimension&quot;;[.AL57]=&quot;Ag&quot;);[Tables.R111];IF(AND([.$R$18]=&quot;Dimension&quot;;[.AL57]=&quot;Al&quot;);[Tables.S111];[.AM5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4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6" table:formula="of:=IF([.O53]=2;&quot;NO&quot;;&quot;&quot;)">
            <text:p/>
          </table:table-cell>
          <table:table-cell/>
          <table:table-cell table:style-name="ce182"/>
          <table:table-cell table:style-name="ce65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91"/>
          <table:table-cell/>
          <table:table-cell table:style-name="ce398" office:value-type="string" calcext:value-type="string">
            <text:p>50/50 Breast</text:p>
          </table:table-cell>
          <table:table-cell table:number-columns-repeated="6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8]=&quot;&quot;;&quot;&quot;;IF([.AK58]=&quot;Mo&quot;;[.AM58];IF(AND([.$R$18]=&quot;Selenia&quot;;[.AL58]=&quot;Rh&quot;);[Tables.O112];IF(AND([.$R$18]=&quot;Selenia&quot;;[.AL58]=&quot;Ag&quot;);[Tables.P112];IF(AND([.$R$18]=&quot;Dimension&quot;;[.AL58]=&quot;Rh&quot;);[Tables.Q112];IF(AND([.$R$18]=&quot;Dimension&quot;;[.AL58]=&quot;Ag&quot;);[Tables.R112];IF(AND([.$R$18]=&quot;Dimension&quot;;[.AL58]=&quot;Al&quot;);[Tables.S112];[.AM5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Operator technique control charts are posted</text:p>
          </table:table-cell>
          <table:table-cell table:number-columns-repeated="6"/>
          <table:table-cell table:style-name="ce14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6" table:formula="of:=IF([.O54]=2;&quot;NO&quot;;&quot;&quot;)">
            <text:p/>
          </table:table-cell>
          <table:table-cell/>
          <table:table-cell table:style-name="ce178"/>
          <table:table-cell table:number-columns-repeated="9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S100]=&quot;&quot;;&quot;&quot;;[.S100])">
            <text:p/>
          </table:table-cell>
          <table:table-cell table:number-columns-repeated="3"/>
          <table:table-cell table:style-name="ce411" office:value-type="float" office:value="32" calcext:value-type="float">
            <text:p>32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59]=&quot;&quot;;&quot;&quot;;IF([.AK59]=&quot;Mo&quot;;[.AM59];IF(AND([.$R$18]=&quot;Selenia&quot;;[.AL59]=&quot;Rh&quot;);[Tables.O113];IF(AND([.$R$18]=&quot;Selenia&quot;;[.AL59]=&quot;Ag&quot;);[Tables.P113];IF(AND([.$R$18]=&quot;Dimension&quot;;[.AL59]=&quot;Rh&quot;);[Tables.Q113];IF(AND([.$R$18]=&quot;Dimension&quot;;[.AL59]=&quot;Ag&quot;);[Tables.R113];IF(AND([.$R$18]=&quot;Dimension&quot;;[.AL59]=&quot;Al&quot;);[Tables.S113];[.AM5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4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6" table:formula="of:=IF([.O55]=2;&quot;NO&quot;;&quot;&quot;)">
            <text:p/>
          </table:table-cell>
          <table:table-cell/>
          <table:table-cell table:style-name="ce178"/>
          <table:table-cell table:number-columns-repeated="4"/>
          <table:table-cell table:style-name="ce113" office:value-type="string" calcext:value-type="string">
            <text:p>MQSA Equipment Standards</text:p>
          </table:table-cell>
          <table:table-cell table:number-columns-repeated="4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T100]=&quot;&quot;;&quot;&quot;;[.T100])">
            <text:p/>
          </table:table-cell>
          <table:table-cell table:number-columns-repeated="3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5]=&quot;&quot;;&quot;&quot;;[.$V$25])">
            <text:p/>
          </table:table-cell>
          <table:table-cell table:style-name="ce68" office:value-type="float" office:value="31.26" calcext:value-type="float">
            <text:p>31.26</text:p>
          </table:table-cell>
          <table:table-cell table:style-name="ce68" office:value-type="float" office:value="6257" calcext:value-type="float">
            <text:p>6257</text:p>
          </table:table-cell>
          <table:table-cell table:style-name="ce68" office:value-type="float" office:value="3.482" calcext:value-type="float">
            <text:p>3.482</text:p>
          </table:table-cell>
          <table:table-cell table:style-name="ce68" table:number-columns-repeated="3"/>
          <table:table-cell table:style-name="ce122" table:formula="of:=IF([.AM60]=&quot;&quot;;&quot;&quot;;IF([.AK60]=&quot;Mo&quot;;[.AM60];IF(AND([.$R$18]=&quot;Selenia&quot;;[.AL60]=&quot;Rh&quot;);[Tables.O114];IF(AND([.$R$18]=&quot;Selenia&quot;;[.AL60]=&quot;Ag&quot;);[Tables.P114];IF(AND([.$R$18]=&quot;Dimension&quot;;[.AL60]=&quot;Rh&quot;);[Tables.Q114];IF(AND([.$R$18]=&quot;Dimension&quot;;[.AL60]=&quot;Ag&quot;);[Tables.R114];IF(AND([.$R$18]=&quot;Dimension&quot;;[.AL60]=&quot;Al&quot;);[Tables.S114];[.AM60])))))))" office:value-type="float" office:value="31.26" calcext:value-type="float">
            <text:p>31.26</text:p>
          </table:table-cell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indicator lights working properly</text:p>
          </table:table-cell>
          <table:table-cell table:number-columns-repeated="6"/>
          <table:table-cell table:style-name="ce149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66" table:formula="of:=IF([.O56]=2;&quot;NO&quot;;&quot;&quot;)">
            <text:p/>
          </table:table-cell>
          <table:table-cell/>
          <table:table-cell table:style-name="ce182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U100]=&quot;&quot;;&quot;&quot;;[.U100])">
            <text:p/>
          </table:table-cell>
          <table:table-cell table:number-columns-repeated="3"/>
          <table:table-cell table:style-name="ce411" office:value-type="float" office:value="34" calcext:value-type="float">
            <text:p>3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61]=&quot;&quot;;&quot;&quot;;IF([.AK61]=&quot;Mo&quot;;[.AM61];IF(AND([.$R$18]=&quot;Selenia&quot;;[.AL61]=&quot;Rh&quot;);[Tables.O115];IF(AND([.$R$18]=&quot;Selenia&quot;;[.AL61]=&quot;Ag&quot;);[Tables.P115];IF(AND([.$R$18]=&quot;Dimension&quot;;[.AL61]=&quot;Rh&quot;);[Tables.Q115];IF(AND([.$R$18]=&quot;Dimension&quot;;[.AL61]=&quot;Ag&quot;);[Tables.R115];IF(AND([.$R$18]=&quot;Dimension&quot;;[.AL61]=&quot;Al&quot;);[Tables.S115];[.AM6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4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6" table:formula="of:=IF([.O57]=2;&quot;NO&quot;;&quot;&quot;)">
            <text:p/>
          </table:table-cell>
          <table:table-cell/>
          <table:table-cell table:style-name="ce182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S101]=&quot;&quot;;&quot;&quot;;[.S101])">
            <text:p/>
          </table:table-cell>
          <table:table-cell table:number-columns-repeated="3"/>
          <table:table-cell table:style-name="ce411" office:value-type="float" office:value="34" calcext:value-type="float">
            <text:p>3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62]=&quot;&quot;;&quot;&quot;;IF([.AK62]=&quot;Mo&quot;;[.AM62];IF(AND([.$R$18]=&quot;Selenia&quot;;[.AL62]=&quot;Rh&quot;);[Tables.O116];IF(AND([.$R$18]=&quot;Selenia&quot;;[.AL62]=&quot;Ag&quot;);[Tables.P116];IF(AND([.$R$18]=&quot;Dimension&quot;;[.AL62]=&quot;Rh&quot;);[Tables.Q116];IF(AND([.$R$18]=&quot;Dimension&quot;;[.AL62]=&quot;Ag&quot;);[Tables.R116];IF(AND([.$R$18]=&quot;Dimension&quot;;[.AL62]=&quot;Al&quot;);[Tables.S116];[.AM6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65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4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6" table:formula="of:=IF([.O58]=2;&quot;NO&quot;;&quot;&quot;)">
            <text:p/>
          </table:table-cell>
          <table:table-cell/>
          <table:table-cell table:style-name="ce182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T101]=&quot;&quot;;&quot;&quot;;[.T101])">
            <text:p/>
          </table:table-cell>
          <table:table-cell table:number-columns-repeated="3"/>
          <table:table-cell table:style-name="ce411" office:value-type="float" office:value="34" calcext:value-type="float">
            <text:p>3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63]=&quot;&quot;;&quot;&quot;;IF([.AK63]=&quot;Mo&quot;;[.AM63];IF(AND([.$R$18]=&quot;Selenia&quot;;[.AL63]=&quot;Rh&quot;);[Tables.O117];IF(AND([.$R$18]=&quot;Selenia&quot;;[.AL63]=&quot;Ag&quot;);[Tables.P117];IF(AND([.$R$18]=&quot;Dimension&quot;;[.AL63]=&quot;Rh&quot;);[Tables.Q117];IF(AND([.$R$18]=&quot;Dimension&quot;;[.AL63]=&quot;Ag&quot;);[Tables.R117];IF(AND([.$R$18]=&quot;Dimension&quot;;[.AL63]=&quot;Al&quot;);[Tables.S117];[.AM6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182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U101]=&quot;&quot;;&quot;&quot;;[.U101])">
            <text:p/>
          </table:table-cell>
          <table:table-cell table:number-columns-repeated="3"/>
          <table:table-cell table:style-name="ce411" office:value-type="float" office:value="34" calcext:value-type="float">
            <text:p>3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64]=&quot;&quot;;&quot;&quot;;IF([.AK64]=&quot;Mo&quot;;[.AM64];IF(AND([.$R$18]=&quot;Selenia&quot;;[.AL64]=&quot;Rh&quot;);[Tables.O118];IF(AND([.$R$18]=&quot;Selenia&quot;;[.AL64]=&quot;Ag&quot;);[Tables.P118];IF(AND([.$R$18]=&quot;Dimension&quot;;[.AL64]=&quot;Rh&quot;);[Tables.Q118];IF(AND([.$R$18]=&quot;Dimension&quot;;[.AL64]=&quot;Ag&quot;);[Tables.R118];IF(AND([.$R$18]=&quot;Dimension&quot;;[.AL64]=&quot;Al&quot;);[Tables.S118];[.AM6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82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S102]=&quot;&quot;;&quot;&quot;;[.S102])">
            <text:p/>
          </table:table-cell>
          <table:table-cell table:number-columns-repeated="3"/>
          <table:table-cell table:style-name="ce411" office:value-type="float" office:value="34" calcext:value-type="float">
            <text:p>34</text:p>
          </table:table-cell>
          <table:table-cell table:style-name="ce411" office:value-type="float" office:value="50" calcext:value-type="float">
            <text:p>5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1" table:formula="of:=IF([.$V$21]=&quot;&quot;;&quot;&quot;;[.$V$21])">
            <text:p/>
          </table:table-cell>
          <table:table-cell table:style-name="ce411" table:formula="of:=IF([.$V$25]=&quot;&quot;;&quot;&quot;;[.$V$25])">
            <text:p/>
          </table:table-cell>
          <table:table-cell table:style-name="ce411" table:number-columns-repeated="6"/>
          <table:table-cell table:style-name="ce416" table:formula="of:=IF([.AM65]=&quot;&quot;;&quot;&quot;;IF([.AK65]=&quot;Mo&quot;;[.AM65];IF(AND([.$R$18]=&quot;Selenia&quot;;[.AL65]=&quot;Rh&quot;);[Tables.O119];IF(AND([.$R$18]=&quot;Selenia&quot;;[.AL65]=&quot;Ag&quot;);[Tables.P119];IF(AND([.$R$18]=&quot;Dimension&quot;;[.AL65]=&quot;Rh&quot;);[Tables.Q119];IF(AND([.$R$18]=&quot;Dimension&quot;;[.AL65]=&quot;Ag&quot;);[Tables.R119];IF(AND([.$R$18]=&quot;Dimension&quot;;[.AL65]=&quot;Al&quot;);[Tables.S119];[.AM6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2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T102]=&quot;&quot;;&quot;&quot;;[.T102])">
            <text:p/>
          </table:table-cell>
          <table:table-cell table:number-columns-repeated="3"/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5]=&quot;&quot;;&quot;&quot;;[.$V$25])">
            <text:p/>
          </table:table-cell>
          <table:table-cell table:style-name="ce68" office:value-type="float" office:value="33.49" calcext:value-type="float">
            <text:p>33.49</text:p>
          </table:table-cell>
          <table:table-cell table:style-name="ce68" office:value-type="float" office:value="664.4" calcext:value-type="float">
            <text:p>664.4</text:p>
          </table:table-cell>
          <table:table-cell table:style-name="ce68" office:value-type="float" office:value="3.912" calcext:value-type="float">
            <text:p>3.912</text:p>
          </table:table-cell>
          <table:table-cell table:style-name="ce68" table:number-columns-repeated="3"/>
          <table:table-cell table:style-name="ce122" table:formula="of:=IF([.AM66]=&quot;&quot;;&quot;&quot;;IF([.AK66]=&quot;Mo&quot;;[.AM66];IF(AND([.$R$18]=&quot;Selenia&quot;;[.AL66]=&quot;Rh&quot;);[Tables.O120];IF(AND([.$R$18]=&quot;Selenia&quot;;[.AL66]=&quot;Ag&quot;);[Tables.P120];IF(AND([.$R$18]=&quot;Dimension&quot;;[.AL66]=&quot;Rh&quot;);[Tables.Q120];IF(AND([.$R$18]=&quot;Dimension&quot;;[.AL66]=&quot;Ag&quot;);[Tables.R120];IF(AND([.$R$18]=&quot;Dimension&quot;;[.AL66]=&quot;Al&quot;);[Tables.S120];[.AM66])))))))" office:value-type="float" office:value="33.49" calcext:value-type="float">
            <text:p>33.49</text:p>
          </table:table-cell>
          <table:table-cell table:number-columns-repeated="97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2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U102]=&quot;&quot;;&quot;&quot;;[.U102])">
            <text:p/>
          </table:table-cell>
          <table:table-cell table:number-columns-repeated="3"/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68" table:formula="of:=IF([.$V$21]=&quot;&quot;;&quot;&quot;;[.$V$21])">
            <text:p/>
          </table:table-cell>
          <table:table-cell table:style-name="ce68" table:formula="of:=IF([.$V$25]=&quot;&quot;;&quot;&quot;;[.$V$25])">
            <text:p/>
          </table:table-cell>
          <table:table-cell table:style-name="ce68" office:value-type="float" office:value="36.01" calcext:value-type="float">
            <text:p>36.01</text:p>
          </table:table-cell>
          <table:table-cell table:style-name="ce68" office:value-type="float" office:value="713.2" calcext:value-type="float">
            <text:p>713.2</text:p>
          </table:table-cell>
          <table:table-cell table:style-name="ce68" office:value-type="float" office:value="4.37" calcext:value-type="float">
            <text:p>4.37</text:p>
          </table:table-cell>
          <table:table-cell table:style-name="ce68" table:number-columns-repeated="3"/>
          <table:table-cell table:style-name="ce122" table:formula="of:=IF([.AM67]=&quot;&quot;;&quot;&quot;;IF([.AK67]=&quot;Mo&quot;;[.AM67];IF(AND([.$R$18]=&quot;Selenia&quot;;[.AL67]=&quot;Rh&quot;);[Tables.O121];IF(AND([.$R$18]=&quot;Selenia&quot;;[.AL67]=&quot;Ag&quot;);[Tables.P121];IF(AND([.$R$18]=&quot;Dimension&quot;;[.AL67]=&quot;Rh&quot;);[Tables.Q121];IF(AND([.$R$18]=&quot;Dimension&quot;;[.AL67]=&quot;Ag&quot;);[Tables.R121];IF(AND([.$R$18]=&quot;Dimension&quot;;[.AL67]=&quot;Al&quot;);[Tables.S121];[.AM67])))))))" office:value-type="float" office:value="36.01" calcext:value-type="float">
            <text:p>36.01</text:p>
          </table:table-cell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2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82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S103]=&quot;&quot;;&quot;&quot;;[.S103])">
            <text:p/>
          </table:table-cell>
          <table:table-cell table:number-columns-repeated="3"/>
          <table:table-cell table:style-name="ce412" office:value-type="float" office:value="28" calcext:value-type="float">
            <text:p>28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</text:p>
          </table:table-cell>
          <table:table-cell table:style-name="ce412" table:formula="of:=IF([.$V$21]=&quot;&quot;;&quot;&quot;;[.$V$21])">
            <text:p/>
          </table:table-cell>
          <table:table-cell table:style-name="ce412" table:formula="of:=IF([.$V$24]=&quot;&quot;;&quot;&quot;;[.$V$24])">
            <text:p/>
          </table:table-cell>
          <table:table-cell table:style-name="ce412" table:number-columns-repeated="6"/>
          <table:table-cell table:style-name="ce419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14" office:value-type="string" calcext:value-type="string">
            <text:p>MQSA Equipment Standards</text:p>
          </table:table-cell>
          <table:table-cell table:style-name="ce18" table:number-columns-repeated="4"/>
          <table:table-cell table:style-name="ce163"/>
          <table:table-cell/>
          <table:table-cell table:style-name="ce182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T103]=&quot;&quot;;&quot;&quot;;[.T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4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6" table:formula="of:=IF([.O61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U103]=&quot;&quot;;&quot;&quot;;[.U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49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66" table:formula="of:=IF([.O62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91"/>
          <table:table-cell/>
          <table:table-cell table:style-name="ce398" office:value-type="string" calcext:value-type="string">
            <text:p>Dense Breast</text:p>
          </table:table-cell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49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66" table:formula="of:=IF([.O63]=2;&quot;NO&quot;;&quot;&quot;)">
            <text:p/>
          </table:table-cell>
          <table:table-cell/>
          <table:table-cell table:style-name="ce182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V100]=&quot;&quot;;&quot;&quot;;[.V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4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6" table:formula="of:=IF([.O64]=2;&quot;NO&quot;;&quot;&quot;)">
            <text:p/>
          </table:table-cell>
          <table:table-cell/>
          <table:table-cell table:style-name="ce182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W100]=&quot;&quot;;&quot;&quot;;[.W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49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66" table:formula="of:=IF([.O65]=2;&quot;NO&quot;;&quot;&quot;)">
            <text:p/>
          </table:table-cell>
          <table:table-cell/>
          <table:table-cell table:style-name="ce182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X100]=&quot;&quot;;&quot;&quot;;[.X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4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6" table:formula="of:=IF([.O66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V101]=&quot;&quot;;&quot;&quot;;[.V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4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6" table:formula="of:=IF([.O67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W101]=&quot;&quot;;&quot;&quot;;[.W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4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6" table:formula="of:=IF([.O68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X101]=&quot;&quot;;&quot;&quot;;[.X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4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6" table:formula="of:=IF([.O69]=2;&quot;NO&quot;;&quot;&quot;)">
            <text:p/>
          </table:table-cell>
          <table:table-cell/>
          <table:table-cell table:style-name="ce182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V102]=&quot;&quot;;&quot;&quot;;[.V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4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6" table:formula="of:=IF([.O70]=2;&quot;NO&quot;;&quot;&quot;)">
            <text:p/>
          </table:table-cell>
          <table:table-cell/>
          <table:table-cell table:style-name="ce182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W102]=&quot;&quot;;&quot;&quot;;[.W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4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6" table:formula="of:=IF([.O71]=2;&quot;NO&quot;;&quot;&quot;)">
            <text:p/>
          </table:table-cell>
          <table:table-cell/>
          <table:table-cell table:style-name="ce182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X102]=&quot;&quot;;&quot;&quot;;[.X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49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66" table:formula="of:=IF([.O72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Target/Filter:</text:p>
          </table:table-cell>
          <table:table-cell table:style-name="ce402"/>
          <table:table-cell/>
          <table:table-cell table:style-name="ce407" table:formula="of:=IF([.V103]=&quot;&quot;;&quot;&quot;;[.V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4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6" table:formula="of:=IF([.O73]=2;&quot;NO&quot;;&quot;&quot;)">
            <text:p/>
          </table:table-cell>
          <table:table-cell/>
          <table:table-cell table:style-name="ce182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p:</text:p>
          </table:table-cell>
          <table:table-cell table:style-name="ce402"/>
          <table:table-cell/>
          <table:table-cell table:style-name="ce407" table:formula="of:=IF([.W103]=&quot;&quot;;&quot;&quot;;[.W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4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6" table:formula="of:=IF([.O74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Density:</text:p>
          </table:table-cell>
          <table:table-cell table:style-name="ce402"/>
          <table:table-cell/>
          <table:table-cell table:style-name="ce407" table:formula="of:=IF([.X103]=&quot;&quot;;&quot;&quot;;[.X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4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6" table:formula="of:=IF([.O75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4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6" table:formula="of:=IF([.O76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MGD:</text:p>
          </table:table-cell>
          <table:table-cell table:style-name="ce402" office:value-type="float" office:value="1.6" calcext:value-type="float">
            <text:p>1.6</text:p>
          </table:table-cell>
          <table:table-cell/>
          <table:table-cell table:style-name="ce409" table:formula="of:=IF([.X227]=&quot;&quot;;&quot;&quot;;[.X227])" office:value-type="float" office:value="0.0898553713175409" calcext:value-type="float">
            <text:p>0.09</text:p>
          </table:table-cell>
          <table:table-cell table:number-columns-repeated="994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4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6" table:formula="of:=IF([.O77]=2;&quot;NO&quot;;&quot;&quot;)">
            <text:p/>
          </table:table-cell>
          <table:table-cell/>
          <table:table-cell table:style-name="ce182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mGy/mAs:</text:p>
          </table:table-cell>
          <table:table-cell table:style-name="ce402" office:value-type="float" office:value="0.124" calcext:value-type="float">
            <text:p>0.124</text:p>
          </table:table-cell>
          <table:table-cell/>
          <table:table-cell table:style-name="ce410" table:formula="of:=IF([.W268]=&quot;&quot;;&quot;&quot;;[.W268])" office:value-type="float" office:value="0.04078" calcext:value-type="float">
            <text:p>0.041</text:p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4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6" table:formula="of:=IF([.O78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mGy/s:</text:p>
          </table:table-cell>
          <table:table-cell table:style-name="ce402" office:value-type="float" office:value="12.047" calcext:value-type="float">
            <text:p>12.047</text:p>
          </table:table-cell>
          <table:table-cell/>
          <table:table-cell table:style-name="ce409" table:formula="of:=IF([.X268]=&quot;&quot;;&quot;&quot;;[.X268])" office:value-type="float" office:value="4.06053888813321" calcext:value-type="float">
            <text:p>4.06</text:p>
          </table:table-cell>
          <table:table-cell table:number-columns-repeated="99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4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6" table:formula="of:=IF([.O79]=2;&quot;NO&quot;;&quot;&quot;)">
            <text:p/>
          </table:table-cell>
          <table:table-cell/>
          <table:table-cell table:style-name="ce182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91"/>
          <table:table-cell/>
          <table:table-cell table:style-name="ce35" office:value-type="string" calcext:value-type="string">
            <text:p>Image Quality (Printer)</text:p>
          </table:table-cell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4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6" table:formula="of:=IF([.O80]=2;&quot;NO&quot;;&quot;&quot;)">
            <text:p/>
          </table:table-cell>
          <table:table-cell/>
          <table:table-cell table:style-name="ce182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kV:</text:p>
          </table:table-cell>
          <table:table-cell table:style-name="ce402"/>
          <table:table-cell/>
          <table:table-cell table:style-name="ce407" table:formula="of:=IF([.Q307]=&quot;&quot;;&quot;&quot;;[.Q30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4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6" table:formula="of:=IF([.O81]=2;&quot;NO&quot;;&quot;&quot;)">
            <text:p/>
          </table:table-cell>
          <table:table-cell/>
          <table:table-cell table:style-name="ce182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mA:</text:p>
          </table:table-cell>
          <table:table-cell table:style-name="ce402"/>
          <table:table-cell/>
          <table:table-cell table:style-name="ce407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49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66" table:formula="of:=IF([.O82]=2;&quot;NO&quot;;&quot;&quot;)">
            <text:p/>
          </table:table-cell>
          <table:table-cell/>
          <table:table-cell table:style-name="ce182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Bkg Density:</text:p>
          </table:table-cell>
          <table:table-cell table:style-name="ce402"/>
          <table:table-cell/>
          <table:table-cell table:style-name="ce407" table:formula="of:=IF([.Q309]=&quot;&quot;;&quot;&quot;;[.Q309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4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6" table:formula="of:=IF([.O83]=2;&quot;NO&quot;;&quot;&quot;)">
            <text:p/>
          </table:table-cell>
          <table:table-cell/>
          <table:table-cell table:style-name="ce182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91"/>
          <table:table-cell/>
          <table:table-cell table:style-name="ce36" office:value-type="string" calcext:value-type="string">
            <text:p>Inside disk:</text:p>
          </table:table-cell>
          <table:table-cell table:style-name="ce402"/>
          <table:table-cell/>
          <table:table-cell table:style-name="ce407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4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6" table:formula="of:=IF([.O84]=2;&quot;NO&quot;;&quot;&quot;)">
            <text:p/>
          </table:table-cell>
          <table:table-cell/>
          <table:table-cell table:style-name="ce179"/>
          <table:table-cell table:style-name="ce32" table:number-columns-repeated="9"/>
          <table:table-cell table:style-name="ce392"/>
          <table:table-cell/>
          <table:table-cell table:style-name="ce36" office:value-type="string" calcext:value-type="string">
            <text:p>Outside disk:</text:p>
          </table:table-cell>
          <table:table-cell table:style-name="ce402"/>
          <table:table-cell/>
          <table:table-cell table:style-name="ce407" table:formula="of:=IF([.Q311]=&quot;&quot;;&quot;&quot;;[.Q31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4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6" table:formula="of:=IF([.O85]=2;&quot;NO&quot;;&quot;&quot;)">
            <text:p/>
          </table:table-cell>
          <table:table-cell table:number-columns-repeated="13"/>
          <table:table-cell table:style-name="ce36" office:value-type="string" calcext:value-type="string">
            <text:p>Difference:</text:p>
          </table:table-cell>
          <table:table-cell table:style-name="ce402"/>
          <table:table-cell/>
          <table:table-cell table:style-name="ce407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4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6" table:formula="of:=IF([.O86]=2;&quot;NO&quot;;&quot;&quot;)">
            <text:p/>
          </table:table-cell>
          <table:table-cell table:number-columns-repeated="6"/>
          <table:table-cell table:style-name="ce113" office:value-type="string" calcext:value-type="string">
            <text:p>Mammography Phototimer Technique Chart</text:p>
          </table:table-cell>
          <table:table-cell table:number-columns-repeated="6"/>
          <table:table-cell table:style-name="ce36" office:value-type="string" calcext:value-type="string">
            <text:p>Fibers:</text:p>
          </table:table-cell>
          <table:table-cell table:style-name="ce402"/>
          <table:table-cell/>
          <table:table-cell table:style-name="ce407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4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6" table:formula="of:=IF([.O87]=2;&quot;NO&quot;;&quot;&quot;)">
            <text:p/>
          </table:table-cell>
          <table:table-cell/>
          <table:table-cell table:style-name="ce180"/>
          <table:table-cell table:style-name="ce74" table:number-columns-repeated="9"/>
          <table:table-cell table:style-name="ce120"/>
          <table:table-cell/>
          <table:table-cell table:style-name="ce36" office:value-type="string" calcext:value-type="string">
            <text:p>Specks:</text:p>
          </table:table-cell>
          <table:table-cell table:style-name="ce402"/>
          <table:table-cell/>
          <table:table-cell table:style-name="ce407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49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66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9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9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9"/>
          <table:table-cell table:style-name="ce391"/>
          <table:table-cell/>
          <table:table-cell table:style-name="ce36" office:value-type="string" calcext:value-type="string">
            <text:p>Masses:</text:p>
          </table:table-cell>
          <table:table-cell table:style-name="ce402"/>
          <table:table-cell/>
          <table:table-cell table:style-name="ce407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4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6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90"/>
          <table:table-cell table:style-name="ce105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90"/>
          <table:table-cell table:style-name="ce38"/>
          <table:table-cell table:style-name="ce58"/>
          <table:table-cell table:style-name="ce90"/>
          <table:table-cell table:style-name="ce391"/>
          <table:table-cell/>
          <table:table-cell table:style-name="ce35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4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6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1"/>
          <table:table-cell/>
          <table:table-cell table:style-name="ce36" office:value-type="string" calcext:value-type="string">
            <text:p>kV:</text:p>
          </table:table-cell>
          <table:table-cell table:style-name="ce402"/>
          <table:table-cell/>
          <table:table-cell table:style-name="ce407" table:formula="of:=IF([.Q323]=&quot;&quot;;&quot;&quot;;[.Q32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4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6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194" table:formula="of:=IF([.P108]&lt;&gt;&quot;&quot;;[.P108];IF([.AB46]=&quot;&quot;;&quot;&quot;;[.AB46]))">
            <text:p/>
          </table:table-cell>
          <table:table-cell table:style-name="ce223" table:formula="of:=IF([.Q108]&lt;&gt;&quot;&quot;;[.Q108];IF([.AB47]=&quot;&quot;;&quot;&quot;;[.AB47]))">
            <text:p/>
          </table:table-cell>
          <table:table-cell table:style-name="ce265" table:formula="of:=IF([.R108]&lt;&gt;&quot;&quot;;[.R108];IF([.AB48]=&quot;&quot;;&quot;&quot;;[.AB48]))">
            <text:p/>
          </table:table-cell>
          <table:table-cell table:style-name="ce194" table:formula="of:=IF([.S108]&lt;&gt;&quot;&quot;;[.S180];IF([.AB59]=&quot;&quot;;&quot;&quot;;[.AB59]))">
            <text:p/>
          </table:table-cell>
          <table:table-cell table:style-name="ce223" table:formula="of:=IF([.T108]&lt;&gt;&quot;&quot;;[.T108];IF([.AB60]=&quot;&quot;;&quot;&quot;;[.AB60]))">
            <text:p/>
          </table:table-cell>
          <table:table-cell table:style-name="ce265" table:formula="of:=IF([.U108]&lt;&gt;&quot;&quot;;[.U108];IF([.AB61]=&quot;&quot;;&quot;&quot;;[.AB61]))">
            <text:p/>
          </table:table-cell>
          <table:table-cell table:style-name="ce194" table:formula="of:=IF([.V108]&lt;&gt;&quot;&quot;;[.V108];IF([.AB72]=&quot;&quot;;&quot;&quot;;[.AB72]))">
            <text:p/>
          </table:table-cell>
          <table:table-cell table:style-name="ce223" table:formula="of:=IF([.W108]&lt;&gt;&quot;&quot;;[.W108];IF([.AB73]=&quot;&quot;;&quot;&quot;;[.AB73]))">
            <text:p/>
          </table:table-cell>
          <table:table-cell table:style-name="ce265" table:formula="of:=IF([.X108]&lt;&gt;&quot;&quot;;[.X108];IF([.AB74]=&quot;&quot;;&quot;&quot;;[.AB74]))">
            <text:p/>
          </table:table-cell>
          <table:table-cell table:style-name="ce391"/>
          <table:table-cell/>
          <table:table-cell table:style-name="ce36" office:value-type="string" calcext:value-type="string">
            <text:p>mA:</text:p>
          </table:table-cell>
          <table:table-cell table:style-name="ce402"/>
          <table:table-cell/>
          <table:table-cell table:style-name="ce407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4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6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195" table:formula="of:=IF([.P109]&lt;&gt;&quot;&quot;;[.P109];IF([.AB49]=&quot;&quot;;&quot;&quot;;[.AB49]))">
            <text:p/>
          </table:table-cell>
          <table:table-cell table:style-name="ce224" table:formula="of:=IF([.Q109]&lt;&gt;&quot;&quot;;[.Q109];IF([.AB50]=&quot;&quot;;&quot;&quot;;[.AB50]))">
            <text:p/>
          </table:table-cell>
          <table:table-cell table:style-name="ce266" table:formula="of:=IF([.R109]&lt;&gt;&quot;&quot;;[.R109];IF([.AB51]=&quot;&quot;;&quot;&quot;;[.AB51]))">
            <text:p/>
          </table:table-cell>
          <table:table-cell table:style-name="ce195" table:formula="of:=IF([.S109]&lt;&gt;&quot;&quot;;[.S181];IF([.AB62]=&quot;&quot;;&quot;&quot;;[.AB62]))">
            <text:p/>
          </table:table-cell>
          <table:table-cell table:style-name="ce224" table:formula="of:=IF([.T109]&lt;&gt;&quot;&quot;;[.T109];IF([.AB63]=&quot;&quot;;&quot;&quot;;[.AB63]))">
            <text:p/>
          </table:table-cell>
          <table:table-cell table:style-name="ce266" table:formula="of:=IF([.U109]&lt;&gt;&quot;&quot;;[.U109];IF([.AB64]=&quot;&quot;;&quot;&quot;;[.AB64]))">
            <text:p/>
          </table:table-cell>
          <table:table-cell table:style-name="ce195" table:formula="of:=IF([.V109]&lt;&gt;&quot;&quot;;[.V109];IF([.AB75]=&quot;&quot;;&quot;&quot;;[.AB75]))">
            <text:p/>
          </table:table-cell>
          <table:table-cell table:style-name="ce224" table:formula="of:=IF([.W109]&lt;&gt;&quot;&quot;;[.W109];IF([.AB76]=&quot;&quot;;&quot;&quot;;[.AB76]))">
            <text:p/>
          </table:table-cell>
          <table:table-cell table:style-name="ce266" table:formula="of:=IF([.X109]&lt;&gt;&quot;&quot;;[.X109];IF([.AB77]=&quot;&quot;;&quot;&quot;;[.AB77]))">
            <text:p/>
          </table:table-cell>
          <table:table-cell table:style-name="ce391"/>
          <table:table-cell/>
          <table:table-cell table:style-name="ce36" office:value-type="string" calcext:value-type="string">
            <text:p>Exp Ind:</text:p>
          </table:table-cell>
          <table:table-cell table:style-name="ce402"/>
          <table:table-cell/>
          <table:table-cell table:style-name="ce407" table:formula="of:=IF([.Q325]=&quot;&quot;;&quot;&quot;;[.Q325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24" office:value-type="string" calcext:value-type="string">
            <text:p>5 to 7 cm</text:p>
          </table:table-cell>
          <table:table-cell table:style-name="ce195" table:formula="of:=IF([.P110]&lt;&gt;&quot;&quot;;[.P110];IF([.AB52]=&quot;&quot;;&quot;&quot;;[.AB52]))">
            <text:p/>
          </table:table-cell>
          <table:table-cell table:style-name="ce224" table:formula="of:=IF([.Q110]&lt;&gt;&quot;&quot;;[.Q110];IF([.AB53]=&quot;&quot;;&quot;&quot;;[.AB53]))">
            <text:p/>
          </table:table-cell>
          <table:table-cell table:style-name="ce266" table:formula="of:=IF([.R110]&lt;&gt;&quot;&quot;;[.R110];IF([.AB54]=&quot;&quot;;&quot;&quot;;[.AB54]))">
            <text:p/>
          </table:table-cell>
          <table:table-cell table:style-name="ce195" table:formula="of:=IF([.S110]&lt;&gt;&quot;&quot;;[.S182];IF([.AB65]=&quot;&quot;;&quot;&quot;;[.AB65]))">
            <text:p/>
          </table:table-cell>
          <table:table-cell table:style-name="ce224" table:formula="of:=IF([.T110]&lt;&gt;&quot;&quot;;[.T110];IF([.AB66]=&quot;&quot;;&quot;&quot;;[.AB66]))">
            <text:p/>
          </table:table-cell>
          <table:table-cell table:style-name="ce266" table:formula="of:=IF([.U110]&lt;&gt;&quot;&quot;;[.U110];IF([.AB67]=&quot;&quot;;&quot;&quot;;[.AB67]))">
            <text:p/>
          </table:table-cell>
          <table:table-cell table:style-name="ce195" table:formula="of:=IF([.V110]&lt;&gt;&quot;&quot;;[.V110];IF([.AB78]=&quot;&quot;;&quot;&quot;;[.AB78]))">
            <text:p/>
          </table:table-cell>
          <table:table-cell table:style-name="ce224" table:formula="of:=IF([.W110]&lt;&gt;&quot;&quot;;[.W110];IF([.AB79]=&quot;&quot;;&quot;&quot;;[.AB79]))">
            <text:p/>
          </table:table-cell>
          <table:table-cell table:style-name="ce266" table:formula="of:=IF([.X110]&lt;&gt;&quot;&quot;;[.X110];IF([.AB80]=&quot;&quot;;&quot;&quot;;[.AB80]))">
            <text:p/>
          </table:table-cell>
          <table:table-cell table:style-name="ce391"/>
          <table:table-cell/>
          <table:table-cell table:style-name="ce36" office:value-type="string" calcext:value-type="string">
            <text:p>Fibers:</text:p>
          </table:table-cell>
          <table:table-cell table:style-name="ce402"/>
          <table:table-cell/>
          <table:table-cell table:style-name="ce407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196" table:formula="of:=IF([.P111]&lt;&gt;&quot;&quot;;[.P111];IF([.AB55]=&quot;&quot;;&quot;&quot;;[.AB55]))">
            <text:p/>
          </table:table-cell>
          <table:table-cell table:style-name="ce225" table:formula="of:=IF([.Q111]&lt;&gt;&quot;&quot;;[.Q111];IF([.AB56]=&quot;&quot;;&quot;&quot;;[.AB56]))">
            <text:p/>
          </table:table-cell>
          <table:table-cell table:style-name="ce267" table:formula="of:=IF([.R111]&lt;&gt;&quot;&quot;;[.R111];IF([.AB57]=&quot;&quot;;&quot;&quot;;[.AB57]))">
            <text:p/>
          </table:table-cell>
          <table:table-cell table:style-name="ce196" table:formula="of:=IF([.S111]&lt;&gt;&quot;&quot;;[.S183];IF([.AB68]=&quot;&quot;;&quot;&quot;;[.AB68]))">
            <text:p/>
          </table:table-cell>
          <table:table-cell table:style-name="ce225" table:formula="of:=IF([.T111]&lt;&gt;&quot;&quot;;[.T111];IF([.AB69]=&quot;&quot;;&quot;&quot;;[.AB69]))">
            <text:p/>
          </table:table-cell>
          <table:table-cell table:style-name="ce267" table:formula="of:=IF([.U111]&lt;&gt;&quot;&quot;;[.U111];IF([.AB70]=&quot;&quot;;&quot;&quot;;[.AB70]))">
            <text:p/>
          </table:table-cell>
          <table:table-cell table:style-name="ce196" table:formula="of:=IF([.V111]&lt;&gt;&quot;&quot;;[.V111];IF([.AB81]=&quot;&quot;;&quot;&quot;;[.AB81]))">
            <text:p/>
          </table:table-cell>
          <table:table-cell table:style-name="ce225" table:formula="of:=IF([.W111]&lt;&gt;&quot;&quot;;[.W111];IF([.AB82]=&quot;&quot;;&quot;&quot;;[.AB82]))">
            <text:p/>
          </table:table-cell>
          <table:table-cell table:style-name="ce267" table:formula="of:=IF([.X111]&lt;&gt;&quot;&quot;;[.X111];IF([.AB83]=&quot;&quot;;&quot;&quot;;[.AB83]))">
            <text:p/>
          </table:table-cell>
          <table:table-cell table:style-name="ce391"/>
          <table:table-cell/>
          <table:table-cell table:style-name="ce36" office:value-type="string" calcext:value-type="string">
            <text:p>Specks:</text:p>
          </table:table-cell>
          <table:table-cell table:style-name="ce402"/>
          <table:table-cell/>
          <table:table-cell table:style-name="ce407" table:formula="of:=IF([.Q327]=&quot;&quot;;&quot;&quot;;[.Q32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178"/>
          <table:table-cell table:number-columns-repeated="9"/>
          <table:table-cell table:style-name="ce391"/>
          <table:table-cell/>
          <table:table-cell table:style-name="ce36" office:value-type="string" calcext:value-type="string">
            <text:p>Masses:</text:p>
          </table:table-cell>
          <table:table-cell table:style-name="ce402"/>
          <table:table-cell/>
          <table:table-cell table:style-name="ce407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9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9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9"/>
          <table:table-cell table:style-name="ce391"/>
          <table:table-cell/>
          <table:table-cell table:style-name="ce36" office:value-type="string" calcext:value-type="string">
            <text:p>kV:</text:p>
          </table:table-cell>
          <table:table-cell table:style-name="ce402"/>
          <table:table-cell/>
          <table:table-cell table:style-name="ce407" table:formula="of:=IF([.U323]=&quot;&quot;;&quot;&quot;;[.U32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90"/>
          <table:table-cell table:style-name="ce105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90"/>
          <table:table-cell table:style-name="ce38"/>
          <table:table-cell table:style-name="ce58"/>
          <table:table-cell table:style-name="ce90"/>
          <table:table-cell table:style-name="ce391"/>
          <table:table-cell/>
          <table:table-cell table:style-name="ce36" office:value-type="string" calcext:value-type="string">
            <text:p>mA:</text:p>
          </table:table-cell>
          <table:table-cell table:style-name="ce402"/>
          <table:table-cell/>
          <table:table-cell table:style-name="ce407" table:formula="of:=IF([.U324]=&quot;&quot;;&quot;&quot;;[.U324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1" office:value-type="string" calcext:value-type="string">
            <text:p>Density</text:p>
          </table:table-cell>
          <table:table-cell table:style-name="ce391"/>
          <table:table-cell/>
          <table:table-cell table:style-name="ce36" office:value-type="string" calcext:value-type="string">
            <text:p>Exp Ind:</text:p>
          </table:table-cell>
          <table:table-cell table:style-name="ce402"/>
          <table:table-cell/>
          <table:table-cell table:style-name="ce407" table:formula="of:=IF([.U325]=&quot;&quot;;&quot;&quot;;[.U325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197"/>
          <table:table-cell table:style-name="ce226"/>
          <table:table-cell table:style-name="ce268"/>
          <table:table-cell table:style-name="ce197"/>
          <table:table-cell table:style-name="ce226"/>
          <table:table-cell table:style-name="ce268"/>
          <table:table-cell table:style-name="ce197"/>
          <table:table-cell table:style-name="ce226"/>
          <table:table-cell table:style-name="ce268"/>
          <table:table-cell table:style-name="ce391"/>
          <table:table-cell/>
          <table:table-cell table:style-name="ce36" office:value-type="string" calcext:value-type="string">
            <text:p>Fibers:</text:p>
          </table:table-cell>
          <table:table-cell table:style-name="ce402"/>
          <table:table-cell/>
          <table:table-cell table:style-name="ce407" table:formula="of:=IF([.U326]=&quot;&quot;;&quot;&quot;;[.U326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391"/>
          <table:table-cell/>
          <table:table-cell table:style-name="ce36" office:value-type="string" calcext:value-type="string">
            <text:p>Specks:</text:p>
          </table:table-cell>
          <table:table-cell table:style-name="ce402"/>
          <table:table-cell/>
          <table:table-cell table:style-name="ce407" table:formula="of:=IF([.U327]=&quot;&quot;;&quot;&quot;;[.U32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391"/>
          <table:table-cell/>
          <table:table-cell table:style-name="ce36" office:value-type="string" calcext:value-type="string">
            <text:p>Masses:</text:p>
          </table:table-cell>
          <table:table-cell table:style-name="ce402"/>
          <table:table-cell/>
          <table:table-cell table:style-name="ce407" table:formula="of:=IF([.U328]=&quot;&quot;;&quot;&quot;;[.U32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83" office:value-type="string" calcext:value-type="string">
            <text:p>&gt;7 cm</text:p>
          </table:table-cell>
          <table:table-cell table:style-name="ce199"/>
          <table:table-cell table:style-name="ce228"/>
          <table:table-cell table:style-name="ce270"/>
          <table:table-cell table:style-name="ce199"/>
          <table:table-cell table:style-name="ce228"/>
          <table:table-cell table:style-name="ce270"/>
          <table:table-cell table:style-name="ce199"/>
          <table:table-cell table:style-name="ce228"/>
          <table:table-cell table:style-name="ce270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84" table:number-columns-repeated="10"/>
          <table:table-cell table:number-columns-repeated="2"/>
          <table:table-cell table:style-name="ce36" office:value-type="string" calcext:value-type="string">
            <text:p>SNR:</text:p>
          </table:table-cell>
          <table:table-cell table:style-name="ce402" office:value-type="float" office:value="45.8" calcext:value-type="float">
            <text:p>45.8</text:p>
          </table:table-cell>
          <table:table-cell/>
          <table:table-cell table:style-name="ce407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13" office:value-type="string" calcext:value-type="string">
            <text:p>Inspection Results</text:p>
          </table:table-cell>
          <table:table-cell table:number-columns-repeated="6"/>
          <table:table-cell table:style-name="ce36" office:value-type="string" calcext:value-type="string">
            <text:p>CNR:</text:p>
          </table:table-cell>
          <table:table-cell table:style-name="ce402" office:value-type="float" office:value="9.9" calcext:value-type="float">
            <text:p>9.9</text:p>
          </table:table-cell>
          <table:table-cell/>
          <table:table-cell table:style-name="ce407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85" office:value-type="string" calcext:value-type="string">
            <text:p>Compression Force Indicator</text:p>
          </table:table-cell>
          <table:table-cell table:style-name="ce74" table:number-columns-repeated="9"/>
          <table:table-cell table:style-name="ce120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office:value-type="string" calcext:value-type="string">
            <text:p>Power</text:p>
          </table:table-cell>
          <table:table-cell table:style-name="ce229" table:number-columns-repeated="4"/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office:value-type="string" calcext:value-type="string">
            <text:p>Manual</text:p>
          </table:table-cell>
          <table:table-cell table:style-name="ce229" table:number-columns-repeated="4"/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86" office:value-type="string" calcext:value-type="string">
            <text:p>Compression Thickness Indicator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178"/>
          <table:table-cell table:style-name="ce6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271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178"/>
          <table:table-cell table:style-name="ce6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style-name="ce271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5]=&quot;&quot;;&quot;&quot;;ABS([.Q125]-[.P125]))" office:value-type="float" office:value="0" calcext:value-type="float">
            <text:p>0</text:p>
          </table:table-cell>
          <table:table-cell table:style-name="ce36" office:value-type="string" calcext:value-type="string">
            <text:p>Mean:</text:p>
          </table:table-cell>
          <table:table-cell table:style-name="ce115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6]=&quot;&quot;;&quot;&quot;;ABS([.Q126]-[.P126]))" office:value-type="float" office:value="0" calcext:value-type="float">
            <text:p>0</text:p>
          </table:table-cell>
          <table:table-cell table:style-name="ce36" office:value-type="string" calcext:value-type="string">
            <text:p>StDev:</text:p>
          </table:table-cell>
          <table:table-cell table:style-name="ce116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178"/>
          <table:table-cell table:style-name="ce6" office:value-type="float" office:value="6" calcext:value-type="float">
            <text:p>6</text:p>
          </table:table-cell>
          <table:table-cell table:style-name="ce204" office:value-type="float" office:value="6.1" calcext:value-type="float">
            <text:p>6.1</text:p>
          </table:table-cell>
          <table:table-cell table:style-name="ce271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178"/>
          <table:table-cell table:style-name="ce6" office:value-type="float" office:value="8" calcext:value-type="float">
            <text:p>8</text:p>
          </table:table-cell>
          <table:table-cell table:style-name="ce204" office:value-type="float" office:value="8.1" calcext:value-type="float">
            <text:p>8.1</text:p>
          </table:table-cell>
          <table:table-cell table:style-name="ce271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2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63" office:value-type="string" calcext:value-type="string">
            <text:p>Compression thickness indicator: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2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2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63"/>
          <table:table-cell/>
          <table:table-cell table:style-name="ce186" office:value-type="string" calcext:value-type="string">
            <text:p>Artifact Evaluation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Receptor:</text:p>
          </table:table-cell>
          <table:table-cell table:number-columns-repeated="2" table:style-name="ce68" office:value-type="string" calcext:value-type="string">
            <text:p>18x24</text:p>
          </table:table-cell>
          <table:table-cell table:number-columns-repeated="2" table:style-name="ce68" office:value-type="string" calcext:value-type="string">
            <text:p>24x30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66" table:formula="of:=IF([.Q116]=&quot;&quot;;&quot;&quot;;[.Q116])">
            <text:p/>
          </table:table-cell>
          <table:table-cell table:style-name="ce66" table:formula="of:=IF([.R116]=&quot;&quot;;&quot;&quot;;[.R116])">
            <text:p/>
          </table:table-cell>
          <table:table-cell table:style-name="ce66" table:formula="of:=IF([.S116]=&quot;&quot;;&quot;&quot;;[.S116])">
            <text:p/>
          </table:table-cell>
          <table:table-cell table:style-name="ce66" table:formula="of:=IF([.T116]=&quot;&quot;;&quot;&quot;;[.T116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Target:</text:p>
          </table:table-cell>
          <table:table-cell table:number-columns-repeated="4" table:style-name="ce229" office:value-type="string" calcext:value-type="string">
            <text:p>Mo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66" table:formula="of:=IF([.Q117]=&quot;&quot;;&quot;&quot;;[.Q117])">
            <text:p/>
          </table:table-cell>
          <table:table-cell table:style-name="ce66" table:formula="of:=IF([.R117]=&quot;&quot;;&quot;&quot;;[.R117])">
            <text:p/>
          </table:table-cell>
          <table:table-cell table:style-name="ce66" table:formula="of:=IF([.S117]=&quot;&quot;;&quot;&quot;;[.S117])">
            <text:p/>
          </table:table-cell>
          <table:table-cell table:style-name="ce66" table:formula="of:=IF([.T117]=&quot;&quot;;&quot;&quot;;[.T117])">
            <text:p/>
          </table:table-cell>
          <table:table-cell/>
          <table:table-cell table:style-name="ce36" office:value-type="string" calcext:value-type="string">
            <text:p>Acceptable:</text:p>
          </table:table-cell>
          <table:table-cell table:style-name="ce121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64"/>
          <table:table-cell/>
          <table:table-cell table:style-name="ce178"/>
          <table:table-cell table:style-name="ce36" office:value-type="string" calcext:value-type="string">
            <text:p>Filter:</text:p>
          </table:table-cell>
          <table:table-cell table:number-columns-repeated="2" table:style-name="ce229" office:value-type="string" calcext:value-type="string">
            <text:p>Mo</text:p>
          </table:table-cell>
          <table:table-cell table:number-columns-repeated="2" table:style-name="ce229" office:value-type="string" calcext:value-type="string">
            <text:p>Rh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Focal spot:</text:p>
          </table:table-cell>
          <table:table-cell table:style-name="ce68" office:value-type="string" calcext:value-type="string">
            <text:p>Large</text:p>
          </table:table-cell>
          <table:table-cell table:style-name="ce68" office:value-type="string" calcext:value-type="string">
            <text:p>Small</text:p>
          </table:table-cell>
          <table:table-cell table:style-name="ce68" office:value-type="string" calcext:value-type="string">
            <text:p>Large</text:p>
          </table:table-cell>
          <table:table-cell table:style-name="ce68" office:value-type="string" calcext:value-type="string">
            <text:p>Small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kV:</text:p>
          </table:table-cell>
          <table:table-cell table:style-name="ce230" table:number-columns-repeated="4"/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78"/>
          <table:table-cell table:style-name="ce36" office:value-type="string" calcext:value-type="string">
            <text:p>mAs:</text:p>
          </table:table-cell>
          <table:table-cell table:style-name="ce230" table:number-columns-repeated="4"/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36" office:value-type="string" calcext:value-type="string">
            <text:p>EI:</text:p>
          </table:table-cell>
          <table:table-cell table:style-name="ce230" table:number-columns-repeated="4"/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6" office:value-type="string" calcext:value-type="string">
            <text:p>Paddle flex is less than 1 cm:</text:p>
          </table:table-cell>
          <table:table-cell table:style-name="ce145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50" table:formula="of:=IF([.O132]=2;&quot;NO&quot;;&quot;&quot;)">
            <text:p/>
          </table:table-cell>
          <table:table-cell table:style-name="ce164"/>
          <table:table-cell/>
          <table:table-cell table:style-name="ce178"/>
          <table:table-cell table:style-name="ce36" office:value-type="string" calcext:value-type="string">
            <text:p>Acceptable:</text:p>
          </table:table-cell>
          <table:table-cell table:style-name="ce230" table:number-columns-repeated="4"/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67" table:formula="of:=IF([.Q123]=&quot;&quot;;&quot;&quot;;[.Q123])" office:value-type="float" office:value="1" calcext:value-type="float">
            <text:p>1</text:p>
          </table:table-cell>
          <table:table-cell table:style-name="ce95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6" office:value-type="string" calcext:value-type="string">
            <text:p>Overall unit assembly:</text:p>
          </table:table-cell>
          <table:table-cell table:style-name="ce145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50" table:formula="of:=IF([.O133]=2;&quot;NO&quot;;&quot;&quot;)">
            <text:p/>
          </table:table-cell>
          <table:table-cell table:style-name="ce164"/>
          <table:table-cell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67" table:formula="of:=IF([.Q124]=&quot;&quot;;&quot;&quot;;[.Q124])" office:value-type="float" office:value="2" calcext:value-type="float">
            <text:p>2</text:p>
          </table:table-cell>
          <table:table-cell table:style-name="ce95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Compression thickness indicator:</text:p>
          </table:table-cell>
          <table:table-cell table:style-name="ce145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28" office:value-type="string" calcext:value-type="string">
            <text:p>Comments:</text:p>
          </table:table-cell>
          <table:table-cell table:style-name="ce231" table:formula="of:=IF([.Q147]&lt;&gt;&quot;&quot;;[.Q147];IF([.AB190]=&quot;&quot;;&quot;&quot;;[.AB190]))">
            <text:p/>
          </table:table-cell>
          <table:table-cell table:style-name="ce272"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5]=&quot;&quot;;&quot;&quot;;[.Q125])" office:value-type="float" office:value="4" calcext:value-type="float">
            <text:p>4</text:p>
          </table:table-cell>
          <table:table-cell table:style-name="ce95" table:formula="of:=IF([.R125]=&quot;&quot;;&quot;&quot;;[.R125])" office:value-type="float" office:value="0" calcext:value-type="float">
            <text:p>0</text:p>
          </table:table-cell>
          <table:table-cell table:style-name="ce36" office:value-type="string" calcext:value-type="string">
            <text:p>Mean:</text:p>
          </table:table-cell>
          <table:table-cell table:style-name="ce115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200" office:value-type="string" calcext:value-type="string">
            <text:p>Do not exceed 390 chars</text:p>
          </table:table-cell>
          <table:table-cell table:style-name="ce232"/>
          <table:table-cell table:style-name="ce273"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6]=&quot;&quot;;&quot;&quot;;[.Q126])" office:value-type="float" office:value="4" calcext:value-type="float">
            <text:p>4</text:p>
          </table:table-cell>
          <table:table-cell table:style-name="ce95" table:formula="of:=IF([.R126]=&quot;&quot;;&quot;&quot;;[.R126])" office:value-type="float" office:value="0" calcext:value-type="float">
            <text:p>0</text:p>
          </table:table-cell>
          <table:table-cell table:style-name="ce36" office:value-type="string" calcext:value-type="string">
            <text:p>StDev:</text:p>
          </table:table-cell>
          <table:table-cell table:style-name="ce116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28" office:value-type="string" calcext:value-type="string">
            <text:p>New:</text:p>
          </table:table-cell>
          <table:table-cell table:style-name="ce233"/>
          <table:table-cell table:style-name="ce273"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7]=&quot;&quot;;&quot;&quot;;[.Q127])" office:value-type="float" office:value="4" calcext:value-type="float">
            <text:p>4</text:p>
          </table:table-cell>
          <table:table-cell table:style-name="ce95" table:formula="of:=IF([.R127]=&quot;&quot;;&quot;&quot;;[.R127])" office:value-type="float" office:value="0" calcext:value-type="float">
            <text:p>0</text:p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8]=&quot;&quot;;&quot;&quot;;[.Q128])" office:value-type="float" office:value="4" calcext:value-type="float">
            <text:p>4</text:p>
          </table:table-cell>
          <table:table-cell table:style-name="ce95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64"/>
          <table:table-cell/>
          <table:table-cell table:style-name="ce186" office:value-type="string" calcext:value-type="string">
            <text:p>Light Field Brightness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67" table:formula="of:=IF([.Q129]=&quot;&quot;;&quot;&quot;;[.Q129])" office:value-type="float" office:value="6.1" calcext:value-type="float">
            <text:p>6.1</text:p>
          </table:table-cell>
          <table:table-cell table:style-name="ce95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20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201"/>
          <table:table-cell table:style-name="ce295"/>
          <table:table-cell table:style-name="ce201" office:value-type="string" calcext:value-type="string" table:number-columns-spanned="2" table:number-rows-spanned="1">
            <text:p>Average Illumination</text:p>
          </table:table-cell>
          <table:covered-table-cell table:style-name="ce201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67" table:formula="of:=IF([.Q130]=&quot;&quot;;&quot;&quot;;[.Q130])" office:value-type="float" office:value="8.1" calcext:value-type="float">
            <text:p>8.1</text:p>
          </table:table-cell>
          <table:table-cell table:style-name="ce95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202" office:value-type="string" calcext:value-type="string">
            <text:p>1st quad.</text:p>
          </table:table-cell>
          <table:table-cell table:style-name="ce202" office:value-type="string" calcext:value-type="string">
            <text:p>2nd quad.</text:p>
          </table:table-cell>
          <table:table-cell table:style-name="ce202" office:value-type="string" calcext:value-type="string">
            <text:p>3rd quad.</text:p>
          </table:table-cell>
          <table:table-cell table:style-name="ce288" office:value-type="string" calcext:value-type="string">
            <text:p>4th quad.</text:p>
          </table:table-cell>
          <table:table-cell table:style-name="ce295"/>
          <table:table-cell table:style-name="ce307" office:value-type="string" calcext:value-type="string" table:number-columns-spanned="2" table:number-rows-spanned="1">
            <text:p>(lux)</text:p>
          </table:table-cell>
          <table:covered-table-cell table:style-name="ce329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203" office:value-type="float" office:value="321" calcext:value-type="float">
            <text:p>321</text:p>
          </table:table-cell>
          <table:table-cell table:style-name="ce203" office:value-type="float" office:value="290" calcext:value-type="float">
            <text:p>290</text:p>
          </table:table-cell>
          <table:table-cell table:style-name="ce203" office:value-type="float" office:value="340" calcext:value-type="float">
            <text:p>340</text:p>
          </table:table-cell>
          <table:table-cell table:style-name="ce289" office:value-type="float" office:value="334" calcext:value-type="float">
            <text:p>334</text:p>
          </table:table-cell>
          <table:table-cell table:style-name="ce295"/>
          <table:table-cell table:style-name="ce308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330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64"/>
          <table:table-cell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6" office:value-type="string" calcext:value-type="string">
            <text:p>Receptor:</text:p>
          </table:table-cell>
          <table:table-cell table:style-name="ce68" table:formula="of:=IF([.Q136]=&quot;&quot;;&quot;&quot;;[.Q136])" office:value-type="string" office:string-value="18x24" calcext:value-type="string">
            <text:p>18x24</text:p>
          </table:table-cell>
          <table:table-cell table:style-name="ce66" table:formula="of:=IF([.R136]=&quot;&quot;;&quot;&quot;;[.R136])" office:value-type="string" office:string-value="18x24" calcext:value-type="string">
            <text:p>18x24</text:p>
          </table:table-cell>
          <table:table-cell table:style-name="ce66" table:formula="of:=IF([.S136]=&quot;&quot;;&quot;&quot;;[.S136])" office:value-type="string" office:string-value="24x30" calcext:value-type="string">
            <text:p>24x30</text:p>
          </table:table-cell>
          <table:table-cell table:style-name="ce66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64"/>
          <table:table-cell/>
          <table:table-cell table:style-name="ce186" office:value-type="string" calcext:value-type="string">
            <text:p>Light Field/X-ray Field Alignment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66" table:formula="of:=IF([.Q137]=&quot;&quot;;&quot;&quot;;[.Q137])" office:value-type="string" office:string-value="Mo" calcext:value-type="string">
            <text:p>Mo</text:p>
          </table:table-cell>
          <table:table-cell table:style-name="ce66" table:formula="of:=IF([.R137]=&quot;&quot;;&quot;&quot;;[.R137])" office:value-type="string" office:string-value="Mo" calcext:value-type="string">
            <text:p>Mo</text:p>
          </table:table-cell>
          <table:table-cell table:style-name="ce66" table:formula="of:=IF([.S137]=&quot;&quot;;&quot;&quot;;[.S137])" office:value-type="string" office:string-value="Mo" calcext:value-type="string">
            <text:p>Mo</text:p>
          </table:table-cell>
          <table:table-cell table:style-name="ce66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64"/>
          <table:table-cell/>
          <table:table-cell table:style-name="ce187" office:value-type="string" calcext:value-type="string">
            <text:p>SID (cm):</text:p>
          </table:table-cell>
          <table:table-cell table:style-name="ce204" office:value-type="float" office:value="65" calcext:value-type="float">
            <text:p>65</text:p>
          </table:table-cell>
          <table:table-cell table:number-columns-repeated="4"/>
          <table:table-cell table:style-name="ce30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6" office:value-type="string" calcext:value-type="string">
            <text:p>Filter:</text:p>
          </table:table-cell>
          <table:table-cell table:style-name="ce66" table:formula="of:=IF([.Q138]=&quot;&quot;;&quot;&quot;;[.Q138])" office:value-type="string" office:string-value="Mo" calcext:value-type="string">
            <text:p>Mo</text:p>
          </table:table-cell>
          <table:table-cell table:style-name="ce66" table:formula="of:=IF([.R138]=&quot;&quot;;&quot;&quot;;[.R138])" office:value-type="string" office:string-value="Mo" calcext:value-type="string">
            <text:p>Mo</text:p>
          </table:table-cell>
          <table:table-cell table:style-name="ce66" table:formula="of:=IF([.S138]=&quot;&quot;;&quot;&quot;;[.S138])" office:value-type="string" office:string-value="Rh" calcext:value-type="string">
            <text:p>Rh</text:p>
          </table:table-cell>
          <table:table-cell table:style-name="ce66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64"/>
          <table:table-cell/>
          <table:table-cell table:style-name="ce178"/>
          <table:table-cell/>
          <table:table-cell table:style-name="ce130" office:value-type="string" calcext:value-type="string" table:number-columns-spanned="1" table:number-rows-spanned="2">
            <text:p>24x30</text:p>
          </table:table-cell>
          <table:table-cell table:style-name="ce98" office:value-type="string" calcext:value-type="string" table:number-columns-spanned="3" table:number-rows-spanned="1">
            <text:p>18x24</text:p>
          </table:table-cell>
          <table:covered-table-cell table:style-name="ce108"/>
          <table:covered-table-cell table:style-name="ce118"/>
          <table:table-cell table:style-name="ce130" office:value-type="string" calcext:value-type="string" table:number-columns-spanned="1" table:number-rows-spanned="2">
            <text:p>24x30</text:p>
          </table:table-cell>
          <table:table-cell table:style-name="ce98" office:value-type="string" calcext:value-type="string" table:number-columns-spanned="3" table:number-rows-spanned="1">
            <text:p>18x24</text:p>
          </table:table-cell>
          <table:covered-table-cell table:style-name="ce108"/>
          <table:covered-table-cell table:style-name="ce118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6" office:value-type="string" calcext:value-type="string">
            <text:p>Focal spot:</text:p>
          </table:table-cell>
          <table:table-cell table:style-name="ce66" table:formula="of:=IF([.Q139]=&quot;&quot;;&quot;&quot;;[.Q139])" office:value-type="string" office:string-value="Large" calcext:value-type="string">
            <text:p>Large</text:p>
          </table:table-cell>
          <table:table-cell table:style-name="ce66" table:formula="of:=IF([.R139]=&quot;&quot;;&quot;&quot;;[.R139])" office:value-type="string" office:string-value="Small" calcext:value-type="string">
            <text:p>Small</text:p>
          </table:table-cell>
          <table:table-cell table:style-name="ce66" table:formula="of:=IF([.S139]=&quot;&quot;;&quot;&quot;;[.S139])" office:value-type="string" office:string-value="Large" calcext:value-type="string">
            <text:p>Large</text:p>
          </table:table-cell>
          <table:table-cell table:style-name="ce66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64"/>
          <table:table-cell/>
          <table:table-cell table:style-name="ce178"/>
          <table:table-cell/>
          <table:covered-table-cell office:value-type="string" calcext:value-type="string">
            <text:p>24x30</text:p>
          </table:covered-table-cell>
          <table:table-cell table:style-name="ce99" office:value-type="string" calcext:value-type="string">
            <text:p>Left</text:p>
          </table:table-cell>
          <table:table-cell table:style-name="ce108" office:value-type="string" calcext:value-type="string">
            <text:p>Center</text:p>
          </table:table-cell>
          <table:table-cell table:style-name="ce118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9" office:value-type="string" calcext:value-type="string">
            <text:p>Left</text:p>
          </table:table-cell>
          <table:table-cell table:style-name="ce108" office:value-type="string" calcext:value-type="string">
            <text:p>Center</text:p>
          </table:table-cell>
          <table:table-cell table:style-name="ce118" office:value-type="string" calcext:value-type="string">
            <text:p>Right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69" table:formula="of:=IF([.Q140]=&quot;&quot;;&quot;&quot;;[.Q140])">
            <text:p/>
          </table:table-cell>
          <table:table-cell table:style-name="ce69" table:formula="of:=IF([.R140]=&quot;&quot;;&quot;&quot;;[.R140])">
            <text:p/>
          </table:table-cell>
          <table:table-cell table:style-name="ce69" table:formula="of:=IF([.S140]=&quot;&quot;;&quot;&quot;;[.S140])">
            <text:p/>
          </table:table-cell>
          <table:table-cell table:style-name="ce69" table:formula="of:=IF([.T140]=&quot;&quot;;&quot;&quot;;[.T140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Left:</text:p>
          </table:table-cell>
          <table:table-cell table:style-name="ce234" office:value-type="float" office:value="0" calcext:value-type="float">
            <text:p>0.0</text:p>
          </table:table-cell>
          <table:table-cell table:style-name="ce274" office:value-type="float" office:value="0.4" calcext:value-type="float">
            <text:p>0.4</text:p>
          </table:table-cell>
          <table:table-cell table:style-name="ce274" office:value-type="float" office:value="0.1" calcext:value-type="float">
            <text:p>0.1</text:p>
          </table:table-cell>
          <table:table-cell table:style-name="ce296" office:value-type="float" office:value="0.2" calcext:value-type="float">
            <text:p>0.2</text:p>
          </table:table-cell>
          <table:table-cell table:style-name="ce310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31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31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6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6" office:value-type="string" calcext:value-type="string">
            <text:p>mAs:</text:p>
          </table:table-cell>
          <table:table-cell table:style-name="ce69" table:formula="of:=IF([.Q141]=&quot;&quot;;&quot;&quot;;[.Q141])">
            <text:p/>
          </table:table-cell>
          <table:table-cell table:style-name="ce69" table:formula="of:=IF([.R141]=&quot;&quot;;&quot;&quot;;[.R141])">
            <text:p/>
          </table:table-cell>
          <table:table-cell table:style-name="ce69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Right:</text:p>
          </table:table-cell>
          <table:table-cell table:style-name="ce235" office:value-type="float" office:value="0" calcext:value-type="float">
            <text:p>0.0</text:p>
          </table:table-cell>
          <table:table-cell table:style-name="ce275" office:value-type="float" office:value="0" calcext:value-type="float">
            <text:p>0.0</text:p>
          </table:table-cell>
          <table:table-cell table:style-name="ce275" office:value-type="float" office:value="0.1" calcext:value-type="float">
            <text:p>0.1</text:p>
          </table:table-cell>
          <table:table-cell table:style-name="ce297" office:value-type="float" office:value="0" calcext:value-type="float">
            <text:p>0.0</text:p>
          </table:table-cell>
          <table:table-cell table:style-name="ce311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32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32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7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6" office:value-type="string" calcext:value-type="string">
            <text:p>EI:</text:p>
          </table:table-cell>
          <table:table-cell table:style-name="ce69" table:formula="of:=IF([.Q142]=&quot;&quot;;&quot;&quot;;[.Q142])">
            <text:p/>
          </table:table-cell>
          <table:table-cell table:style-name="ce69" table:formula="of:=IF([.R142]=&quot;&quot;;&quot;&quot;;[.R142])">
            <text:p/>
          </table:table-cell>
          <table:table-cell table:style-name="ce69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Anterior:</text:p>
          </table:table-cell>
          <table:table-cell table:style-name="ce235" office:value-type="float" office:value="0" calcext:value-type="float">
            <text:p>0.0</text:p>
          </table:table-cell>
          <table:table-cell table:number-columns-repeated="2" table:style-name="ce275" office:value-type="float" office:value="0.2" calcext:value-type="float">
            <text:p>0.2</text:p>
          </table:table-cell>
          <table:table-cell table:style-name="ce297" office:value-type="float" office:value="-0.3" calcext:value-type="float">
            <text:p>-0.3</text:p>
          </table:table-cell>
          <table:table-cell table:style-name="ce311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32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32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7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6" office:value-type="string" calcext:value-type="string">
            <text:p>Acceptable:</text:p>
          </table:table-cell>
          <table:table-cell table:style-name="ce69" table:formula="of:=IF([.Q143]=&quot;&quot;;&quot;&quot;;[.Q143])">
            <text:p/>
          </table:table-cell>
          <table:table-cell table:style-name="ce69" table:formula="of:=IF([.R143]=&quot;&quot;;&quot;&quot;;[.R143])">
            <text:p/>
          </table:table-cell>
          <table:table-cell table:style-name="ce69" table:formula="of:=IF([.S143]=&quot;&quot;;&quot;&quot;;[.S143])">
            <text:p/>
          </table:table-cell>
          <table:table-cell table:style-name="ce69" table:formula="of:=IF([.T143]=&quot;&quot;;&quot;&quot;;[.T143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Chest Wall:</text:p>
          </table:table-cell>
          <table:table-cell table:style-name="ce236" office:value-type="float" office:value="0.2" calcext:value-type="float">
            <text:p>0.2</text:p>
          </table:table-cell>
          <table:table-cell table:style-name="ce276" office:value-type="float" office:value="0.2" calcext:value-type="float">
            <text:p>0.2</text:p>
          </table:table-cell>
          <table:table-cell table:style-name="ce276" office:value-type="float" office:value="0.1" calcext:value-type="float">
            <text:p>0.1</text:p>
          </table:table-cell>
          <table:table-cell table:style-name="ce298" office:value-type="float" office:value="0" calcext:value-type="float">
            <text:p>0.0</text:p>
          </table:table-cell>
          <table:table-cell table:style-name="ce312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33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33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68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13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34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34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69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4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96" table:number-columns-repeated="7"/>
          <table:table-cell table:style-name="ce170"/>
          <table:table-cell/>
          <table:table-cell table:style-name="ce178"/>
          <table:table-cell table:number-columns-repeated="4"/>
          <table:table-cell office:value-type="string" calcext:value-type="string">
            <text:p>Ant-Chest</text:p>
          </table:table-cell>
          <table:table-cell table:style-name="ce314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5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5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70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70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97" table:number-columns-repeated="7"/>
          <table:table-cell table:style-name="ce171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70" table:formula="of:=IF(LEN([.Q145])&lt;=265;&quot;&quot;;RIGHT([.Q145];LEN([.Q145])-SEARCH(&quot; &quot;;[.Q145];255)))">
            <text:p/>
          </table:table-cell>
          <table:table-cell table:style-name="ce97" table:number-columns-repeated="7"/>
          <table:table-cell table:style-name="ce171"/>
          <table:table-cell/>
          <table:table-cell table:style-name="ce178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64"/>
          <table:table-cell/>
          <table:table-cell table:style-name="ce186" office:value-type="string" calcext:value-type="string">
            <text:p>X-ray Field/Image Receptor Alignment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46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6"/>
          <table:table-cell table:style-name="ce117"/>
          <table:table-cell table:style-name="ce46" office:value-type="string" calcext:value-type="string" table:number-columns-spanned="2" table:number-rows-spanned="1">
            <text:p>Average Illumination</text:p>
          </table:table-cell>
          <table:covered-table-cell table:style-name="ce46"/>
          <table:table-cell table:number-columns-repeated="2"/>
          <table:table-cell table:style-name="ce164"/>
          <table:table-cell/>
          <table:table-cell table:style-name="ce178"/>
          <table:table-cell table:style-name="ce184"/>
          <table:table-cell table:number-columns-repeated="4"/>
          <table:table-cell table:style-name="ce30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47" office:value-type="string" calcext:value-type="string">
            <text:p>1st quad.</text:p>
          </table:table-cell>
          <table:table-cell table:style-name="ce47" office:value-type="string" calcext:value-type="string">
            <text:p>2nd quad.</text:p>
          </table:table-cell>
          <table:table-cell table:style-name="ce47" office:value-type="string" calcext:value-type="string">
            <text:p>3rd quad.</text:p>
          </table:table-cell>
          <table:table-cell table:style-name="ce106" office:value-type="string" calcext:value-type="string">
            <text:p>4th quad.</text:p>
          </table:table-cell>
          <table:table-cell table:style-name="ce117"/>
          <table:table-cell table:style-name="ce127" office:value-type="string" calcext:value-type="string" table:number-columns-spanned="2" table:number-rows-spanned="1">
            <text:p>(lux)</text:p>
          </table:table-cell>
          <table:covered-table-cell table:style-name="ce140"/>
          <table:table-cell table:number-columns-repeated="2"/>
          <table:table-cell table:style-name="ce164"/>
          <table:table-cell/>
          <table:table-cell table:style-name="ce178"/>
          <table:table-cell/>
          <table:table-cell table:style-name="ce130" office:value-type="string" calcext:value-type="string" table:number-columns-spanned="1" table:number-rows-spanned="2">
            <text:p>24x30</text:p>
          </table:table-cell>
          <table:table-cell table:style-name="ce98" office:value-type="string" calcext:value-type="string" table:number-columns-spanned="3" table:number-rows-spanned="1">
            <text:p>18x24</text:p>
          </table:table-cell>
          <table:covered-table-cell table:style-name="ce108"/>
          <table:covered-table-cell table:style-name="ce118"/>
          <table:table-cell table:style-name="ce130" office:value-type="string" calcext:value-type="string" table:number-columns-spanned="1" table:number-rows-spanned="2">
            <text:p>24x30</text:p>
          </table:table-cell>
          <table:table-cell table:style-name="ce98" office:value-type="string" calcext:value-type="string" table:number-columns-spanned="3" table:number-rows-spanned="1">
            <text:p>18x24</text:p>
          </table:table-cell>
          <table:covered-table-cell table:style-name="ce108"/>
          <table:covered-table-cell table:style-name="ce118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48" table:formula="of:=IF([.P152]=&quot;&quot;;&quot;&quot;;[.P152])" office:value-type="float" office:value="321" calcext:value-type="float">
            <text:p>321</text:p>
          </table:table-cell>
          <table:table-cell table:style-name="ce48" table:formula="of:=IF([.Q152]=&quot;&quot;;&quot;&quot;;[.Q152])" office:value-type="float" office:value="290" calcext:value-type="float">
            <text:p>290</text:p>
          </table:table-cell>
          <table:table-cell table:style-name="ce48" table:formula="of:=IF([.R152]=&quot;&quot;;&quot;&quot;;[.R152])" office:value-type="float" office:value="340" calcext:value-type="float">
            <text:p>340</text:p>
          </table:table-cell>
          <table:table-cell table:style-name="ce107" table:formula="of:=IF([.S152]=&quot;&quot;;&quot;&quot;;[.S152])" office:value-type="float" office:value="334" calcext:value-type="float">
            <text:p>334</text:p>
          </table:table-cell>
          <table:table-cell table:style-name="ce117"/>
          <table:table-cell table:style-name="ce128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41"/>
          <table:table-cell table:number-columns-repeated="2"/>
          <table:table-cell table:style-name="ce164"/>
          <table:table-cell/>
          <table:table-cell table:style-name="ce178"/>
          <table:table-cell/>
          <table:covered-table-cell office:value-type="string" calcext:value-type="string">
            <text:p>24x30</text:p>
          </table:covered-table-cell>
          <table:table-cell table:style-name="ce99" office:value-type="string" calcext:value-type="string">
            <text:p>Left</text:p>
          </table:table-cell>
          <table:table-cell table:style-name="ce108" office:value-type="string" calcext:value-type="string">
            <text:p>Center</text:p>
          </table:table-cell>
          <table:table-cell table:style-name="ce118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9" office:value-type="string" calcext:value-type="string">
            <text:p>Left</text:p>
          </table:table-cell>
          <table:table-cell table:style-name="ce108" office:value-type="string" calcext:value-type="string">
            <text:p>Center</text:p>
          </table:table-cell>
          <table:table-cell table:style-name="ce118" office:value-type="string" calcext:value-type="string">
            <text:p>Right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Left:</text:p>
          </table:table-cell>
          <table:table-cell table:style-name="ce234" office:value-type="float" office:value="0.1" calcext:value-type="float">
            <text:p>0.1</text:p>
          </table:table-cell>
          <table:table-cell table:number-columns-repeated="2" table:style-name="ce274" office:value-type="float" office:value="0.2" calcext:value-type="float">
            <text:p>0.2</text:p>
          </table:table-cell>
          <table:table-cell table:style-name="ce296" office:value-type="float" office:value="0.2" calcext:value-type="float">
            <text:p>0.2</text:p>
          </table:table-cell>
          <table:table-cell table:style-name="ce315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6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6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71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36" office:value-type="string" calcext:value-type="string">
            <text:p>Right:</text:p>
          </table:table-cell>
          <table:table-cell table:style-name="ce235" office:value-type="float" office:value="0.4" calcext:value-type="float">
            <text:p>0.4</text:p>
          </table:table-cell>
          <table:table-cell table:style-name="ce275" office:value-type="float" office:value="0.4" calcext:value-type="float">
            <text:p>0.4</text:p>
          </table:table-cell>
          <table:table-cell table:style-name="ce275" office:value-type="float" office:value="0.3" calcext:value-type="float">
            <text:p>0.3</text:p>
          </table:table-cell>
          <table:table-cell table:style-name="ce297" office:value-type="float" office:value="0.4" calcext:value-type="float">
            <text:p>0.4</text:p>
          </table:table-cell>
          <table:table-cell table:style-name="ce316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7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7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72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5" office:value-type="string" calcext:value-type="string">
            <text:p>X-ray Field/Image Receptor Alignment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ce36" office:value-type="string" calcext:value-type="string">
            <text:p>Anterior:</text:p>
          </table:table-cell>
          <table:table-cell table:style-name="ce235" office:value-type="float" office:value="0" calcext:value-type="float">
            <text:p>0.0</text:p>
          </table:table-cell>
          <table:table-cell table:style-name="ce275" office:value-type="float" office:value="0.4" calcext:value-type="float">
            <text:p>0.4</text:p>
          </table:table-cell>
          <table:table-cell table:style-name="ce275" office:value-type="float" office:value="0.5" calcext:value-type="float">
            <text:p>0.5</text:p>
          </table:table-cell>
          <table:table-cell table:style-name="ce297" office:value-type="float" office:value="0.5" calcext:value-type="float">
            <text:p>0.5</text:p>
          </table:table-cell>
          <table:table-cell table:style-name="ce317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38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38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73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64"/>
          <table:table-cell/>
          <table:table-cell table:style-name="ce178"/>
          <table:table-cell table:style-name="ce36" office:value-type="string" calcext:value-type="string">
            <text:p>Chest Wall:</text:p>
          </table:table-cell>
          <table:table-cell table:style-name="ce235" office:value-type="float" office:value="0.8" calcext:value-type="float">
            <text:p>0.8</text:p>
          </table:table-cell>
          <table:table-cell table:style-name="ce275" office:value-type="float" office:value="0" calcext:value-type="float">
            <text:p>0.0</text:p>
          </table:table-cell>
          <table:table-cell table:style-name="ce275" office:value-type="float" office:value="0.2" calcext:value-type="float">
            <text:p>0.2</text:p>
          </table:table-cell>
          <table:table-cell table:style-name="ce297" office:value-type="float" office:value="0" calcext:value-type="float">
            <text:p>0.0</text:p>
          </table:table-cell>
          <table:table-cell table:style-name="ce318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39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39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74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71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64"/>
          <table:table-cell/>
          <table:table-cell table:style-name="ce178"/>
          <table:table-cell table:style-name="ce36" office:value-type="string" calcext:value-type="string">
            <text:p>Compression Paddle</text:p>
          </table:table-cell>
          <table:table-cell table:style-name="ce236" office:value-type="float" office:value="0.2" calcext:value-type="float">
            <text:p>0.2</text:p>
          </table:table-cell>
          <table:table-cell table:number-columns-repeated="2" table:style-name="ce276" office:value-type="float" office:value="0.5" calcext:value-type="float">
            <text:p>0.5</text:p>
          </table:table-cell>
          <table:table-cell table:style-name="ce298" office:value-type="float" office:value="0.5" calcext:value-type="float">
            <text:p>0.5</text:p>
          </table:table-cell>
          <table:table-cell table:style-name="ce319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40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40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5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 table:number-columns-repeated="2"/>
          <table:table-cell table:style-name="ce72" office:value-type="string" calcext:value-type="string" table:number-columns-spanned="1" table:number-rows-spanned="2">
            <text:p>24x30</text:p>
          </table:table-cell>
          <table:table-cell table:style-name="ce98" office:value-type="string" calcext:value-type="string" table:number-columns-spanned="3" table:number-rows-spanned="1">
            <text:p>18x24</text:p>
          </table:table-cell>
          <table:covered-table-cell table:style-name="ce108"/>
          <table:covered-table-cell table:style-name="ce118"/>
          <table:table-cell table:style-name="ce130" office:value-type="string" calcext:value-type="string" table:number-columns-spanned="1" table:number-rows-spanned="2">
            <text:p>24x30</text:p>
          </table:table-cell>
          <table:table-cell table:style-name="ce98" office:value-type="string" calcext:value-type="string" table:number-columns-spanned="3" table:number-rows-spanned="1">
            <text:p>18x24</text:p>
          </table:table-cell>
          <table:covered-table-cell table:style-name="ce108"/>
          <table:covered-table-cell table:style-name="ce118"/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99" office:value-type="string" calcext:value-type="string">
            <text:p>Left</text:p>
          </table:table-cell>
          <table:table-cell table:style-name="ce108" office:value-type="string" calcext:value-type="string">
            <text:p>Center</text:p>
          </table:table-cell>
          <table:table-cell table:style-name="ce118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9" office:value-type="string" calcext:value-type="string">
            <text:p>Left</text:p>
          </table:table-cell>
          <table:table-cell table:style-name="ce108" office:value-type="string" calcext:value-type="string">
            <text:p>Center</text:p>
          </table:table-cell>
          <table:table-cell table:style-name="ce118" office:value-type="string" calcext:value-type="string">
            <text:p>Right</text:p>
          </table:table-cell>
          <table:table-cell table:style-name="ce164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Default"/>
          <table:table-cell table:style-name="ce36" office:value-type="string" calcext:value-type="string">
            <text:p>Left:</text:p>
          </table:table-cell>
          <table:table-cell table:style-name="ce73" table:formula="of:=IF([.U158]=&quot;&quot;;&quot;&quot;;[.U158])" office:value-type="percentage" office:value="0" calcext:value-type="percentage">
            <text:p>0.00%</text:p>
          </table:table-cell>
          <table:table-cell table:style-name="ce100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100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19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100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100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100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19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Default"/>
          <table:table-cell table:style-name="ce36" office:value-type="string" calcext:value-type="string">
            <text:p>Right:</text:p>
          </table:table-cell>
          <table:table-cell table:style-name="ce73" table:formula="of:=IF([.U159]=&quot;&quot;;&quot;&quot;;[.U159])" office:value-type="percentage" office:value="0" calcext:value-type="percentage">
            <text:p>0.00%</text:p>
          </table:table-cell>
          <table:table-cell table:style-name="ce100" table:formula="of:=IF([.V159]=&quot;&quot;;&quot;&quot;;[.V159])" office:value-type="percentage" office:value="0" calcext:value-type="percentage">
            <text:p>0.00%</text:p>
          </table:table-cell>
          <table:table-cell table:style-name="ce100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19" table:formula="of:=IF([.X159]=&quot;&quot;;&quot;&quot;;[.X159])" office:value-type="percentage" office:value="0" calcext:value-type="percentage">
            <text:p>0.00%</text:p>
          </table:table-cell>
          <table:table-cell table:style-name="ce100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100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100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19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Default"/>
          <table:table-cell table:style-name="ce36" office:value-type="string" calcext:value-type="string">
            <text:p>Anterior:</text:p>
          </table:table-cell>
          <table:table-cell table:style-name="ce73" table:formula="of:=IF([.U160]=&quot;&quot;;&quot;&quot;;[.U160])" office:value-type="percentage" office:value="0" calcext:value-type="percentage">
            <text:p>0.00%</text:p>
          </table:table-cell>
          <table:table-cell table:style-name="ce100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100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19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100" table:formula="of:=IF([.U173]=&quot;&quot;;&quot;&quot;;[.U173])" office:value-type="percentage" office:value="0" calcext:value-type="percentage">
            <text:p>0.00%</text:p>
          </table:table-cell>
          <table:table-cell table:style-name="ce100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100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19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Default"/>
          <table:table-cell table:style-name="ce36" office:value-type="string" calcext:value-type="string">
            <text:p>Chest Wall:</text:p>
          </table:table-cell>
          <table:table-cell table:style-name="ce73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100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100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19" table:formula="of:=IF([.X161]=&quot;&quot;;&quot;&quot;;[.X161])" office:value-type="percentage" office:value="0" calcext:value-type="percentage">
            <text:p>0.00%</text:p>
          </table:table-cell>
          <table:table-cell table:style-name="ce100" table:formula="of:=IF([.U174]=&quot;&quot;;&quot;&quot;;[.U174])" office:value-type="percentage" office:value="0.0123076923076923" calcext:value-type="percentage">
            <text:p>1.23%</text:p>
          </table:table-cell>
          <table:table-cell table:style-name="ce100" table:formula="of:=IF([.V174]=&quot;&quot;;&quot;&quot;;[.V174])" office:value-type="percentage" office:value="0" calcext:value-type="percentage">
            <text:p>0.00%</text:p>
          </table:table-cell>
          <table:table-cell table:style-name="ce100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19" table:formula="of:=IF([.X174]=&quot;&quot;;&quot;&quot;;[.X174])" office:value-type="percentage" office:value="0" calcext:value-type="percentage">
            <text:p>0.00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6" office:value-type="string" calcext:value-type="string">
            <text:p>Compression Paddle</text:p>
          </table:table-cell>
          <table:table-cell table:style-name="ce74" table:number-columns-repeated="3"/>
          <table:table-cell table:style-name="ce120"/>
          <table:table-cell table:style-name="ce101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101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101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35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64"/>
          <table:table-cell/>
          <table:table-cell table:style-name="ce186" office:value-type="string" calcext:value-type="string">
            <text:p>System Resolution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Target:</text:p>
          </table:table-cell>
          <table:table-cell table:style-name="ce230" table:number-columns-repeated="2"/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kV:</text:p>
          </table:table-cell>
          <table:table-cell table:style-name="ce230" office:value-type="float" office:value="28" calcext:value-type="float">
            <text:p>28</text:p>
          </table:table-cell>
          <table:table-cell table:style-name="ce230"/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mAs:</text:p>
          </table:table-cell>
          <table:table-cell table:style-name="ce230" office:value-type="float" office:value="65" calcext:value-type="float">
            <text:p>65</text:p>
          </table:table-cell>
          <table:table-cell table:style-name="ce230"/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lp/mm:</text:p>
          </table:table-cell>
          <table:table-cell table:style-name="ce230" office:value-type="float" office:value="8" calcext:value-type="float">
            <text:p>8</text:p>
          </table:table-cell>
          <table:table-cell table:style-name="ce230"/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Acceptable:</text:p>
          </table:table-cell>
          <table:table-cell table:style-name="ce237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77" table:formula="of:=IF([.R187]=&quot;&quot;;&quot;&quot;;IF([.R187]&gt;=7;&quot;Pass&quot;;&quot;Fail&quot;))">
            <text:p/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77" office:value-type="string" calcext:value-type="string">
            <text:p>Criteria:</text:p>
          </table:table-cell>
          <table:table-cell table:style-name="ce77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5" office:value-type="string" calcext:value-type="string">
            <text:p>System Resolution</text:p>
          </table:table-cell>
          <table:table-cell table:number-columns-repeated="9"/>
          <table:table-cell table:style-name="ce164"/>
          <table:table-cell/>
          <table:table-cell table:style-name="ce186" office:value-type="string" calcext:value-type="string">
            <text:p>AEC Thickness Tracking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68" table:formula="of:=IF([.Q184]=&quot;&quot;;&quot;&quot;;[.Q184])">
            <text:p/>
          </table:table-cell>
          <table:table-cell table:style-name="ce68" table:formula="of:=IF([.R184]=&quot;&quot;;&quot;&quot;;[.R184])">
            <text:p/>
          </table:table-cell>
          <table:table-cell table:number-columns-repeated="6"/>
          <table:table-cell table:style-name="ce164"/>
          <table:table-cell/>
          <table:table-cell table:style-name="ce178" office:value-type="string" calcext:value-type="string">
            <text:p>AEC Mode:</text:p>
          </table:table-cell>
          <table:table-cell table:style-name="ce204"/>
          <table:table-cell/>
          <table:table-cell table:style-name="ce36" office:value-type="string" calcext:value-type="string">
            <text:p>AEC Position:</text:p>
          </table:table-cell>
          <table:table-cell table:style-name="ce204"/>
          <table:table-cell/>
          <table:table-cell table:style-name="ce320"/>
          <table:table-cell table:style-name="ce341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68" table:formula="of:=IF([.Q185]=&quot;&quot;;&quot;&quot;;[.Q185])" office:value-type="float" office:value="28" calcext:value-type="float">
            <text:p>28</text:p>
          </table:table-cell>
          <table:table-cell table:style-name="ce68" table:formula="of:=IF([.R185]=&quot;&quot;;&quot;&quot;;[.R185])">
            <text:p/>
          </table:table-cell>
          <table:table-cell/>
          <table:table-cell table:style-name="ce36" office:value-type="string" calcext:value-type="string">
            <text:p>Acceptable:</text:p>
          </table:table-cell>
          <table:table-cell table:style-name="ce121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6" office:value-type="string" calcext:value-type="string">
            <text:p>Thickness</text:p>
          </table:table-cell>
          <table:table-cell table:number-columns-repeated="5"/>
          <table:table-cell table:style-name="ce6" office:value-type="string" calcext:value-type="string">
            <text:p>Reported</text:p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6" office:value-type="string" calcext:value-type="string">
            <text:p>mAs:</text:p>
          </table:table-cell>
          <table:table-cell table:style-name="ce68" table:formula="of:=IF([.Q186]=&quot;&quot;;&quot;&quot;;[.Q186])" office:value-type="float" office:value="65" calcext:value-type="float">
            <text:p>65</text:p>
          </table:table-cell>
          <table:table-cell table:style-name="ce68" table:formula="of:=IF([.R186]=&quot;&quot;;&quot;&quot;;[.R186])">
            <text:p/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6" office:value-type="string" calcext:value-type="string">
            <text:p>lp/mm:</text:p>
          </table:table-cell>
          <table:table-cell table:style-name="ce68" table:formula="of:=IF([.Q187]=&quot;&quot;;&quot;&quot;;[.Q187])" office:value-type="float" office:value="8" calcext:value-type="float">
            <text:p>8</text:p>
          </table:table-cell>
          <table:table-cell table:style-name="ce68" table:formula="of:=IF([.R187]=&quot;&quot;;&quot;&quot;;[.R187])">
            <text:p/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82" office:value-type="float" office:value="2" calcext:value-type="float">
            <text:p>2</text:p>
          </table:table-cell>
          <table:table-cell table:style-name="ce238" office:value-type="string" calcext:value-type="string">
            <text:p>Mo</text:p>
          </table:table-cell>
          <table:table-cell table:style-name="ce242" office:value-type="float" office:value="24" calcext:value-type="float">
            <text:p>24</text:p>
          </table:table-cell>
          <table:table-cell table:style-name="ce242" office:value-type="float" office:value="35.7" calcext:value-type="float">
            <text:p>35.7</text:p>
          </table:table-cell>
          <table:table-cell table:style-name="ce242"/>
          <table:table-cell table:style-name="ce242" office:value-type="float" office:value="484" calcext:value-type="float">
            <text:p>484</text:p>
          </table:table-cell>
          <table:table-cell table:style-name="ce242" office:value-type="float" office:value="0.651" calcext:value-type="float">
            <text:p>0.651</text:p>
          </table:table-cell>
          <table:table-cell table:style-name="ce356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49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65"/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39" office:value-type="string" calcext:value-type="string">
            <text:p>Mo</text:p>
          </table:table-cell>
          <table:table-cell table:style-name="ce229" office:value-type="float" office:value="28" calcext:value-type="float">
            <text:p>28</text:p>
          </table:table-cell>
          <table:table-cell table:style-name="ce229" office:value-type="float" office:value="55.1" calcext:value-type="float">
            <text:p>55.1</text:p>
          </table:table-cell>
          <table:table-cell table:style-name="ce229"/>
          <table:table-cell table:style-name="ce229" office:value-type="float" office:value="483" calcext:value-type="float">
            <text:p>483</text:p>
          </table:table-cell>
          <table:table-cell table:style-name="ce229" office:value-type="float" office:value="1.26" calcext:value-type="float">
            <text:p>1.26</text:p>
          </table:table-cell>
          <table:table-cell table:style-name="ce357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29" office:value-type="float" office:value="56.2" calcext:value-type="float">
            <text:p>56.2</text:p>
          </table:table-cell>
          <table:table-cell table:style-name="ce229"/>
          <table:table-cell table:style-name="ce229" office:value-type="float" office:value="501" calcext:value-type="float">
            <text:p>501</text:p>
          </table:table-cell>
          <table:table-cell table:style-name="ce229" office:value-type="float" office:value="1.29" calcext:value-type="float">
            <text:p>1.29</text:p>
          </table:table-cell>
          <table:table-cell table:style-name="ce357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29" office:value-type="float" office:value="57" calcext:value-type="float">
            <text:p>57</text:p>
          </table:table-cell>
          <table:table-cell table:style-name="ce229"/>
          <table:table-cell table:style-name="ce229" office:value-type="float" office:value="501" calcext:value-type="float">
            <text:p>501</text:p>
          </table:table-cell>
          <table:table-cell table:style-name="ce229" office:value-type="float" office:value="1.31" calcext:value-type="float">
            <text:p>1.31</text:p>
          </table:table-cell>
          <table:table-cell table:style-name="ce357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29" office:value-type="float" office:value="56.9" calcext:value-type="float">
            <text:p>56.9</text:p>
          </table:table-cell>
          <table:table-cell table:style-name="ce229"/>
          <table:table-cell table:style-name="ce229" office:value-type="float" office:value="508" calcext:value-type="float">
            <text:p>508</text:p>
          </table:table-cell>
          <table:table-cell table:style-name="ce229" office:value-type="float" office:value="1.31" calcext:value-type="float">
            <text:p>1.31</text:p>
          </table:table-cell>
          <table:table-cell table:style-name="ce357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2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style-name="ce83" office:value-type="float" office:value="6" calcext:value-type="float">
            <text:p>6</text:p>
          </table:table-cell>
          <table:table-cell table:style-name="ce239" office:value-type="string" calcext:value-type="string">
            <text:p>Rh</text:p>
          </table:table-cell>
          <table:table-cell table:style-name="ce229" office:value-type="float" office:value="32" calcext:value-type="float">
            <text:p>32</text:p>
          </table:table-cell>
          <table:table-cell table:style-name="ce229" office:value-type="float" office:value="82.6" calcext:value-type="float">
            <text:p>82.6</text:p>
          </table:table-cell>
          <table:table-cell table:style-name="ce229"/>
          <table:table-cell table:style-name="ce229" office:value-type="float" office:value="501" calcext:value-type="float">
            <text:p>501</text:p>
          </table:table-cell>
          <table:table-cell table:style-name="ce229" office:value-type="float" office:value="1.85" calcext:value-type="float">
            <text:p>1.85</text:p>
          </table:table-cell>
          <table:table-cell table:style-name="ce357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63"/>
          <table:table-cell/>
          <table:table-cell table:style-name="ce178"/>
          <table:table-cell table:style-name="ce83" office:value-type="float" office:value="8" calcext:value-type="float">
            <text:p>8</text:p>
          </table:table-cell>
          <table:table-cell table:style-name="ce239" office:value-type="string" calcext:value-type="string">
            <text:p>Rh</text:p>
          </table:table-cell>
          <table:table-cell table:style-name="ce229" office:value-type="float" office:value="33" calcext:value-type="float">
            <text:p>33</text:p>
          </table:table-cell>
          <table:table-cell table:style-name="ce229" office:value-type="float" office:value="159.2" calcext:value-type="float">
            <text:p>159.2</text:p>
          </table:table-cell>
          <table:table-cell table:style-name="ce229"/>
          <table:table-cell table:style-name="ce229" office:value-type="float" office:value="504" calcext:value-type="float">
            <text:p>504</text:p>
          </table:table-cell>
          <table:table-cell table:style-name="ce229" office:value-type="float" office:value="3.23" calcext:value-type="float">
            <text:p>3.23</text:p>
          </table:table-cell>
          <table:table-cell table:style-name="ce357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6" office:value-type="string" calcext:value-type="string">
            <text:p>AEC Mode:</text:p>
          </table:table-cell>
          <table:table-cell table:style-name="ce50" table:formula="of:=IF([.P192]=&quot;&quot;;&quot;&quot;;[.P192])">
            <text:p/>
          </table:table-cell>
          <table:table-cell/>
          <table:table-cell table:style-name="ce36" office:value-type="string" calcext:value-type="string">
            <text:p>AEC Position:</text:p>
          </table:table-cell>
          <table:table-cell table:style-name="ce50" table:formula="of:=IF([.S192]=&quot;&quot;;&quot;&quot;;[.S192])">
            <text:p/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ce205" office:value-type="string" calcext:value-type="string">
            <text:p>4 cm Mag</text:p>
          </table:table-cell>
          <table:table-cell table:style-name="ce241" office:value-type="string" calcext:value-type="string">
            <text:p>Mo</text:p>
          </table:table-cell>
          <table:table-cell table:style-name="ce278" office:value-type="float" office:value="28" calcext:value-type="float">
            <text:p>28</text:p>
          </table:table-cell>
          <table:table-cell table:style-name="ce278" office:value-type="float" office:value="43.4" calcext:value-type="float">
            <text:p>43.4</text:p>
          </table:table-cell>
          <table:table-cell table:style-name="ce278"/>
          <table:table-cell table:style-name="ce278" office:value-type="float" office:value="519" calcext:value-type="float">
            <text:p>519</text:p>
          </table:table-cell>
          <table:table-cell table:style-name="ce278" office:value-type="float" office:value="3.37" calcext:value-type="float">
            <text:p>3.37</text:p>
          </table:table-cell>
          <table:table-cell table:style-name="ce358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5"/>
          <table:table-cell table:style-name="ce6" office:value-type="string" calcext:value-type="string">
            <text:p>Reported</text:p>
          </table:table-cell>
          <table:table-cell table:number-columns-repeated="2"/>
          <table:table-cell table:style-name="ce164"/>
          <table:table-cell/>
          <table:table-cell table:style-name="ce178"/>
          <table:table-cell table:number-columns-repeated="3"/>
          <table:table-cell table:style-name="ce36" office:value-type="string" calcext:value-type="string">
            <text:p>Average:</text:p>
          </table:table-cell>
          <table:table-cell table:style-name="ce121" table:formula="of:=IF([.T195]=&quot;&quot;;&quot;&quot;;AVERAGE([.T195:.T202]))">
            <text:p/>
          </table:table-cell>
          <table:table-cell table:style-name="ce121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/>
          <table:table-cell table:style-name="ce164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1" table:formula="of:=IF([.P195]=&quot;&quot;;&quot;&quot;;[.P195])" office:value-type="float" office:value="2" calcext:value-type="float">
            <text:p>2</text:p>
          </table:table-cell>
          <table:table-cell table:style-name="ce75" table:formula="of:=IF([.Q195]=&quot;&quot;;&quot;&quot;;[.Q195])" office:value-type="string" office:string-value="Mo" calcext:value-type="string">
            <text:p>Mo</text:p>
          </table:table-cell>
          <table:table-cell table:style-name="ce75" table:formula="of:=IF([.R195]=&quot;&quot;;&quot;&quot;;[.R195])" office:value-type="float" office:value="24" calcext:value-type="float">
            <text:p>24</text:p>
          </table:table-cell>
          <table:table-cell table:style-name="ce75" table:formula="of:=IF([.S195]=&quot;&quot;;&quot;&quot;;[.S195])" office:value-type="float" office:value="35.7" calcext:value-type="float">
            <text:p>35.7</text:p>
          </table:table-cell>
          <table:table-cell table:style-name="ce75" table:formula="of:=IF([.T195]=&quot;&quot;;&quot;&quot;;[.T195])">
            <text:p/>
          </table:table-cell>
          <table:table-cell table:style-name="ce75" table:formula="of:=IF([.U195]=&quot;&quot;;&quot;&quot;;[.U195])" office:value-type="float" office:value="484" calcext:value-type="float">
            <text:p>484</text:p>
          </table:table-cell>
          <table:table-cell table:style-name="ce75" table:formula="of:=IF([.V195]=&quot;&quot;;&quot;&quot;;[.V195])" office:value-type="float" office:value="0.651" calcext:value-type="float">
            <text:p>0.651</text:p>
          </table:table-cell>
          <table:table-cell table:style-name="ce146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64"/>
          <table:table-cell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52" table:formula="of:=IF([.P196]=&quot;&quot;;&quot;&quot;;[.P196])" office:value-type="float" office:value="4" calcext:value-type="float">
            <text:p>4</text:p>
          </table:table-cell>
          <table:table-cell table:style-name="ce68" table:formula="of:=IF([.Q196]=&quot;&quot;;&quot;&quot;;[.Q196])" office:value-type="string" office:string-value="Mo" calcext:value-type="string">
            <text:p>Mo</text:p>
          </table:table-cell>
          <table:table-cell table:style-name="ce68" table:formula="of:=IF([.R196]=&quot;&quot;;&quot;&quot;;[.R196])" office:value-type="float" office:value="28" calcext:value-type="float">
            <text:p>28</text:p>
          </table:table-cell>
          <table:table-cell table:style-name="ce68" table:formula="of:=IF([.S196]=&quot;&quot;;&quot;&quot;;[.S196])" office:value-type="float" office:value="55.1" calcext:value-type="float">
            <text:p>55.1</text:p>
          </table:table-cell>
          <table:table-cell table:style-name="ce68" table:formula="of:=IF([.T196]=&quot;&quot;;&quot;&quot;;[.T196])">
            <text:p/>
          </table:table-cell>
          <table:table-cell table:style-name="ce68" table:formula="of:=IF([.U196]=&quot;&quot;;&quot;&quot;;[.U196])" office:value-type="float" office:value="483" calcext:value-type="float">
            <text:p>483</text:p>
          </table:table-cell>
          <table:table-cell table:style-name="ce68" table:formula="of:=IF([.V196]=&quot;&quot;;&quot;&quot;;[.V196])" office:value-type="float" office:value="1.26" calcext:value-type="float">
            <text:p>1.26</text:p>
          </table:table-cell>
          <table:table-cell table:style-name="ce119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64"/>
          <table:table-cell/>
          <table:table-cell table:style-name="ce186" office:value-type="string" calcext:value-type="string">
            <text:p>AEC Density Control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52" table:formula="of:=IF([.P197]=&quot;&quot;;&quot;&quot;;[.P197])" office:value-type="float" office:value="4" calcext:value-type="float">
            <text:p>4</text:p>
          </table:table-cell>
          <table:table-cell table:style-name="ce68" table:formula="of:=IF([.Q197]=&quot;&quot;;&quot;&quot;;[.Q197])" office:value-type="string" office:string-value="Mo" calcext:value-type="string">
            <text:p>Mo</text:p>
          </table:table-cell>
          <table:table-cell table:style-name="ce68" table:formula="of:=IF([.R197]=&quot;&quot;;&quot;&quot;;[.R197])" office:value-type="float" office:value="28" calcext:value-type="float">
            <text:p>28</text:p>
          </table:table-cell>
          <table:table-cell table:style-name="ce68" table:formula="of:=IF([.S197]=&quot;&quot;;&quot;&quot;;[.S197])" office:value-type="float" office:value="56.2" calcext:value-type="float">
            <text:p>56.2</text:p>
          </table:table-cell>
          <table:table-cell table:style-name="ce68" table:formula="of:=IF([.T197]=&quot;&quot;;&quot;&quot;;[.T197])">
            <text:p/>
          </table:table-cell>
          <table:table-cell table:style-name="ce68" table:formula="of:=IF([.U197]=&quot;&quot;;&quot;&quot;;[.U197])" office:value-type="float" office:value="501" calcext:value-type="float">
            <text:p>501</text:p>
          </table:table-cell>
          <table:table-cell table:style-name="ce68" table:formula="of:=IF([.V197]=&quot;&quot;;&quot;&quot;;[.V197])" office:value-type="float" office:value="1.29" calcext:value-type="float">
            <text:p>1.29</text:p>
          </table:table-cell>
          <table:table-cell table:style-name="ce119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 office:value-type="string" calcext:value-type="string">
            <text:p>AEC Mode:</text:p>
          </table:table-cell>
          <table:table-cell table:style-name="ce204"/>
          <table:table-cell/>
          <table:table-cell table:style-name="ce36" office:value-type="string" calcext:value-type="string">
            <text:p>AEC Position:</text:p>
          </table:table-cell>
          <table:table-cell table:style-name="ce204"/>
          <table:table-cell/>
          <table:table-cell table:style-name="ce6" office:value-type="string" calcext:value-type="string">
            <text:p>Reported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52" table:formula="of:=IF([.P198]=&quot;&quot;;&quot;&quot;;[.P198])" office:value-type="float" office:value="4" calcext:value-type="float">
            <text:p>4</text:p>
          </table:table-cell>
          <table:table-cell table:style-name="ce68" table:formula="of:=IF([.Q198]=&quot;&quot;;&quot;&quot;;[.Q198])" office:value-type="string" office:string-value="Mo" calcext:value-type="string">
            <text:p>Mo</text:p>
          </table:table-cell>
          <table:table-cell table:style-name="ce68" table:formula="of:=IF([.R198]=&quot;&quot;;&quot;&quot;;[.R198])" office:value-type="float" office:value="28" calcext:value-type="float">
            <text:p>28</text:p>
          </table:table-cell>
          <table:table-cell table:style-name="ce68" table:formula="of:=IF([.S198]=&quot;&quot;;&quot;&quot;;[.S198])" office:value-type="float" office:value="57" calcext:value-type="float">
            <text:p>57</text:p>
          </table:table-cell>
          <table:table-cell table:style-name="ce68" table:formula="of:=IF([.T198]=&quot;&quot;;&quot;&quot;;[.T198])">
            <text:p/>
          </table:table-cell>
          <table:table-cell table:style-name="ce68" table:formula="of:=IF([.U198]=&quot;&quot;;&quot;&quot;;[.U198])" office:value-type="float" office:value="501" calcext:value-type="float">
            <text:p>501</text:p>
          </table:table-cell>
          <table:table-cell table:style-name="ce68" table:formula="of:=IF([.V198]=&quot;&quot;;&quot;&quot;;[.V198])" office:value-type="float" office:value="1.31" calcext:value-type="float">
            <text:p>1.31</text:p>
          </table:table-cell>
          <table:table-cell table:style-name="ce119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/>
          <table:table-cell table:style-name="ce6" office:value-type="string" calcext:value-type="string">
            <text:p>Low</text:p>
          </table:table-cell>
          <table:table-cell table:style-name="ce98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52" table:formula="of:=IF([.P199]=&quot;&quot;;&quot;&quot;;[.P199])" office:value-type="float" office:value="4" calcext:value-type="float">
            <text:p>4</text:p>
          </table:table-cell>
          <table:table-cell table:style-name="ce68" table:formula="of:=IF([.Q199]=&quot;&quot;;&quot;&quot;;[.Q199])" office:value-type="string" office:string-value="Mo" calcext:value-type="string">
            <text:p>Mo</text:p>
          </table:table-cell>
          <table:table-cell table:style-name="ce68" table:formula="of:=IF([.R199]=&quot;&quot;;&quot;&quot;;[.R199])" office:value-type="float" office:value="28" calcext:value-type="float">
            <text:p>28</text:p>
          </table:table-cell>
          <table:table-cell table:style-name="ce68" table:formula="of:=IF([.S199]=&quot;&quot;;&quot;&quot;;[.S199])" office:value-type="float" office:value="56.9" calcext:value-type="float">
            <text:p>56.9</text:p>
          </table:table-cell>
          <table:table-cell table:style-name="ce68" table:formula="of:=IF([.T199]=&quot;&quot;;&quot;&quot;;[.T199])">
            <text:p/>
          </table:table-cell>
          <table:table-cell table:style-name="ce68" table:formula="of:=IF([.U199]=&quot;&quot;;&quot;&quot;;[.U199])" office:value-type="float" office:value="508" calcext:value-type="float">
            <text:p>508</text:p>
          </table:table-cell>
          <table:table-cell table:style-name="ce68" table:formula="of:=IF([.V199]=&quot;&quot;;&quot;&quot;;[.V199])" office:value-type="float" office:value="1.31" calcext:value-type="float">
            <text:p>1.31</text:p>
          </table:table-cell>
          <table:table-cell table:style-name="ce119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64"/>
          <table:table-cell/>
          <table:table-cell table:style-name="ce178"/>
          <table:table-cell table:style-name="ce51" office:value-type="float" office:value="-3" calcext:value-type="float">
            <text:p>-3</text:p>
          </table:table-cell>
          <table:table-cell table:style-name="ce242" office:value-type="float" office:value="28" calcext:value-type="float">
            <text:p>28</text:p>
          </table:table-cell>
          <table:table-cell table:style-name="ce242" office:value-type="float" office:value="33.2" calcext:value-type="float">
            <text:p>33.2</text:p>
          </table:table-cell>
          <table:table-cell table:style-name="ce242"/>
          <table:table-cell table:style-name="ce242" office:value-type="float" office:value="297" calcext:value-type="float">
            <text:p>297</text:p>
          </table:table-cell>
          <table:table-cell table:style-name="ce321" office:value-type="float" office:value="0.762" calcext:value-type="float">
            <text:p>0.76</text:p>
          </table:table-cell>
          <table:table-cell table:style-name="ce342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8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52" table:formula="of:=IF([.P200]=&quot;&quot;;&quot;&quot;;[.P200])" office:value-type="float" office:value="6" calcext:value-type="float">
            <text:p>6</text:p>
          </table:table-cell>
          <table:table-cell table:style-name="ce68" table:formula="of:=IF([.Q200]=&quot;&quot;;&quot;&quot;;[.Q200])" office:value-type="string" office:string-value="Rh" calcext:value-type="string">
            <text:p>Rh</text:p>
          </table:table-cell>
          <table:table-cell table:style-name="ce68" table:formula="of:=IF([.R200]=&quot;&quot;;&quot;&quot;;[.R200])" office:value-type="float" office:value="32" calcext:value-type="float">
            <text:p>32</text:p>
          </table:table-cell>
          <table:table-cell table:style-name="ce68" table:formula="of:=IF([.S200]=&quot;&quot;;&quot;&quot;;[.S200])" office:value-type="float" office:value="82.6" calcext:value-type="float">
            <text:p>82.6</text:p>
          </table:table-cell>
          <table:table-cell table:style-name="ce68" table:formula="of:=IF([.T200]=&quot;&quot;;&quot;&quot;;[.T200])">
            <text:p/>
          </table:table-cell>
          <table:table-cell table:style-name="ce68" table:formula="of:=IF([.U200]=&quot;&quot;;&quot;&quot;;[.U200])" office:value-type="float" office:value="501" calcext:value-type="float">
            <text:p>501</text:p>
          </table:table-cell>
          <table:table-cell table:style-name="ce68" table:formula="of:=IF([.V200]=&quot;&quot;;&quot;&quot;;[.V200])" office:value-type="float" office:value="1.85" calcext:value-type="float">
            <text:p>1.85</text:p>
          </table:table-cell>
          <table:table-cell table:style-name="ce119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-2" calcext:value-type="float">
            <text:p>-2</text:p>
          </table:table-cell>
          <table:table-cell table:style-name="ce243"/>
          <table:table-cell table:style-name="ce229" office:value-type="float" office:value="40.2" calcext:value-type="float">
            <text:p>40.2</text:p>
          </table:table-cell>
          <table:table-cell table:style-name="ce229"/>
          <table:table-cell table:style-name="ce229" office:value-type="float" office:value="355" calcext:value-type="float">
            <text:p>355</text:p>
          </table:table-cell>
          <table:table-cell table:style-name="ce322" office:value-type="float" office:value="0.923" calcext:value-type="float">
            <text:p>0.92</text:p>
          </table:table-cell>
          <table:table-cell table:style-name="ce343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6" office:value-type="float" office:value="0.63" calcext:value-type="float">
            <text:p>0.63</text:p>
          </table:table-cell>
          <table:table-cell table:style-name="ce98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52" table:formula="of:=IF([.P201]=&quot;&quot;;&quot;&quot;;[.P201])" office:value-type="float" office:value="8" calcext:value-type="float">
            <text:p>8</text:p>
          </table:table-cell>
          <table:table-cell table:style-name="ce68" table:formula="of:=IF([.Q201]=&quot;&quot;;&quot;&quot;;[.Q201])" office:value-type="string" office:string-value="Rh" calcext:value-type="string">
            <text:p>Rh</text:p>
          </table:table-cell>
          <table:table-cell table:style-name="ce68" table:formula="of:=IF([.R201]=&quot;&quot;;&quot;&quot;;[.R201])" office:value-type="float" office:value="33" calcext:value-type="float">
            <text:p>33</text:p>
          </table:table-cell>
          <table:table-cell table:style-name="ce68" table:formula="of:=IF([.S201]=&quot;&quot;;&quot;&quot;;[.S201])" office:value-type="float" office:value="159.2" calcext:value-type="float">
            <text:p>159.2</text:p>
          </table:table-cell>
          <table:table-cell table:style-name="ce68" table:formula="of:=IF([.T201]=&quot;&quot;;&quot;&quot;;[.T201])">
            <text:p/>
          </table:table-cell>
          <table:table-cell table:style-name="ce68" table:formula="of:=IF([.U201]=&quot;&quot;;&quot;&quot;;[.U201])" office:value-type="float" office:value="504" calcext:value-type="float">
            <text:p>504</text:p>
          </table:table-cell>
          <table:table-cell table:style-name="ce68" table:formula="of:=IF([.V201]=&quot;&quot;;&quot;&quot;;[.V201])" office:value-type="float" office:value="3.23" calcext:value-type="float">
            <text:p>3.23</text:p>
          </table:table-cell>
          <table:table-cell table:style-name="ce119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-1" calcext:value-type="float">
            <text:p>-1</text:p>
          </table:table-cell>
          <table:table-cell table:style-name="ce244"/>
          <table:table-cell table:style-name="ce229" office:value-type="float" office:value="49.1" calcext:value-type="float">
            <text:p>49.1</text:p>
          </table:table-cell>
          <table:table-cell table:style-name="ce229"/>
          <table:table-cell table:style-name="ce229" office:value-type="float" office:value="435" calcext:value-type="float">
            <text:p>435</text:p>
          </table:table-cell>
          <table:table-cell table:style-name="ce229" office:value-type="float" office:value="1.13" calcext:value-type="float">
            <text:p>1.13</text:p>
          </table:table-cell>
          <table:table-cell table:style-name="ce344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6" office:value-type="float" office:value="0.77" calcext:value-type="float">
            <text:p>0.77</text:p>
          </table:table-cell>
          <table:table-cell table:style-name="ce98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53" table:formula="of:=IF([.P202]=&quot;&quot;;&quot;&quot;;[.P202])" office:value-type="string" office:string-value="4 cm Mag" calcext:value-type="string">
            <text:p>4 cm Mag</text:p>
          </table:table-cell>
          <table:table-cell table:style-name="ce76" table:formula="of:=IF([.Q202]=&quot;&quot;;&quot;&quot;;[.Q202])" office:value-type="string" office:string-value="Mo" calcext:value-type="string">
            <text:p>Mo</text:p>
          </table:table-cell>
          <table:table-cell table:style-name="ce76" table:formula="of:=IF([.R202]=&quot;&quot;;&quot;&quot;;[.R202])" office:value-type="float" office:value="28" calcext:value-type="float">
            <text:p>28</text:p>
          </table:table-cell>
          <table:table-cell table:style-name="ce76" table:formula="of:=IF([.S202]=&quot;&quot;;&quot;&quot;;[.S202])" office:value-type="float" office:value="43.4" calcext:value-type="float">
            <text:p>43.4</text:p>
          </table:table-cell>
          <table:table-cell table:style-name="ce76" table:formula="of:=IF([.T202]=&quot;&quot;;&quot;&quot;;[.T202])">
            <text:p/>
          </table:table-cell>
          <table:table-cell table:style-name="ce76" table:formula="of:=IF([.U202]=&quot;&quot;;&quot;&quot;;[.U202])" office:value-type="float" office:value="519" calcext:value-type="float">
            <text:p>519</text:p>
          </table:table-cell>
          <table:table-cell table:style-name="ce76" table:formula="of:=IF([.V202]=&quot;&quot;;&quot;&quot;;[.V202])" office:value-type="float" office:value="3.37" calcext:value-type="float">
            <text:p>3.37</text:p>
          </table:table-cell>
          <table:table-cell table:style-name="ce135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0" calcext:value-type="float">
            <text:p>0</text:p>
          </table:table-cell>
          <table:table-cell table:style-name="ce108"/>
          <table:table-cell table:style-name="ce68" table:formula="of:=IF([.S196]=&quot;&quot;;&quot;&quot;;AVERAGE([.S196:.S199]))" office:value-type="float" office:value="56.3" calcext:value-type="float">
            <text:p>56.3</text:p>
          </table:table-cell>
          <table:table-cell table:style-name="ce68" table:formula="of:=IF([.T196]=&quot;&quot;;&quot;&quot;;AVERAGE([.T196:.T199]))">
            <text:p/>
          </table:table-cell>
          <table:table-cell table:style-name="ce68" table:formula="of:=IF([.U196]=&quot;&quot;;&quot;&quot;;AVERAGE([.U196:.U199]))" office:value-type="float" office:value="498.25" calcext:value-type="float">
            <text:p>498.25</text:p>
          </table:table-cell>
          <table:table-cell table:style-name="ce122" table:formula="of:=IF([.V196]=&quot;&quot;;&quot;&quot;;AVERAGE([.V196:.V199]))" office:value-type="float" office:value="1.2925" calcext:value-type="float">
            <text:p>1.29</text:p>
          </table:table-cell>
          <table:table-cell table:style-name="ce133"/>
          <table:table-cell/>
          <table:table-cell table:style-name="ce6"/>
          <table:table-cell table:style-name="ce98"/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6" office:value-type="string" calcext:value-type="string">
            <text:p>Average:</text:p>
          </table:table-cell>
          <table:table-cell table:style-name="ce121" table:formula="of:=IF([.T203]=&quot;&quot;;&quot;&quot;;[.T203])">
            <text:p/>
          </table:table-cell>
          <table:table-cell table:style-name="ce121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52" office:value-type="float" office:value="1" calcext:value-type="float">
            <text:p>1</text:p>
          </table:table-cell>
          <table:table-cell table:style-name="ce244"/>
          <table:table-cell table:style-name="ce229" office:value-type="float" office:value="63.9" calcext:value-type="float">
            <text:p>63.9</text:p>
          </table:table-cell>
          <table:table-cell table:style-name="ce229"/>
          <table:table-cell table:style-name="ce229" office:value-type="float" office:value="560" calcext:value-type="float">
            <text:p>560</text:p>
          </table:table-cell>
          <table:table-cell table:style-name="ce229" office:value-type="float" office:value="1.47" calcext:value-type="float">
            <text:p>1.47</text:p>
          </table:table-cell>
          <table:table-cell table:style-name="ce345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6" office:value-type="float" office:value="1.04" calcext:value-type="float">
            <text:p>1.04</text:p>
          </table:table-cell>
          <table:table-cell table:style-name="ce98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52" office:value-type="float" office:value="2" calcext:value-type="float">
            <text:p>2</text:p>
          </table:table-cell>
          <table:table-cell table:style-name="ce244"/>
          <table:table-cell table:style-name="ce229" office:value-type="float" office:value="72.8" calcext:value-type="float">
            <text:p>72.8</text:p>
          </table:table-cell>
          <table:table-cell table:style-name="ce229"/>
          <table:table-cell table:style-name="ce229" office:value-type="float" office:value="632" calcext:value-type="float">
            <text:p>632</text:p>
          </table:table-cell>
          <table:table-cell table:style-name="ce229" office:value-type="float" office:value="1.67" calcext:value-type="float">
            <text:p>1.67</text:p>
          </table:table-cell>
          <table:table-cell table:style-name="ce346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6" office:value-type="float" office:value="1.17" calcext:value-type="float">
            <text:p>1.17</text:p>
          </table:table-cell>
          <table:table-cell table:style-name="ce98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78"/>
          <table:table-cell table:style-name="ce52" office:value-type="float" office:value="3" calcext:value-type="float">
            <text:p>3</text:p>
          </table:table-cell>
          <table:table-cell table:style-name="ce244"/>
          <table:table-cell table:style-name="ce229" office:value-type="float" office:value="81.7" calcext:value-type="float">
            <text:p>81.7</text:p>
          </table:table-cell>
          <table:table-cell table:style-name="ce229"/>
          <table:table-cell table:style-name="ce229" office:value-type="float" office:value="711" calcext:value-type="float">
            <text:p>711</text:p>
          </table:table-cell>
          <table:table-cell table:style-name="ce229" office:value-type="float" office:value="1.88" calcext:value-type="float">
            <text:p>1.88</text:p>
          </table:table-cell>
          <table:table-cell table:style-name="ce347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6" office:value-type="float" office:value="1.31" calcext:value-type="float">
            <text:p>1.31</text:p>
          </table:table-cell>
          <table:table-cell table:style-name="ce98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5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64"/>
          <table:table-cell/>
          <table:table-cell table:style-name="ce178"/>
          <table:table-cell table:style-name="ce53" office:value-type="float" office:value="4" calcext:value-type="float">
            <text:p>4</text:p>
          </table:table-cell>
          <table:table-cell table:style-name="ce245"/>
          <table:table-cell table:style-name="ce278" office:value-type="float" office:value="87.8" calcext:value-type="float">
            <text:p>87.8</text:p>
          </table:table-cell>
          <table:table-cell table:style-name="ce278"/>
          <table:table-cell table:style-name="ce278" office:value-type="float" office:value="757" calcext:value-type="float">
            <text:p>757</text:p>
          </table:table-cell>
          <table:table-cell table:style-name="ce278" office:value-type="float" office:value="2.02" calcext:value-type="float">
            <text:p>2.02</text:p>
          </table:table-cell>
          <table:table-cell table:style-name="ce348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6" office:value-type="float" office:value="1.44" calcext:value-type="float">
            <text:p>1.44</text:p>
          </table:table-cell>
          <table:table-cell table:style-name="ce98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6" office:value-type="string" calcext:value-type="string">
            <text:p>AEC Mode:</text:p>
          </table:table-cell>
          <table:table-cell table:style-name="ce50" table:formula="of:=IF([.P207]=&quot;&quot;;&quot;&quot;;[.P207])">
            <text:p/>
          </table:table-cell>
          <table:table-cell/>
          <table:table-cell table:style-name="ce36" office:value-type="string" calcext:value-type="string">
            <text:p>AEC Position:</text:p>
          </table:table-cell>
          <table:table-cell table:style-name="ce50" table:formula="of:=IF([.S207]=&quot;&quot;;&quot;&quot;;[.S207])">
            <text:p/>
          </table:table-cell>
          <table:table-cell table:style-name="ce6"/>
          <table:table-cell table:style-name="ce36" office:value-type="string" calcext:value-type="string">
            <text:p>kV:</text:p>
          </table:table-cell>
          <table:table-cell table:style-name="ce34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Default" table:number-columns-repeated="7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4"/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64"/>
          <table:table-cell/>
          <table:table-cell table:style-name="ce178"/>
          <table:table-cell table:style-name="ce206" office:value-type="string" calcext:value-type="string">
            <text:p>Criteria:</text:p>
          </table:table-cell>
          <table:table-cell table:style-name="ce77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51" office:value-type="string" calcext:value-type="string">
            <text:p>Density</text:p>
          </table:table-cell>
          <table:table-cell table:style-name="ce75" office:value-type="string" calcext:value-type="string">
            <text:p>mAs</text:p>
          </table:table-cell>
          <table:table-cell table:style-name="ce75" office:value-type="string" calcext:value-type="string">
            <text:p>Pixel Val</text:p>
          </table:table-cell>
          <table:table-cell table:style-name="ce75" office:value-type="string" calcext:value-type="string">
            <text:p>EI</text:p>
          </table:table-cell>
          <table:table-cell table:style-name="ce75" office:value-type="string" calcext:value-type="string">
            <text:p>MGD (mGy)</text:p>
          </table:table-cell>
          <table:table-cell table:style-name="ce75" office:value-type="string" calcext:value-type="string">
            <text:p>Change</text:p>
          </table:table-cell>
          <table:table-cell table:style-name="ce142"/>
          <table:table-cell table:number-columns-repeated="2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52" table:formula="of:=[.P209]" office:value-type="float" office:value="-3" calcext:value-type="float">
            <text:p>-3</text:p>
          </table:table-cell>
          <table:table-cell table:style-name="ce68" table:formula="of:=IF([.R209]=&quot;&quot;;&quot;&quot;;[.R209])" office:value-type="float" office:value="33.2" calcext:value-type="float">
            <text:p>33.2</text:p>
          </table:table-cell>
          <table:table-cell table:style-name="ce68" table:formula="of:=IF([.S209]=&quot;&quot;;&quot;&quot;;[.S209])">
            <text:p/>
          </table:table-cell>
          <table:table-cell table:style-name="ce68" table:formula="of:=IF([.T209]=&quot;&quot;;&quot;&quot;;[.T209])" office:value-type="float" office:value="297" calcext:value-type="float">
            <text:p>297</text:p>
          </table:table-cell>
          <table:table-cell table:style-name="ce122" table:formula="of:=IF([.U209]=&quot;&quot;;&quot;&quot;;[.U209])" office:value-type="float" office:value="0.762" calcext:value-type="float">
            <text:p>0.76</text:p>
          </table:table-cell>
          <table:table-cell table:style-name="ce122" table:formula="of:=IF([.V209]=&quot;&quot;;&quot;&quot;;[.V209])" office:value-type="float" office:value="0.5960863020572" calcext:value-type="float">
            <text:p>0.60</text:p>
          </table:table-cell>
          <table:table-cell table:style-name="ce137" table:formula="of:=IF(AND([.V209]&gt;=[.X209];[.V209]&lt;=[.Y209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5" office:value-type="string" calcext:value-type="string">
            <text:p>Mean Glandular Dose</text:p>
          </table:table-cell>
          <table:table-cell table:style-name="ce74" table:number-columns-repeated="9"/>
          <table:table-cell table:style-name="ce120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52" table:formula="of:=[.P210]" office:value-type="float" office:value="-2" calcext:value-type="float">
            <text:p>-2</text:p>
          </table:table-cell>
          <table:table-cell table:style-name="ce68" table:formula="of:=IF([.R210]=&quot;&quot;;&quot;&quot;;[.R210])" office:value-type="float" office:value="40.2" calcext:value-type="float">
            <text:p>40.2</text:p>
          </table:table-cell>
          <table:table-cell table:style-name="ce68" table:formula="of:=IF([.S210]=&quot;&quot;;&quot;&quot;;[.S210])">
            <text:p/>
          </table:table-cell>
          <table:table-cell table:style-name="ce68" table:formula="of:=IF([.T210]=&quot;&quot;;&quot;&quot;;[.T210])" office:value-type="float" office:value="355" calcext:value-type="float">
            <text:p>355</text:p>
          </table:table-cell>
          <table:table-cell table:style-name="ce122" table:formula="of:=IF([.U210]=&quot;&quot;;&quot;&quot;;[.U210])" office:value-type="float" office:value="0.923" calcext:value-type="float">
            <text:p>0.92</text:p>
          </table:table-cell>
          <table:table-cell table:style-name="ce122" table:formula="of:=IF([.V210]=&quot;&quot;;&quot;&quot;;[.V210])" office:value-type="float" office:value="0.712493728048169" calcext:value-type="float">
            <text:p>0.71</text:p>
          </table:table-cell>
          <table:table-cell table:style-name="ce137" table:formula="of:=IF(AND([.V210]&gt;=[.X210];[.V210]&lt;=[.Y210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ce36" office:value-type="string" calcext:value-type="string">
            <text:p>Phantom:</text:p>
          </table:table-cell>
          <table:table-cell table:style-name="ce204"/>
          <table:table-cell/>
          <table:table-cell table:style-name="ce36" office:value-type="string" calcext:value-type="string">
            <text:p>kV:</text:p>
          </table:table-cell>
          <table:table-cell table:style-name="ce204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52" table:formula="of:=[.P211]" office:value-type="float" office:value="-1" calcext:value-type="float">
            <text:p>-1</text:p>
          </table:table-cell>
          <table:table-cell table:style-name="ce68" table:formula="of:=IF([.R211]=&quot;&quot;;&quot;&quot;;[.R211])" office:value-type="float" office:value="49.1" calcext:value-type="float">
            <text:p>49.1</text:p>
          </table:table-cell>
          <table:table-cell table:style-name="ce68" table:formula="of:=IF([.S211]=&quot;&quot;;&quot;&quot;;[.S211])">
            <text:p/>
          </table:table-cell>
          <table:table-cell table:style-name="ce68" table:formula="of:=IF([.T211]=&quot;&quot;;&quot;&quot;;[.T211])" office:value-type="float" office:value="435" calcext:value-type="float">
            <text:p>435</text:p>
          </table:table-cell>
          <table:table-cell table:style-name="ce68" table:formula="of:=IF([.U211]=&quot;&quot;;&quot;&quot;;[.U211])" office:value-type="float" office:value="1.13" calcext:value-type="float">
            <text:p>1.13</text:p>
          </table:table-cell>
          <table:table-cell table:style-name="ce122" table:formula="of:=IF([.V211]=&quot;&quot;;&quot;&quot;;[.V211])" office:value-type="float" office:value="0.873055694932263" calcext:value-type="float">
            <text:p>0.87</text:p>
          </table:table-cell>
          <table:table-cell table:style-name="ce137" table:formula="of:=IF(AND([.V211]&gt;=[.X211];[.V211]&lt;=[.Y211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ce36" office:value-type="string" calcext:value-type="string">
            <text:p>Target/Filter:</text:p>
          </table:table-cell>
          <table:table-cell table:style-name="ce204" office:value-type="string" calcext:value-type="string">
            <text:p>Mo/Mo</text:p>
          </table:table-cell>
          <table:table-cell/>
          <table:table-cell table:style-name="ce36" office:value-type="string" calcext:value-type="string">
            <text:p>mA:</text:p>
          </table:table-cell>
          <table:table-cell table:style-name="ce204" office:value-type="float" office:value="100" calcext:value-type="float">
            <text:p>100</text:p>
          </table:table-cell>
          <table: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52" table:formula="of:=[.P212]" office:value-type="float" office:value="0" calcext:value-type="float">
            <text:p>0</text:p>
          </table:table-cell>
          <table:table-cell table:style-name="ce68" table:formula="of:=IF([.R212]=&quot;&quot;;&quot;&quot;;[.R212])" office:value-type="float" office:value="56.3" calcext:value-type="float">
            <text:p>56.3</text:p>
          </table:table-cell>
          <table:table-cell table:style-name="ce68" table:formula="of:=IF([.S212]=&quot;&quot;;&quot;&quot;;[.S212])">
            <text:p/>
          </table:table-cell>
          <table:table-cell table:style-name="ce109" table:formula="of:=IF([.T212]=&quot;&quot;;&quot;&quot;;[.T212])" office:value-type="float" office:value="498.25" calcext:value-type="float">
            <text:p>498</text:p>
          </table:table-cell>
          <table:table-cell table:style-name="ce122" table:formula="of:=IF([.U212]=&quot;&quot;;&quot;&quot;;[.U212])" office:value-type="float" office:value="1.2925" calcext:value-type="float">
            <text:p>1.29</text:p>
          </table:table-cell>
          <table:table-cell table:style-name="ce122" table:formula="of:=IF([.V212]=&quot;&quot;;&quot;&quot;;[.V212])">
            <text:p/>
          </table:table-cell>
          <table:table-cell table:style-name="ce143"/>
          <table:table-cell table:number-columns-repeated="2"/>
          <table:table-cell table:style-name="ce164"/>
          <table:table-cell/>
          <table:table-cell table:style-name="ce178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52" table:formula="of:=[.P213]" office:value-type="float" office:value="1" calcext:value-type="float">
            <text:p>1</text:p>
          </table:table-cell>
          <table:table-cell table:style-name="ce68" table:formula="of:=IF([.R213]=&quot;&quot;;&quot;&quot;;[.R213])" office:value-type="float" office:value="63.9" calcext:value-type="float">
            <text:p>63.9</text:p>
          </table:table-cell>
          <table:table-cell table:style-name="ce68" table:formula="of:=IF([.S213]=&quot;&quot;;&quot;&quot;;[.S213])">
            <text:p/>
          </table:table-cell>
          <table:table-cell table:style-name="ce68" table:formula="of:=IF([.T213]=&quot;&quot;;&quot;&quot;;[.T213])" office:value-type="float" office:value="560" calcext:value-type="float">
            <text:p>560</text:p>
          </table:table-cell>
          <table:table-cell table:style-name="ce68" table:formula="of:=IF([.U213]=&quot;&quot;;&quot;&quot;;[.U213])" office:value-type="float" office:value="1.47" calcext:value-type="float">
            <text:p>1.47</text:p>
          </table:table-cell>
          <table:table-cell table:style-name="ce122" table:formula="of:=IF([.V213]=&quot;&quot;;&quot;&quot;;[.V213])" office:value-type="float" office:value="1.12393376818866" calcext:value-type="float">
            <text:p>1.12</text:p>
          </table:table-cell>
          <table:table-cell table:style-name="ce137" table:formula="of:=IF(AND([.V213]&gt;=[.X213];[.V213]&lt;=[.Y213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6" office:value-type="string" calcext:value-type="string">
            <text:p>HVL:</text:p>
          </table:table-cell>
          <table:table-cell table:style-name="ce376" table:formula="of:=IF([.T221]=&quot;&quot;;&quot;&quot;;VLOOKUP([.T221];[Tables.B75:.C78];2))" office:value-type="string" office:string-value="TBD" calcext:value-type="string">
            <text:p>TBD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52" table:formula="of:=[.P214]" office:value-type="float" office:value="2" calcext:value-type="float">
            <text:p>2</text:p>
          </table:table-cell>
          <table:table-cell table:style-name="ce68" table:formula="of:=IF([.R214]=&quot;&quot;;&quot;&quot;;[.R214])" office:value-type="float" office:value="72.8" calcext:value-type="float">
            <text:p>72.8</text:p>
          </table:table-cell>
          <table:table-cell table:style-name="ce68" table:formula="of:=IF([.S214]=&quot;&quot;;&quot;&quot;;[.S214])">
            <text:p/>
          </table:table-cell>
          <table:table-cell table:style-name="ce68" table:formula="of:=IF([.T214]=&quot;&quot;;&quot;&quot;;[.T214])" office:value-type="float" office:value="632" calcext:value-type="float">
            <text:p>632</text:p>
          </table:table-cell>
          <table:table-cell table:style-name="ce68" table:formula="of:=IF([.U214]=&quot;&quot;;&quot;&quot;;[.U214])" office:value-type="float" office:value="1.67" calcext:value-type="float">
            <text:p>1.67</text:p>
          </table:table-cell>
          <table:table-cell table:style-name="ce122" table:formula="of:=IF([.V214]=&quot;&quot;;&quot;&quot;;[.V214])" office:value-type="float" office:value="1.26843953838435" calcext:value-type="float">
            <text:p>1.27</text:p>
          </table:table-cell>
          <table:table-cell table:style-name="ce137" table:formula="of:=IF(AND([.V214]&gt;=[.X214];[.V214]&lt;=[.Y214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69.9" calcext:value-type="float">
            <text:p>69.9</text:p>
          </table:table-cell>
          <table:table-cell table:style-name="ce246" office:value-type="float" office:value="494" calcext:value-type="float">
            <text:p>494</text:p>
          </table:table-cell>
          <table:table-cell table:style-name="ce246" office:value-type="float" office:value="1.55" calcext:value-type="float">
            <text:p>1.55</text:p>
          </table:table-cell>
          <table:table-cell table:style-name="ce299" table:formula="of:=IF([.Q225]=&quot;&quot;;&quot;&quot;;[.Q225]/[.$T$222])" office:value-type="float" office:value="0.699" calcext:value-type="float">
            <text:p>0.699</text:p>
          </table:table-cell>
          <table:table-cell table:style-name="ce323" table:formula="of:=IF([.Q225]=&quot;&quot;;&quot;&quot;;([.$T$221]^2*[$Tables.$D$70]+[$Tables.$D$71])*[.Q225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ESE (mGy):</text:p>
          </table:table-cell>
          <table:table-cell table:style-name="ce376" table:formula="of:=IF([.U229]=&quot;&quot;;&quot;&quot;;[.Q229]*([.$T$221]^2*[$Tables.$D$70]+[$Tables.$D$71]))" office:value-type="float" office:value="2.83308526763179" calcext:value-type="float">
            <text:p>2.83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52" table:formula="of:=[.P215]" office:value-type="float" office:value="3" calcext:value-type="float">
            <text:p>3</text:p>
          </table:table-cell>
          <table:table-cell table:style-name="ce68" table:formula="of:=IF([.R215]=&quot;&quot;;&quot;&quot;;[.R215])" office:value-type="float" office:value="81.7" calcext:value-type="float">
            <text:p>81.7</text:p>
          </table:table-cell>
          <table:table-cell table:style-name="ce68" table:formula="of:=IF([.S215]=&quot;&quot;;&quot;&quot;;[.S215])">
            <text:p/>
          </table:table-cell>
          <table:table-cell table:style-name="ce68" table:formula="of:=IF([.T215]=&quot;&quot;;&quot;&quot;;[.T215])" office:value-type="float" office:value="711" calcext:value-type="float">
            <text:p>711</text:p>
          </table:table-cell>
          <table:table-cell table:style-name="ce68" table:formula="of:=IF([.U215]=&quot;&quot;;&quot;&quot;;[.U215])" office:value-type="float" office:value="1.88" calcext:value-type="float">
            <text:p>1.88</text:p>
          </table:table-cell>
          <table:table-cell table:style-name="ce122" table:formula="of:=IF([.V215]=&quot;&quot;;&quot;&quot;;[.V215])" office:value-type="float" office:value="1.42699448068239" calcext:value-type="float">
            <text:p>1.43</text:p>
          </table:table-cell>
          <table:table-cell table:style-name="ce137" table:formula="of:=IF(AND([.V215]&gt;=[.X215];[.V215]&lt;=[.Y215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69.9" calcext:value-type="float">
            <text:p>69.9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 office:value-type="float" office:value="1.55" calcext:value-type="float">
            <text:p>1.55</text:p>
          </table:table-cell>
          <table:table-cell table:style-name="ce299" table:formula="of:=IF([.Q226]=&quot;&quot;;&quot;&quot;;[.Q226]/[.$T$222])" office:value-type="float" office:value="0.699" calcext:value-type="float">
            <text:p>0.699</text:p>
          </table:table-cell>
          <table:table-cell table:style-name="ce323" table:formula="of:=IF([.Q226]=&quot;&quot;;&quot;&quot;;([.$T$221]^2*[$Tables.$D$70]+[$Tables.$D$71])*[.Q226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DGN (mrad/R):</text:p>
          </table:table-cell>
          <table:table-cell table:style-name="ce377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53" table:formula="of:=[.P216]" office:value-type="float" office:value="4" calcext:value-type="float">
            <text:p>4</text:p>
          </table:table-cell>
          <table:table-cell table:style-name="ce76" table:formula="of:=IF([.R216]=&quot;&quot;;&quot;&quot;;[.R216])" office:value-type="float" office:value="87.8" calcext:value-type="float">
            <text:p>87.8</text:p>
          </table:table-cell>
          <table:table-cell table:style-name="ce76" table:formula="of:=IF([.S216]=&quot;&quot;;&quot;&quot;;[.S216])">
            <text:p/>
          </table:table-cell>
          <table:table-cell table:style-name="ce76" table:formula="of:=IF([.T216]=&quot;&quot;;&quot;&quot;;[.T216])" office:value-type="float" office:value="757" calcext:value-type="float">
            <text:p>757</text:p>
          </table:table-cell>
          <table:table-cell table:style-name="ce76" table:formula="of:=IF([.U216]=&quot;&quot;;&quot;&quot;;[.U216])" office:value-type="float" office:value="2.02" calcext:value-type="float">
            <text:p>2.02</text:p>
          </table:table-cell>
          <table:table-cell table:style-name="ce131" table:formula="of:=IF([.V216]=&quot;&quot;;&quot;&quot;;[.V216])" office:value-type="float" office:value="1.51931761164074" calcext:value-type="float">
            <text:p>1.52</text:p>
          </table:table-cell>
          <table:table-cell table:style-name="ce138" table:formula="of:=IF(AND([.V216]&gt;=[.X216];[.V216]&lt;=[.Y216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71" calcext:value-type="float">
            <text:p>71</text:p>
          </table:table-cell>
          <table:table-cell table:style-name="ce246" office:value-type="float" office:value="507" calcext:value-type="float">
            <text:p>507</text:p>
          </table:table-cell>
          <table:table-cell table:style-name="ce246" office:value-type="float" office:value="1.57" calcext:value-type="float">
            <text:p>1.57</text:p>
          </table:table-cell>
          <table:table-cell table:style-name="ce299" table:formula="of:=IF([.Q227]=&quot;&quot;;&quot;&quot;;[.Q227]/[.$T$222])" office:value-type="float" office:value="0.71" calcext:value-type="float">
            <text:p>0.710</text:p>
          </table:table-cell>
          <table:table-cell table:style-name="ce323" table:formula="of:=IF([.Q227]=&quot;&quot;;&quot;&quot;;([.$T$221]^2*[$Tables.$D$70]+[$Tables.$D$71])*[.Q227])" office:value-type="float" office:value="2.84812819825638" calcext:value-type="float">
            <text:p>2.85</text:p>
          </table:table-cell>
          <table:table-cell/>
          <table:table-cell table:style-name="ce36" office:value-type="string" calcext:value-type="string">
            <text:p>MGD (mGy):</text:p>
          </table:table-cell>
          <table:table-cell table:style-name="ce378" table:formula="of:=IF(OR([.X225]=&quot;&quot;;[.X226]=&quot;&quot;);&quot;&quot;;([.X226]*([.X225]/8.76))/100)" office:value-type="float" office:value="0.0898553713175409" calcext:value-type="float">
            <text:p>0.09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64"/>
          <table:table-cell/>
          <table:table-cell table:style-name="ce188"/>
          <table:table-cell/>
          <table:table-cell table:style-name="ce246" office:value-type="float" office:value="71.7" calcext:value-type="float">
            <text:p>71.7</text:p>
          </table:table-cell>
          <table:table-cell table:style-name="ce246" office:value-type="float" office:value="515" calcext:value-type="float">
            <text:p>515</text:p>
          </table:table-cell>
          <table:table-cell table:style-name="ce246" office:value-type="float" office:value="1.59" calcext:value-type="float">
            <text:p>1.59</text:p>
          </table:table-cell>
          <table:table-cell table:style-name="ce299" table:formula="of:=IF([.Q228]=&quot;&quot;;&quot;&quot;;[.Q228]/[.$T$222])" office:value-type="float" office:value="0.717" calcext:value-type="float">
            <text:p>0.717</text:p>
          </table:table-cell>
          <table:table-cell table:style-name="ce323" table:formula="of:=IF([.Q228]=&quot;&quot;;&quot;&quot;;([.$T$221]^2*[$Tables.$D$70]+[$Tables.$D$71])*[.Q228])" office:value-type="float" office:value="2.87620833542229" calcext:value-type="float">
            <text:p>2.88</text:p>
          </table:table-cell>
          <table:table-cell/>
          <table:table-cell table:style-name="ce36" office:value-type="string" calcext:value-type="string">
            <text:p>Prev MGD (mGy):</text:p>
          </table:table-cell>
          <table:table-cell table:style-name="ce379" table:formula="of:=IF([.AB85]=&quot;&quot;;&quot;&quot;;[.AB85])" office:value-type="float" office:value="1.6" calcext:value-type="float">
            <text:p>1.60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88"/>
          <table:table-cell table:style-name="ce36" office:value-type="string" calcext:value-type="string">
            <text:p>Average:</text:p>
          </table:table-cell>
          <table:table-cell table:style-name="ce247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79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90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300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90" table:formula="of:=IF(OR([.U225]=&quot;&quot;;[.U226]=&quot;&quot;;[.U227]=&quot;&quot;;[.U228]=&quot;&quot;);&quot;&quot;;AVERAGE([.U225:.U228]))" office:value-type="float" office:value="2.83308526763179" calcext:value-type="float">
            <text:p>2.83</text:p>
          </table:table-cell>
          <table:table-cell/>
          <table:table-cell table:style-name="ce36" office:value-type="string" calcext:value-type="string">
            <text:p>% Change:</text:p>
          </table:table-cell>
          <table:table-cell table:style-name="ce380" table:formula="of:=IF(OR([.X227]=&quot;&quot;;[.X228]=&quot;&quot;);&quot;&quot;;([.X227]-[.X228])/[.X228])" office:value-type="percentage" office:value="-0.943840392926537" calcext:value-type="percentage">
            <text:p>-94.4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Mean Glandular Dose</text:p>
          </table:table-cell>
          <table:table-cell table:number-columns-repeated="9"/>
          <table:table-cell table:style-name="ce164"/>
          <table:table-cell/>
          <table:table-cell table:style-name="ce188"/>
          <table:table-cell table:style-name="ce36" office:value-type="string" calcext:value-type="string">
            <text:p>Coeff of Var:</text:p>
          </table:table-cell>
          <table:table-cell table:style-name="ce248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48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48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48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48" table:formula="of:=IF([.U229]=&quot;&quot;;&quot;&quot;;STDEV([.U225:.U228])/[.U229])" office:value-type="percentage" office:value="0.0125251723985516" calcext:value-type="percentage">
            <text:p>1.25%</text:p>
          </table:table-cell>
          <table:table-cell/>
          <table:table-cell table:style-name="Default"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6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6" office:value-type="string" calcext:value-type="string">
            <text:p>kV:</text:p>
          </table:table-cell>
          <table:table-cell table:style-name="ce34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Default" table:number-columns-repeated="6"/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6" office:value-type="string" calcext:value-type="string">
            <text:p>Target/Filter:</text:p>
          </table:table-cell>
          <table:table-cell table:style-name="ce34" table:formula="of:=IF([.Q222]=&quot;&quot;;&quot;&quot;;[.Q222])" office:value-type="string" office:string-value="Mo/Mo" calcext:value-type="string">
            <text:p>Mo/Mo</text:p>
          </table:table-cell>
          <table:table-cell table:style-name="ce36" office:value-type="string" calcext:value-type="string">
            <text:p>mA:</text:p>
          </table:table-cell>
          <table:table-cell table:style-name="ce34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6" office:value-type="string" calcext:value-type="string">
            <text:p>Deviation from Reported MGD:</text:p>
          </table:table-cell>
          <table:table-cell table:style-name="ce381" table:formula="of:=IF([.X227]=&quot;&quot;;&quot;&quot;;([.X227]-AVERAGE([.S225:.S228]))/AVERAGE([.S225:.S228]))" office:value-type="percentage" office:value="-0.942584427273137" calcext:value-type="percentage">
            <text:p>-94.3%</text:p>
          </table:table-cell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6" office:value-type="string" calcext:value-type="string">
            <text:p>mAs at 3 mGy:</text:p>
          </table:table-cell>
          <table:table-cell table:style-name="ce382" table:formula="of:=IF(OR([.X227]=&quot;&quot;;[.Q229]=&quot;&quot;);&quot;&quot;;(3/[.X227])*[.Q229])" office:value-type="float" office:value="2357.95586722637" calcext:value-type="float">
            <text:p>2358.0</text:p>
          </table:table-cell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6" office:value-type="string" calcext:value-type="string">
            <text:p>HVL:</text:p>
          </table:table-cell>
          <table:table-cell table:style-name="ce115" table:formula="of:=IF([.X224]=&quot;&quot;;&quot;&quot;;[.X224])" office:value-type="string" office:string-value="TBD" calcext:value-type="string">
            <text:p>TBD</text:p>
          </table:table-cell>
          <table:table-cell table:style-name="ce164"/>
          <table:table-cell/>
          <table:table-cell table:style-name="ce179"/>
          <table:table-cell table:style-name="ce207" table:number-columns-repeated="2"/>
          <table:table-cell table:style-name="ce32" table:number-columns-repeated="2"/>
          <table:table-cell table:style-name="ce207" table:number-columns-repeated="2"/>
          <table:table-cell table:style-name="ce32"/>
          <table:table-cell table:style-name="ce359"/>
          <table:table-cell table:style-name="ce32"/>
          <table:table-cell table:style-name="ce392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78" table:formula="of:=IF([.Q225]=&quot;&quot;;&quot;&quot;;[.Q225])" office:value-type="float" office:value="69.9" calcext:value-type="float">
            <text:p>69.9</text:p>
          </table:table-cell>
          <table:table-cell table:style-name="ce75" table:formula="of:=IF([.R225]=&quot;&quot;;&quot;&quot;;[.R225])" office:value-type="float" office:value="494" calcext:value-type="float">
            <text:p>494</text:p>
          </table:table-cell>
          <table:table-cell table:style-name="ce75" table:formula="of:=IF([.S225]=&quot;&quot;;&quot;&quot;;[.S225])" office:value-type="float" office:value="1.55" calcext:value-type="float">
            <text:p>1.55</text:p>
          </table:table-cell>
          <table:table-cell table:style-name="ce123" table:formula="of:=IF([.T225]=&quot;&quot;;&quot;&quot;;[.T225])" office:value-type="float" office:value="0.699" calcext:value-type="float">
            <text:p>0.699</text:p>
          </table:table-cell>
          <table:table-cell table:style-name="ce132" table:formula="of:=IF([.U225]=&quot;&quot;;&quot;&quot;;[.U225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ESE (mGy):</text:p>
          </table:table-cell>
          <table:table-cell table:style-name="ce116" table:formula="of:=IF([.X225]=&quot;&quot;;&quot;&quot;;[.X225])" office:value-type="float" office:value="2.83308526763179" calcext:value-type="float">
            <text:p>2.83</text:p>
          </table:table-cell>
          <table:table-cell table:style-name="ce164"/>
          <table:table-cell/>
          <table:table-cell table:style-name="ce185" office:value-type="string" calcext:value-type="string">
            <text:p>kVp Accuracy and Output</text:p>
          </table:table-cell>
          <table:table-cell table:style-name="ce208" table:number-columns-repeated="2"/>
          <table:table-cell table:style-name="ce74" table:number-columns-repeated="2"/>
          <table:table-cell table:style-name="ce208" table:number-columns-repeated="2"/>
          <table:table-cell table:style-name="ce74" table:number-columns-repeated="3"/>
          <table:table-cell table:style-name="ce120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79" table:formula="of:=IF([.Q226]=&quot;&quot;;&quot;&quot;;[.Q226])" office:value-type="float" office:value="69.9" calcext:value-type="float">
            <text:p>69.9</text:p>
          </table:table-cell>
          <table:table-cell table:style-name="ce68" table:formula="of:=IF([.R226]=&quot;&quot;;&quot;&quot;;[.R226])" office:value-type="float" office:value="500" calcext:value-type="float">
            <text:p>500</text:p>
          </table:table-cell>
          <table:table-cell table:style-name="ce68" table:formula="of:=IF([.S226]=&quot;&quot;;&quot;&quot;;[.S226])" office:value-type="float" office:value="1.55" calcext:value-type="float">
            <text:p>1.55</text:p>
          </table:table-cell>
          <table:table-cell table:style-name="ce124" table:formula="of:=IF([.T226]=&quot;&quot;;&quot;&quot;;[.T226])" office:value-type="float" office:value="0.699" calcext:value-type="float">
            <text:p>0.699</text:p>
          </table:table-cell>
          <table:table-cell table:style-name="ce133" table:formula="of:=IF([.U226]=&quot;&quot;;&quot;&quot;;[.U226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DGN (mrad/R):</text:p>
          </table:table-cell>
          <table:table-cell table:style-name="ce151" table:formula="of:=IF([.X226]=&quot;&quot;;&quot;&quot;;[.X226])" office:value-type="float" office:value="27.7835990937058" calcext:value-type="float">
            <text:p>27.8</text:p>
          </table:table-cell>
          <table:table-cell table:style-name="ce164"/>
          <table:table-cell/>
          <table:table-cell table:style-name="ce178" office:value-type="string" calcext:value-type="string">
            <text:p>Meter:</text:p>
          </table:table-cell>
          <table:table-cell table:style-name="ce204"/>
          <table:table-cell/>
          <table:table-cell table:style-name="ce36" office:value-type="string" calcext:value-type="string">
            <text:p>Calibration Date:</text:p>
          </table:table-cell>
          <table:table-cell table:style-name="ce260"/>
          <table:table-cell table:number-columns-repeated="5"/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79" table:formula="of:=IF([.Q227]=&quot;&quot;;&quot;&quot;;[.Q227])" office:value-type="float" office:value="71" calcext:value-type="float">
            <text:p>71.0</text:p>
          </table:table-cell>
          <table:table-cell table:style-name="ce68" table:formula="of:=IF([.R227]=&quot;&quot;;&quot;&quot;;[.R227])" office:value-type="float" office:value="507" calcext:value-type="float">
            <text:p>507</text:p>
          </table:table-cell>
          <table:table-cell table:style-name="ce68" table:formula="of:=IF([.S227]=&quot;&quot;;&quot;&quot;;[.S227])" office:value-type="float" office:value="1.57" calcext:value-type="float">
            <text:p>1.57</text:p>
          </table:table-cell>
          <table:table-cell table:style-name="ce124" table:formula="of:=IF([.T227]=&quot;&quot;;&quot;&quot;;[.T227])" office:value-type="float" office:value="0.71" calcext:value-type="float">
            <text:p>0.710</text:p>
          </table:table-cell>
          <table:table-cell table:style-name="ce133" table:formula="of:=IF([.U227]=&quot;&quot;;&quot;&quot;;[.U227])" office:value-type="float" office:value="2.84812819825638" calcext:value-type="float">
            <text:p>2.85</text:p>
          </table:table-cell>
          <table:table-cell/>
          <table:table-cell table:style-name="ce36" office:value-type="string" calcext:value-type="string">
            <text:p>MGD (mGy):</text:p>
          </table:table-cell>
          <table:table-cell table:style-name="ce116" table:formula="of:=IF([.X227]=&quot;&quot;;&quot;&quot;;[.X227])" office:value-type="float" office:value="0.0898553713175409" calcext:value-type="float">
            <text:p>0.09</text:p>
          </table:table-cell>
          <table:table-cell table:style-name="ce164"/>
          <table:table-cell/>
          <table:table-cell table:style-name="ce178" office:value-type="string" calcext:value-type="string">
            <text:p>Serial #:</text:p>
          </table:table-cell>
          <table:table-cell table:style-name="ce204"/>
          <table:table-cell/>
          <table:table-cell table:style-name="ce36" office:value-type="string" calcext:value-type="string">
            <text:p>Calibration Due:</text:p>
          </table:table-cell>
          <table:table-cell table:style-name="ce260"/>
          <table:table-cell table:number-columns-repeated="5"/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80" table:formula="of:=IF([.Q228]=&quot;&quot;;&quot;&quot;;[.Q228])" office:value-type="float" office:value="71.7" calcext:value-type="float">
            <text:p>71.7</text:p>
          </table:table-cell>
          <table:table-cell table:style-name="ce76" table:formula="of:=IF([.R228]=&quot;&quot;;&quot;&quot;;[.R228])" office:value-type="float" office:value="515" calcext:value-type="float">
            <text:p>515</text:p>
          </table:table-cell>
          <table:table-cell table:style-name="ce76" table:formula="of:=IF([.S228]=&quot;&quot;;&quot;&quot;;[.S228])" office:value-type="float" office:value="1.59" calcext:value-type="float">
            <text:p>1.59</text:p>
          </table:table-cell>
          <table:table-cell table:style-name="ce125" table:formula="of:=IF([.T228]=&quot;&quot;;&quot;&quot;;[.T228])" office:value-type="float" office:value="0.717" calcext:value-type="float">
            <text:p>0.717</text:p>
          </table:table-cell>
          <table:table-cell table:style-name="ce134" table:formula="of:=IF([.U228]=&quot;&quot;;&quot;&quot;;[.U228])" office:value-type="float" office:value="2.87620833542229" calcext:value-type="float">
            <text:p>2.88</text:p>
          </table:table-cell>
          <table:table-cell/>
          <table:table-cell table:style-name="ce36" office:value-type="string" calcext:value-type="string">
            <text:p>Prev MGD (mGy):</text:p>
          </table:table-cell>
          <table:table-cell table:style-name="ce116" table:formula="of:=IF([.X228]=&quot;&quot;;&quot;&quot;;[.X228])" office:value-type="float" office:value="1.6" calcext:value-type="float">
            <text:p>1.60</text:p>
          </table:table-cell>
          <table:table-cell table:style-name="ce164"/>
          <table:table-cell/>
          <table:table-cell table:style-name="ce178"/>
          <table:table-cell table:number-columns-repeated="9"/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6" office:value-type="string" calcext:value-type="string">
            <text:p>Average:</text:p>
          </table:table-cell>
          <table:table-cell table:style-name="ce79" table:formula="of:=IF([.Q229]=&quot;&quot;;&quot;&quot;;[.Q229])" office:value-type="float" office:value="70.625" calcext:value-type="float">
            <text:p>70.6</text:p>
          </table:table-cell>
          <table:table-cell table:style-name="ce68" table:formula="of:=IF([.R229]=&quot;&quot;;&quot;&quot;;[.R229])" office:value-type="float" office:value="504" calcext:value-type="float">
            <text:p>504</text:p>
          </table:table-cell>
          <table:table-cell table:style-name="ce68" table:formula="of:=IF([.S229]=&quot;&quot;;&quot;&quot;;[.S229])" office:value-type="float" office:value="1.565" calcext:value-type="float">
            <text:p>1.565</text:p>
          </table:table-cell>
          <table:table-cell table:style-name="ce124" table:formula="of:=IF([.T229]=&quot;&quot;;&quot;&quot;;[.T229])" office:value-type="float" office:value="0.70625" calcext:value-type="float">
            <text:p>0.706</text:p>
          </table:table-cell>
          <table:table-cell table:style-name="ce133" table:formula="of:=IF([.U229]=&quot;&quot;;&quot;&quot;;[.U229])" office:value-type="float" office:value="2.83308526763179" calcext:value-type="float">
            <text:p>2.83</text:p>
          </table:table-cell>
          <table:table-cell/>
          <table:table-cell table:style-name="ce36" office:value-type="string" calcext:value-type="string">
            <text:p>% Change:</text:p>
          </table:table-cell>
          <table:table-cell table:style-name="ce152" table:formula="of:=IF([.X229]=&quot;&quot;;&quot;&quot;;[.X229])" office:value-type="percentage" office:value="-0.943840392926537" calcext:value-type="percentage">
            <text:p>-94.4%</text:p>
          </table:table-cell>
          <table:table-cell table:style-name="ce164"/>
          <table:table-cell/>
          <table:table-cell table:style-name="ce178"/>
          <table:table-cell table:number-columns-repeated="4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6" office:value-type="string" calcext:value-type="string">
            <text:p>Coeff of Var:</text:p>
          </table:table-cell>
          <table:table-cell table:style-name="ce81" table:formula="of:=IF([.Q230]=&quot;&quot;;&quot;&quot;;[.Q230])" office:value-type="percentage" office:value="0.0125251723985516" calcext:value-type="percentage">
            <text:p>1.25%</text:p>
          </table:table-cell>
          <table:table-cell table:style-name="ce101" table:formula="of:=IF([.R230]=&quot;&quot;;&quot;&quot;;[.R230])" office:value-type="percentage" office:value="0.0179670340042409" calcext:value-type="percentage">
            <text:p>1.80%</text:p>
          </table:table-cell>
          <table:table-cell table:style-name="ce101" table:formula="of:=IF([.S230]=&quot;&quot;;&quot;&quot;;[.S230])" office:value-type="percentage" office:value="0.0122354901949691" calcext:value-type="percentage">
            <text:p>1.22%</text:p>
          </table:table-cell>
          <table:table-cell table:style-name="ce101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35" table:formula="of:=IF([.U230]=&quot;&quot;;&quot;&quot;;[.U230])" office:value-type="percentage" office:value="0.0125251723985516" calcext:value-type="percentage">
            <text:p>1.25%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1"/>
          <table:table-cell/>
          <table:table-cell table:style-name="ce399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6" office:value-type="string" calcext:value-type="string">
            <text:p>Deviation from Reported MGD:</text:p>
          </table:table-cell>
          <table:table-cell table:style-name="ce153" table:formula="of:=IF([.X232]=&quot;&quot;;&quot;&quot;;[.X232])" office:value-type="percentage" office:value="-0.942584427273137" calcext:value-type="percentage">
            <text:p>-94.3%</text:p>
          </table:table-cell>
          <table:table-cell table:style-name="ce164"/>
          <table:table-cell/>
          <table:table-cell table:style-name="ce178"/>
          <table:table-cell table:style-name="ce66" table:formula="of:=IF([.AK10]=&quot;&quot;;&quot;&quot;;[.AK10])">
            <text:p/>
          </table:table-cell>
          <table:table-cell table:style-name="ce66" table:formula="of:=IF([.AL10]=&quot;&quot;;&quot;&quot;;[.AL10])">
            <text:p/>
          </table:table-cell>
          <table:table-cell table:style-name="ce68" table:formula="of:=IF([.AH10]=&quot;&quot;;&quot;&quot;;[.AH10])" office:value-type="float" office:value="24" calcext:value-type="float">
            <text:p>24</text:p>
          </table:table-cell>
          <table:table-cell table:style-name="ce68" table:formula="of:=IF([.AI10]=&quot;&quot;;&quot;&quot;;[.AI10])" office:value-type="float" office:value="50" calcext:value-type="float">
            <text:p>50</text:p>
          </table:table-cell>
          <table:table-cell table:style-name="ce122" table:formula="of:=IF([.AS10]=&quot;&quot;;&quot;&quot;;[.AS10])" office:value-type="float" office:value="27.06" calcext:value-type="float">
            <text:p>27.06</text:p>
          </table:table-cell>
          <table:table-cell table:style-name="ce68" table:formula="of:=IF([.AN10]=&quot;&quot;;&quot;&quot;;[.AN10])" office:value-type="float" office:value="524.2" calcext:value-type="float">
            <text:p>524.2</text:p>
          </table:table-cell>
          <table:table-cell table:style-name="ce68" table:formula="of:=IF([.AO10]=&quot;&quot;;&quot;&quot;;[.AO10])" office:value-type="float" office:value="1.245" calcext:value-type="float">
            <text:p>1.245</text:p>
          </table:table-cell>
          <table:table-cell table:style-name="ce124" table:formula="of:=IF([.V241]=&quot;&quot;;&quot;&quot;;[.V241]/[.S241])" office:value-type="float" office:value="0.0249" calcext:value-type="float">
            <text:p>0.025</text:p>
          </table:table-cell>
          <table:table-cell table:style-name="ce122" table:formula="of:=IF(OR([.V241]=&quot;&quot;;[.U241]=&quot;&quot;);&quot;&quot;;[.V241]/([.U241]/1000))" office:value-type="float" office:value="2.37504769172072" calcext:value-type="float">
            <text:p>2.38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6" office:value-type="string" calcext:value-type="string">
            <text:p>mAs at 3 mGy:</text:p>
          </table:table-cell>
          <table:table-cell table:style-name="ce154" table:formula="of:=IF([.X233]=&quot;&quot;;&quot;&quot;;[.X233])" office:value-type="float" office:value="2357.95586722637" calcext:value-type="float">
            <text:p>2358.0</text:p>
          </table:table-cell>
          <table:table-cell table:style-name="ce164"/>
          <table:table-cell/>
          <table:table-cell table:style-name="ce178"/>
          <table:table-cell table:style-name="ce68" table:formula="of:=IF([.AK16]=&quot;&quot;;&quot;&quot;;[.AK16])">
            <text:p/>
          </table:table-cell>
          <table:table-cell table:style-name="ce68" table:formula="of:=IF([.AL16]=&quot;&quot;;&quot;&quot;;[.AL16])">
            <text:p/>
          </table:table-cell>
          <table:table-cell table:style-name="ce68" table:formula="of:=IF([.AH16]=&quot;&quot;;&quot;&quot;;[.AH16])" office:value-type="float" office:value="25" calcext:value-type="float">
            <text:p>25</text:p>
          </table:table-cell>
          <table:table-cell table:style-name="ce68" table:formula="of:=IF([.AI16]=&quot;&quot;;&quot;&quot;;[.AI16])" office:value-type="float" office:value="50" calcext:value-type="float">
            <text:p>50</text:p>
          </table:table-cell>
          <table:table-cell table:style-name="ce122" table:formula="of:=IF([.AS16]=&quot;&quot;;&quot;&quot;;[.AS16])" office:value-type="float" office:value="27.38" calcext:value-type="float">
            <text:p>27.38</text:p>
          </table:table-cell>
          <table:table-cell table:style-name="ce68" table:formula="of:=IF([.AN16]=&quot;&quot;;&quot;&quot;;[.AN16])" office:value-type="float" office:value="502.1" calcext:value-type="float">
            <text:p>502.1</text:p>
          </table:table-cell>
          <table:table-cell table:style-name="ce68" table:formula="of:=IF([.AO16]=&quot;&quot;;&quot;&quot;;[.AO16])" office:value-type="float" office:value="1.457" calcext:value-type="float">
            <text:p>1.457</text:p>
          </table:table-cell>
          <table:table-cell table:style-name="ce124" table:formula="of:=IF([.V242]=&quot;&quot;;&quot;&quot;;[.V242]/[.S242])" office:value-type="float" office:value="0.02914" calcext:value-type="float">
            <text:p>0.029</text:p>
          </table:table-cell>
          <table:table-cell table:style-name="ce122" table:formula="of:=IF(OR([.V242]=&quot;&quot;;[.U242]=&quot;&quot;);&quot;&quot;;[.V242]/([.U242]/1000))" office:value-type="float" office:value="2.90181238797052" calcext:value-type="float">
            <text:p>2.90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68" table:formula="of:=IF([.AK22]=&quot;&quot;;&quot;&quot;;[.AK22])">
            <text:p/>
          </table:table-cell>
          <table:table-cell table:style-name="ce68" table:formula="of:=IF([.AL22]=&quot;&quot;;&quot;&quot;;[.AL22])">
            <text:p/>
          </table:table-cell>
          <table:table-cell table:style-name="ce68" table:formula="of:=IF([.AH22]=&quot;&quot;;&quot;&quot;;[.AH22])" office:value-type="float" office:value="26" calcext:value-type="float">
            <text:p>26</text:p>
          </table:table-cell>
          <table:table-cell table:style-name="ce68" table:formula="of:=IF([.AI22]=&quot;&quot;;&quot;&quot;;[.AI22])" office:value-type="float" office:value="50" calcext:value-type="float">
            <text:p>50</text:p>
          </table:table-cell>
          <table:table-cell table:style-name="ce122" table:formula="of:=IF([.AS22]=&quot;&quot;;&quot;&quot;;[.AS22])" office:value-type="float" office:value="27.58" calcext:value-type="float">
            <text:p>27.58</text:p>
          </table:table-cell>
          <table:table-cell table:style-name="ce68" table:formula="of:=IF([.AN22]=&quot;&quot;;&quot;&quot;;[.AN22])" office:value-type="float" office:value="502.4" calcext:value-type="float">
            <text:p>502.4</text:p>
          </table:table-cell>
          <table:table-cell table:style-name="ce68" table:formula="of:=IF([.AO22]=&quot;&quot;;&quot;&quot;;[.AO22])" office:value-type="float" office:value="1.655" calcext:value-type="float">
            <text:p>1.655</text:p>
          </table:table-cell>
          <table:table-cell table:style-name="ce124" table:formula="of:=IF([.V243]=&quot;&quot;;&quot;&quot;;[.V243]/[.S243])" office:value-type="float" office:value="0.0331" calcext:value-type="float">
            <text:p>0.033</text:p>
          </table:table-cell>
          <table:table-cell table:style-name="ce122" table:formula="of:=IF(OR([.V243]=&quot;&quot;;[.U243]=&quot;&quot;);&quot;&quot;;[.V243]/([.U243]/1000))" office:value-type="float" office:value="3.29418789808917" calcext:value-type="float">
            <text:p>3.29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Signal to Noise Ratio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68" table:formula="of:=IF([.AK24]=&quot;&quot;;&quot;&quot;;[.AK24])">
            <text:p/>
          </table:table-cell>
          <table:table-cell table:style-name="ce68" table:formula="of:=IF([.AL24]=&quot;&quot;;&quot;&quot;;[.AL24])">
            <text:p/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122" table:formula="of:=IF([.AS24]=&quot;&quot;;&quot;&quot;;[.AS24])" office:value-type="float" office:value="28.11" calcext:value-type="float">
            <text:p>28.11</text:p>
          </table:table-cell>
          <table:table-cell table:style-name="ce68" table:formula="of:=IF([.AN24]=&quot;&quot;;&quot;&quot;;[.AN24])" office:value-type="float" office:value="502.6" calcext:value-type="float">
            <text:p>502.6</text:p>
          </table:table-cell>
          <table:table-cell table:style-name="ce68" table:formula="of:=IF([.AO24]=&quot;&quot;;&quot;&quot;;[.AO24])" office:value-type="float" office:value="2.042" calcext:value-type="float">
            <text:p>2.042</text:p>
          </table:table-cell>
          <table:table-cell table:style-name="ce124" table:formula="of:=IF([.V244]=&quot;&quot;;&quot;&quot;;[.V244]/[.S244])" office:value-type="float" office:value="0.04084" calcext:value-type="float">
            <text:p>0.041</text:p>
          </table:table-cell>
          <table:table-cell table:style-name="ce122" table:formula="of:=IF(OR([.V244]=&quot;&quot;;[.U244]=&quot;&quot;);&quot;&quot;;[.V244]/([.U244]/1000))" office:value-type="float" office:value="4.06287306008754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34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AK34]=&quot;&quot;;&quot;&quot;;[.AK34])">
            <text:p/>
          </table:table-cell>
          <table:table-cell table:style-name="ce68" table:formula="of:=IF([.AL34]=&quot;&quot;;&quot;&quot;;[.AL34])">
            <text:p/>
          </table:table-cell>
          <table:table-cell table:style-name="ce68" table:formula="of:=IF([.AH34]=&quot;&quot;;&quot;&quot;;[.AH34])" office:value-type="float" office:value="30" calcext:value-type="float">
            <text:p>30</text:p>
          </table:table-cell>
          <table:table-cell table:style-name="ce68" table:formula="of:=IF([.AI34]=&quot;&quot;;&quot;&quot;;[.AI34])" office:value-type="float" office:value="50" calcext:value-type="float">
            <text:p>50</text:p>
          </table:table-cell>
          <table:table-cell table:style-name="ce122" table:formula="of:=IF([.AS34]=&quot;&quot;;&quot;&quot;;[.AS34])" office:value-type="float" office:value="29.24" calcext:value-type="float">
            <text:p>29.24</text:p>
          </table:table-cell>
          <table:table-cell table:style-name="ce68" table:formula="of:=IF([.AN34]=&quot;&quot;;&quot;&quot;;[.AN34])" office:value-type="float" office:value="502.3" calcext:value-type="float">
            <text:p>502.3</text:p>
          </table:table-cell>
          <table:table-cell table:style-name="ce68" table:formula="of:=IF([.AO34]=&quot;&quot;;&quot;&quot;;[.AO34])" office:value-type="float" office:value="2.421" calcext:value-type="float">
            <text:p>2.421</text:p>
          </table:table-cell>
          <table:table-cell table:style-name="ce124" table:formula="of:=IF([.V245]=&quot;&quot;;&quot;&quot;;[.V245]/[.S245])" office:value-type="float" office:value="0.04842" calcext:value-type="float">
            <text:p>0.048</text:p>
          </table:table-cell>
          <table:table-cell table:style-name="ce122" table:formula="of:=IF(OR([.V245]=&quot;&quot;;[.U245]=&quot;&quot;);&quot;&quot;;[.V245]/([.U245]/1000))" office:value-type="float" office:value="4.81982878757715" calcext:value-type="float">
            <text:p>4.82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6" office:value-type="string" calcext:value-type="string">
            <text:p>mA:</text:p>
          </table:table-cell>
          <table:table-cell table:style-name="ce34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6" office:value-type="string" calcext:value-type="string">
            <text:p>SNR:</text:p>
          </table:table-cell>
          <table:table-cell table:style-name="ce126" table:formula="of:=IF([.T336]=&quot;&quot;;&quot;&quot;;[.T336])" office:value-type="float" office:value="46.79476861167" calcext:value-type="float">
            <text:p>46.8</text:p>
          </table:table-cell>
          <table:table-cell table:style-name="ce66" table:formula="of:=IF([.U336]=&quot;&quot;;&quot;&quot;;[.U336])" office:value-type="float" office:value="45.8" calcext:value-type="float">
            <text:p>45.8</text:p>
          </table:table-cell>
          <table:table-cell table:style-name="ce144" table:formula="of:=IF([.V336]=&quot;&quot;;&quot;&quot;;[.V336])" office:value-type="percentage" office:value="0.0217198386827512" calcext:value-type="percentage">
            <text:p>2.17%</text:p>
          </table:table-cell>
          <table:table-cell table:style-name="ce147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AK35]=&quot;&quot;;&quot;&quot;;[.AK35])">
            <text:p/>
          </table:table-cell>
          <table:table-cell table:style-name="ce68" table:formula="of:=IF([.AL35]=&quot;&quot;;&quot;&quot;;[.AL35])">
            <text:p/>
          </table:table-cell>
          <table:table-cell table:style-name="ce68" table:formula="of:=IF([.AH35]=&quot;&quot;;&quot;&quot;;[.AH35])" office:value-type="float" office:value="32" calcext:value-type="float">
            <text:p>32</text:p>
          </table:table-cell>
          <table:table-cell table:style-name="ce68" table:formula="of:=IF([.AI35]=&quot;&quot;;&quot;&quot;;[.AI35])" office:value-type="float" office:value="50" calcext:value-type="float">
            <text:p>50</text:p>
          </table:table-cell>
          <table:table-cell table:style-name="ce122" table:formula="of:=IF([.AS35]=&quot;&quot;;&quot;&quot;;[.AS35])" office:value-type="float" office:value="30.66" calcext:value-type="float">
            <text:p>30.66</text:p>
          </table:table-cell>
          <table:table-cell table:style-name="ce68" table:formula="of:=IF([.AN35]=&quot;&quot;;&quot;&quot;;[.AN35])" office:value-type="float" office:value="503" calcext:value-type="float">
            <text:p>503</text:p>
          </table:table-cell>
          <table:table-cell table:style-name="ce68" table:formula="of:=IF([.AO35]=&quot;&quot;;&quot;&quot;;[.AO35])" office:value-type="float" office:value="2.803" calcext:value-type="float">
            <text:p>2.803</text:p>
          </table:table-cell>
          <table:table-cell table:style-name="ce124" table:formula="of:=IF([.V246]=&quot;&quot;;&quot;&quot;;[.V246]/[.S246])" office:value-type="float" office:value="0.05606" calcext:value-type="float">
            <text:p>0.056</text:p>
          </table:table-cell>
          <table:table-cell table:style-name="ce122" table:formula="of:=IF(OR([.V246]=&quot;&quot;;[.U246]=&quot;&quot;);&quot;&quot;;[.V246]/([.U246]/1000))" office:value-type="float" office:value="5.57256461232604" calcext:value-type="float">
            <text:p>5.57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6" office:value-type="string" calcext:value-type="string">
            <text:p>CNR:</text:p>
          </table:table-cell>
          <table:table-cell table:style-name="ce126" table:formula="of:=IF([.T337]=&quot;&quot;;&quot;&quot;;[.T337])" office:value-type="float" office:value="10.0362173038229" calcext:value-type="float">
            <text:p>10.0</text:p>
          </table:table-cell>
          <table:table-cell table:style-name="ce66" table:formula="of:=IF([.U337]=&quot;&quot;;&quot;&quot;;[.U337])" office:value-type="float" office:value="9.9" calcext:value-type="float">
            <text:p>9.9</text:p>
          </table:table-cell>
          <table:table-cell table:style-name="ce144" table:formula="of:=IF([.V337]=&quot;&quot;;&quot;&quot;;[.V337])" office:value-type="percentage" office:value="0.0137593236184747" calcext:value-type="percentage">
            <text:p>1.38%</text:p>
          </table:table-cell>
          <table:table-cell table:style-name="ce66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AK41]=&quot;&quot;;&quot;&quot;;[.AK41])">
            <text:p/>
          </table:table-cell>
          <table:table-cell table:style-name="ce68" table:formula="of:=IF([.AL41]=&quot;&quot;;&quot;&quot;;[.AL41])">
            <text:p/>
          </table:table-cell>
          <table:table-cell table:style-name="ce68" table:formula="of:=IF([.AH41]=&quot;&quot;;&quot;&quot;;[.AH41])" office:value-type="float" office:value="34" calcext:value-type="float">
            <text:p>34</text:p>
          </table:table-cell>
          <table:table-cell table:style-name="ce68" table:formula="of:=IF([.AI41]=&quot;&quot;;&quot;&quot;;[.AI41])" office:value-type="float" office:value="50" calcext:value-type="float">
            <text:p>50</text:p>
          </table:table-cell>
          <table:table-cell table:style-name="ce122" table:formula="of:=IF([.AS41]=&quot;&quot;;&quot;&quot;;[.AS41])">
            <text:p/>
          </table:table-cell>
          <table:table-cell table:style-name="ce68" table:formula="of:=IF([.AN41]=&quot;&quot;;&quot;&quot;;[.AN41])">
            <text:p/>
          </table:table-cell>
          <table:table-cell table:style-name="ce68" table:formula="of:=IF([.AO41]=&quot;&quot;;&quot;&quot;;[.AO41])">
            <text:p/>
          </table:table-cell>
          <table:table-cell table:style-name="ce124" table:formula="of:=IF([.V247]=&quot;&quot;;&quot;&quot;;[.V247]/[.S247])">
            <text:p/>
          </table:table-cell>
          <table:table-cell table:style-name="ce122" table:formula="of:=IF(OR([.V247]=&quot;&quot;;[.U247]=&quot;&quot;);&quot;&quot;;[.V247]/([.U247]/1000))">
            <text:p/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6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64"/>
          <table:table-cell/>
          <table:table-cell table:style-name="ce187" office:value-type="string" calcext:value-type="string">
            <text:p>Mag:</text:p>
          </table:table-cell>
          <table:table-cell table:style-name="ce68" table:formula="of:=IF([.AK68]=&quot;&quot;;&quot;&quot;;[.AK68])">
            <text:p/>
          </table:table-cell>
          <table:table-cell table:style-name="ce68" table:formula="of:=IF([.AL68]=&quot;&quot;;&quot;&quot;;[.AL68])">
            <text:p/>
          </table:table-cell>
          <table:table-cell table:style-name="ce68" table:formula="of:=IF([.AH68]=&quot;&quot;;&quot;&quot;;[.AH68])" office:value-type="float" office:value="28" calcext:value-type="float">
            <text:p>28</text:p>
          </table:table-cell>
          <table:table-cell table:style-name="ce68" table:formula="of:=IF([.AI68]=&quot;&quot;;&quot;&quot;;[.AI68])" office:value-type="float" office:value="50" calcext:value-type="float">
            <text:p>50</text:p>
          </table:table-cell>
          <table:table-cell table:style-name="ce122" table:formula="of:=IF([.AS68]=&quot;&quot;;&quot;&quot;;[.AS68])">
            <text:p/>
          </table:table-cell>
          <table:table-cell table:style-name="ce68" table:formula="of:=IF([.AN68]=&quot;&quot;;&quot;&quot;;[.AN68])">
            <text:p/>
          </table:table-cell>
          <table:table-cell table:style-name="ce68" table:formula="of:=IF([.AO68]=&quot;&quot;;&quot;&quot;;[.AO68])">
            <text:p/>
          </table:table-cell>
          <table:table-cell table:style-name="ce124" table:formula="of:=IF([.V248]=&quot;&quot;;&quot;&quot;;[.V248]/[.S248])">
            <text:p/>
          </table:table-cell>
          <table:table-cell table:style-name="ce122" table:formula="of:=IF(OR([.V248]=&quot;&quot;;[.U248]=&quot;&quot;);&quot;&quot;;[.V248]/([.U248]/1000))">
            <text:p/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SNR must be &gt;= 40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6"/>
          <table:table-cell table:style-name="ce6" table:number-columns-repeated="5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209" table:number-columns-repeated="3"/>
          <table:table-cell table:style-name="ce291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5" office:value-type="string" calcext:value-type="string">
            <text:p>Image Quality Evaluation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66" table:formula="of:=IF([.AK42]=&quot;&quot;;&quot;&quot;;[.AK42])">
            <text:p/>
          </table:table-cell>
          <table:table-cell table:style-name="ce66" table:formula="of:=IF([.AL42]=&quot;&quot;;&quot;&quot;;[.AL42])">
            <text:p/>
          </table:table-cell>
          <table:table-cell table:style-name="ce68" table:formula="of:=IF([.AH42]=&quot;&quot;;&quot;&quot;;[.AH42])" office:value-type="float" office:value="28" calcext:value-type="float">
            <text:p>28</text:p>
          </table:table-cell>
          <table:table-cell table:style-name="ce68" table:formula="of:=IF([.AI42]=&quot;&quot;;&quot;&quot;;[.AI42])" office:value-type="float" office:value="50" calcext:value-type="float">
            <text:p>50</text:p>
          </table:table-cell>
          <table:table-cell table:style-name="ce122" table:formula="of:=IF([.AS42]=&quot;&quot;;&quot;&quot;;[.AS42])" office:value-type="float" office:value="29.86" calcext:value-type="float">
            <text:p>29.86</text:p>
          </table:table-cell>
          <table:table-cell table:style-name="ce68" table:formula="of:=IF([.AN42]=&quot;&quot;;&quot;&quot;;[.AN42])" office:value-type="float" office:value="501.8" calcext:value-type="float">
            <text:p>501.8</text:p>
          </table:table-cell>
          <table:table-cell table:style-name="ce68" table:formula="of:=IF([.AO42]=&quot;&quot;;&quot;&quot;;[.AO42])" office:value-type="float" office:value="2.14" calcext:value-type="float">
            <text:p>2.14</text:p>
          </table:table-cell>
          <table:table-cell table:style-name="ce124" table:formula="of:=IF([.V252]=&quot;&quot;;&quot;&quot;;[.V252]/[.S252])" office:value-type="float" office:value="0.0428" calcext:value-type="float">
            <text:p>0.043</text:p>
          </table:table-cell>
          <table:table-cell table:style-name="ce122" table:formula="of:=IF(OR([.V252]=&quot;&quot;;[.U252]=&quot;&quot;);&quot;&quot;;[.V252]/([.U252]/1000))" office:value-type="float" office:value="4.26464726982862" calcext:value-type="float">
            <text:p>4.2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54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4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55" office:value-type="string" calcext:value-type="string" table:number-columns-spanned="2" table:number-rows-spanned="1">
            <text:p>Review Workstation</text:p>
          </table:table-cell>
          <table:covered-table-cell table:style-name="ce164"/>
          <table:table-cell/>
          <table:table-cell table:style-name="ce178"/>
          <table:table-cell table:style-name="ce68" table:formula="of:=IF([.AK48]=&quot;&quot;;&quot;&quot;;[.AK48])">
            <text:p/>
          </table:table-cell>
          <table:table-cell table:style-name="ce68" table:formula="of:=IF([.AL48]=&quot;&quot;;&quot;&quot;;[.AL48])">
            <text:p/>
          </table:table-cell>
          <table:table-cell table:style-name="ce68" table:formula="of:=IF([.AH48]=&quot;&quot;;&quot;&quot;;[.AH48])" office:value-type="float" office:value="30" calcext:value-type="float">
            <text:p>30</text:p>
          </table:table-cell>
          <table:table-cell table:style-name="ce68" table:formula="of:=IF([.AI48]=&quot;&quot;;&quot;&quot;;[.AI48])" office:value-type="float" office:value="50" calcext:value-type="float">
            <text:p>50</text:p>
          </table:table-cell>
          <table:table-cell table:style-name="ce122" table:formula="of:=IF([.AS48]=&quot;&quot;;&quot;&quot;;[.AS48])" office:value-type="float" office:value="30.18" calcext:value-type="float">
            <text:p>30.18</text:p>
          </table:table-cell>
          <table:table-cell table:style-name="ce68" table:formula="of:=IF([.AN48]=&quot;&quot;;&quot;&quot;;[.AN48])" office:value-type="float" office:value="502.4" calcext:value-type="float">
            <text:p>502.4</text:p>
          </table:table-cell>
          <table:table-cell table:style-name="ce68" table:formula="of:=IF([.AO48]=&quot;&quot;;&quot;&quot;;[.AO48])" office:value-type="float" office:value="2.597" calcext:value-type="float">
            <text:p>2.597</text:p>
          </table:table-cell>
          <table:table-cell table:style-name="ce124" table:formula="of:=IF([.V253]=&quot;&quot;;&quot;&quot;;[.V253]/[.S253])" office:value-type="float" office:value="0.05194" calcext:value-type="float">
            <text:p>0.052</text:p>
          </table:table-cell>
          <table:table-cell table:style-name="ce122" table:formula="of:=IF(OR([.V253]=&quot;&quot;;[.U253]=&quot;&quot;);&quot;&quot;;[.V253]/([.U253]/1000))" office:value-type="float" office:value="5.16918789808917" calcext:value-type="float">
            <text:p>5.17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55" office:value-type="string" calcext:value-type="string">
            <text:p>kV:</text:p>
          </table:table-cell>
          <table:table-cell table:style-name="ce82" table:formula="of:=IF([.Q307]=&quot;&quot;;&quot;&quot;;[.Q307])">
            <text:p/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office:value-type="string" calcext:value-type="string">
            <text:p>Left</text:p>
          </table:table-cell>
          <table:table-cell table:style-name="ce164" office:value-type="string" calcext:value-type="string">
            <text:p>Right</text:p>
          </table:table-cell>
          <table:table-cell/>
          <table:table-cell table:style-name="ce178"/>
          <table:table-cell table:style-name="ce68" table:formula="of:=IF([.AK54]=&quot;&quot;;&quot;&quot;;[.AK54])">
            <text:p/>
          </table:table-cell>
          <table:table-cell table:style-name="ce68" table:formula="of:=IF([.AL54]=&quot;&quot;;&quot;&quot;;[.AL54])">
            <text:p/>
          </table:table-cell>
          <table:table-cell table:style-name="ce68" table:formula="of:=IF([.AH54]=&quot;&quot;;&quot;&quot;;[.AH54])" office:value-type="float" office:value="32" calcext:value-type="float">
            <text:p>32</text:p>
          </table:table-cell>
          <table:table-cell table:style-name="ce68" table:formula="of:=IF([.AI54]=&quot;&quot;;&quot;&quot;;[.AI54])" office:value-type="float" office:value="50" calcext:value-type="float">
            <text:p>50</text:p>
          </table:table-cell>
          <table:table-cell table:style-name="ce122" table:formula="of:=IF([.AS54]=&quot;&quot;;&quot;&quot;;[.AS54])" office:value-type="float" office:value="30.24" calcext:value-type="float">
            <text:p>30.24</text:p>
          </table:table-cell>
          <table:table-cell table:style-name="ce68" table:formula="of:=IF([.AN54]=&quot;&quot;;&quot;&quot;;[.AN54])" office:value-type="float" office:value="502.1" calcext:value-type="float">
            <text:p>502.1</text:p>
          </table:table-cell>
          <table:table-cell table:style-name="ce68" table:formula="of:=IF([.AO54]=&quot;&quot;;&quot;&quot;;[.AO54])" office:value-type="float" office:value="3.044" calcext:value-type="float">
            <text:p>3.044</text:p>
          </table:table-cell>
          <table:table-cell table:style-name="ce124" table:formula="of:=IF([.V254]=&quot;&quot;;&quot;&quot;;[.V254]/[.S254])" office:value-type="float" office:value="0.06088" calcext:value-type="float">
            <text:p>0.061</text:p>
          </table:table-cell>
          <table:table-cell table:style-name="ce122" table:formula="of:=IF(OR([.V254]=&quot;&quot;;[.U254]=&quot;&quot;);&quot;&quot;;[.V254]/([.U254]/1000))" office:value-type="float" office:value="6.06253734315873" calcext:value-type="float">
            <text:p>6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55" office:value-type="string" calcext:value-type="string">
            <text:p>mA:</text:p>
          </table:table-cell>
          <table:table-cell table:style-name="ce83" table:formula="of:=IF([.Q308]=&quot;&quot;;&quot;&quot;;[.Q308])">
            <text:p/>
          </table:table-cell>
          <table:table-cell table:style-name="Default"/>
          <table:table-cell table:style-name="ce36" office:value-type="string" calcext:value-type="string">
            <text:p>kV:</text:p>
          </table:table-cell>
          <table:table-cell table:style-name="ce51" table:formula="of:=IF([.Q323]=&quot;&quot;;&quot;&quot;;[.Q323])">
            <text:p/>
          </table:table-cell>
          <table:table-cell table:style-name="ce136" table:formula="of:=IF([.U323]=&quot;&quot;;&quot;&quot;;[.U323])">
            <text:p/>
          </table:table-cell>
          <table:table-cell/>
          <table:table-cell table:style-name="Default"/>
          <table:table-cell table:style-name="ce36" office:value-type="string" calcext:value-type="string">
            <text:p>Workstation:</text:p>
          </table:table-cell>
          <table:table-cell table:style-name="ce172" table:formula="of:=IF([.R315]=&quot;&quot;;&quot;&quot;;[.R315])">
            <text:p/>
          </table:table-cell>
          <table:table-cell/>
          <table:table-cell table:style-name="ce178"/>
          <table:table-cell table:style-name="ce68" table:formula="of:=IF([.AK60]=&quot;&quot;;&quot;&quot;;[.AK60])">
            <text:p/>
          </table:table-cell>
          <table:table-cell table:style-name="ce68" table:formula="of:=IF([.AL60]=&quot;&quot;;&quot;&quot;;[.AL60])">
            <text:p/>
          </table:table-cell>
          <table:table-cell table:style-name="ce68" table:formula="of:=IF([.AH60]=&quot;&quot;;&quot;&quot;;[.AH60])" office:value-type="float" office:value="34" calcext:value-type="float">
            <text:p>34</text:p>
          </table:table-cell>
          <table:table-cell table:style-name="ce68" table:formula="of:=IF([.AI60]=&quot;&quot;;&quot;&quot;;[.AI60])" office:value-type="float" office:value="50" calcext:value-type="float">
            <text:p>50</text:p>
          </table:table-cell>
          <table:table-cell table:style-name="ce122" table:formula="of:=IF([.AS60]=&quot;&quot;;&quot;&quot;;[.AS60])" office:value-type="float" office:value="31.26" calcext:value-type="float">
            <text:p>31.26</text:p>
          </table:table-cell>
          <table:table-cell table:style-name="ce68" table:formula="of:=IF([.AN60]=&quot;&quot;;&quot;&quot;;[.AN60])" office:value-type="float" office:value="6257" calcext:value-type="float">
            <text:p>6257</text:p>
          </table:table-cell>
          <table:table-cell table:style-name="ce68" table:formula="of:=IF([.AO60]=&quot;&quot;;&quot;&quot;;[.AO60])" office:value-type="float" office:value="3.482" calcext:value-type="float">
            <text:p>3.482</text:p>
          </table:table-cell>
          <table:table-cell table:style-name="ce124" table:formula="of:=IF([.V255]=&quot;&quot;;&quot;&quot;;[.V255]/[.S255])" office:value-type="float" office:value="0.06964" calcext:value-type="float">
            <text:p>0.070</text:p>
          </table:table-cell>
          <table:table-cell table:style-name="ce122" table:formula="of:=IF(OR([.V255]=&quot;&quot;;[.U255]=&quot;&quot;);&quot;&quot;;[.V255]/([.U255]/1000))" office:value-type="float" office:value="0.55649672366949" calcext:value-type="float">
            <text:p>0.5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55" office:value-type="string" calcext:value-type="string">
            <text:p>Background Density:</text:p>
          </table:table-cell>
          <table:table-cell table:style-name="ce83" table:formula="of:=IF([.Q309]=&quot;&quot;;&quot;&quot;;[.Q309])">
            <text:p/>
          </table:table-cell>
          <table:table-cell table:style-name="Default"/>
          <table:table-cell table:style-name="ce36" office:value-type="string" calcext:value-type="string">
            <text:p>mA:</text:p>
          </table:table-cell>
          <table:table-cell table:style-name="ce52" table:formula="of:=IF([.Q324]=&quot;&quot;;&quot;&quot;;[.Q324])">
            <text:p/>
          </table:table-cell>
          <table:table-cell table:style-name="ce137" table:formula="of:=IF([.U324]=&quot;&quot;;&quot;&quot;;[.U324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156" table:formula="of:=IF([.Q317]=&quot;&quot;;&quot;&quot;;[.Q317])">
            <text:p/>
          </table:table-cell>
          <table:table-cell table:style-name="ce173" table:formula="of:=IF([.R317]=&quot;&quot;;&quot;&quot;;[.R317])">
            <text:p/>
          </table:table-cell>
          <table:table-cell/>
          <table:table-cell table:style-name="ce178"/>
          <table:table-cell table:style-name="ce68" table:formula="of:=IF([.AK66]=&quot;&quot;;&quot;&quot;;[.AK66])">
            <text:p/>
          </table:table-cell>
          <table:table-cell table:style-name="ce68" table:formula="of:=IF([.AL66]=&quot;&quot;;&quot;&quot;;[.AL66])">
            <text:p/>
          </table:table-cell>
          <table:table-cell table:style-name="ce68" table:formula="of:=IF([.AH66]=&quot;&quot;;&quot;&quot;;[.AH66])" office:value-type="float" office:value="36" calcext:value-type="float">
            <text:p>36</text:p>
          </table:table-cell>
          <table:table-cell table:style-name="ce68" table:formula="of:=IF([.AI66]=&quot;&quot;;&quot;&quot;;[.AI66])" office:value-type="float" office:value="50" calcext:value-type="float">
            <text:p>50</text:p>
          </table:table-cell>
          <table:table-cell table:style-name="ce122" table:formula="of:=IF([.AS66]=&quot;&quot;;&quot;&quot;;[.AS66])" office:value-type="float" office:value="33.49" calcext:value-type="float">
            <text:p>33.49</text:p>
          </table:table-cell>
          <table:table-cell table:style-name="ce68" table:formula="of:=IF([.AN66]=&quot;&quot;;&quot;&quot;;[.AN66])" office:value-type="float" office:value="664.4" calcext:value-type="float">
            <text:p>664.4</text:p>
          </table:table-cell>
          <table:table-cell table:style-name="ce68" table:formula="of:=IF([.AO66]=&quot;&quot;;&quot;&quot;;[.AO66])" office:value-type="float" office:value="3.912" calcext:value-type="float">
            <text:p>3.912</text:p>
          </table:table-cell>
          <table:table-cell table:style-name="ce124" table:formula="of:=IF([.V256]=&quot;&quot;;&quot;&quot;;[.V256]/[.S256])" office:value-type="float" office:value="0.07824" calcext:value-type="float">
            <text:p>0.078</text:p>
          </table:table-cell>
          <table:table-cell table:style-name="ce122" table:formula="of:=IF(OR([.V256]=&quot;&quot;;[.U256]=&quot;&quot;);&quot;&quot;;[.V256]/([.U256]/1000))" office:value-type="float" office:value="5.88801926550271" calcext:value-type="float">
            <text:p>5.89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55" office:value-type="string" calcext:value-type="string">
            <text:p>Inside disk:</text:p>
          </table:table-cell>
          <table:table-cell table:style-name="ce83" table:formula="of:=IF([.Q310]=&quot;&quot;;&quot;&quot;;[.Q310])">
            <text:p/>
          </table:table-cell>
          <table:table-cell table:style-name="Default"/>
          <table:table-cell table:style-name="ce36" office:value-type="string" calcext:value-type="string">
            <text:p>Exposure Index:</text:p>
          </table:table-cell>
          <table:table-cell table:style-name="ce52" table:formula="of:=IF([.Q325]=&quot;&quot;;&quot;&quot;;[.Q325])">
            <text:p/>
          </table:table-cell>
          <table:table-cell table:style-name="ce137" table:formula="of:=IF([.U325]=&quot;&quot;;&quot;&quot;;[.U325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157" table:formula="of:=IF([.Q318]=&quot;&quot;;&quot;&quot;;[.Q318])">
            <text:p/>
          </table:table-cell>
          <table:table-cell table:style-name="ce174" table:formula="of:=IF([.R318]=&quot;&quot;;&quot;&quot;;[.R318])">
            <text:p/>
          </table:table-cell>
          <table:table-cell/>
          <table:table-cell table:style-name="ce178"/>
          <table:table-cell table:style-name="ce68" table:formula="of:=IF([.AK67]=&quot;&quot;;&quot;&quot;;[.AK67])">
            <text:p/>
          </table:table-cell>
          <table:table-cell table:style-name="ce68" table:formula="of:=IF([.AL67]=&quot;&quot;;&quot;&quot;;[.AL67])">
            <text:p/>
          </table:table-cell>
          <table:table-cell table:style-name="ce68" table:formula="of:=IF([.AH67]=&quot;&quot;;&quot;&quot;;[.AH67])" office:value-type="float" office:value="38" calcext:value-type="float">
            <text:p>38</text:p>
          </table:table-cell>
          <table:table-cell table:style-name="ce68" table:formula="of:=IF([.AI67]=&quot;&quot;;&quot;&quot;;[.AI67])" office:value-type="float" office:value="50" calcext:value-type="float">
            <text:p>50</text:p>
          </table:table-cell>
          <table:table-cell table:style-name="ce122" table:formula="of:=IF([.AS67]=&quot;&quot;;&quot;&quot;;[.AS67])" office:value-type="float" office:value="36.01" calcext:value-type="float">
            <text:p>36.01</text:p>
          </table:table-cell>
          <table:table-cell table:style-name="ce68" table:formula="of:=IF([.AN67]=&quot;&quot;;&quot;&quot;;[.AN67])" office:value-type="float" office:value="713.2" calcext:value-type="float">
            <text:p>713.2</text:p>
          </table:table-cell>
          <table:table-cell table:style-name="ce68" table:formula="of:=IF([.AO67]=&quot;&quot;;&quot;&quot;;[.AO67])" office:value-type="float" office:value="4.37" calcext:value-type="float">
            <text:p>4.37</text:p>
          </table:table-cell>
          <table:table-cell table:style-name="ce124" table:formula="of:=IF([.V257]=&quot;&quot;;&quot;&quot;;[.V257]/[.S257])" office:value-type="float" office:value="0.0874" calcext:value-type="float">
            <text:p>0.087</text:p>
          </table:table-cell>
          <table:table-cell table:style-name="ce122" table:formula="of:=IF(OR([.V257]=&quot;&quot;;[.U257]=&quot;&quot;);&quot;&quot;;[.V257]/([.U257]/1000))" office:value-type="float" office:value="6.12731351654515" calcext:value-type="float">
            <text:p>6.13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55" office:value-type="string" calcext:value-type="string">
            <text:p>Outside disk:</text:p>
          </table:table-cell>
          <table:table-cell table:style-name="ce83" table:formula="of:=IF([.Q311]=&quot;&quot;;&quot;&quot;;[.Q311])">
            <text:p/>
          </table:table-cell>
          <table:table-cell table:style-name="Default"/>
          <table:table-cell table:style-name="ce36" office:value-type="string" calcext:value-type="string">
            <text:p>Fibers:</text:p>
          </table:table-cell>
          <table:table-cell table:style-name="ce52" table:formula="of:=IF([.Q326]=&quot;&quot;;&quot;&quot;;[.Q326])">
            <text:p/>
          </table:table-cell>
          <table:table-cell table:style-name="ce137" table:formula="of:=IF([.U326]=&quot;&quot;;&quot;&quot;;[.U326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158" table:formula="of:=IF([.Q319]=&quot;&quot;;&quot;&quot;;[.Q319])">
            <text:p/>
          </table:table-cell>
          <table:table-cell table:style-name="ce175" table:formula="of:=IF([.R319]=&quot;&quot;;&quot;&quot;;[.R319])">
            <text:p/>
          </table:table-cell>
          <table:table-cell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09"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55" office:value-type="string" calcext:value-type="string">
            <text:p>Difference:</text:p>
          </table:table-cell>
          <table:table-cell table:style-name="ce83" table:formula="of:=IF([.Q312]=&quot;&quot;;&quot;&quot;;[.Q312])">
            <text:p/>
          </table:table-cell>
          <table:table-cell table:style-name="Default"/>
          <table:table-cell table:style-name="ce36" office:value-type="string" calcext:value-type="string">
            <text:p>Specks:</text:p>
          </table:table-cell>
          <table:table-cell table:style-name="ce52" table:formula="of:=IF([.Q327]=&quot;&quot;;&quot;&quot;;[.Q327])">
            <text:p/>
          </table:table-cell>
          <table:table-cell table:style-name="ce137" table:formula="of:=IF([.U327]=&quot;&quot;;&quot;&quot;;[.U327])">
            <text:p/>
          </table:table-cell>
          <table:table-cell/>
          <table:table-cell table:style-name="Default"/>
          <table:table-cell table:style-name="ce36" office:value-type="string" calcext:value-type="string">
            <text:p>Workstation:</text:p>
          </table:table-cell>
          <table:table-cell table:style-name="ce172" table:formula="of:=IF([.V315]=&quot;&quot;;&quot;&quot;;[.V315])">
            <text:p/>
          </table:table-cell>
          <table:table-cell/>
          <table:table-cell table:style-name="ce179"/>
          <table:table-cell table:style-name="ce210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55" office:value-type="string" calcext:value-type="string">
            <text:p>Fibers:</text:p>
          </table:table-cell>
          <table:table-cell table:style-name="ce83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6" office:value-type="string" calcext:value-type="string">
            <text:p>Masses:</text:p>
          </table:table-cell>
          <table:table-cell table:style-name="ce53" table:formula="of:=IF([.Q328]=&quot;&quot;;&quot;&quot;;[.Q328])">
            <text:p/>
          </table:table-cell>
          <table:table-cell table:style-name="ce138" table:formula="of:=IF([.U328]=&quot;&quot;;&quot;&quot;;[.U328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156" table:formula="of:=IF([.U317]=&quot;&quot;;&quot;&quot;;[.U317])">
            <text:p/>
          </table:table-cell>
          <table:table-cell table:style-name="ce173" table:formula="of:=IF([.V317]=&quot;&quot;;&quot;&quot;;[.V317])">
            <text:p/>
          </table:table-cell>
          <table:table-cell/>
          <table:table-cell table:style-name="ce185" office:value-type="string" calcext:value-type="string">
            <text:p>kV, Exposure, and Output Reproducibility</text:p>
          </table:table-cell>
          <table:table-cell table:style-name="ce211" table:number-columns-repeated="9"/>
          <table:table-cell table:style-name="ce120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55" office:value-type="string" calcext:value-type="string">
            <text:p>Specks:</text:p>
          </table:table-cell>
          <table:table-cell table:style-name="ce83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6" office:value-type="string" calcext:value-type="string">
            <text:p>Specks:</text:p>
          </table:table-cell>
          <table:table-cell table:style-name="ce157" table:formula="of:=IF([.U318]=&quot;&quot;;&quot;&quot;;[.U318])">
            <text:p/>
          </table:table-cell>
          <table:table-cell table:style-name="ce174" table:formula="of:=IF([.V318]=&quot;&quot;;&quot;&quot;;[.V318])">
            <text:p/>
          </table:table-cell>
          <table:table-cell/>
          <table:table-cell table:style-name="ce178"/>
          <table:table-cell table:number-columns-repeated="3"/>
          <table:table-cell table:style-name="ce291"/>
          <table:table-cell table:number-columns-repeated="5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56" office:value-type="string" calcext:value-type="string">
            <text:p>Masses:</text:p>
          </table:table-cell>
          <table:table-cell table:style-name="ce84" table:formula="of:=IF([.U309]=&quot;&quot;;&quot;&quot;;[.U309])" office:value-type="float" office:value="4" calcext:value-type="float">
            <text:p>4</text:p>
          </table:table-cell>
          <table:table-cell table:style-name="ce20" table:number-columns-repeated="5"/>
          <table:table-cell table:style-name="ce56" office:value-type="string" calcext:value-type="string">
            <text:p>Masses:</text:p>
          </table:table-cell>
          <table:table-cell table:style-name="ce159" table:formula="of:=IF([.U319]=&quot;&quot;;&quot;&quot;;[.U319])">
            <text:p/>
          </table:table-cell>
          <table:table-cell table:style-name="ce176" table:formula="of:=IF([.V319]=&quot;&quot;;&quot;&quot;;[.V319])">
            <text:p/>
          </table:table-cell>
          <table:table-cell/>
          <table:table-cell table:style-name="ce178"/>
          <table:table-cell table:style-name="ce209" table:number-columns-repeated="3"/>
          <table:table-cell table:style-name="ce291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78"/>
          <table:table-cell table:style-name="ce68" table:formula="of:=IF([.$AK$24]=&quot;&quot;;&quot;&quot;;[.$AK$24])">
            <text:p/>
          </table:table-cell>
          <table:table-cell table:style-name="ce68" table:formula="of:=IF([.$AL$24]=&quot;&quot;;&quot;&quot;;[.$AL$24])">
            <text:p/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122" table:formula="of:=IF([.AS24]=&quot;&quot;;&quot;&quot;;[.AS24])" office:value-type="float" office:value="28.11" calcext:value-type="float">
            <text:p>28.11</text:p>
          </table:table-cell>
          <table:table-cell table:style-name="ce68" table:formula="of:=IF([.AN24]=&quot;&quot;;&quot;&quot;;[.AN24])" office:value-type="float" office:value="502.6" calcext:value-type="float">
            <text:p>502.6</text:p>
          </table:table-cell>
          <table:table-cell table:style-name="ce68" table:formula="of:=IF([.AO24]=&quot;&quot;;&quot;&quot;;[.AO24])" office:value-type="float" office:value="2.042" calcext:value-type="float">
            <text:p>2.042</text:p>
          </table:table-cell>
          <table:table-cell table:style-name="ce124" table:formula="of:=IF([.V264]=&quot;&quot;;&quot;&quot;;[.V264]/[.S264])" office:value-type="float" office:value="0.04084" calcext:value-type="float">
            <text:p>0.041</text:p>
          </table:table-cell>
          <table:table-cell table:style-name="ce122" table:formula="of:=IF(OR([.V264]=&quot;&quot;;[.U264]=&quot;&quot;);&quot;&quot;;[.V264]/([.U264]/1000))" office:value-type="float" office:value="4.06287306008754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68" table:formula="of:=IF([.$AK$24]=&quot;&quot;;&quot;&quot;;[.$AK$24])">
            <text:p/>
          </table:table-cell>
          <table:table-cell table:style-name="ce68" table:formula="of:=IF([.$AL$24]=&quot;&quot;;&quot;&quot;;[.$AL$24])">
            <text:p/>
          </table:table-cell>
          <table:table-cell table:style-name="ce68" table:formula="of:=IF([.AH25]=&quot;&quot;;&quot;&quot;;[.AH25])" office:value-type="float" office:value="28" calcext:value-type="float">
            <text:p>28</text:p>
          </table:table-cell>
          <table:table-cell table:style-name="ce68" table:formula="of:=IF([.AI25]=&quot;&quot;;&quot;&quot;;[.AI25])" office:value-type="float" office:value="50" calcext:value-type="float">
            <text:p>50</text:p>
          </table:table-cell>
          <table:table-cell table:style-name="ce122" table:formula="of:=IF([.AS25]=&quot;&quot;;&quot;&quot;;[.AS25])" office:value-type="float" office:value="28.19" calcext:value-type="float">
            <text:p>28.19</text:p>
          </table:table-cell>
          <table:table-cell table:style-name="ce68" table:formula="of:=IF([.AN25]=&quot;&quot;;&quot;&quot;;[.AN25])" office:value-type="float" office:value="501.5" calcext:value-type="float">
            <text:p>501.5</text:p>
          </table:table-cell>
          <table:table-cell table:style-name="ce68" table:formula="of:=IF([.AO25]=&quot;&quot;;&quot;&quot;;[.AO25])" office:value-type="float" office:value="2.036" calcext:value-type="float">
            <text:p>2.036</text:p>
          </table:table-cell>
          <table:table-cell table:style-name="ce124" table:formula="of:=IF([.V265]=&quot;&quot;;&quot;&quot;;[.V265]/[.S265])" office:value-type="float" office:value="0.04072" calcext:value-type="float">
            <text:p>0.041</text:p>
          </table:table-cell>
          <table:table-cell table:style-name="ce122" table:formula="of:=IF(OR([.V265]=&quot;&quot;;[.U265]=&quot;&quot;);&quot;&quot;;[.V265]/([.U265]/1000))" office:value-type="float" office:value="4.05982053838485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2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style-name="ce68" table:formula="of:=IF([.$AK$24]=&quot;&quot;;&quot;&quot;;[.$AK$24])">
            <text:p/>
          </table:table-cell>
          <table:table-cell table:style-name="ce68" table:formula="of:=IF([.$AL$24]=&quot;&quot;;&quot;&quot;;[.$AL$24])">
            <text:p/>
          </table:table-cell>
          <table:table-cell table:style-name="ce68" table:formula="of:=IF([.AH26]=&quot;&quot;;&quot;&quot;;[.AH26])" office:value-type="float" office:value="28" calcext:value-type="float">
            <text:p>28</text:p>
          </table:table-cell>
          <table:table-cell table:style-name="ce68" table:formula="of:=IF([.AI26]=&quot;&quot;;&quot;&quot;;[.AI26])" office:value-type="float" office:value="50" calcext:value-type="float">
            <text:p>50</text:p>
          </table:table-cell>
          <table:table-cell table:style-name="ce122" table:formula="of:=IF([.AS26]=&quot;&quot;;&quot;&quot;;[.AS26])" office:value-type="float" office:value="28.11" calcext:value-type="float">
            <text:p>28.11</text:p>
          </table:table-cell>
          <table:table-cell table:style-name="ce68" table:formula="of:=IF([.AN26]=&quot;&quot;;&quot;&quot;;[.AN26])" office:value-type="float" office:value="502.1" calcext:value-type="float">
            <text:p>502.1</text:p>
          </table:table-cell>
          <table:table-cell table:style-name="ce68" table:formula="of:=IF([.AO26]=&quot;&quot;;&quot;&quot;;[.AO26])" office:value-type="float" office:value="2.038" calcext:value-type="float">
            <text:p>2.038</text:p>
          </table:table-cell>
          <table:table-cell table:style-name="ce124" table:formula="of:=IF([.V266]=&quot;&quot;;&quot;&quot;;[.V266]/[.S266])" office:value-type="float" office:value="0.04076" calcext:value-type="float">
            <text:p>0.041</text:p>
          </table:table-cell>
          <table:table-cell table:style-name="ce122" table:formula="of:=IF(OR([.V266]=&quot;&quot;;[.U266]=&quot;&quot;);&quot;&quot;;[.V266]/([.U266]/1000))" office:value-type="float" office:value="4.05895239992033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number-columns-repeated="13"/>
          <table:table-cell table:style-name="ce178"/>
          <table:table-cell table:style-name="ce68" table:formula="of:=IF([.$AK$24]=&quot;&quot;;&quot;&quot;;[.$AK$24])">
            <text:p/>
          </table:table-cell>
          <table:table-cell table:style-name="ce68" table:formula="of:=IF([.$AL$24]=&quot;&quot;;&quot;&quot;;[.$AL$24])">
            <text:p/>
          </table:table-cell>
          <table:table-cell table:style-name="ce68" table:formula="of:=IF([.AH27]=&quot;&quot;;&quot;&quot;;[.AH27])" office:value-type="float" office:value="28" calcext:value-type="float">
            <text:p>28</text:p>
          </table:table-cell>
          <table:table-cell table:style-name="ce68" table:formula="of:=IF([.AI27]=&quot;&quot;;&quot;&quot;;[.AI27])" office:value-type="float" office:value="50" calcext:value-type="float">
            <text:p>50</text:p>
          </table:table-cell>
          <table:table-cell table:style-name="ce122" table:formula="of:=IF([.AS27]=&quot;&quot;;&quot;&quot;;[.AS27])" office:value-type="float" office:value="28.13" calcext:value-type="float">
            <text:p>28.13</text:p>
          </table:table-cell>
          <table:table-cell table:style-name="ce68" table:formula="of:=IF([.AN27]=&quot;&quot;;&quot;&quot;;[.AN27])" office:value-type="float" office:value="502.4" calcext:value-type="float">
            <text:p>502.4</text:p>
          </table:table-cell>
          <table:table-cell table:style-name="ce68" table:formula="of:=IF([.AO27]=&quot;&quot;;&quot;&quot;;[.AO27])" office:value-type="float" office:value="2.04" calcext:value-type="float">
            <text:p>2.04</text:p>
          </table:table-cell>
          <table:table-cell table:style-name="ce124" table:formula="of:=IF([.V267]=&quot;&quot;;&quot;&quot;;[.V267]/[.S267])" office:value-type="float" office:value="0.0408" calcext:value-type="float">
            <text:p>0.041</text:p>
          </table:table-cell>
          <table:table-cell table:style-name="ce122" table:formula="of:=IF(OR([.V267]=&quot;&quot;;[.U267]=&quot;&quot;);&quot;&quot;;[.V267]/([.U267]/1000))" office:value-type="float" office:value="4.06050955414013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Mean:</text:p>
          </table:table-cell>
          <table:table-cell table:style-name="ce302" table:formula="of:=IF(OR([.T264]=&quot;&quot;;[.T265]=&quot;&quot;;[.T266]=&quot;&quot;;[.T267]=&quot;&quot;);&quot;&quot;;AVERAGE([.T264:.T267]))" office:value-type="float" office:value="28.135" calcext:value-type="float">
            <text:p>28.14</text:p>
          </table:table-cell>
          <table:table-cell table:style-name="ce302" table:formula="of:=IF(OR([.U264]=&quot;&quot;;[.U265]=&quot;&quot;;[.U266]=&quot;&quot;;[.U267]=&quot;&quot;);&quot;&quot;;AVERAGE([.U264:.U267]))" office:value-type="float" office:value="502.15" calcext:value-type="float">
            <text:p>502.15</text:p>
          </table:table-cell>
          <table:table-cell table:style-name="ce302" table:formula="of:=IF(OR([.V264]=&quot;&quot;;[.V265]=&quot;&quot;;[.V266]=&quot;&quot;;[.V267]=&quot;&quot;);&quot;&quot;;AVERAGE([.V264:.V267]))" office:value-type="float" office:value="2.039" calcext:value-type="float">
            <text:p>2.04</text:p>
          </table:table-cell>
          <table:table-cell table:style-name="ce360" table:formula="of:=IF(OR([.W264]=&quot;&quot;;[.W265]=&quot;&quot;;[.W266]=&quot;&quot;;[.W267]=&quot;&quot;);&quot;&quot;;AVERAGE([.W264:.W267]))" office:value-type="float" office:value="0.04078" calcext:value-type="float">
            <text:p>0.041</text:p>
          </table:table-cell>
          <table:table-cell table:style-name="ce302" table:formula="of:=IF(OR([.X264]=&quot;&quot;;[.X265]=&quot;&quot;;[.X266]=&quot;&quot;;[.X267]=&quot;&quot;);&quot;&quot;;AVERAGE([.X264:.X267]))" office:value-type="float" office:value="4.06053888813321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number-columns-repeated="13"/>
          <table:table-cell table:style-name="ce186"/>
          <table:table-cell table:number-columns-repeated="3"/>
          <table:table-cell table:style-name="ce36" office:value-type="string" calcext:value-type="string">
            <text:p>Std Dev:</text:p>
          </table:table-cell>
          <table:table-cell table:style-name="ce302" table:formula="of:=IF(OR([.T264]=&quot;&quot;;[.T265]=&quot;&quot;;[.T266]=&quot;&quot;;[.T267]=&quot;&quot;);&quot;&quot;;STDEV([.T264:.T267]))" office:value-type="float" office:value="0.0378593889720027" calcext:value-type="float">
            <text:p>0.04</text:p>
          </table:table-cell>
          <table:table-cell table:style-name="ce302" table:formula="of:=IF(OR([.U264]=&quot;&quot;;[.U265]=&quot;&quot;;[.U266]=&quot;&quot;;[.U267]=&quot;&quot;);&quot;&quot;;STDEV([.U264:.U267]))" office:value-type="float" office:value="0.479583152331274" calcext:value-type="float">
            <text:p>0.48</text:p>
          </table:table-cell>
          <table:table-cell table:style-name="ce302" table:formula="of:=IF(OR([.V264]=&quot;&quot;;[.V265]=&quot;&quot;;[.V266]=&quot;&quot;;[.V267]=&quot;&quot;);&quot;&quot;;STDEV([.V264:.V267]))" office:value-type="float" office:value="0.00258198889747156" calcext:value-type="float">
            <text:p>0.00</text:p>
          </table:table-cell>
          <table:table-cell table:style-name="ce302" table:formula="of:=IF(OR([.W264]=&quot;&quot;;[.W265]=&quot;&quot;;[.W266]=&quot;&quot;;[.W267]=&quot;&quot;);&quot;&quot;;STDEV([.W264:.W267]))" office:value-type="float" office:value="0.000051639777949431" calcext:value-type="float">
            <text:p>0.00</text:p>
          </table:table-cell>
          <table:table-cell table:style-name="ce302" table:formula="of:=IF(OR([.X264]=&quot;&quot;;[.X265]=&quot;&quot;;[.X266]=&quot;&quot;;[.X267]=&quot;&quot;);&quot;&quot;;STDEV([.X264:.X267]))" office:value-type="float" office:value="0.00168148648583338" calcext:value-type="float">
            <text:p>0.00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Coeff of Var:</text:p>
          </table:table-cell>
          <table:table-cell table:style-name="ce303" table:formula="of:=IF(OR([.T268]=&quot;&quot;;[.T269]=&quot;&quot;);&quot;&quot;;[.T269]/[.T268])" office:value-type="percentage" office:value="0.00134563316054746" calcext:value-type="percentage">
            <text:p>0.13%</text:p>
          </table:table-cell>
          <table:table-cell table:style-name="ce303" table:formula="of:=IF(OR([.U268]=&quot;&quot;;[.U269]=&quot;&quot;);&quot;&quot;;[.U269]/[.U268])" office:value-type="percentage" office:value="0.000955059548603554" calcext:value-type="percentage">
            <text:p>0.10%</text:p>
          </table:table-cell>
          <table:table-cell table:style-name="ce303" table:formula="of:=IF(OR([.V268]=&quot;&quot;;[.V269]=&quot;&quot;);&quot;&quot;;[.V269]/[.V268])" office:value-type="percentage" office:value="0.00126630156815672" calcext:value-type="percentage">
            <text:p>0.13%</text:p>
          </table:table-cell>
          <table:table-cell table:style-name="ce303" table:formula="of:=IF(OR([.W268]=&quot;&quot;;[.W269]=&quot;&quot;);&quot;&quot;;[.W269]/[.W268])" office:value-type="percentage" office:value="0.00126630156815672" calcext:value-type="percentage">
            <text:p>0.13%</text:p>
          </table:table-cell>
          <table:table-cell table:style-name="ce303" table:formula="of:=IF(OR([.X268]=&quot;&quot;;[.X269]=&quot;&quot;);&quot;&quot;;[.X269]/[.X268])" office:value-type="percentage" office:value="0.000414104268462363" calcext:value-type="percentage">
            <text:p>0.04%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Previous:</text:p>
          </table:table-cell>
          <table:table-cell table:style-name="ce304" table:number-columns-repeated="2"/>
          <table:table-cell table:style-name="ce349"/>
          <table:table-cell table:style-name="ce361" table:formula="of:=IF([.AB86]=&quot;&quot;;&quot;&quot;;[.AB86])" office:value-type="float" office:value="0.124" calcext:value-type="float">
            <text:p>0.124</text:p>
          </table:table-cell>
          <table:table-cell table:style-name="ce361" table:formula="of:=IF([.AB87]=&quot;&quot;;&quot;&quot;;[.AB87])" office:value-type="float" office:value="12.047" calcext:value-type="float">
            <text:p>12.047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number-columns-repeated="13"/>
          <table:table-cell table:style-name="ce178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number-columns-repeated="13"/>
          <table:table-cell table:style-name="ce179"/>
          <table:table-cell table:style-name="ce32"/>
          <table:table-cell table:style-name="ce249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number-columns-repeated="13"/>
          <table:table-cell table:style-name="ce185" office:value-type="string" calcext:value-type="string">
            <text:p>Exposure Linearity</text:p>
          </table:table-cell>
          <table:table-cell table:style-name="ce74" table:number-columns-repeated="9"/>
          <table:table-cell table:style-name="ce120"/>
          <table:table-cell table:number-columns-repeated="99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number-columns-repeated="13"/>
          <table:table-cell table:style-name="ce178"/>
          <table:table-cell table:number-columns-repeated="4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number-columns-repeated="13"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number-columns-repeated="13"/>
          <table:table-cell table:style-name="ce178"/>
          <table:table-cell table:style-name="ce68" table:formula="of:=IF([.AK23]=&quot;&quot;;&quot;&quot;;[.AK23])">
            <text:p/>
          </table:table-cell>
          <table:table-cell table:style-name="ce68" table:formula="of:=IF([.AL23]=&quot;&quot;;&quot;&quot;;[.AL23])">
            <text:p/>
          </table:table-cell>
          <table:table-cell table:style-name="ce68" table:formula="of:=IF([.AH23]=&quot;&quot;;&quot;&quot;;[.AH23])" office:value-type="float" office:value="28" calcext:value-type="float">
            <text:p>28</text:p>
          </table:table-cell>
          <table:table-cell table:style-name="ce68" table:formula="of:=IF([.AI23]=&quot;&quot;;&quot;&quot;;[.AI23])" office:value-type="float" office:value="20" calcext:value-type="float">
            <text:p>20</text:p>
          </table:table-cell>
          <table:table-cell table:style-name="ce122" table:formula="of:=IF([.AS23]=&quot;&quot;;&quot;&quot;;[.AS23])" office:value-type="float" office:value="28.22" calcext:value-type="float">
            <text:p>28.22</text:p>
          </table:table-cell>
          <table:table-cell table:style-name="ce68" table:formula="of:=IF([.AN23]=&quot;&quot;;&quot;&quot;;[.AN23])" office:value-type="float" office:value="664" calcext:value-type="float">
            <text:p>664</text:p>
          </table:table-cell>
          <table:table-cell table:style-name="ce68" table:formula="of:=IF([.AO23]=&quot;&quot;;&quot;&quot;;[.AO23])" office:value-type="float" office:value="0.8067" calcext:value-type="float">
            <text:p>0.8067</text:p>
          </table:table-cell>
          <table:table-cell table:style-name="ce124" table:formula="of:=IF([.V278]=&quot;&quot;;&quot;&quot;;[.V278]/[.S278])" office:value-type="float" office:value="0.040335" calcext:value-type="float">
            <text:p>0.040</text:p>
          </table:table-cell>
          <table:table-cell table:style-name="ce122" table:formula="of:=IF(OR([.V278]=&quot;&quot;;[.U278]=&quot;&quot;);&quot;&quot;;[.V278]/([.U278]/1000))" office:value-type="float" office:value="1.21490963855422" calcext:value-type="float">
            <text:p>1.21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number-columns-repeated="13"/>
          <table:table-cell table:style-name="ce178"/>
          <table:table-cell table:style-name="ce68" table:formula="of:=IF([.AK24]=&quot;&quot;;&quot;&quot;;[.AK24])">
            <text:p/>
          </table:table-cell>
          <table:table-cell table:style-name="ce68" table:formula="of:=IF([.AL24]=&quot;&quot;;&quot;&quot;;[.AL24])">
            <text:p/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122" table:formula="of:=[.T268]" office:value-type="float" office:value="28.135" calcext:value-type="float">
            <text:p>28.14</text:p>
          </table:table-cell>
          <table:table-cell table:style-name="ce68" table:formula="of:=[.U268]" office:value-type="float" office:value="502.15" calcext:value-type="float">
            <text:p>502.15</text:p>
          </table:table-cell>
          <table:table-cell table:style-name="ce68" table:formula="of:=[.V268]" office:value-type="float" office:value="2.039" calcext:value-type="float">
            <text:p>2.039</text:p>
          </table:table-cell>
          <table:table-cell table:style-name="ce124" table:formula="of:=[.W268]" office:value-type="float" office:value="0.04078" calcext:value-type="float">
            <text:p>0.041</text:p>
          </table:table-cell>
          <table:table-cell table:style-name="ce122" table:formula="of:=[.X268]" office:value-type="float" office:value="4.06053888813321" calcext:value-type="float">
            <text:p>4.06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number-columns-repeated="13"/>
          <table:table-cell table:style-name="ce178"/>
          <table:table-cell table:style-name="ce68" table:formula="of:=IF([.AK32]=&quot;&quot;;&quot;&quot;;[.AK32])">
            <text:p/>
          </table:table-cell>
          <table:table-cell table:style-name="ce68" table:formula="of:=IF([.AL32]=&quot;&quot;;&quot;&quot;;[.AL32])">
            <text:p/>
          </table:table-cell>
          <table:table-cell table:style-name="ce68" table:formula="of:=IF([.AH32]=&quot;&quot;;&quot;&quot;;[.AH32])" office:value-type="float" office:value="28" calcext:value-type="float">
            <text:p>28</text:p>
          </table:table-cell>
          <table:table-cell table:style-name="ce68" table:formula="of:=IF([.AI32]=&quot;&quot;;&quot;&quot;;[.AI32])" office:value-type="float" office:value="100" calcext:value-type="float">
            <text:p>100</text:p>
          </table:table-cell>
          <table:table-cell table:style-name="ce122" table:formula="of:=IF([.AS32]=&quot;&quot;;&quot;&quot;;[.AS32])" office:value-type="float" office:value="28.17" calcext:value-type="float">
            <text:p>28.17</text:p>
          </table:table-cell>
          <table:table-cell table:style-name="ce68" table:formula="of:=IF([.AN32]=&quot;&quot;;&quot;&quot;;[.AN32])" office:value-type="float" office:value="1007" calcext:value-type="float">
            <text:p>1007</text:p>
          </table:table-cell>
          <table:table-cell table:style-name="ce68" table:formula="of:=IF([.AO32]=&quot;&quot;;&quot;&quot;;[.AO32])" office:value-type="float" office:value="4.096" calcext:value-type="float">
            <text:p>4.096</text:p>
          </table:table-cell>
          <table:table-cell table:style-name="ce124" table:formula="of:=IF([.V280]=&quot;&quot;;&quot;&quot;;[.V280]/[.S280])" office:value-type="float" office:value="0.04096" calcext:value-type="float">
            <text:p>0.041</text:p>
          </table:table-cell>
          <table:table-cell table:style-name="ce122" table:formula="of:=IF(OR([.V280]=&quot;&quot;;[.U280]=&quot;&quot;);&quot;&quot;;[.V280]/([.U280]/1000))" office:value-type="float" office:value="4.06752730883813" calcext:value-type="float">
            <text:p>4.07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number-columns-repeated="13"/>
          <table:table-cell table:style-name="ce178"/>
          <table:table-cell table:style-name="ce68" table:formula="of:=IF([.AK33]=&quot;&quot;;&quot;&quot;;[.AK33])">
            <text:p/>
          </table:table-cell>
          <table:table-cell table:style-name="ce68" table:formula="of:=IF([.AL33]=&quot;&quot;;&quot;&quot;;[.AL33])">
            <text:p/>
          </table:table-cell>
          <table:table-cell table:style-name="ce68" table:formula="of:=IF([.AH33]=&quot;&quot;;&quot;&quot;;[.AH33])" office:value-type="float" office:value="28" calcext:value-type="float">
            <text:p>28</text:p>
          </table:table-cell>
          <table:table-cell table:style-name="ce68" table:formula="of:=IF([.AI33]=&quot;&quot;;&quot;&quot;;[.AI33])" office:value-type="float" office:value="300" calcext:value-type="float">
            <text:p>300</text:p>
          </table:table-cell>
          <table:table-cell table:style-name="ce122" table:formula="of:=IF([.AS33]=&quot;&quot;;&quot;&quot;;[.AS33])" office:value-type="float" office:value="28.14" calcext:value-type="float">
            <text:p>28.14</text:p>
          </table:table-cell>
          <table:table-cell table:style-name="ce68" table:formula="of:=IF([.AN33]=&quot;&quot;;&quot;&quot;;[.AN33])" office:value-type="float" office:value="3355" calcext:value-type="float">
            <text:p>3355</text:p>
          </table:table-cell>
          <table:table-cell table:style-name="ce68" table:formula="of:=IF([.AO33]=&quot;&quot;;&quot;&quot;;[.AO33])" office:value-type="float" office:value="12.3" calcext:value-type="float">
            <text:p>12.3</text:p>
          </table:table-cell>
          <table:table-cell table:style-name="ce124" table:formula="of:=IF([.V281]=&quot;&quot;;&quot;&quot;;[.V281]/[.S281])" office:value-type="float" office:value="0.041" calcext:value-type="float">
            <text:p>0.041</text:p>
          </table:table-cell>
          <table:table-cell table:style-name="ce122" table:formula="of:=IF(OR([.V281]=&quot;&quot;;[.U281]=&quot;&quot;);&quot;&quot;;[.V281]/([.U281]/1000))" office:value-type="float" office:value="3.66616989567809" calcext:value-type="float">
            <text:p>3.67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6" office:value-type="string" calcext:value-type="string">
            <text:p>Coeff of Linearity:</text:p>
          </table:table-cell>
          <table:table-cell table:style-name="ce303" table:formula="of:=IF(OR([.W278]=&quot;&quot;;[.W279]=&quot;&quot;;[.W280]=&quot;&quot;;[.W281]=&quot;&quot;);&quot;&quot;;(MAX([.W278:.W281])-MIN([.W278:.W281]))/(MAX([.W278:.W281])+MIN([.W278:.W281])))" office:value-type="percentage" office:value="0.00817606196594331" calcext:value-type="percentage">
            <text:p>0.82%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number-columns-repeated="13"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number-columns-repeated="13"/>
          <table:table-cell table:style-name="ce189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number-columns-repeated="13"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number-columns-repeated="13"/>
          <table:table-cell table:style-name="ce185" office:value-type="string" calcext:value-type="string">
            <text:p>Half Value Layer</text:p>
          </table:table-cell>
          <table:table-cell table:style-name="ce74" table:number-columns-repeated="9"/>
          <table:table-cell table:style-name="ce120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number-columns-repeated="13"/>
          <table:table-cell table:style-name="ce178"/>
          <table:table-cell table:style-name="ce212" office:value-type="string" calcext:value-type="string">
            <text:p>Target/Filter</text:p>
          </table:table-cell>
          <table:table-cell table:style-name="ce212" table:formula="of:=[.$P$241]&amp;&quot;/&quot;&amp;[.$Q$241]" office:value-type="string" office:string-value="/" calcext:value-type="string">
            <text:p>/</text:p>
          </table:table-cell>
          <table:table-cell table:style-name="ce212" table:formula="of:=[.$P$241]&amp;&quot;/&quot;&amp;[.$Q$241]" office:value-type="string" office:string-value="/" calcext:value-type="string">
            <text:p>/</text:p>
          </table:table-cell>
          <table:table-cell table:style-name="ce212" table:formula="of:=[.$P$241]&amp;&quot;/&quot;&amp;[.$Q$241]" office:value-type="string" office:string-value="/" calcext:value-type="string">
            <text:p>/</text:p>
          </table:table-cell>
          <table:table-cell table:style-name="ce212" table:formula="of:=[.$P$241]&amp;&quot;/&quot;&amp;[.$Q$241]" office:value-type="string" office:string-value="/" calcext:value-type="string">
            <text:p>/</text:p>
          </table:table-cell>
          <table:table-cell table:style-name="ce212" table:formula="of:=[.$P$252]&amp;&quot;/&quot;&amp;[.$Q$252]" office:value-type="string" office:string-value="/" calcext:value-type="string">
            <text:p>/</text:p>
          </table:table-cell>
          <table:table-cell table:style-name="ce212" table:formula="of:=[.$P$252]&amp;&quot;/&quot;&amp;[.$Q$252]" office:value-type="string" office:string-value="/" calcext:value-type="string">
            <text:p>/</text:p>
          </table:table-cell>
          <table:table-cell table:style-name="ce212" table:formula="of:=[.$P$252]&amp;&quot;/&quot;&amp;[.$Q$252]" office:value-type="string" office:string-value="/" calcext:value-type="string">
            <text:p>/</text:p>
          </table:table-cell>
          <table:table-cell table:style-name="ce212" table:formula="of:=[.$P$252]&amp;&quot;/&quot;&amp;[.$Q$252]" office:value-type="string" office:string-value="/" calcext:value-type="string">
            <text:p>/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number-columns-repeated="13"/>
          <table:table-cell table:style-name="ce178"/>
          <table:table-cell table:style-name="ce213" office:value-type="string" calcext:value-type="string">
            <text:p>kV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25" calcext:value-type="float">
            <text:p>25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30" calcext:value-type="float">
            <text:p>30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34" calcext:value-type="float">
            <text:p>34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number-columns-repeated="13"/>
          <table:table-cell table:style-name="ce178"/>
          <table:table-cell table:style-name="ce46" office:value-type="string" calcext:value-type="string">
            <text:p>Al (mm)</text:p>
          </table:table-cell>
          <table:table-cell table:style-name="ce250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80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number-columns-repeated="13"/>
          <table:table-cell table:style-name="ce178"/>
          <table:table-cell table:style-name="ce214" office:value-type="float" office:value="0" calcext:value-type="float">
            <text:p>0.0</text:p>
          </table:table-cell>
          <table:table-cell table:style-name="ce251" table:formula="of:=IF([.AO10]=&quot;&quot;;&quot;&quot;;[.AO10])" office:value-type="float" office:value="1.245" calcext:value-type="float">
            <text:p>1.245</text:p>
          </table:table-cell>
          <table:table-cell table:style-name="ce251" table:formula="of:=IF([.AO16]=&quot;&quot;;&quot;&quot;;[.AO16])" office:value-type="float" office:value="1.457" calcext:value-type="float">
            <text:p>1.457</text:p>
          </table:table-cell>
          <table:table-cell table:style-name="ce251" table:formula="of:=IF([.AO25]=&quot;&quot;;&quot;&quot;;[.AO25])" office:value-type="float" office:value="2.036" calcext:value-type="float">
            <text:p>2.036</text:p>
          </table:table-cell>
          <table:table-cell table:style-name="ce251" table:formula="of:=IF([.AO35]=&quot;&quot;;&quot;&quot;;[.AO35])" office:value-type="float" office:value="2.803" calcext:value-type="float">
            <text:p>2.803</text:p>
          </table:table-cell>
          <table:table-cell table:style-name="ce251" table:formula="of:=IF([.AO43]=&quot;&quot;;&quot;&quot;;[.AO43])">
            <text:p/>
          </table:table-cell>
          <table:table-cell table:style-name="ce251" table:formula="of:=IF([.AO48]=&quot;&quot;;&quot;&quot;;[.AO48])" office:value-type="float" office:value="2.597" calcext:value-type="float">
            <text:p>2.597</text:p>
          </table:table-cell>
          <table:table-cell table:style-name="ce251" table:formula="of:=IF([.AO54]=&quot;&quot;;&quot;&quot;;[.AO54])" office:value-type="float" office:value="3.044" calcext:value-type="float">
            <text:p>3.044</text:p>
          </table:table-cell>
          <table:table-cell table:style-name="ce383" table:formula="of:=IF([.AO60]=&quot;&quot;;&quot;&quot;;[.AO60])" office:value-type="float" office:value="3.482" calcext:value-type="float">
            <text:p>3.482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number-columns-repeated="13"/>
          <table:table-cell table:style-name="ce178"/>
          <table:table-cell table:style-name="ce215" office:value-type="float" office:value="0.2" calcext:value-type="float">
            <text:p>0.2</text:p>
          </table:table-cell>
          <table:table-cell table:style-name="ce252" table:formula="of:=IF(OR([.AM12]=&quot;&quot;;[.AM13]=&quot;&quot;);&quot;&quot;;AVERAGE([.AM12:.AM13]))">
            <text:p/>
          </table:table-cell>
          <table:table-cell table:style-name="ce252" table:formula="of:=IF(OR([.AM18]=&quot;&quot;;[.AM19]=&quot;&quot;);&quot;&quot;;AVERAGE([.AM18:.AM19]))">
            <text:p/>
          </table:table-cell>
          <table:table-cell table:style-name="ce253" table:number-columns-repeated="5"/>
          <table:table-cell table:style-name="ce38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number-columns-repeated="13"/>
          <table:table-cell table:style-name="ce178"/>
          <table:table-cell table:style-name="ce215" office:value-type="float" office:value="0.3" calcext:value-type="float">
            <text:p>0.3</text:p>
          </table:table-cell>
          <table:table-cell table:style-name="ce252" table:formula="of:=IF(OR([.AM14]=&quot;&quot;;[.AM15]=&quot;&quot;);&quot;&quot;;AVERAGE([.AM14:.AM15]))">
            <text:p/>
          </table:table-cell>
          <table:table-cell table:style-name="ce252" table:formula="of:=IF(OR([.AM20]=&quot;&quot;;[.AM21]=&quot;&quot;);&quot;&quot;;AVERAGE([.AM20:.AM21]))">
            <text:p/>
          </table:table-cell>
          <table:table-cell table:style-name="ce252" table:formula="of:=IF(OR([.AM28]=&quot;&quot;;[.AM29]=&quot;&quot;);&quot;&quot;;AVERAGE([.AM28:.AM29]))">
            <text:p/>
          </table:table-cell>
          <table:table-cell table:style-name="ce252" table:formula="of:=IF(OR([.AM37]=&quot;&quot;;[.AM38]=&quot;&quot;);&quot;&quot;;AVERAGE([.AM37:.AM38]))">
            <text:p/>
          </table:table-cell>
          <table:table-cell table:style-name="ce253" table:number-columns-repeated="3"/>
          <table:table-cell table:style-name="ce384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number-columns-repeated="13"/>
          <table:table-cell table:style-name="ce178"/>
          <table:table-cell table:style-name="ce215" office:value-type="float" office:value="0.4" calcext:value-type="float">
            <text:p>0.4</text:p>
          </table:table-cell>
          <table:table-cell table:style-name="ce253" table:number-columns-repeated="2"/>
          <table:table-cell table:style-name="ce252" table:formula="of:=IF(OR([.AM30]=&quot;&quot;;[.AM31]=&quot;&quot;);&quot;&quot;;AVERAGE([.AM30:.AM31]))">
            <text:p/>
          </table:table-cell>
          <table:table-cell table:style-name="ce252" table:formula="of:=IF(OR([.AM39]=&quot;&quot;;[.AM40]=&quot;&quot;);&quot;&quot;;AVERAGE([.AM39:.AM40]))">
            <text:p/>
          </table:table-cell>
          <table:table-cell table:style-name="ce252" table:formula="of:=IF(OR([.AM44]=&quot;&quot;;[.AM45]=&quot;&quot;);&quot;&quot;;AVERAGE([.AM44:.AM45]))">
            <text:p/>
          </table:table-cell>
          <table:table-cell table:style-name="ce252" table:formula="of:=IF(OR([.AM50]=&quot;&quot;;[.AM51]=&quot;&quot;);&quot;&quot;;AVERAGE([.AM50:.AM51]))">
            <text:p/>
          </table:table-cell>
          <table:table-cell table:style-name="ce252" table:formula="of:=IF(OR([.AM56]=&quot;&quot;;[.AM57]=&quot;&quot;);&quot;&quot;;AVERAGE([.AM56:.AM57]))">
            <text:p/>
          </table:table-cell>
          <table:table-cell table:style-name="ce385" table:formula="of:=IF(OR([.AM62]=&quot;&quot;;[.AM63]=&quot;&quot;);&quot;&quot;;AVERAGE([.AM62:.AM63]))">
            <text:p/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number-columns-repeated="13"/>
          <table:table-cell table:style-name="ce178"/>
          <table:table-cell table:style-name="ce215" office:value-type="float" office:value="0.5" calcext:value-type="float">
            <text:p>0.5</text:p>
          </table:table-cell>
          <table:table-cell table:style-name="ce253" table:number-columns-repeated="4"/>
          <table:table-cell table:style-name="ce252" table:formula="of:=IF(OR([.AM46]=&quot;&quot;;[.AM47]=&quot;&quot;);&quot;&quot;;AVERAGE([.AM46:.AM47]))">
            <text:p/>
          </table:table-cell>
          <table:table-cell table:style-name="ce252" table:formula="of:=IF(OR([.AM52]=&quot;&quot;;[.AM53]=&quot;&quot;);&quot;&quot;;AVERAGE([.AM52:.AM53]))">
            <text:p/>
          </table:table-cell>
          <table:table-cell table:style-name="ce252" table:formula="of:=IF(OR([.AM58]=&quot;&quot;;[.AM59]=&quot;&quot;);&quot;&quot;;AVERAGE([.AM58:.AM59]))">
            <text:p/>
          </table:table-cell>
          <table:table-cell table:style-name="ce385" table:formula="of:=IF(OR([.AM64]=&quot;&quot;;[.AM65]=&quot;&quot;);&quot;&quot;;AVERAGE([.AM64:.AM65]))">
            <text:p/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number-columns-repeated="13"/>
          <table:table-cell table:style-name="ce178"/>
          <table:table-cell table:style-name="ce216" office:value-type="float" office:value="0" calcext:value-type="float">
            <text:p>0.0</text:p>
          </table:table-cell>
          <table:table-cell table:style-name="ce254" table:formula="of:=IF([.AO11]=&quot;&quot;;&quot;&quot;;[.AO11])">
            <text:p/>
          </table:table-cell>
          <table:table-cell table:style-name="ce254" table:formula="of:=IF([.AO17]=&quot;&quot;;&quot;&quot;;[.AO17])">
            <text:p/>
          </table:table-cell>
          <table:table-cell table:style-name="ce254" table:formula="of:=IF([.AO26]=&quot;&quot;;&quot;&quot;;[.AO26])" office:value-type="float" office:value="2.038" calcext:value-type="float">
            <text:p>2.038</text:p>
          </table:table-cell>
          <table:table-cell table:style-name="ce254" table:formula="of:=IF([.AO36]=&quot;&quot;;&quot;&quot;;[.AO36])">
            <text:p/>
          </table:table-cell>
          <table:table-cell table:style-name="ce254" table:formula="of:=IF([.AO43]=&quot;&quot;;&quot;&quot;;[.AO43])">
            <text:p/>
          </table:table-cell>
          <table:table-cell table:style-name="ce350" table:formula="of:=IF([.AO49]=&quot;&quot;;&quot;&quot;;[.AO49])">
            <text:p/>
          </table:table-cell>
          <table:table-cell table:style-name="ce350" table:formula="of:=IF([.AO55]=&quot;&quot;;&quot;&quot;;[.AO55])">
            <text:p/>
          </table:table-cell>
          <table:table-cell table:style-name="ce386" table:formula="of:=IF([.AO61]=&quot;&quot;;&quot;&quot;;[.AO61])">
            <text:p/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178"/>
          <table:table-cell table:style-name="ce217" office:value-type="string" calcext:value-type="string">
            <text:p>HVL</text:p>
          </table:table-cell>
          <table:table-cell table:style-name="ce255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281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292" table:formula="of:=IF(OR([.S292]=&quot;&quot;;[.S293]=&quot;&quot;);&quot;TBD&quot;;([.$P$293]*LN(2*[.S292]/AVERAGE([.S290];[.S295]))-([.$P$292]*LN(2*[.S293]/AVERAGE([.S290];[.S295]))))/LN([.S292]/[.S293]))" office:value-type="string" office:string-value="TBD" calcext:value-type="string">
            <text:p>TBD</text:p>
          </table:table-cell>
          <table:table-cell table:style-name="ce305" table:formula="of:=IF(OR([.T292]=&quot;&quot;;[.T293]=&quot;&quot;);&quot;TBD&quot;;([.$P$293]*LN(2*[.T292]/AVERAGE([.T290];[.T295]))-([.$P$292]*LN(2*[.T293]/AVERAGE([.T290];[.T295]))))/LN([.T292]/[.T293]))" office:value-type="string" office:string-value="TBD" calcext:value-type="string">
            <text:p>TBD</text:p>
          </table:table-cell>
          <table:table-cell table:style-name="ce325" table:formula="of:=IF(OR([.U293]=&quot;&quot;;[.U294]=&quot;&quot;);&quot;TBD&quot;;([.$P$294]*LN(2*[.U293]/AVERAGE([.U290];[.U295]))-([.$P$293]*LN(2*[.U294]/AVERAGE([.U290];[.U295]))))/LN([.U293]/[.U294]))" office:value-type="string" office:string-value="TBD" calcext:value-type="string">
            <text:p>TBD</text:p>
          </table:table-cell>
          <table:table-cell table:style-name="ce351" table:formula="of:=IF(OR([.V293]=&quot;&quot;;[.V294]=&quot;&quot;);&quot;TBD&quot;;([.$P$294]*LN(2*[.V293]/AVERAGE([.V290];[.V295]))-([.$P$293]*LN(2*[.V294]/AVERAGE([.V290];[.V295]))))/LN([.V293]/[.V294]))" office:value-type="string" office:string-value="TBD" calcext:value-type="string">
            <text:p>TBD</text:p>
          </table:table-cell>
          <table:table-cell table:style-name="ce362" table:formula="of:=IF(OR([.W293]=&quot;&quot;;[.W294]=&quot;&quot;);&quot;TBD&quot;;([.$P$294]*LN(2*[.W293]/AVERAGE([.W290];[.W295]))-([.$P$293]*LN(2*[.W294]/AVERAGE([.W290];[.W295]))))/LN([.W293]/[.W294]))" office:value-type="string" office:string-value="TBD" calcext:value-type="string">
            <text:p>TBD</text:p>
          </table:table-cell>
          <table:table-cell table:style-name="ce387" table:formula="of:=IF(OR([.X293]=&quot;&quot;;[.X294]=&quot;&quot;);&quot;TBD&quot;;([.$P$294]*LN(2*[.X293]/AVERAGE([.X290];[.X295]))-([.$P$293]*LN(2*[.X294]/AVERAGE([.X290];[.X295]))))/LN([.X293]/[.X294]))" office:value-type="string" office:string-value="TBD" calcext:value-type="string">
            <text:p>TBD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13"/>
          <table:table-cell table:style-name="ce178"/>
          <table:table-cell table:style-name="ce218" office:value-type="string" calcext:value-type="string">
            <text:p>0 mm</text:p>
          </table:table-cell>
          <table:table-cell table:style-name="ce256" table:formula="of:=IF(OR([.Q290]=&quot;&quot;;[.Q295]=&quot;&quot;);&quot;TBD&quot;;ABS([.Q295]-[.Q290])/[.Q290])" office:value-type="string" office:string-value="TBD" calcext:value-type="string">
            <text:p>TBD</text:p>
          </table:table-cell>
          <table:table-cell table:style-name="ce256" table:formula="of:=IF(OR([.R290]=&quot;&quot;;[.R295]=&quot;&quot;);&quot;TBD&quot;;ABS([.R295]-[.R290])/[.R290])" office:value-type="string" office:string-value="TBD" calcext:value-type="string">
            <text:p>TBD</text:p>
          </table:table-cell>
          <table:table-cell table:style-name="ce256" table:formula="of:=IF(OR([.S290]=&quot;&quot;;[.S295]=&quot;&quot;);&quot;TBD&quot;;ABS([.S295]-[.S290])/[.S290])" office:value-type="percentage" office:value="0.000982318271119735" calcext:value-type="percentage">
            <text:p>0.10%</text:p>
          </table:table-cell>
          <table:table-cell table:style-name="ce256" table:formula="of:=IF(OR([.T290]=&quot;&quot;;[.T295]=&quot;&quot;);&quot;TBD&quot;;ABS([.T295]-[.T290])/[.T290])" office:value-type="string" office:string-value="TBD" calcext:value-type="string">
            <text:p>TBD</text:p>
          </table:table-cell>
          <table:table-cell table:style-name="ce256" table:formula="of:=IF(OR([.U290]=&quot;&quot;;[.U295]=&quot;&quot;);&quot;TBD&quot;;ABS([.U295]-[.U290])/[.U290])" office:value-type="string" office:string-value="TBD" calcext:value-type="string">
            <text:p>TBD</text:p>
          </table:table-cell>
          <table:table-cell table:style-name="ce352" table:formula="of:=IF(OR([.V290]=&quot;&quot;;[.V295]=&quot;&quot;);&quot;TBD&quot;;ABS([.V295]-[.V290])/[.V290])" office:value-type="string" office:string-value="TBD" calcext:value-type="string">
            <text:p>TBD</text:p>
          </table:table-cell>
          <table:table-cell table:style-name="ce352" table:formula="of:=IF(OR([.W290]=&quot;&quot;;[.W295]=&quot;&quot;);&quot;TBD&quot;;ABS([.W295]-[.W290])/[.W290])" office:value-type="string" office:string-value="TBD" calcext:value-type="string">
            <text:p>TBD</text:p>
          </table:table-cell>
          <table:table-cell table:style-name="ce352" table:formula="of:=IF(OR([.X290]=&quot;&quot;;[.X295]=&quot;&quot;);&quot;TBD&quot;;ABS([.X295]-[.X290])/[.X290])" office:value-type="string" office:string-value="TBD" calcext:value-type="string">
            <text:p>TBD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number-columns-repeated="13"/>
          <table:table-cell table:style-name="ce178"/>
          <table:table-cell table:style-name="ce217" office:value-type="string" calcext:value-type="string">
            <text:p>Min</text:p>
          </table:table-cell>
          <table:table-cell table:style-name="ce257" table:formula="of:=IF([.$B$164]=1;[.Q288]/100+0.03;[.Q288]/100)" office:value-type="float" office:value="0.24" calcext:value-type="float">
            <text:p>0.24</text:p>
          </table:table-cell>
          <table:table-cell table:style-name="ce257" table:formula="of:=IF([.$B$164]=1;[.R288]/100+0.03;[.R288]/100)" office:value-type="float" office:value="0.25" calcext:value-type="float">
            <text:p>0.25</text:p>
          </table:table-cell>
          <table:table-cell table:style-name="ce257" table:formula="of:=IF([.$B$164]=1;[.S288]/100+0.03;[.S288]/100)" office:value-type="float" office:value="0.28" calcext:value-type="float">
            <text:p>0.28</text:p>
          </table:table-cell>
          <table:table-cell table:style-name="ce257" table:formula="of:=IF([.$B$164]=1;[.T288]/100+0.03;[.T288]/100)" office:value-type="float" office:value="0.32" calcext:value-type="float">
            <text:p>0.32</text:p>
          </table:table-cell>
          <table:table-cell table:style-name="ce257" table:formula="of:=IF([.$B$164]=1;[.U288]/100+0.03;[.U288]/100)" office:value-type="float" office:value="0.28" calcext:value-type="float">
            <text:p>0.28</text:p>
          </table:table-cell>
          <table:table-cell table:style-name="ce257" table:formula="of:=IF([.$B$164]=1;[.V288]/100+0.03;[.V288]/100)" office:value-type="float" office:value="0.3" calcext:value-type="float">
            <text:p>0.30</text:p>
          </table:table-cell>
          <table:table-cell table:style-name="ce257" table:formula="of:=IF([.$B$164]=1;[.W288]/100+0.03;[.W288]/100)" office:value-type="float" office:value="0.32" calcext:value-type="float">
            <text:p>0.32</text:p>
          </table:table-cell>
          <table:table-cell table:style-name="ce388" table:formula="of:=IF([.$B$164]=1;[.X288]/100+0.03;[.X288]/100)" office:value-type="float" office:value="0.34" calcext:value-type="float">
            <text:p>0.34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number-columns-repeated="13"/>
          <table:table-cell table:style-name="ce178"/>
          <table:table-cell table:style-name="ce219" office:value-type="string" calcext:value-type="string">
            <text:p>Max</text:p>
          </table:table-cell>
          <table:table-cell table:style-name="ce258" table:formula="of:=[.Q288]/100+0.12" office:value-type="float" office:value="0.36" calcext:value-type="float">
            <text:p>0.36</text:p>
          </table:table-cell>
          <table:table-cell table:style-name="ce258" table:formula="of:=[.R288]/100+0.12" office:value-type="float" office:value="0.37" calcext:value-type="float">
            <text:p>0.37</text:p>
          </table:table-cell>
          <table:table-cell table:style-name="ce258" table:formula="of:=[.S288]/100+0.12" office:value-type="float" office:value="0.4" calcext:value-type="float">
            <text:p>0.40</text:p>
          </table:table-cell>
          <table:table-cell table:style-name="ce258" table:formula="of:=[.T288]/100+0.12" office:value-type="float" office:value="0.44" calcext:value-type="float">
            <text:p>0.44</text:p>
          </table:table-cell>
          <table:table-cell table:style-name="ce258" table:formula="of:=[.U288]/100+0.19" office:value-type="float" office:value="0.47" calcext:value-type="float">
            <text:p>0.47</text:p>
          </table:table-cell>
          <table:table-cell table:style-name="ce258" table:formula="of:=[.V288]/100+0.19" office:value-type="float" office:value="0.49" calcext:value-type="float">
            <text:p>0.49</text:p>
          </table:table-cell>
          <table:table-cell table:style-name="ce258" table:formula="of:=[.W288]/100+0.19" office:value-type="float" office:value="0.51" calcext:value-type="float">
            <text:p>0.51</text:p>
          </table:table-cell>
          <table:table-cell table:style-name="ce389" table:formula="of:=[.X288]/100+0.19" office:value-type="float" office:value="0.53" calcext:value-type="float">
            <text:p>0.53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number-columns-repeated="13"/>
          <table:table-cell table:style-name="ce178"/>
          <table:table-cell table:style-name="ce220"/>
          <table:table-cell table:style-name="ce259" table:formula="of:=IF([.Q296]=&quot;TBD&quot;;&quot;TBD&quot;;IF(AND([.Q296]&gt;=[.Q298];[.Q296]&lt;=[.Q299]);&quot;Pass&quot;;&quot;Fail&quot;))" office:value-type="string" office:string-value="Fail" calcext:value-type="string">
            <text:p>Fail</text:p>
          </table:table-cell>
          <table:table-cell table:style-name="ce282" table:formula="of:=IF([.R296]=&quot;TBD&quot;;&quot;TBD&quot;;IF(AND([.R296]&gt;=[.R298];[.R296]&lt;=[.R299]);&quot;Pass&quot;;&quot;Fail&quot;))" office:value-type="string" office:string-value="Fail" calcext:value-type="string">
            <text:p>Fail</text:p>
          </table:table-cell>
          <table:table-cell table:style-name="ce293" table:formula="of:=IF([.S296]=&quot;TBD&quot;;&quot;TBD&quot;;IF(AND([.S296]&gt;=[.S298];[.S296]&lt;=[.S299]);&quot;Pass&quot;;&quot;Fail&quot;))" office:value-type="string" office:string-value="TBD" calcext:value-type="string">
            <text:p>TBD</text:p>
          </table:table-cell>
          <table:table-cell table:style-name="ce306" table:formula="of:=IF([.T296]=&quot;TBD&quot;;&quot;TBD&quot;;IF(AND([.T296]&gt;=[.T298];[.T296]&lt;=[.T299]);&quot;Pass&quot;;&quot;Fail&quot;))" office:value-type="string" office:string-value="TBD" calcext:value-type="string">
            <text:p>TBD</text:p>
          </table:table-cell>
          <table:table-cell table:style-name="ce326" table:formula="of:=IF([.U296]=&quot;TBD&quot;;&quot;TBD&quot;;IF(AND([.U296]&gt;=[.U298];[.U296]&lt;=[.U299]);&quot;Pass&quot;;&quot;Fail&quot;))" office:value-type="string" office:string-value="TBD" calcext:value-type="string">
            <text:p>TBD</text:p>
          </table:table-cell>
          <table:table-cell table:style-name="ce353" table:formula="of:=IF([.V296]=&quot;TBD&quot;;&quot;TBD&quot;;IF(AND([.V296]&gt;=[.V298];[.V296]&lt;=[.V299]);&quot;Pass&quot;;&quot;Fail&quot;))" office:value-type="string" office:string-value="TBD" calcext:value-type="string">
            <text:p>TBD</text:p>
          </table:table-cell>
          <table:table-cell table:style-name="ce363" table:formula="of:=IF([.W296]=&quot;TBD&quot;;&quot;TBD&quot;;IF(AND([.W296]&gt;=[.W298];[.W296]&lt;=[.W299]);&quot;Pass&quot;;&quot;Fail&quot;))" office:value-type="string" office:string-value="TBD" calcext:value-type="string">
            <text:p>TBD</text:p>
          </table:table-cell>
          <table:table-cell table:style-name="ce390" table:formula="of:=IF([.X296]=&quot;TBD&quot;;&quot;TBD&quot;;IF(AND([.X296]&gt;=[.X298];[.X296]&lt;=[.X299]);&quot;Pass&quot;;&quot;Fail&quot;))" office:value-type="string" office:string-value="TBD" calcext:value-type="string">
            <text:p>TBD</text:p>
          </table:table-cell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94"/>
          <table:table-cell table:number-columns-repeated="99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185" office:value-type="string" calcext:value-type="string">
            <text:p>Image Quality Evaluation</text:p>
          </table:table-cell>
          <table:table-cell table:style-name="ce74" table:number-columns-repeated="9"/>
          <table:table-cell table:style-name="ce120"/>
          <table:table-cell table:number-columns-repeated="99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13"/>
          <table:table-cell table:style-name="ce190" office:value-type="string" calcext:value-type="string">
            <text:p>Printer</text:p>
          </table:table-cell>
          <table:table-cell table:style-name="ce36" office:value-type="string" calcext:value-type="string">
            <text:p>Model:</text:p>
          </table:table-cell>
          <table:table-cell table:style-name="ce260"/>
          <table:table-cell table:style-name="ce36" office:value-type="string" calcext:value-type="string">
            <text:p>SN:</text:p>
          </table:table-cell>
          <table:table-cell table:style-name="ce260"/>
          <table:table-cell/>
          <table:table-cell table:style-name="ce36" office:value-type="string" calcext:value-type="string">
            <text:p>QC Manual Version:</text:p>
          </table:table-cell>
          <table:table-cell table:style-name="ce260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13"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13"/>
          <table:table-cell table:style-name="ce178"/>
          <table:table-cell table:style-name="ce3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89]=&quot;&quot;;&quot;&quot;;[.AB89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246" office:value-type="float" office:value="5" calcext:value-type="float">
            <text:p>5</text:p>
          </table:table-cell>
          <table:table-cell table:style-name="ce283" table:formula="of:=IF([.AB95]=&quot;&quot;;&quot;&quot;;[.AB95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90]=&quot;&quot;;&quot;&quot;;[.AB90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246" office:value-type="float" office:value="4" calcext:value-type="float">
            <text:p>4</text:p>
          </table:table-cell>
          <table:table-cell table:style-name="ce283" table:formula="of:=IF([.AB96]=&quot;&quot;;&quot;&quot;;[.AB96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Background Density:</text:p>
          </table:table-cell>
          <table:table-cell table:style-name="ce246"/>
          <table:table-cell table:style-name="ce283" table:formula="of:=IF([.AB91]=&quot;&quot;;&quot;&quot;;[.AB91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246" office:value-type="float" office:value="4" calcext:value-type="float">
            <text:p>4</text:p>
          </table:table-cell>
          <table:table-cell table:style-name="ce283" table:formula="of:=IF([.AB97]=&quot;&quot;;&quot;&quot;;[.AB97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Inside disk:</text:p>
          </table:table-cell>
          <table:table-cell table:style-name="ce246"/>
          <table:table-cell table:style-name="ce283" table:formula="of:=IF([.AB92]=&quot;&quot;;&quot;&quot;;[.AB92])">
            <text:p/>
          </table:table-cell>
          <table:table-cell/>
          <table:table-cell table:style-name="ce291" office:value-type="string" calcext:value-type="string">
            <text:p>Acceptable:</text:p>
          </table:table-cell>
          <table:table-cell table:style-name="ce327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Outside disk:</text:p>
          </table:table-cell>
          <table:table-cell table:style-name="ce246"/>
          <table:table-cell table:style-name="ce283" table:formula="of:=IF([.AB93]=&quot;&quot;;&quot;&quot;;[.AB93])">
            <text:p/>
          </table:table-cell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Difference:</text:p>
          </table:table-cell>
          <table:table-cell table:style-name="ce261" table:formula="of:=IF(OR([.Q310]=&quot;&quot;;[.Q311]=&quot;&quot;);&quot;&quot;;[.Q311]-[.Q310])">
            <text:p/>
          </table:table-cell>
          <table:table-cell table:style-name="ce283" table:formula="of:=IF([.AB94]=&quot;&quot;;&quot;&quot;;[.AB94])">
            <text:p/>
          </table:table-cell>
          <table:table-cell table:number-columns-repeated="6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13"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13"/>
          <table:table-cell table:style-name="ce190" office:value-type="string" calcext:value-type="string">
            <text:p>Workstation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13"/>
          <table:table-cell table:style-name="ce178"/>
          <table:table-cell/>
          <table:table-cell table:style-name="ce36" office:value-type="string" calcext:value-type="string">
            <text:p>Workstation:</text:p>
          </table:table-cell>
          <table:table-cell table:style-name="ce260"/>
          <table:table-cell table:number-columns-repeated="2"/>
          <table:table-cell table:style-name="ce36" office:value-type="string" calcext:value-type="string">
            <text:p>Workstation:</text:p>
          </table:table-cell>
          <table:table-cell table:style-name="ce260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13"/>
          <table:table-cell table:style-name="ce178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Fiber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Fibers:</text:p>
          </table:table-cell>
          <table:table-cell table:style-name="ce246" table:number-columns-repeated="2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Speck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Specks:</text:p>
          </table:table-cell>
          <table:table-cell table:style-name="ce246" table:number-columns-repeated="2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Masse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Masses:</text:p>
          </table:table-cell>
          <table:table-cell table:style-name="ce246" table:number-columns-repeated="2"/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190" office:value-type="string" calcext:value-type="string">
            <text:p>Acquisition Unit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178"/>
          <table:table-cell table:style-name="ce36"/>
          <table:table-cell/>
          <table:table-cell office:value-type="string" calcext:value-type="string">
            <text:p>Previous</text:p>
          </table:table-cell>
          <table:table-cell/>
          <table:table-cell table:style-name="ce3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99]=&quot;&quot;;&quot;&quot;;[.AB99])">
            <text:p/>
          </table:table-cell>
          <table:table-cell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105]=&quot;&quot;;&quot;&quot;;[.AB105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100]=&quot;&quot;;&quot;&quot;;[.AB100])">
            <text:p/>
          </table:table-cell>
          <table:table-cell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106]=&quot;&quot;;&quot;&quot;;[.AB106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Exposure Index:</text:p>
          </table:table-cell>
          <table:table-cell table:style-name="ce246"/>
          <table:table-cell table:style-name="ce283" table:formula="of:=IF([.AB101]=&quot;&quot;;&quot;&quot;;[.AB101])">
            <text:p/>
          </table:table-cell>
          <table:table-cell/>
          <table:table-cell table:style-name="ce36" office:value-type="string" calcext:value-type="string">
            <text:p>Exposure Index:</text:p>
          </table:table-cell>
          <table:table-cell table:style-name="ce246"/>
          <table:table-cell table:style-name="ce283" table:formula="of:=IF([.AB107]=&quot;&quot;;&quot;&quot;;[.AB107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Fibers:</text:p>
          </table:table-cell>
          <table:table-cell table:style-name="ce246"/>
          <table:table-cell table:style-name="ce283" table:formula="of:=IF([.AB102]=&quot;&quot;;&quot;&quot;;[.AB102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246"/>
          <table:table-cell table:style-name="ce283" table:formula="of:=IF([.AB108]=&quot;&quot;;&quot;&quot;;[.AB108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Specks:</text:p>
          </table:table-cell>
          <table:table-cell table:style-name="ce246"/>
          <table:table-cell table:style-name="ce283" table:formula="of:=IF([.AB103]=&quot;&quot;;&quot;&quot;;[.AB103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246"/>
          <table:table-cell table:style-name="ce283" table:formula="of:=IF([.AB109]=&quot;&quot;;&quot;&quot;;[.AB109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sses:</text:p>
          </table:table-cell>
          <table:table-cell table:style-name="ce246"/>
          <table:table-cell table:style-name="ce283" table:formula="of:=IF([.AB104]=&quot;&quot;;&quot;&quot;;[.AB104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246"/>
          <table:table-cell table:style-name="ce283" table:formula="of:=IF([.AB110]=&quot;&quot;;&quot;&quot;;[.AB110])">
            <text:p/>
          </table:table-cell>
          <table:table-cell table:number-columns-repeated="2"/>
          <table:table-cell table:style-name="ce391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6" office:value-type="string" calcext:value-type="string">
            <text:p>Signal to Noise</text:p>
          </table:table-cell>
          <table:table-cell table:number-columns-repeated="9"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kV:</text:p>
          </table:table-cell>
          <table:table-cell table:style-name="ce204" office:value-type="float" office:value="28" calcext:value-type="float">
            <text:p>28</text:p>
          </table:table-cell>
          <table:table-cell table:style-name="ce36"/>
          <table:table-cell table:style-name="ce36" office:value-type="string" calcext:value-type="string">
            <text:p>In acrylic:</text:p>
          </table:table-cell>
          <table:table-cell table:style-name="ce229" office:value-type="float" office:value="415.38" calcext:value-type="float">
            <text:p>415.38</text:p>
          </table:table-cell>
          <table:table-cell table:style-name="ce229" office:value-type="float" office:value="8.73" calcext:value-type="float">
            <text:p>8.73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mA:</text:p>
          </table:table-cell>
          <table:table-cell table:style-name="ce204" office:value-type="float" office:value="71.7" calcext:value-type="float">
            <text:p>71.7</text:p>
          </table:table-cell>
          <table:table-cell table:style-name="ce36"/>
          <table:table-cell table:style-name="ce36" office:value-type="string" calcext:value-type="string">
            <text:p>Background:</text:p>
          </table:table-cell>
          <table:table-cell table:style-name="ce229" office:value-type="float" office:value="515.14" calcext:value-type="float">
            <text:p>515.14</text:p>
          </table:table-cell>
          <table:table-cell table:style-name="ce229" office:value-type="float" office:value="9.94" calcext:value-type="float">
            <text:p>9.94</text:p>
          </table:table-cell>
          <table:table-cell table:number-columns-repeated="3"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Target:</text:p>
          </table:table-cell>
          <table:table-cell table:style-name="ce260"/>
          <table:table-cell table:number-columns-repeated="7"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Filter:</text:p>
          </table:table-cell>
          <table:table-cell table:style-name="ce260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3"/>
          <table:table-cell office:value-type="string" calcext:value-type="string">
            <text:p>SNR:</text:p>
          </table:table-cell>
          <table:table-cell table:style-name="ce126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28" table:formula="of:=IF([.AB112]=&quot;&quot;;&quot;&quot;;[.AB112])" office:value-type="float" office:value="45.8" calcext:value-type="float">
            <text:p>45.8</text:p>
          </table:table-cell>
          <table:table-cell table:style-name="ce144" table:formula="of:=IF(OR([.T336]=&quot;&quot;;[.U336]=&quot;&quot;);&quot;&quot;;([.T336]-[.U336])/[.U336])" office:value-type="percentage" office:value="0.0217198386827512" calcext:value-type="percentage">
            <text:p>2.17%</text:p>
          </table:table-cell>
          <table:table-cell table:style-name="ce147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3"/>
          <table:table-cell office:value-type="string" calcext:value-type="string">
            <text:p>CNR:</text:p>
          </table:table-cell>
          <table:table-cell table:style-name="ce126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28" table:formula="of:=IF([.AB113]=&quot;&quot;;&quot;&quot;;[.AB113])" office:value-type="float" office:value="9.9" calcext:value-type="float">
            <text:p>9.9</text:p>
          </table:table-cell>
          <table:table-cell table:style-name="ce144" table:formula="of:=IF(OR([.T337]=&quot;&quot;;[.U337]=&quot;&quot;);&quot;&quot;;([.T337]-[.U337])/[.U337])" office:value-type="percentage" office:value="0.0137593236184747" calcext:value-type="percentage">
            <text:p>1.38%</text:p>
          </table:table-cell>
          <table:table-cell table:style-name="ce66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SNR must be &gt;= 40</text:p>
          </table:table-cell>
          <table:table-cell table:style-name="ce19" table:number-columns-repeated="5"/>
          <table:table-cell table:style-name="ce364"/>
          <table:table-cell table:style-name="ce19"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65"/>
          <table:table-cell/>
          <table:table-cell table:style-name="ce391"/>
          <table:table-cell table:number-columns-repeated="999"/>
        </table:table-row>
        <table:table-row table:style-name="ro3">
          <table:table-cell table:number-columns-repeated="14"/>
          <table:table-cell table:style-name="ce179"/>
          <table:table-cell table:style-name="ce32" table:number-columns-repeated="9"/>
          <table:table-cell table:style-name="ce392"/>
          <table:table-cell table:number-columns-repeated="999"/>
        </table:table-row>
        <table:table-row table:style-name="ro3" table:number-rows-repeated="1048227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424"/>
        <table:table-column table:style-name="co6" table:default-cell-style-name="ce424"/>
        <table:table-column table:style-name="co7" table:default-cell-style-name="ce424"/>
        <table:table-column table:style-name="co8" table:default-cell-style-name="ce424"/>
        <table:table-column table:style-name="co9" table:default-cell-style-name="ce424"/>
        <table:table-column table:style-name="co10" table:default-cell-style-name="ce424"/>
        <table:table-column table:style-name="co12" table:number-columns-repeated="4" table:default-cell-style-name="ce424"/>
        <table:table-column table:style-name="co13" table:default-cell-style-name="ce424"/>
        <table:table-column table:style-name="co12" table:default-cell-style-name="ce424"/>
        <table:table-column table:style-name="co9" table:number-columns-repeated="2" table:default-cell-style-name="ce424"/>
        <table:table-column table:style-name="co11" table:number-columns-repeated="1010" table:default-cell-style-name="Default"/>
        <table:table-row table:style-name="ro5">
          <table:table-cell table:style-name="ce420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21"/>
          <table:table-cell table:number-columns-repeated="1010"/>
        </table:table-row>
        <table:table-row table:style-name="ro5">
          <table:table-cell table:style-name="ce420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21"/>
          <table:table-cell table:number-columns-repeated="1010"/>
        </table:table-row>
        <table:table-row table:style-name="ro6">
          <table:table-cell table:style-name="ce421" table:number-columns-repeated="14"/>
          <table:table-cell table:number-columns-repeated="1010"/>
        </table:table-row>
        <table:table-row table:style-name="ro6">
          <table:table-cell table:style-name="ce422" office:value-type="string" calcext:value-type="string">
            <text:p>Site Name</text:p>
          </table:table-cell>
          <table:table-cell table:style-name="ce422"/>
          <table:table-cell table:style-name="ce433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38"/>
          <table:covered-table-cell table:style-name="ce459"/>
          <table:table-cell table:style-name="ce464"/>
          <table:table-cell table:style-name="ce457" office:value-type="string" calcext:value-type="string">
            <text:p>Report Date</text:p>
          </table:table-cell>
          <table:table-cell table:style-name="ce471" table:number-columns-spanned="4" table:number-rows-spanned="1"/>
          <table:covered-table-cell table:number-columns-repeated="2" table:style-name="ce475"/>
          <table:covered-table-cell table:style-name="ce483"/>
          <table:table-cell table:number-columns-repeated="1010"/>
        </table:table-row>
        <table:table-row table:style-name="ro6">
          <table:table-cell table:style-name="ce422" office:value-type="string" calcext:value-type="string">
            <text:p>Address</text:p>
          </table:table-cell>
          <table:table-cell table:style-name="ce422"/>
          <table:table-cell table:style-name="ce433" table:number-columns-spanned="6" table:number-rows-spanned="1"/>
          <table:covered-table-cell table:number-columns-repeated="4" table:style-name="ce438"/>
          <table:covered-table-cell table:style-name="ce459"/>
          <table:table-cell table:style-name="ce464"/>
          <table:table-cell table:style-name="ce457" office:value-type="string" calcext:value-type="string">
            <text:p>Survey Date</text:p>
          </table:table-cell>
          <table:table-cell table:style-name="ce471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75"/>
          <table:covered-table-cell table:style-name="ce483"/>
          <table:table-cell table:number-columns-repeated="1010"/>
        </table:table-row>
        <table:table-row table:style-name="ro6">
          <table:table-cell table:style-name="ce422" office:value-type="string" calcext:value-type="string">
            <text:p>Medical Physicist's Name</text:p>
          </table:table-cell>
          <table:table-cell table:style-name="ce422" table:number-columns-repeated="2"/>
          <table:table-cell table:style-name="ce433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38"/>
          <table:covered-table-cell table:style-name="ce459"/>
          <table:table-cell table:style-name="ce464"/>
          <table:table-cell table:style-name="ce457" office:value-type="string" calcext:value-type="string">
            <text:p>Signature</text:p>
          </table:table-cell>
          <table:table-cell table:style-name="ce433" table:number-columns-spanned="4" table:number-rows-spanned="1"/>
          <table:covered-table-cell table:number-columns-repeated="2" table:style-name="ce438"/>
          <table:covered-table-cell table:style-name="ce459"/>
          <table:table-cell table:number-columns-repeated="1010"/>
        </table:table-row>
        <table:table-row table:style-name="ro6">
          <table:table-cell table:style-name="ce422" office:value-type="string" calcext:value-type="string">
            <text:p>X-Ray Unit Manufacturer</text:p>
          </table:table-cell>
          <table:table-cell table:style-name="ce422" table:number-columns-repeated="2"/>
          <table:table-cell table:style-name="ce433" table:formula="of:=[Sheet1.R17]" office:value-type="string" office:string-value="Hologic" calcext:value-type="string" table:number-columns-spanned="5" table:number-rows-spanned="1">
            <text:p>Hologic</text:p>
          </table:table-cell>
          <table:covered-table-cell table:number-columns-repeated="3" table:style-name="ce438"/>
          <table:covered-table-cell table:style-name="ce459"/>
          <table:table-cell table:style-name="ce464"/>
          <table:table-cell table:style-name="ce457" office:value-type="string" calcext:value-type="string">
            <text:p>Model</text:p>
          </table:table-cell>
          <table:table-cell table:style-name="ce433" table:formula="of:=[Sheet1.R18]" office:value-type="string" office:string-value="Selenia" calcext:value-type="string" table:number-columns-spanned="4" table:number-rows-spanned="1">
            <text:p>Selenia</text:p>
          </table:table-cell>
          <table:covered-table-cell table:number-columns-repeated="2" table:style-name="ce438"/>
          <table:covered-table-cell table:style-name="ce459"/>
          <table:table-cell table:number-columns-repeated="1010"/>
        </table:table-row>
        <table:table-row table:style-name="ro6">
          <table:table-cell table:style-name="ce422" office:value-type="string" calcext:value-type="string">
            <text:p>Date of Installation</text:p>
          </table:table-cell>
          <table:table-cell table:style-name="ce422" table:number-columns-repeated="2"/>
          <table:table-cell table:style-name="ce439" table:formula="of:=[Sheet1.V12]" table:number-columns-spanned="5" table:number-rows-spanned="1">
            <text:p/>
          </table:table-cell>
          <table:covered-table-cell table:number-columns-repeated="3" table:style-name="ce446"/>
          <table:covered-table-cell table:style-name="ce460"/>
          <table:table-cell table:style-name="ce464"/>
          <table:table-cell table:style-name="ce457" office:value-type="string" calcext:value-type="string">
            <text:p>Room ID</text:p>
          </table:table-cell>
          <table:table-cell table:style-name="ce433" table:formula="of:=[Sheet1.R14]" table:number-columns-spanned="4" table:number-rows-spanned="1">
            <text:p/>
          </table:table-cell>
          <table:covered-table-cell table:number-columns-repeated="2" table:style-name="ce438"/>
          <table:covered-table-cell table:style-name="ce459"/>
          <table:table-cell table:number-columns-repeated="1010"/>
        </table:table-row>
        <table:table-row table:style-name="ro7">
          <table:table-cell table:style-name="ce423"/>
          <table:table-cell table:number-columns-repeated="9"/>
          <table:table-cell table:style-name="ce472" table:number-columns-repeated="5"/>
          <table:table-cell table:number-columns-repeated="1009"/>
        </table:table-row>
        <table:table-row table:style-name="ro6">
          <table:table-cell table:style-name="ce423" office:value-type="string" calcext:value-type="string">
            <text:p>QC Manual Version #</text:p>
          </table:table-cell>
          <table:table-cell table:style-name="ce422" table:number-columns-repeated="2"/>
          <table:table-cell table:style-name="ce440" table:number-columns-spanned="5" table:number-rows-spanned="1"/>
          <table:covered-table-cell table:number-columns-repeated="3" table:style-name="ce447"/>
          <table:covered-table-cell table:style-name="ce461"/>
          <table:table-cell table:style-name="ce465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22" table:number-columns-repeated="1015"/>
        </table:table-row>
        <table:table-row table:style-name="ro7">
          <table:table-cell table:number-columns-repeated="2"/>
          <table:table-cell table:style-name="ce422" table:number-columns-repeated="4"/>
          <table:table-cell table:style-name="ce456" table:number-columns-repeated="8"/>
          <table:table-cell table:style-name="ce472"/>
          <table:table-cell table:number-columns-repeated="1009"/>
        </table:table-row>
        <table:table-row table:style-name="ro6">
          <table:table-cell table:style-name="ce422" office:value-type="string" calcext:value-type="string">
            <text:p>Accessory Equipment</text:p>
          </table:table-cell>
          <table:table-cell table:style-name="ce422" table:number-columns-repeated="2"/>
          <table:table-cell table:style-name="ce441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41"/>
          <table:table-cell table:style-name="ce441" office:value-type="string" calcext:value-type="string" table:number-columns-spanned="2" table:number-rows-spanned="1">
            <text:p>Model</text:p>
          </table:table-cell>
          <table:covered-table-cell table:style-name="ce441"/>
          <table:table-cell table:style-name="ce441" office:value-type="string" calcext:value-type="string" table:number-columns-spanned="2" table:number-rows-spanned="1">
            <text:p>Location</text:p>
          </table:table-cell>
          <table:covered-table-cell table:style-name="ce441"/>
          <table:table-cell table:style-name="ce441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41"/>
          <table:table-cell table:number-columns-repeated="1010"/>
        </table:table-row>
        <table:table-row table:style-name="ro6">
          <table:table-cell table:style-name="ce422" table:number-columns-repeated="2"/>
          <table:table-cell table:style-name="ce434" office:value-type="string" calcext:value-type="string">
            <text:p>Review Workstation*</text:p>
          </table:table-cell>
          <table:table-cell table:style-name="ce442" table:number-columns-spanned="3" table:number-rows-spanned="1"/>
          <table:covered-table-cell table:style-name="ce448"/>
          <table:covered-table-cell table:style-name="ce451"/>
          <table:table-cell table:style-name="ce442" table:number-columns-spanned="2" table:number-rows-spanned="1"/>
          <table:covered-table-cell table:style-name="ce451"/>
          <table:table-cell table:style-name="ce466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56cm" svg:height="0.569cm" svg:x="0.043cm" svg:y="0.043cm" draw:control="control1">
              <svg:desc>On-site</svg:desc>
            </draw:control>
          </table:table-cell>
          <table:covered-table-cell table:style-name="ce469">
            <draw:control table:end-cell-address="'QC Test Summary-Lorad'.J14" table:end-x="1.596cm" table:end-y="0.028cm" draw:z-index="1" draw:name="Check Box 17" draw:style-name="gr1" draw:text-style-name="P1" svg:width="1.596cm" svg:height="0.569cm" svg:x="0cm" svg:y="0.043cm" draw:control="control2">
              <svg:desc>Off-site</svg:desc>
            </draw:control>
          </table:covered-table-cell>
          <table:table-cell table:style-name="ce442" table:number-columns-spanned="4" table:number-rows-spanned="1"/>
          <table:covered-table-cell table:number-columns-repeated="2" table:style-name="ce448"/>
          <table:covered-table-cell table:style-name="ce451"/>
          <table:table-cell table:number-columns-repeated="1010"/>
        </table:table-row>
        <table:table-row table:style-name="ro6">
          <table:table-cell table:number-columns-repeated="2"/>
          <table:table-cell table:style-name="ce434" office:value-type="string" calcext:value-type="string">
            <text:p>Film Printer*</text:p>
          </table:table-cell>
          <table:table-cell table:style-name="ce443" table:number-columns-spanned="3" table:number-rows-spanned="1"/>
          <table:covered-table-cell table:style-name="ce449"/>
          <table:covered-table-cell table:style-name="ce452"/>
          <table:table-cell table:style-name="ce443" table:number-columns-spanned="2" table:number-rows-spanned="1"/>
          <table:covered-table-cell table:style-name="ce452"/>
          <table:table-cell table:style-name="ce440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56cm" svg:height="0.566cm" svg:x="0.043cm" svg:y="0.043cm" draw:control="control3">
              <svg:desc>On-site</svg:desc>
            </draw:control>
          </table:table-cell>
          <table:covered-table-cell table:style-name="ce461">
            <draw:control table:end-cell-address="'QC Test Summary-Lorad'.J15" table:end-x="1.596cm" table:end-y="0.025cm" draw:z-index="3" draw:name="Check Box 19" draw:style-name="gr1" draw:text-style-name="P1" svg:width="1.596cm" svg:height="0.566cm" svg:x="0cm" svg:y="0.043cm" draw:control="control4">
              <svg:desc>Off-site</svg:desc>
            </draw:control>
          </table:covered-table-cell>
          <table:table-cell table:style-name="ce443" table:number-columns-spanned="4" table:number-rows-spanned="1"/>
          <table:covered-table-cell table:number-columns-repeated="2" table:style-name="ce449"/>
          <table:covered-table-cell table:style-name="ce452"/>
          <table:table-cell table:number-columns-repeated="1010"/>
        </table:table-row>
        <table:table-row table:style-name="ro8">
          <table:table-cell table:style-name="ce425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30"/>
          <table:table-cell table:style-name="ce486" table:number-columns-repeated="1010"/>
        </table:table-row>
        <table:table-row table:style-name="ro6">
          <table:table-cell table:style-name="ce423" office:value-type="string" calcext:value-type="string">
            <text:p>Survey Type</text:p>
          </table:table-cell>
          <table:table-cell table:style-name="ce423"/>
          <table:table-cell table:style-name="ce435">
            <draw:control table:end-cell-address="'QC Test Summary-Lorad'.D17" table:end-x="0.226cm" table:end-y="0.027cm" draw:z-index="4" draw:name="Check Box 21" draw:style-name="gr1" draw:text-style-name="P2" svg:width="0.855cm" svg:height="0.568cm" svg:x="2.756cm" svg:y="0.043cm" draw:control="control5"/>
          </table:table-cell>
          <table:table-cell table:style-name="ce444" office:value-type="string" calcext:value-type="string">
            <text:p>Mammo Eqpt Evaluation of new unit (include MQSA Rqmts for Mammo Eqpt checklist)</text:p>
          </table:table-cell>
          <table:table-cell table:style-name="ce435" table:number-columns-repeated="2"/>
          <table:table-cell table:style-name="ce457"/>
          <table:table-cell table:style-name="ce462"/>
          <table:table-cell table:style-name="ce467"/>
          <table:table-cell table:style-name="ce457"/>
          <table:table-cell table:style-name="ce435"/>
          <table:table-cell table:style-name="ce435">
            <draw:control table:end-cell-address="'QC Test Summary-Lorad'.M17" table:end-x="0.393cm" table:end-y="0.027cm" draw:z-index="5" draw:name="Check Box 82" draw:style-name="gr1" draw:text-style-name="P2" svg:width="0.854cm" svg:height="0.568cm" svg:x="1.245cm" svg:y="0.043cm" draw:control="control6"/>
          </table:table-cell>
          <table:table-cell table:style-name="ce463"/>
          <table:table-cell table:style-name="ce434" office:value-type="string" calcext:value-type="string">
            <text:p>Annual Survey</text:p>
          </table:table-cell>
          <table:table-cell table:number-columns-repeated="1010"/>
        </table:table-row>
        <table:table-row table:style-name="ro9">
          <table:table-cell table:style-name="ce426" table:number-columns-repeated="2"/>
          <table:table-cell table:style-name="ce436"/>
          <table:table-cell table:style-name="ce445"/>
          <table:table-cell table:style-name="ce436" table:number-columns-repeated="2"/>
          <table:table-cell table:style-name="ce445"/>
          <table:table-cell table:style-name="ce463"/>
          <table:table-cell table:style-name="ce468" table:number-columns-repeated="4"/>
          <table:table-cell table:number-columns-repeated="1012"/>
        </table:table-row>
        <table:table-row table:style-name="ro10">
          <table:table-cell table:style-name="ce427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31"/>
          <table:table-cell table:number-columns-repeated="1010"/>
        </table:table-row>
        <table:table-row table:style-name="ro12">
          <table:table-cell table:style-name="ce428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32"/>
          <table:table-cell table:number-columns-repeated="1010"/>
        </table:table-row>
        <table:table-row table:style-name="ro12">
          <table:table-cell table:number-columns-repeated="12"/>
          <table:table-cell table:style-name="ce478" office:value-type="string" calcext:value-type="string" table:number-columns-spanned="2" table:number-rows-spanned="1">
            <text:p>PASS/FAIL</text:p>
          </table:table-cell>
          <table:covered-table-cell table:style-name="ce478"/>
          <table:table-cell table:number-columns-repeated="1010"/>
        </table:table-row>
        <table:table-row table:style-name="ro13">
          <table:table-cell table:style-name="ce422" office:value-type="string" calcext:value-type="string">
            <text:p>1. <text:s text:c="3"/>Mammographic Unit Assembly Evaluation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2. <text:s text:c="3"/>Collimation Assessment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3. <text:s text:c="3"/>Artifact Evaluation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2"/>
          <table:table-cell table:style-name="ce464" table:number-columns-repeated="3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4. <text:s text:c="3"/>kVp Accuracy and Reproducibility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5. <text:s text:c="3"/>Beam Quality Assessment - HVL Measurement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6. <text:s text:c="3"/>Evaluation of System Resolution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80" table:content-validation-name="val4" table:number-columns-spanned="2" table:number-rows-spanned="1"/>
          <table:covered-table-cell table:style-name="ce485" table:content-validation-name="val4"/>
          <table:table-cell table:number-columns-repeated="1010"/>
        </table:table-row>
        <table:table-row table:style-name="ro13">
          <table:table-cell table:style-name="ce422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table:number-columns-repeated="2"/>
          <table:table-cell table:style-name="ce437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54" table:number-columns-repeated="2"/>
          <table:table-cell table:number-columns-repeated="3"/>
          <table:table-cell table:style-name="ce473" table:formula="of:=MGD" office:value-type="float" office:value="0.0898553713175409" calcext:value-type="float">
            <text:p>0</text:p>
          </table:table-cell>
          <table:table-cell table:style-name="ce476" office:value-type="string" calcext:value-type="string">
            <text:p>mGy</text:p>
          </table:table-cell>
          <table:table-cell table:style-name="ce481" table:number-columns-repeated="2"/>
          <table:table-cell table:number-columns-repeated="1010"/>
        </table:table-row>
        <table:table-row table:style-name="ro13">
          <table:table-cell table:style-name="ce422" office:value-type="string" calcext:value-type="string">
            <text:p>9. <text:s text:c="3"/>Radiation Output Rate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5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10. <text:s/>Phantom Image Quality Evaluation</text:p>
          </table:table-cell>
          <table:table-cell table:style-name="ce422" table:number-columns-repeated="11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number-columns-repeated="2"/>
          <table:table-cell table:style-name="ce437" office:value-type="string" calcext:value-type="string">
            <text:p>Phantom image scores:</text:p>
          </table:table-cell>
          <table:table-cell table:style-name="ce435" table:number-columns-repeated="2"/>
          <table:table-cell table:style-name="ce455" office:value-type="string" calcext:value-type="string">
            <text:p>Fibers</text:p>
          </table:table-cell>
          <table:table-cell table:style-name="ce458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55" office:value-type="string" calcext:value-type="string">
            <text:p>Specks</text:p>
          </table:table-cell>
          <table:table-cell table:style-name="ce458" table:content-validation-name="val2"/>
          <table:table-cell table:style-name="ce455" office:value-type="string" calcext:value-type="string">
            <text:p>Masses</text:p>
          </table:table-cell>
          <table:table-cell table:style-name="ce458" table:content-validation-name="val2"/>
          <table:table-cell table:style-name="ce477"/>
          <table:table-cell table:style-name="ce482"/>
          <table:table-cell table:style-name="ce435"/>
          <table:table-cell table:number-columns-repeated="1010"/>
        </table:table-row>
        <table:table-row table:style-name="ro13">
          <table:table-cell table:style-name="ce422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22" table:number-columns-repeated="4"/>
          <table:table-cell table:style-name="ce453" table:number-columns-repeated="2"/>
          <table:table-cell table:style-name="ce422" table:number-columns-repeated="4"/>
          <table:table-cell table:style-name="ce464"/>
          <table:table-cell table:style-name="ce456" table:number-columns-repeated="2"/>
          <table:table-cell table:number-columns-repeated="1010"/>
        </table:table-row>
        <table:table-row table:style-name="ro13">
          <table:table-cell table:style-name="ce422" table:number-columns-repeated="2"/>
          <table:table-cell table:style-name="ce435" office:value-type="string" calcext:value-type="string">
            <text:p>SNR <text:span text:style-name="T5">(value)</text:span></text:p>
          </table:table-cell>
          <table:table-cell table:style-name="ce433" table:formula="of:=[Sheet1.T336]" office:value-type="float" office:value="46.79476861167" calcext:value-type="float">
            <text:p>46.7947686117</text:p>
          </table:table-cell>
          <table:table-cell table:style-name="ce422"/>
          <table:table-cell table:style-name="ce453" table:number-columns-repeated="2"/>
          <table:table-cell table:style-name="ce422" table:number-columns-repeated="2"/>
          <table:table-cell table:style-name="ce455"/>
          <table:table-cell table:style-name="ce474" table:number-columns-repeated="2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table:number-columns-repeated="2"/>
          <table:table-cell table:style-name="ce435" office:value-type="string" calcext:value-type="string">
            <text:p>CNR<text:span text:style-name="T5"> (value)</text:span></text:p>
          </table:table-cell>
          <table:table-cell table:style-name="ce433" table:formula="of:=[Sheet1.T337]" office:value-type="float" office:value="10.0362173038229" calcext:value-type="float">
            <text:p>10.0362173038</text:p>
          </table:table-cell>
          <table:table-cell table:style-name="ce450" office:value-type="string" calcext:value-type="string">
            <text:p>(Required for both new unit Mammography Equipment Evaluations and Annual Surveys)</text:p>
          </table:table-cell>
          <table:table-cell table:style-name="ce453" table:number-columns-repeated="2"/>
          <table:table-cell table:style-name="ce422" table:number-columns-repeated="2"/>
          <table:table-cell table:style-name="ce470"/>
          <table:table-cell table:style-name="ce474" table:number-columns-repeated="2"/>
          <table:table-cell table:style-name="ce435" table:number-columns-repeated="2"/>
          <table:table-cell table:number-columns-repeated="1010"/>
        </table:table-row>
        <table:table-row table:style-name="ro13">
          <table:table-cell table:style-name="ce422" table:number-columns-repeated="2"/>
          <table:table-cell table:style-name="ce435" office:value-type="string" calcext:value-type="string">
            <text:p>CNR should not vary by more than ±15% <text:span text:style-name="T5">(NA for Equipment Evaluation)</text:span></text:p>
          </table:table-cell>
          <table:table-cell table:style-name="ce422" table:number-columns-repeated="2"/>
          <table:table-cell table:style-name="ce453" table:number-columns-repeated="2"/>
          <table:table-cell table:style-name="ce422" table:number-columns-repeated="2"/>
          <table:table-cell table:style-name="ce455"/>
          <table:table-cell table:style-name="ce474" table:number-columns-repeated="2"/>
          <table:table-cell table:style-name="ce480" table:content-validation-name="val4" table:number-columns-spanned="2" table:number-rows-spanned="1"/>
          <table:covered-table-cell table:style-name="ce485" table:content-validation-name="val4"/>
          <table:table-cell table:number-columns-repeated="1010"/>
        </table:table-row>
        <table:table-row table:style-name="ro13">
          <table:table-cell table:style-name="ce422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22" table:number-columns-repeated="11"/>
          <table:table-cell table:style-name="ce480" table:content-validation-name="val4" table:number-columns-spanned="2" table:number-rows-spanned="1"/>
          <table:covered-table-cell table:style-name="ce485" table:content-validation-name="val4"/>
          <table:table-cell table:number-columns-repeated="1010"/>
        </table:table-row>
        <table:table-row table:style-name="ro13">
          <table:table-cell table:style-name="ce422" office:value-type="string" calcext:value-type="string">
            <text:p>13.  DICOM Printer QC <text:span text:style-name="T5">(Mammography Equipment Evaluations only)</text:span></text:p>
          </table:table-cell>
          <table:table-cell table:style-name="ce422" table:number-columns-repeated="11"/>
          <table:table-cell table:style-name="ce479" table:content-validation-name="val3" table:number-columns-spanned="2" table:number-rows-spanned="1"/>
          <table:covered-table-cell table:style-name="ce484" table:content-validation-name="val3"/>
          <table:table-cell table:number-columns-repeated="1010"/>
        </table:table-row>
        <table:table-row table:style-name="ro13">
          <table:table-cell table:style-name="ce422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22" table:number-columns-repeated="11"/>
          <table:table-cell table:style-name="ce480" table:content-validation-name="val4" table:number-columns-spanned="2" table:number-rows-spanned="1"/>
          <table:covered-table-cell table:style-name="ce485" table:content-validation-name="val4"/>
          <table:table-cell table:number-columns-repeated="1010"/>
        </table:table-row>
        <table:table-row table:style-name="ro13">
          <table:table-cell table:style-name="ce422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22" table:number-columns-repeated="11"/>
          <table:table-cell table:style-name="ce480" table:content-validation-name="val4" table:number-columns-spanned="2" table:number-rows-spanned="1"/>
          <table:covered-table-cell table:style-name="ce485" table:content-validation-name="val4"/>
          <table:table-cell table:number-columns-repeated="1010"/>
        </table:table-row>
        <table:table-row table:style-name="ro13">
          <table:table-cell table:style-name="ce422" office:value-type="string" calcext:value-type="string">
            <text:p>16.  Compression <text:span text:style-name="T5">(Mammography Equipment Evaluations only)</text:span></text:p>
          </table:table-cell>
          <table:table-cell table:style-name="ce422" table:number-columns-repeated="11"/>
          <table:table-cell table:style-name="ce480" table:content-validation-name="val4" table:number-columns-spanned="2" table:number-rows-spanned="1"/>
          <table:covered-table-cell table:style-name="ce485" table:content-validation-name="val4"/>
          <table:table-cell table:number-columns-repeated="1010"/>
        </table:table-row>
        <table:table-row table:style-name="ro13" table:number-rows-repeated="13">
          <table:table-cell table:style-name="ce422" table:number-columns-repeated="12"/>
          <table:table-cell table:style-name="ce474" table:content-validation-name="val4" table:number-columns-repeated="2"/>
          <table:table-cell table:number-columns-repeated="1010"/>
        </table:table-row>
        <table:table-row table:style-name="ro13">
          <table:table-cell table:style-name="ce429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29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4" table:default-cell-style-name="ce424"/>
        <table:table-column table:style-name="co15" table:default-cell-style-name="ce424"/>
        <table:table-column table:style-name="co16" table:number-columns-repeated="2" table:default-cell-style-name="ce424"/>
        <table:table-column table:style-name="co9" table:default-cell-style-name="ce424"/>
        <table:table-column table:style-name="co17" table:default-cell-style-name="ce424"/>
        <table:table-column table:style-name="co18" table:default-cell-style-name="ce424"/>
        <table:table-column table:style-name="co19" table:default-cell-style-name="ce424"/>
        <table:table-column table:style-name="co21" table:default-cell-style-name="ce424"/>
        <table:table-column table:style-name="co22" table:default-cell-style-name="ce424"/>
        <table:table-column table:style-name="co11" table:default-cell-style-name="Default"/>
        <table:table-column table:style-name="co10" table:default-cell-style-name="ce424"/>
        <table:table-column table:style-name="co11" table:number-columns-repeated="1012" table:default-cell-style-name="Default"/>
        <table:table-row table:style-name="ro14">
          <table:table-cell table:style-name="ce487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87"/>
          <table:table-cell table:number-columns-repeated="1012"/>
        </table:table-row>
        <table:table-row table:style-name="ro15">
          <table:table-cell table:style-name="ce488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498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16">
          <table:table-cell table:style-name="ce489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89"/>
          <table:table-cell table:number-columns-repeated="1012"/>
        </table:table-row>
        <table:table-row table:style-name="ro17">
          <table:table-cell table:style-name="ce490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90"/>
          <table:table-cell table:number-columns-repeated="1012"/>
        </table:table-row>
        <table:table-row table:style-name="ro12">
          <table:table-cell table:style-name="ce491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499" table:number-columns-repeated="7"/>
          <table:table-cell table:style-name="ce511"/>
          <table:table-cell table:style-name="ce513" table:number-columns-repeated="2"/>
          <table:table-cell table:style-name="ce521"/>
          <table:table-cell table:number-columns-repeated="1012"/>
        </table:table-row>
        <table:table-row table:style-name="ro12">
          <table:table-cell table:style-name="ce492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00" table:number-columns-repeated="10"/>
          <table:table-cell table:style-name="ce522"/>
          <table:table-cell table:number-columns-repeated="1012"/>
        </table:table-row>
        <table:table-row table:style-name="ro12">
          <table:table-cell table:number-columns-repeated="9"/>
          <table:table-cell table:style-name="ce514" table:number-columns-spanned="3" table:number-rows-spanned="1"/>
          <table:covered-table-cell table:number-columns-repeated="2" table:style-name="ce518"/>
          <table:table-cell table:number-columns-repeated="1012"/>
        </table:table-row>
        <table:table-row table:style-name="ro12">
          <table:table-cell table:style-name="ce472"/>
          <table:table-cell table:number-columns-repeated="3"/>
          <table:table-cell table:style-name="ce472"/>
          <table:table-cell table:number-columns-repeated="2"/>
          <table:table-cell table:style-name="ce508" office:value-type="string" calcext:value-type="string">
            <text:p>FREQUENCY</text:p>
          </table:table-cell>
          <table:table-cell table:style-name="ce436"/>
          <table:table-cell table:style-name="ce515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08"/>
          <table:table-cell table:number-columns-repeated="1012"/>
        </table:table-row>
        <table:table-row table:style-name="ro13">
          <table:table-cell table:style-name="ce493" office:value-type="string" calcext:value-type="string">
            <text:p>1.</text:p>
          </table:table-cell>
          <table:table-cell table:style-name="ce501" office:value-type="string" calcext:value-type="string">
            <text:p>DICOM Printer Quality Control</text:p>
          </table:table-cell>
          <table:table-cell table:number-columns-repeated="5"/>
          <table:table-cell table:style-name="ce509" office:value-type="string" calcext:value-type="string">
            <text:p>Weekly</text:p>
          </table:table-cell>
          <table:table-cell/>
          <table:table-cell table:style-name="ce516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2.</text:p>
          </table:table-cell>
          <table:table-cell table:style-name="ce501" office:value-type="string" calcext:value-type="string">
            <text:p>Viewboxes and Viewing Conditions</text:p>
          </table:table-cell>
          <table:table-cell table:number-columns-repeated="5"/>
          <table:table-cell table:style-name="ce509" office:value-type="string" calcext:value-type="string">
            <text:p>Week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3.</text:p>
          </table:table-cell>
          <table:table-cell table:style-name="ce501" office:value-type="string" calcext:value-type="string">
            <text:p>Artifact Evaluation</text:p>
          </table:table-cell>
          <table:table-cell table:number-columns-repeated="5"/>
          <table:table-cell table:style-name="ce509" office:value-type="string" calcext:value-type="string">
            <text:p>Week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4.</text:p>
          </table:table-cell>
          <table:table-cell table:style-name="ce501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09" office:value-type="string" calcext:value-type="string">
            <text:p>Week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5.</text:p>
          </table:table-cell>
          <table:table-cell table:style-name="ce501" office:value-type="string" calcext:value-type="string">
            <text:p>Phantom Image Quality Evaluation</text:p>
          </table:table-cell>
          <table:table-cell table:number-columns-repeated="5"/>
          <table:table-cell table:style-name="ce509" office:value-type="string" calcext:value-type="string">
            <text:p>Week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6.</text:p>
          </table:table-cell>
          <table:table-cell table:style-name="ce501" office:value-type="string" calcext:value-type="string">
            <text:p>Detector Flat-Field Calibration</text:p>
          </table:table-cell>
          <table:table-cell table:number-columns-repeated="5"/>
          <table:table-cell table:style-name="ce509" office:value-type="string" calcext:value-type="string">
            <text:p>Week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7.</text:p>
          </table:table-cell>
          <table:table-cell table:style-name="ce502" office:value-type="string" calcext:value-type="string">
            <text:p>Compression Thickness Indicator</text:p>
          </table:table-cell>
          <table:table-cell table:number-columns-repeated="5"/>
          <table:table-cell table:style-name="ce509" office:value-type="string" calcext:value-type="string">
            <text:p>Bi-week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4" office:value-type="string" calcext:value-type="string">
            <text:p>8.</text:p>
          </table:table-cell>
          <table:table-cell table:style-name="ce502" office:value-type="string" calcext:value-type="string">
            <text:p>Visual Checklist</text:p>
          </table:table-cell>
          <table:table-cell table:number-columns-repeated="5"/>
          <table:table-cell table:style-name="ce509" office:value-type="string" calcext:value-type="string">
            <text:p>Monthly</text:p>
          </table:table-cell>
          <table:table-cell/>
          <table:table-cell table:style-name="ce516" table:content-validation-name="val6" table:number-columns-spanned="3" table:number-rows-spanned="1"/>
          <table:covered-table-cell table:style-name="ce519" table:content-validation-name="val6"/>
          <table:covered-table-cell table:style-name="ce523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9.</text:p>
          </table:table-cell>
          <table:table-cell table:style-name="ce501" office:value-type="string" calcext:value-type="string">
            <text:p>Repeat/Reject Analysis</text:p>
          </table:table-cell>
          <table:table-cell table:number-columns-repeated="5"/>
          <table:table-cell table:style-name="ce509" office:value-type="string" calcext:value-type="string">
            <text:p>Quarterly</text:p>
          </table:table-cell>
          <table:table-cell/>
          <table:table-cell table:style-name="ce517" table:content-validation-name="val5" table:number-columns-spanned="3" table:number-rows-spanned="1"/>
          <table:covered-table-cell table:style-name="ce520" table:content-validation-name="val5"/>
          <table:covered-table-cell table:style-name="ce524" table:content-validation-name="val5"/>
          <table:table-cell table:number-columns-repeated="1012"/>
        </table:table-row>
        <table:table-row table:style-name="ro13">
          <table:table-cell table:style-name="ce493" office:value-type="string" calcext:value-type="string">
            <text:p>10.</text:p>
          </table:table-cell>
          <table:table-cell table:style-name="ce501" office:value-type="string" calcext:value-type="string">
            <text:p>Compression</text:p>
          </table:table-cell>
          <table:table-cell table:number-columns-repeated="5"/>
          <table:table-cell table:style-name="ce510" office:value-type="string" calcext:value-type="string">
            <text:p>Semi-annually</text:p>
          </table:table-cell>
          <table:table-cell/>
          <table:table-cell table:style-name="ce517" table:content-validation-name="val5" table:number-columns-spanned="3" table:number-rows-spanned="1"/>
          <table:covered-table-cell table:style-name="ce520" table:content-validation-name="val5"/>
          <table:covered-table-cell table:style-name="ce524" table:content-validation-name="val5"/>
          <table:table-cell table:number-columns-repeated="1012"/>
        </table:table-row>
        <table:table-row table:style-name="ro13">
          <table:table-cell table:style-name="ce493" office:value-type="string" calcext:value-type="string">
            <text:p>11.</text:p>
          </table:table-cell>
          <table:table-cell table:style-name="ce503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10" office:value-type="string" calcext:value-type="string">
            <text:p>See Lorad QC Manual</text:p>
          </table:table-cell>
          <table:table-cell table:style-name="ce512" table:content-validation-name="val5"/>
          <table:table-cell table:style-name="ce517" table:content-validation-name="val5" table:number-columns-spanned="3" table:number-rows-spanned="1"/>
          <table:covered-table-cell table:style-name="ce520" table:content-validation-name="val5"/>
          <table:covered-table-cell table:style-name="ce524" table:content-validation-name="val5"/>
          <table:table-cell table:number-columns-repeated="1012"/>
        </table:table-row>
        <table:table-row table:style-name="ro13">
          <table:table-cell/>
          <table:table-cell table:style-name="ce504" office:value-type="string" calcext:value-type="string">
            <text:p><text:s/></text:p>
          </table:table-cell>
          <table:table-cell table:number-columns-repeated="1022"/>
        </table:table-row>
        <table:table-row table:style-name="ro16">
          <table:table-cell table:style-name="ce495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05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9">
          <table:table-cell table:style-name="ce496" table:number-columns-spanned="12" table:number-rows-spanned="1"/>
          <table:covered-table-cell table:number-columns-repeated="10" table:style-name="ce506"/>
          <table:covered-table-cell table:style-name="ce525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20">
          <table:table-cell table:style-name="ce497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07"/>
          <table:covered-table-cell table:style-name="ce526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5">
          <table:table-cell/>
          <table:table-cell table:style-name="ce422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184"/>
        <table:table-row table:style-name="ro3">
          <table:table-cell table:style-name="ce527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27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28"/>
          <table:table-cell table:style-name="ce541" office:value-type="string" calcext:value-type="string" table:number-columns-spanned="9" table:number-rows-spanned="1">
            <text:p>kVp</text:p>
          </table:table-cell>
          <table:covered-table-cell table:number-columns-repeated="7" table:style-name="ce553"/>
          <table:covered-table-cell table:style-name="ce577"/>
          <table:table-cell table:style-name="ce528"/>
          <table:table-cell table:style-name="ce541" office:value-type="string" calcext:value-type="string" table:number-columns-spanned="9" table:number-rows-spanned="1">
            <text:p>kVp</text:p>
          </table:table-cell>
          <table:covered-table-cell table:number-columns-repeated="7" table:style-name="ce553"/>
          <table:covered-table-cell table:style-name="ce577"/>
          <table:table-cell table:style-name="ce528"/>
          <table:table-cell table:style-name="ce541" office:value-type="string" calcext:value-type="string" table:number-columns-spanned="9" table:number-rows-spanned="1">
            <text:p>kVp</text:p>
          </table:table-cell>
          <table:covered-table-cell table:number-columns-repeated="7" table:style-name="ce553"/>
          <table:covered-table-cell table:style-name="ce577"/>
          <table:table-cell table:number-columns-repeated="994"/>
        </table:table-row>
        <table:table-row table:style-name="ro3">
          <table:table-cell table:style-name="ce529" office:value-type="string" calcext:value-type="string">
            <text:p>HVL</text:p>
          </table:table-cell>
          <table:table-cell table:style-name="ce542" office:value-type="float" office:value="23" calcext:value-type="float">
            <text:p>23</text:p>
          </table:table-cell>
          <table:table-cell table:style-name="ce542" office:value-type="float" office:value="24" calcext:value-type="float">
            <text:p>24</text:p>
          </table:table-cell>
          <table:table-cell table:style-name="ce542" office:value-type="float" office:value="25" calcext:value-type="float">
            <text:p>25</text:p>
          </table:table-cell>
          <table:table-cell table:style-name="ce542" office:value-type="float" office:value="26" calcext:value-type="float">
            <text:p>26</text:p>
          </table:table-cell>
          <table:table-cell table:style-name="ce542" office:value-type="float" office:value="27" calcext:value-type="float">
            <text:p>27</text:p>
          </table:table-cell>
          <table:table-cell table:style-name="ce542" office:value-type="float" office:value="28" calcext:value-type="float">
            <text:p>28</text:p>
          </table:table-cell>
          <table:table-cell table:style-name="ce542" office:value-type="float" office:value="29" calcext:value-type="float">
            <text:p>29</text:p>
          </table:table-cell>
          <table:table-cell table:style-name="ce542" office:value-type="float" office:value="30" calcext:value-type="float">
            <text:p>30</text:p>
          </table:table-cell>
          <table:table-cell table:style-name="ce578" office:value-type="float" office:value="31" calcext:value-type="float">
            <text:p>31</text:p>
          </table:table-cell>
          <table:table-cell table:style-name="ce529" office:value-type="string" calcext:value-type="string">
            <text:p>HVL</text:p>
          </table:table-cell>
          <table:table-cell table:style-name="ce542" office:value-type="float" office:value="23" calcext:value-type="float">
            <text:p>23</text:p>
          </table:table-cell>
          <table:table-cell table:style-name="ce542" office:value-type="float" office:value="24" calcext:value-type="float">
            <text:p>24</text:p>
          </table:table-cell>
          <table:table-cell table:style-name="ce542" office:value-type="float" office:value="25" calcext:value-type="float">
            <text:p>25</text:p>
          </table:table-cell>
          <table:table-cell table:style-name="ce542" office:value-type="float" office:value="26" calcext:value-type="float">
            <text:p>26</text:p>
          </table:table-cell>
          <table:table-cell table:style-name="ce542" office:value-type="float" office:value="27" calcext:value-type="float">
            <text:p>27</text:p>
          </table:table-cell>
          <table:table-cell table:style-name="ce542" office:value-type="float" office:value="28" calcext:value-type="float">
            <text:p>28</text:p>
          </table:table-cell>
          <table:table-cell table:style-name="ce542" office:value-type="float" office:value="29" calcext:value-type="float">
            <text:p>29</text:p>
          </table:table-cell>
          <table:table-cell table:style-name="ce542" office:value-type="float" office:value="30" calcext:value-type="float">
            <text:p>30</text:p>
          </table:table-cell>
          <table:table-cell table:style-name="ce578" office:value-type="float" office:value="31" calcext:value-type="float">
            <text:p>31</text:p>
          </table:table-cell>
          <table:table-cell table:style-name="ce529" office:value-type="string" calcext:value-type="string">
            <text:p>HVL</text:p>
          </table:table-cell>
          <table:table-cell table:style-name="ce542" office:value-type="float" office:value="23" calcext:value-type="float">
            <text:p>23</text:p>
          </table:table-cell>
          <table:table-cell table:style-name="ce542" office:value-type="float" office:value="24" calcext:value-type="float">
            <text:p>24</text:p>
          </table:table-cell>
          <table:table-cell table:style-name="ce542" office:value-type="float" office:value="25" calcext:value-type="float">
            <text:p>25</text:p>
          </table:table-cell>
          <table:table-cell table:style-name="ce542" office:value-type="float" office:value="26" calcext:value-type="float">
            <text:p>26</text:p>
          </table:table-cell>
          <table:table-cell table:style-name="ce542" office:value-type="float" office:value="27" calcext:value-type="float">
            <text:p>27</text:p>
          </table:table-cell>
          <table:table-cell table:style-name="ce542" office:value-type="float" office:value="28" calcext:value-type="float">
            <text:p>28</text:p>
          </table:table-cell>
          <table:table-cell table:style-name="ce542" office:value-type="float" office:value="29" calcext:value-type="float">
            <text:p>29</text:p>
          </table:table-cell>
          <table:table-cell table:style-name="ce542" office:value-type="float" office:value="30" calcext:value-type="float">
            <text:p>30</text:p>
          </table:table-cell>
          <table:table-cell table:style-name="ce578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29" office:value-type="float" office:value="0.23" calcext:value-type="float">
            <text:p>0.23</text:p>
          </table:table-cell>
          <table:table-cell table:style-name="ce542" office:value-type="float" office:value="116" calcext:value-type="float">
            <text:p>116</text:p>
          </table:table-cell>
          <table:table-cell table:style-name="ce542" table:number-columns-repeated="7"/>
          <table:table-cell table:style-name="ce578"/>
          <table:table-cell table:style-name="ce529" office:value-type="float" office:value="0.23" calcext:value-type="float">
            <text:p>0.23</text:p>
          </table:table-cell>
          <table:table-cell table:style-name="ce542" table:number-columns-repeated="8"/>
          <table:table-cell table:style-name="ce578"/>
          <table:table-cell table:style-name="ce529" office:value-type="float" office:value="0.23" calcext:value-type="float">
            <text:p>0.23</text:p>
          </table:table-cell>
          <table:table-cell table:style-name="ce542" table:number-columns-repeated="8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24" calcext:value-type="float">
            <text:p>0.24</text:p>
          </table:table-cell>
          <table:table-cell table:style-name="ce542" office:value-type="float" office:value="121" calcext:value-type="float">
            <text:p>121</text:p>
          </table:table-cell>
          <table:table-cell table:style-name="ce542" office:value-type="float" office:value="124" calcext:value-type="float">
            <text:p>124</text:p>
          </table:table-cell>
          <table:table-cell table:style-name="ce542" table:number-columns-repeated="6"/>
          <table:table-cell table:style-name="ce578"/>
          <table:table-cell table:style-name="ce529" office:value-type="float" office:value="0.24" calcext:value-type="float">
            <text:p>0.24</text:p>
          </table:table-cell>
          <table:table-cell table:style-name="ce542" table:number-columns-repeated="8"/>
          <table:table-cell table:style-name="ce578"/>
          <table:table-cell table:style-name="ce529" office:value-type="float" office:value="0.24" calcext:value-type="float">
            <text:p>0.24</text:p>
          </table:table-cell>
          <table:table-cell table:style-name="ce542" table:number-columns-repeated="8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25" calcext:value-type="float">
            <text:p>0.25</text:p>
          </table:table-cell>
          <table:table-cell table:style-name="ce542" office:value-type="float" office:value="126" calcext:value-type="float">
            <text:p>126</text:p>
          </table:table-cell>
          <table:table-cell table:style-name="ce542" office:value-type="float" office:value="129" calcext:value-type="float">
            <text:p>129</text:p>
          </table:table-cell>
          <table:table-cell table:style-name="ce542" office:value-type="float" office:value="131" calcext:value-type="float">
            <text:p>131</text:p>
          </table:table-cell>
          <table:table-cell table:style-name="ce542" table:number-columns-repeated="5"/>
          <table:table-cell table:style-name="ce578"/>
          <table:table-cell table:style-name="ce529" office:value-type="float" office:value="0.25" calcext:value-type="float">
            <text:p>0.25</text:p>
          </table:table-cell>
          <table:table-cell table:style-name="ce542" table:number-columns-repeated="8"/>
          <table:table-cell table:style-name="ce578"/>
          <table:table-cell table:style-name="ce529" office:value-type="float" office:value="0.25" calcext:value-type="float">
            <text:p>0.25</text:p>
          </table:table-cell>
          <table:table-cell table:style-name="ce542" table:number-columns-repeated="8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26" calcext:value-type="float">
            <text:p>0.26</text:p>
          </table:table-cell>
          <table:table-cell table:style-name="ce542" office:value-type="float" office:value="130" calcext:value-type="float">
            <text:p>130</text:p>
          </table:table-cell>
          <table:table-cell table:style-name="ce542" office:value-type="float" office:value="133" calcext:value-type="float">
            <text:p>133</text:p>
          </table:table-cell>
          <table:table-cell table:style-name="ce542" office:value-type="float" office:value="135" calcext:value-type="float">
            <text:p>135</text:p>
          </table:table-cell>
          <table:table-cell table:style-name="ce542" office:value-type="float" office:value="138" calcext:value-type="float">
            <text:p>138</text:p>
          </table:table-cell>
          <table:table-cell table:style-name="ce542" table:number-columns-repeated="4"/>
          <table:table-cell table:style-name="ce578"/>
          <table:table-cell table:style-name="ce529" office:value-type="float" office:value="0.26" calcext:value-type="float">
            <text:p>0.26</text:p>
          </table:table-cell>
          <table:table-cell table:style-name="ce542" table:number-columns-repeated="8"/>
          <table:table-cell table:style-name="ce578"/>
          <table:table-cell table:style-name="ce529" office:value-type="float" office:value="0.26" calcext:value-type="float">
            <text:p>0.26</text:p>
          </table:table-cell>
          <table:table-cell table:style-name="ce542" table:number-columns-repeated="8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27" calcext:value-type="float">
            <text:p>0.27</text:p>
          </table:table-cell>
          <table:table-cell table:style-name="ce542" office:value-type="float" office:value="135" calcext:value-type="float">
            <text:p>135</text:p>
          </table:table-cell>
          <table:table-cell table:style-name="ce542" office:value-type="float" office:value="138" calcext:value-type="float">
            <text:p>138</text:p>
          </table:table-cell>
          <table:table-cell table:style-name="ce542" office:value-type="float" office:value="140" calcext:value-type="float">
            <text:p>140</text:p>
          </table:table-cell>
          <table:table-cell table:style-name="ce542" office:value-type="float" office:value="142" calcext:value-type="float">
            <text:p>142</text:p>
          </table:table-cell>
          <table:table-cell table:style-name="ce542" office:value-type="float" office:value="143" calcext:value-type="float">
            <text:p>143</text:p>
          </table:table-cell>
          <table:table-cell table:style-name="ce542" table:number-columns-repeated="3"/>
          <table:table-cell table:style-name="ce578"/>
          <table:table-cell table:style-name="ce529" office:value-type="float" office:value="0.27" calcext:value-type="float">
            <text:p>0.27</text:p>
          </table:table-cell>
          <table:table-cell table:style-name="ce542" table:number-columns-repeated="8"/>
          <table:table-cell table:style-name="ce578"/>
          <table:table-cell table:style-name="ce529" office:value-type="float" office:value="0.27" calcext:value-type="float">
            <text:p>0.27</text:p>
          </table:table-cell>
          <table:table-cell table:style-name="ce542" table:number-columns-repeated="8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28" calcext:value-type="float">
            <text:p>0.28</text:p>
          </table:table-cell>
          <table:table-cell table:style-name="ce542" office:value-type="float" office:value="140" calcext:value-type="float">
            <text:p>140</text:p>
          </table:table-cell>
          <table:table-cell table:style-name="ce542" office:value-type="float" office:value="142" calcext:value-type="float">
            <text:p>142</text:p>
          </table:table-cell>
          <table:table-cell table:style-name="ce542" office:value-type="float" office:value="144" calcext:value-type="float">
            <text:p>144</text:p>
          </table:table-cell>
          <table:table-cell table:style-name="ce542" office:value-type="float" office:value="146" calcext:value-type="float">
            <text:p>146</text:p>
          </table:table-cell>
          <table:table-cell table:style-name="ce542" office:value-type="float" office:value="147" calcext:value-type="float">
            <text:p>147</text:p>
          </table:table-cell>
          <table:table-cell table:style-name="ce542" office:value-type="float" office:value="149" calcext:value-type="float">
            <text:p>149</text:p>
          </table:table-cell>
          <table:table-cell table:style-name="ce542" table:number-columns-repeated="2"/>
          <table:table-cell table:style-name="ce578"/>
          <table:table-cell table:style-name="ce529" office:value-type="float" office:value="0.28" calcext:value-type="float">
            <text:p>0.28</text:p>
          </table:table-cell>
          <table:table-cell table:style-name="ce542" table:number-columns-repeated="2"/>
          <table:table-cell table:style-name="ce542" office:value-type="float" office:value="149" calcext:value-type="float">
            <text:p>149</text:p>
          </table:table-cell>
          <table:table-cell table:style-name="ce542" office:value-type="float" office:value="151" calcext:value-type="float">
            <text:p>151</text:p>
          </table:table-cell>
          <table:table-cell table:style-name="ce542" office:value-type="float" office:value="154" calcext:value-type="float">
            <text:p>154</text:p>
          </table:table-cell>
          <table:table-cell table:style-name="ce542" table:number-columns-repeated="3"/>
          <table:table-cell table:style-name="ce578"/>
          <table:table-cell table:style-name="ce529" office:value-type="float" office:value="0.28" calcext:value-type="float">
            <text:p>0.28</text:p>
          </table:table-cell>
          <table:table-cell table:style-name="ce542" table:number-columns-repeated="2"/>
          <table:table-cell table:style-name="ce542" office:value-type="float" office:value="150" calcext:value-type="float">
            <text:p>150</text:p>
          </table:table-cell>
          <table:table-cell table:style-name="ce542" office:value-type="float" office:value="155" calcext:value-type="float">
            <text:p>155</text:p>
          </table:table-cell>
          <table:table-cell table:style-name="ce542" office:value-type="float" office:value="159" calcext:value-type="float">
            <text:p>159</text:p>
          </table:table-cell>
          <table:table-cell table:style-name="ce542" table:number-columns-repeated="3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29" calcext:value-type="float">
            <text:p>0.29</text:p>
          </table:table-cell>
          <table:table-cell table:style-name="ce542" office:value-type="float" office:value="144" calcext:value-type="float">
            <text:p>144</text:p>
          </table:table-cell>
          <table:table-cell table:style-name="ce542" office:value-type="float" office:value="146" calcext:value-type="float">
            <text:p>146</text:p>
          </table:table-cell>
          <table:table-cell table:style-name="ce542" office:value-type="float" office:value="148" calcext:value-type="float">
            <text:p>148</text:p>
          </table:table-cell>
          <table:table-cell table:style-name="ce542" office:value-type="float" office:value="150" calcext:value-type="float">
            <text:p>150</text:p>
          </table:table-cell>
          <table:table-cell table:style-name="ce542" office:value-type="float" office:value="151" calcext:value-type="float">
            <text:p>151</text:p>
          </table:table-cell>
          <table:table-cell table:style-name="ce542" office:value-type="float" office:value="153" calcext:value-type="float">
            <text:p>153</text:p>
          </table:table-cell>
          <table:table-cell table:style-name="ce542" office:value-type="float" office:value="154" calcext:value-type="float">
            <text:p>154</text:p>
          </table:table-cell>
          <table:table-cell table:style-name="ce542"/>
          <table:table-cell table:style-name="ce578"/>
          <table:table-cell table:style-name="ce529" office:value-type="float" office:value="0.29" calcext:value-type="float">
            <text:p>0.29</text:p>
          </table:table-cell>
          <table:table-cell table:style-name="ce542" table:number-columns-repeated="2"/>
          <table:table-cell table:style-name="ce542" office:value-type="float" office:value="154" calcext:value-type="float">
            <text:p>154</text:p>
          </table:table-cell>
          <table:table-cell table:style-name="ce542" office:value-type="float" office:value="156" calcext:value-type="float">
            <text:p>156</text:p>
          </table:table-cell>
          <table:table-cell table:style-name="ce542" office:value-type="float" office:value="158" calcext:value-type="float">
            <text:p>158</text:p>
          </table:table-cell>
          <table:table-cell table:style-name="ce542" office:value-type="float" office:value="159" calcext:value-type="float">
            <text:p>159</text:p>
          </table:table-cell>
          <table:table-cell table:style-name="ce542" table:number-columns-repeated="2"/>
          <table:table-cell table:style-name="ce578"/>
          <table:table-cell table:style-name="ce529" office:value-type="float" office:value="0.29" calcext:value-type="float">
            <text:p>0.29</text:p>
          </table:table-cell>
          <table:table-cell table:style-name="ce542" table:number-columns-repeated="2"/>
          <table:table-cell table:style-name="ce542" office:value-type="float" office:value="155" calcext:value-type="float">
            <text:p>155</text:p>
          </table:table-cell>
          <table:table-cell table:style-name="ce542" office:value-type="float" office:value="160" calcext:value-type="float">
            <text:p>160</text:p>
          </table:table-cell>
          <table:table-cell table:style-name="ce542" office:value-type="float" office:value="164" calcext:value-type="float">
            <text:p>164</text:p>
          </table:table-cell>
          <table:table-cell table:style-name="ce542" office:value-type="float" office:value="168" calcext:value-type="float">
            <text:p>168</text:p>
          </table:table-cell>
          <table:table-cell table:style-name="ce542" table:number-columns-repeated="2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3" calcext:value-type="float">
            <text:p>0.3</text:p>
          </table:table-cell>
          <table:table-cell table:style-name="ce542" office:value-type="float" office:value="149" calcext:value-type="float">
            <text:p>149</text:p>
          </table:table-cell>
          <table:table-cell table:style-name="ce542" office:value-type="float" office:value="151" calcext:value-type="float">
            <text:p>151</text:p>
          </table:table-cell>
          <table:table-cell table:style-name="ce542" office:value-type="float" office:value="153" calcext:value-type="float">
            <text:p>153</text:p>
          </table:table-cell>
          <table:table-cell table:style-name="ce542" office:value-type="float" office:value="155" calcext:value-type="float">
            <text:p>155</text:p>
          </table:table-cell>
          <table:table-cell table:style-name="ce542" office:value-type="float" office:value="156" calcext:value-type="float">
            <text:p>156</text:p>
          </table:table-cell>
          <table:table-cell table:style-name="ce542" office:value-type="float" office:value="157" calcext:value-type="float">
            <text:p>157</text:p>
          </table:table-cell>
          <table:table-cell table:style-name="ce542" office:value-type="float" office:value="158" calcext:value-type="float">
            <text:p>158</text:p>
          </table:table-cell>
          <table:table-cell table:style-name="ce542" office:value-type="float" office:value="159" calcext:value-type="float">
            <text:p>159</text:p>
          </table:table-cell>
          <table:table-cell table:style-name="ce578"/>
          <table:table-cell table:style-name="ce529" office:value-type="float" office:value="0.3" calcext:value-type="float">
            <text:p>0.3</text:p>
          </table:table-cell>
          <table:table-cell table:style-name="ce542" table:number-columns-repeated="2"/>
          <table:table-cell table:style-name="ce542" office:value-type="float" office:value="158" calcext:value-type="float">
            <text:p>158</text:p>
          </table:table-cell>
          <table:table-cell table:style-name="ce542" office:value-type="float" office:value="160" calcext:value-type="float">
            <text:p>160</text:p>
          </table:table-cell>
          <table:table-cell table:number-columns-repeated="2" table:style-name="ce542" office:value-type="float" office:value="162" calcext:value-type="float">
            <text:p>162</text:p>
          </table:table-cell>
          <table:table-cell table:style-name="ce542" office:value-type="float" office:value="163" calcext:value-type="float">
            <text:p>163</text:p>
          </table:table-cell>
          <table:table-cell table:style-name="ce542"/>
          <table:table-cell table:style-name="ce578"/>
          <table:table-cell table:style-name="ce529" office:value-type="float" office:value="0.3" calcext:value-type="float">
            <text:p>0.3</text:p>
          </table:table-cell>
          <table:table-cell table:style-name="ce542" table:number-columns-repeated="2"/>
          <table:table-cell table:style-name="ce542" office:value-type="float" office:value="160" calcext:value-type="float">
            <text:p>160</text:p>
          </table:table-cell>
          <table:table-cell table:style-name="ce542" office:value-type="float" office:value="164" calcext:value-type="float">
            <text:p>164</text:p>
          </table:table-cell>
          <table:table-cell table:style-name="ce542" office:value-type="float" office:value="168" calcext:value-type="float">
            <text:p>168</text:p>
          </table:table-cell>
          <table:table-cell table:style-name="ce542" office:value-type="float" office:value="172" calcext:value-type="float">
            <text:p>172</text:p>
          </table:table-cell>
          <table:table-cell table:style-name="ce542" office:value-type="float" office:value="176" calcext:value-type="float">
            <text:p>176</text:p>
          </table:table-cell>
          <table:table-cell table:style-name="ce542"/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31" calcext:value-type="float">
            <text:p>0.31</text:p>
          </table:table-cell>
          <table:table-cell table:style-name="ce542" office:value-type="float" office:value="154" calcext:value-type="float">
            <text:p>154</text:p>
          </table:table-cell>
          <table:table-cell table:style-name="ce542" office:value-type="float" office:value="156" calcext:value-type="float">
            <text:p>156</text:p>
          </table:table-cell>
          <table:table-cell table:style-name="ce542" office:value-type="float" office:value="157" calcext:value-type="float">
            <text:p>157</text:p>
          </table:table-cell>
          <table:table-cell table:style-name="ce542" office:value-type="float" office:value="159" calcext:value-type="float">
            <text:p>159</text:p>
          </table:table-cell>
          <table:table-cell table:style-name="ce542" office:value-type="float" office:value="160" calcext:value-type="float">
            <text:p>160</text:p>
          </table:table-cell>
          <table:table-cell table:style-name="ce542" office:value-type="float" office:value="161" calcext:value-type="float">
            <text:p>161</text:p>
          </table:table-cell>
          <table:table-cell table:style-name="ce542" office:value-type="float" office:value="162" calcext:value-type="float">
            <text:p>162</text:p>
          </table:table-cell>
          <table:table-cell table:style-name="ce542" office:value-type="float" office:value="163" calcext:value-type="float">
            <text:p>163</text:p>
          </table:table-cell>
          <table:table-cell table:style-name="ce578" office:value-type="float" office:value="164" calcext:value-type="float">
            <text:p>164</text:p>
          </table:table-cell>
          <table:table-cell table:style-name="ce529" office:value-type="float" office:value="0.31" calcext:value-type="float">
            <text:p>0.31</text:p>
          </table:table-cell>
          <table:table-cell table:style-name="ce542" table:number-columns-repeated="2"/>
          <table:table-cell table:style-name="ce542" office:value-type="float" office:value="163" calcext:value-type="float">
            <text:p>163</text:p>
          </table:table-cell>
          <table:table-cell table:style-name="ce542" office:value-type="float" office:value="164" calcext:value-type="float">
            <text:p>164</text:p>
          </table:table-cell>
          <table:table-cell table:number-columns-repeated="2" table:style-name="ce542" office:value-type="float" office:value="166" calcext:value-type="float">
            <text:p>166</text:p>
          </table:table-cell>
          <table:table-cell table:number-columns-repeated="2" table:style-name="ce542" office:value-type="float" office:value="167" calcext:value-type="float">
            <text:p>167</text:p>
          </table:table-cell>
          <table:table-cell table:style-name="ce578"/>
          <table:table-cell table:style-name="ce529" office:value-type="float" office:value="0.31" calcext:value-type="float">
            <text:p>0.31</text:p>
          </table:table-cell>
          <table:table-cell table:style-name="ce542" table:number-columns-repeated="2"/>
          <table:table-cell table:style-name="ce542" office:value-type="float" office:value="165" calcext:value-type="float">
            <text:p>165</text:p>
          </table:table-cell>
          <table:table-cell table:style-name="ce542" office:value-type="float" office:value="168" calcext:value-type="float">
            <text:p>168</text:p>
          </table:table-cell>
          <table:table-cell table:style-name="ce542" office:value-type="float" office:value="172" calcext:value-type="float">
            <text:p>172</text:p>
          </table:table-cell>
          <table:table-cell table:style-name="ce542" office:value-type="float" office:value="174" calcext:value-type="float">
            <text:p>174</text:p>
          </table:table-cell>
          <table:table-cell table:style-name="ce542" office:value-type="float" office:value="180" calcext:value-type="float">
            <text:p>180</text:p>
          </table:table-cell>
          <table:table-cell table:style-name="ce542" office:value-type="float" office:value="182" calcext:value-type="float">
            <text:p>182</text:p>
          </table:table-cell>
          <table:table-cell table:style-name="ce578"/>
          <table:table-cell table:number-columns-repeated="994"/>
        </table:table-row>
        <table:table-row table:style-name="ro3">
          <table:table-cell table:style-name="ce529" office:value-type="float" office:value="0.32" calcext:value-type="float">
            <text:p>0.32</text:p>
          </table:table-cell>
          <table:table-cell table:style-name="ce542" office:value-type="float" office:value="158" calcext:value-type="float">
            <text:p>158</text:p>
          </table:table-cell>
          <table:table-cell table:style-name="ce542" office:value-type="float" office:value="160" calcext:value-type="float">
            <text:p>160</text:p>
          </table:table-cell>
          <table:table-cell table:style-name="ce542" office:value-type="float" office:value="162" calcext:value-type="float">
            <text:p>162</text:p>
          </table:table-cell>
          <table:table-cell table:style-name="ce542" office:value-type="float" office:value="163" calcext:value-type="float">
            <text:p>163</text:p>
          </table:table-cell>
          <table:table-cell table:style-name="ce542" office:value-type="float" office:value="164" calcext:value-type="float">
            <text:p>164</text:p>
          </table:table-cell>
          <table:table-cell table:style-name="ce542" office:value-type="float" office:value="166" calcext:value-type="float">
            <text:p>166</text:p>
          </table:table-cell>
          <table:table-cell table:style-name="ce542" office:value-type="float" office:value="167" calcext:value-type="float">
            <text:p>167</text:p>
          </table:table-cell>
          <table:table-cell table:style-name="ce542" office:value-type="float" office:value="168" calcext:value-type="float">
            <text:p>168</text:p>
          </table:table-cell>
          <table:table-cell table:style-name="ce578" office:value-type="float" office:value="168" calcext:value-type="float">
            <text:p>168</text:p>
          </table:table-cell>
          <table:table-cell table:style-name="ce529" office:value-type="float" office:value="0.32" calcext:value-type="float">
            <text:p>0.32</text:p>
          </table:table-cell>
          <table:table-cell table:style-name="ce542" table:number-columns-repeated="2"/>
          <table:table-cell table:style-name="ce542" office:value-type="float" office:value="167" calcext:value-type="float">
            <text:p>167</text:p>
          </table:table-cell>
          <table:table-cell table:style-name="ce542" office:value-type="float" office:value="169" calcext:value-type="float">
            <text:p>169</text:p>
          </table:table-cell>
          <table:table-cell table:number-columns-repeated="3" table:style-name="ce542" office:value-type="float" office:value="171" calcext:value-type="float">
            <text:p>171</text:p>
          </table:table-cell>
          <table:table-cell table:style-name="ce542" office:value-type="float" office:value="172" calcext:value-type="float">
            <text:p>172</text:p>
          </table:table-cell>
          <table:table-cell table:style-name="ce578" office:value-type="float" office:value="172" calcext:value-type="float">
            <text:p>172</text:p>
          </table:table-cell>
          <table:table-cell table:style-name="ce529" office:value-type="float" office:value="0.32" calcext:value-type="float">
            <text:p>0.32</text:p>
          </table:table-cell>
          <table:table-cell table:style-name="ce542" table:number-columns-repeated="2"/>
          <table:table-cell table:style-name="ce542" office:value-type="float" office:value="169" calcext:value-type="float">
            <text:p>169</text:p>
          </table:table-cell>
          <table:table-cell table:style-name="ce542" office:value-type="float" office:value="173" calcext:value-type="float">
            <text:p>173</text:p>
          </table:table-cell>
          <table:table-cell table:style-name="ce542" office:value-type="float" office:value="177" calcext:value-type="float">
            <text:p>177</text:p>
          </table:table-cell>
          <table:table-cell table:style-name="ce542" office:value-type="float" office:value="181" calcext:value-type="float">
            <text:p>181</text:p>
          </table:table-cell>
          <table:table-cell table:style-name="ce542" office:value-type="float" office:value="184" calcext:value-type="float">
            <text:p>184</text:p>
          </table:table-cell>
          <table:table-cell table:style-name="ce542" office:value-type="float" office:value="186" calcext:value-type="float">
            <text:p>186</text:p>
          </table:table-cell>
          <table:table-cell table:style-name="ce578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29" office:value-type="float" office:value="0.33" calcext:value-type="float">
            <text:p>0.33</text:p>
          </table:table-cell>
          <table:table-cell table:style-name="ce542" office:value-type="float" office:value="163" calcext:value-type="float">
            <text:p>163</text:p>
          </table:table-cell>
          <table:table-cell table:style-name="ce542" office:value-type="float" office:value="165" calcext:value-type="float">
            <text:p>165</text:p>
          </table:table-cell>
          <table:table-cell table:style-name="ce542" office:value-type="float" office:value="166" calcext:value-type="float">
            <text:p>166</text:p>
          </table:table-cell>
          <table:table-cell table:style-name="ce542" office:value-type="float" office:value="168" calcext:value-type="float">
            <text:p>168</text:p>
          </table:table-cell>
          <table:table-cell table:style-name="ce542" office:value-type="float" office:value="169" calcext:value-type="float">
            <text:p>169</text:p>
          </table:table-cell>
          <table:table-cell table:style-name="ce542" office:value-type="float" office:value="170" calcext:value-type="float">
            <text:p>170</text:p>
          </table:table-cell>
          <table:table-cell table:style-name="ce542" office:value-type="float" office:value="171" calcext:value-type="float">
            <text:p>171</text:p>
          </table:table-cell>
          <table:table-cell table:style-name="ce542" office:value-type="float" office:value="173" calcext:value-type="float">
            <text:p>173</text:p>
          </table:table-cell>
          <table:table-cell table:style-name="ce578" office:value-type="float" office:value="173" calcext:value-type="float">
            <text:p>173</text:p>
          </table:table-cell>
          <table:table-cell table:style-name="ce529" office:value-type="float" office:value="0.33" calcext:value-type="float">
            <text:p>0.33</text:p>
          </table:table-cell>
          <table:table-cell table:style-name="ce542" table:number-columns-repeated="2"/>
          <table:table-cell table:style-name="ce542" office:value-type="float" office:value="171" calcext:value-type="float">
            <text:p>171</text:p>
          </table:table-cell>
          <table:table-cell table:style-name="ce542" office:value-type="float" office:value="173" calcext:value-type="float">
            <text:p>173</text:p>
          </table:table-cell>
          <table:table-cell table:style-name="ce542" office:value-type="float" office:value="175" calcext:value-type="float">
            <text:p>175</text:p>
          </table:table-cell>
          <table:table-cell table:number-columns-repeated="3" table:style-name="ce542" office:value-type="float" office:value="176" calcext:value-type="float">
            <text:p>176</text:p>
          </table:table-cell>
          <table:table-cell table:style-name="ce578" office:value-type="float" office:value="176" calcext:value-type="float">
            <text:p>176</text:p>
          </table:table-cell>
          <table:table-cell table:style-name="ce529" office:value-type="float" office:value="0.33" calcext:value-type="float">
            <text:p>0.33</text:p>
          </table:table-cell>
          <table:table-cell table:style-name="ce542" table:number-columns-repeated="2"/>
          <table:table-cell table:style-name="ce542" office:value-type="float" office:value="174" calcext:value-type="float">
            <text:p>174</text:p>
          </table:table-cell>
          <table:table-cell table:style-name="ce542" office:value-type="float" office:value="178" calcext:value-type="float">
            <text:p>178</text:p>
          </table:table-cell>
          <table:table-cell table:style-name="ce542" office:value-type="float" office:value="181" calcext:value-type="float">
            <text:p>181</text:p>
          </table:table-cell>
          <table:table-cell table:style-name="ce542" office:value-type="float" office:value="185" calcext:value-type="float">
            <text:p>185</text:p>
          </table:table-cell>
          <table:table-cell table:style-name="ce542" office:value-type="float" office:value="188" calcext:value-type="float">
            <text:p>188</text:p>
          </table:table-cell>
          <table:table-cell table:style-name="ce542" office:value-type="float" office:value="190" calcext:value-type="float">
            <text:p>190</text:p>
          </table:table-cell>
          <table:table-cell table:style-name="ce578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29" office:value-type="float" office:value="0.34" calcext:value-type="float">
            <text:p>0.34</text:p>
          </table:table-cell>
          <table:table-cell table:style-name="ce542" office:value-type="float" office:value="168" calcext:value-type="float">
            <text:p>168</text:p>
          </table:table-cell>
          <table:table-cell table:style-name="ce542" office:value-type="float" office:value="170" calcext:value-type="float">
            <text:p>170</text:p>
          </table:table-cell>
          <table:table-cell table:style-name="ce542" office:value-type="float" office:value="171" calcext:value-type="float">
            <text:p>171</text:p>
          </table:table-cell>
          <table:table-cell table:style-name="ce542" office:value-type="float" office:value="172" calcext:value-type="float">
            <text:p>172</text:p>
          </table:table-cell>
          <table:table-cell table:style-name="ce542" office:value-type="float" office:value="173" calcext:value-type="float">
            <text:p>173</text:p>
          </table:table-cell>
          <table:table-cell table:style-name="ce542" office:value-type="float" office:value="174" calcext:value-type="float">
            <text:p>174</text:p>
          </table:table-cell>
          <table:table-cell table:style-name="ce542" office:value-type="float" office:value="175" calcext:value-type="float">
            <text:p>175</text:p>
          </table:table-cell>
          <table:table-cell table:style-name="ce542" office:value-type="float" office:value="176" calcext:value-type="float">
            <text:p>176</text:p>
          </table:table-cell>
          <table:table-cell table:style-name="ce578" office:value-type="float" office:value="177" calcext:value-type="float">
            <text:p>177</text:p>
          </table:table-cell>
          <table:table-cell table:style-name="ce529" office:value-type="float" office:value="0.34" calcext:value-type="float">
            <text:p>0.34</text:p>
          </table:table-cell>
          <table:table-cell table:style-name="ce542" table:number-columns-repeated="2"/>
          <table:table-cell table:style-name="ce542" office:value-type="float" office:value="176" calcext:value-type="float">
            <text:p>176</text:p>
          </table:table-cell>
          <table:table-cell table:style-name="ce542" office:value-type="float" office:value="178" calcext:value-type="float">
            <text:p>178</text:p>
          </table:table-cell>
          <table:table-cell table:number-columns-repeated="2" table:style-name="ce542" office:value-type="float" office:value="179" calcext:value-type="float">
            <text:p>179</text:p>
          </table:table-cell>
          <table:table-cell table:number-columns-repeated="2" table:style-name="ce542" office:value-type="float" office:value="180" calcext:value-type="float">
            <text:p>180</text:p>
          </table:table-cell>
          <table:table-cell table:style-name="ce578" office:value-type="float" office:value="180" calcext:value-type="float">
            <text:p>180</text:p>
          </table:table-cell>
          <table:table-cell table:style-name="ce529" office:value-type="float" office:value="0.34" calcext:value-type="float">
            <text:p>0.34</text:p>
          </table:table-cell>
          <table:table-cell table:style-name="ce542" table:number-columns-repeated="2"/>
          <table:table-cell table:style-name="ce542" office:value-type="float" office:value="179" calcext:value-type="float">
            <text:p>179</text:p>
          </table:table-cell>
          <table:table-cell table:style-name="ce542" office:value-type="float" office:value="183" calcext:value-type="float">
            <text:p>183</text:p>
          </table:table-cell>
          <table:table-cell table:style-name="ce542" office:value-type="float" office:value="186" calcext:value-type="float">
            <text:p>186</text:p>
          </table:table-cell>
          <table:table-cell table:style-name="ce542" office:value-type="float" office:value="190" calcext:value-type="float">
            <text:p>190</text:p>
          </table:table-cell>
          <table:table-cell table:style-name="ce542" office:value-type="float" office:value="193" calcext:value-type="float">
            <text:p>193</text:p>
          </table:table-cell>
          <table:table-cell table:style-name="ce542" office:value-type="float" office:value="195" calcext:value-type="float">
            <text:p>195</text:p>
          </table:table-cell>
          <table:table-cell table:style-name="ce578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29" office:value-type="float" office:value="0.35" calcext:value-type="float">
            <text:p>0.35</text:p>
          </table:table-cell>
          <table:table-cell table:style-name="ce542"/>
          <table:table-cell table:style-name="ce542" office:value-type="float" office:value="174" calcext:value-type="float">
            <text:p>174</text:p>
          </table:table-cell>
          <table:table-cell table:style-name="ce542" office:value-type="float" office:value="175" calcext:value-type="float">
            <text:p>175</text:p>
          </table:table-cell>
          <table:table-cell table:style-name="ce542" office:value-type="float" office:value="176" calcext:value-type="float">
            <text:p>176</text:p>
          </table:table-cell>
          <table:table-cell table:style-name="ce542" office:value-type="float" office:value="177" calcext:value-type="float">
            <text:p>177</text:p>
          </table:table-cell>
          <table:table-cell table:style-name="ce542" office:value-type="float" office:value="178" calcext:value-type="float">
            <text:p>178</text:p>
          </table:table-cell>
          <table:table-cell table:style-name="ce542" office:value-type="float" office:value="179" calcext:value-type="float">
            <text:p>179</text:p>
          </table:table-cell>
          <table:table-cell table:style-name="ce542" office:value-type="float" office:value="180" calcext:value-type="float">
            <text:p>180</text:p>
          </table:table-cell>
          <table:table-cell table:style-name="ce578" office:value-type="float" office:value="181" calcext:value-type="float">
            <text:p>181</text:p>
          </table:table-cell>
          <table:table-cell table:style-name="ce529" office:value-type="float" office:value="0.35" calcext:value-type="float">
            <text:p>0.35</text:p>
          </table:table-cell>
          <table:table-cell table:style-name="ce542" table:number-columns-repeated="2"/>
          <table:table-cell table:style-name="ce542" office:value-type="float" office:value="180" calcext:value-type="float">
            <text:p>180</text:p>
          </table:table-cell>
          <table:table-cell table:style-name="ce542" office:value-type="float" office:value="181" calcext:value-type="float">
            <text:p>181</text:p>
          </table:table-cell>
          <table:table-cell table:number-columns-repeated="2" table:style-name="ce542" office:value-type="float" office:value="183" calcext:value-type="float">
            <text:p>183</text:p>
          </table:table-cell>
          <table:table-cell table:style-name="ce542" office:value-type="float" office:value="184" calcext:value-type="float">
            <text:p>184</text:p>
          </table:table-cell>
          <table:table-cell table:style-name="ce542" office:value-type="float" office:value="185" calcext:value-type="float">
            <text:p>185</text:p>
          </table:table-cell>
          <table:table-cell table:style-name="ce578" office:value-type="float" office:value="185" calcext:value-type="float">
            <text:p>185</text:p>
          </table:table-cell>
          <table:table-cell table:style-name="ce529" office:value-type="float" office:value="0.35" calcext:value-type="float">
            <text:p>0.35</text:p>
          </table:table-cell>
          <table:table-cell table:style-name="ce542" table:number-columns-repeated="2"/>
          <table:table-cell table:style-name="ce542" office:value-type="float" office:value="184" calcext:value-type="float">
            <text:p>184</text:p>
          </table:table-cell>
          <table:table-cell table:style-name="ce542" office:value-type="float" office:value="187" calcext:value-type="float">
            <text:p>187</text:p>
          </table:table-cell>
          <table:table-cell table:style-name="ce542" office:value-type="float" office:value="190" calcext:value-type="float">
            <text:p>190</text:p>
          </table:table-cell>
          <table:table-cell table:style-name="ce542" office:value-type="float" office:value="194" calcext:value-type="float">
            <text:p>194</text:p>
          </table:table-cell>
          <table:table-cell table:style-name="ce542" office:value-type="float" office:value="197" calcext:value-type="float">
            <text:p>197</text:p>
          </table:table-cell>
          <table:table-cell table:style-name="ce542" office:value-type="float" office:value="199" calcext:value-type="float">
            <text:p>199</text:p>
          </table:table-cell>
          <table:table-cell table:style-name="ce578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29" office:value-type="float" office:value="0.36" calcext:value-type="float">
            <text:p>0.36</text:p>
          </table:table-cell>
          <table:table-cell table:style-name="ce542" table:number-columns-repeated="2"/>
          <table:table-cell table:style-name="ce542" office:value-type="float" office:value="179" calcext:value-type="float">
            <text:p>179</text:p>
          </table:table-cell>
          <table:table-cell table:style-name="ce542" office:value-type="float" office:value="181" calcext:value-type="float">
            <text:p>181</text:p>
          </table:table-cell>
          <table:table-cell table:style-name="ce542" office:value-type="float" office:value="182" calcext:value-type="float">
            <text:p>182</text:p>
          </table:table-cell>
          <table:table-cell table:style-name="ce542" office:value-type="float" office:value="183" calcext:value-type="float">
            <text:p>183</text:p>
          </table:table-cell>
          <table:table-cell table:style-name="ce542" office:value-type="float" office:value="184" calcext:value-type="float">
            <text:p>184</text:p>
          </table:table-cell>
          <table:table-cell table:style-name="ce542" office:value-type="float" office:value="185" calcext:value-type="float">
            <text:p>185</text:p>
          </table:table-cell>
          <table:table-cell table:style-name="ce578" office:value-type="float" office:value="185" calcext:value-type="float">
            <text:p>185</text:p>
          </table:table-cell>
          <table:table-cell table:style-name="ce529" office:value-type="float" office:value="0.36" calcext:value-type="float">
            <text:p>0.36</text:p>
          </table:table-cell>
          <table:table-cell table:style-name="ce542" table:number-columns-repeated="2"/>
          <table:table-cell table:style-name="ce542" office:value-type="float" office:value="185" calcext:value-type="float">
            <text:p>185</text:p>
          </table:table-cell>
          <table:table-cell table:style-name="ce542" office:value-type="float" office:value="186" calcext:value-type="float">
            <text:p>186</text:p>
          </table:table-cell>
          <table:table-cell table:number-columns-repeated="2" table:style-name="ce542" office:value-type="float" office:value="187" calcext:value-type="float">
            <text:p>187</text:p>
          </table:table-cell>
          <table:table-cell table:number-columns-repeated="2" table:style-name="ce542" office:value-type="float" office:value="188" calcext:value-type="float">
            <text:p>188</text:p>
          </table:table-cell>
          <table:table-cell table:style-name="ce578" office:value-type="float" office:value="189" calcext:value-type="float">
            <text:p>189</text:p>
          </table:table-cell>
          <table:table-cell table:style-name="ce529" office:value-type="float" office:value="0.36" calcext:value-type="float">
            <text:p>0.36</text:p>
          </table:table-cell>
          <table:table-cell table:style-name="ce542" table:number-columns-repeated="2"/>
          <table:table-cell table:style-name="ce542" office:value-type="float" office:value="189" calcext:value-type="float">
            <text:p>189</text:p>
          </table:table-cell>
          <table:table-cell table:style-name="ce542" office:value-type="float" office:value="192" calcext:value-type="float">
            <text:p>192</text:p>
          </table:table-cell>
          <table:table-cell table:style-name="ce542" office:value-type="float" office:value="195" calcext:value-type="float">
            <text:p>195</text:p>
          </table:table-cell>
          <table:table-cell table:style-name="ce542" office:value-type="float" office:value="198" calcext:value-type="float">
            <text:p>198</text:p>
          </table:table-cell>
          <table:table-cell table:style-name="ce542" office:value-type="float" office:value="201" calcext:value-type="float">
            <text:p>201</text:p>
          </table:table-cell>
          <table:table-cell table:style-name="ce542" office:value-type="float" office:value="204" calcext:value-type="float">
            <text:p>204</text:p>
          </table:table-cell>
          <table:table-cell table:style-name="ce578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29" office:value-type="float" office:value="0.37" calcext:value-type="float">
            <text:p>0.37</text:p>
          </table:table-cell>
          <table:table-cell table:style-name="ce542" table:number-columns-repeated="3"/>
          <table:table-cell table:style-name="ce542" office:value-type="float" office:value="185" calcext:value-type="float">
            <text:p>185</text:p>
          </table:table-cell>
          <table:table-cell table:style-name="ce542" office:value-type="float" office:value="186" calcext:value-type="float">
            <text:p>186</text:p>
          </table:table-cell>
          <table:table-cell table:style-name="ce542" office:value-type="float" office:value="187" calcext:value-type="float">
            <text:p>187</text:p>
          </table:table-cell>
          <table:table-cell table:style-name="ce542" office:value-type="float" office:value="188" calcext:value-type="float">
            <text:p>188</text:p>
          </table:table-cell>
          <table:table-cell table:style-name="ce542" office:value-type="float" office:value="189" calcext:value-type="float">
            <text:p>189</text:p>
          </table:table-cell>
          <table:table-cell table:style-name="ce578" office:value-type="float" office:value="190" calcext:value-type="float">
            <text:p>190</text:p>
          </table:table-cell>
          <table:table-cell table:style-name="ce529" office:value-type="float" office:value="0.37" calcext:value-type="float">
            <text:p>0.37</text:p>
          </table:table-cell>
          <table:table-cell table:style-name="ce542" table:number-columns-repeated="2"/>
          <table:table-cell table:style-name="ce542" office:value-type="float" office:value="189" calcext:value-type="float">
            <text:p>189</text:p>
          </table:table-cell>
          <table:table-cell table:style-name="ce542" office:value-type="float" office:value="190" calcext:value-type="float">
            <text:p>190</text:p>
          </table:table-cell>
          <table:table-cell table:number-columns-repeated="2" table:style-name="ce542" office:value-type="float" office:value="191" calcext:value-type="float">
            <text:p>191</text:p>
          </table:table-cell>
          <table:table-cell table:style-name="ce542" office:value-type="float" office:value="192" calcext:value-type="float">
            <text:p>192</text:p>
          </table:table-cell>
          <table:table-cell table:style-name="ce542" office:value-type="float" office:value="193" calcext:value-type="float">
            <text:p>193</text:p>
          </table:table-cell>
          <table:table-cell table:style-name="ce578" office:value-type="float" office:value="193" calcext:value-type="float">
            <text:p>193</text:p>
          </table:table-cell>
          <table:table-cell table:style-name="ce529" office:value-type="float" office:value="0.37" calcext:value-type="float">
            <text:p>0.37</text:p>
          </table:table-cell>
          <table:table-cell table:style-name="ce542" table:number-columns-repeated="2"/>
          <table:table-cell table:style-name="ce542" office:value-type="float" office:value="193" calcext:value-type="float">
            <text:p>193</text:p>
          </table:table-cell>
          <table:table-cell table:style-name="ce542" office:value-type="float" office:value="196" calcext:value-type="float">
            <text:p>196</text:p>
          </table:table-cell>
          <table:table-cell table:style-name="ce542" office:value-type="float" office:value="199" calcext:value-type="float">
            <text:p>199</text:p>
          </table:table-cell>
          <table:table-cell table:style-name="ce542" office:value-type="float" office:value="202" calcext:value-type="float">
            <text:p>202</text:p>
          </table:table-cell>
          <table:table-cell table:style-name="ce542" office:value-type="float" office:value="205" calcext:value-type="float">
            <text:p>205</text:p>
          </table:table-cell>
          <table:table-cell table:style-name="ce542" office:value-type="float" office:value="207" calcext:value-type="float">
            <text:p>207</text:p>
          </table:table-cell>
          <table:table-cell table:style-name="ce578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29" office:value-type="float" office:value="0.38" calcext:value-type="float">
            <text:p>0.38</text:p>
          </table:table-cell>
          <table:table-cell table:style-name="ce542" table:number-columns-repeated="4"/>
          <table:table-cell table:style-name="ce542" office:value-type="float" office:value="190" calcext:value-type="float">
            <text:p>190</text:p>
          </table:table-cell>
          <table:table-cell table:style-name="ce542" office:value-type="float" office:value="191" calcext:value-type="float">
            <text:p>191</text:p>
          </table:table-cell>
          <table:table-cell table:style-name="ce542" office:value-type="float" office:value="192" calcext:value-type="float">
            <text:p>192</text:p>
          </table:table-cell>
          <table:table-cell table:style-name="ce542" office:value-type="float" office:value="193" calcext:value-type="float">
            <text:p>193</text:p>
          </table:table-cell>
          <table:table-cell table:style-name="ce578" office:value-type="float" office:value="194" calcext:value-type="float">
            <text:p>194</text:p>
          </table:table-cell>
          <table:table-cell table:style-name="ce529" office:value-type="float" office:value="0.38" calcext:value-type="float">
            <text:p>0.38</text:p>
          </table:table-cell>
          <table:table-cell table:style-name="ce542" table:number-columns-repeated="2"/>
          <table:table-cell table:style-name="ce542" office:value-type="float" office:value="193" calcext:value-type="float">
            <text:p>193</text:p>
          </table:table-cell>
          <table:table-cell table:style-name="ce542" office:value-type="float" office:value="194" calcext:value-type="float">
            <text:p>194</text:p>
          </table:table-cell>
          <table:table-cell table:number-columns-repeated="2" table:style-name="ce542" office:value-type="float" office:value="196" calcext:value-type="float">
            <text:p>196</text:p>
          </table:table-cell>
          <table:table-cell table:number-columns-repeated="2" table:style-name="ce542" office:value-type="float" office:value="197" calcext:value-type="float">
            <text:p>197</text:p>
          </table:table-cell>
          <table:table-cell table:style-name="ce578" office:value-type="float" office:value="197" calcext:value-type="float">
            <text:p>197</text:p>
          </table:table-cell>
          <table:table-cell table:style-name="ce529" office:value-type="float" office:value="0.38" calcext:value-type="float">
            <text:p>0.38</text:p>
          </table:table-cell>
          <table:table-cell table:style-name="ce542" table:number-columns-repeated="2"/>
          <table:table-cell table:style-name="ce542" office:value-type="float" office:value="198" calcext:value-type="float">
            <text:p>198</text:p>
          </table:table-cell>
          <table:table-cell table:style-name="ce542" office:value-type="float" office:value="201" calcext:value-type="float">
            <text:p>201</text:p>
          </table:table-cell>
          <table:table-cell table:style-name="ce542" office:value-type="float" office:value="204" calcext:value-type="float">
            <text:p>204</text:p>
          </table:table-cell>
          <table:table-cell table:style-name="ce542" office:value-type="float" office:value="207" calcext:value-type="float">
            <text:p>207</text:p>
          </table:table-cell>
          <table:table-cell table:style-name="ce542" office:value-type="float" office:value="209" calcext:value-type="float">
            <text:p>209</text:p>
          </table:table-cell>
          <table:table-cell table:style-name="ce542" office:value-type="float" office:value="211" calcext:value-type="float">
            <text:p>211</text:p>
          </table:table-cell>
          <table:table-cell table:style-name="ce578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29" office:value-type="float" office:value="0.39" calcext:value-type="float">
            <text:p>0.39</text:p>
          </table:table-cell>
          <table:table-cell table:style-name="ce542" table:number-columns-repeated="5"/>
          <table:table-cell table:style-name="ce542" office:value-type="float" office:value="196" calcext:value-type="float">
            <text:p>196</text:p>
          </table:table-cell>
          <table:table-cell table:style-name="ce542" office:value-type="float" office:value="197" calcext:value-type="float">
            <text:p>197</text:p>
          </table:table-cell>
          <table:table-cell table:style-name="ce542" office:value-type="float" office:value="198" calcext:value-type="float">
            <text:p>198</text:p>
          </table:table-cell>
          <table:table-cell table:style-name="ce578" office:value-type="float" office:value="198" calcext:value-type="float">
            <text:p>198</text:p>
          </table:table-cell>
          <table:table-cell table:style-name="ce529" office:value-type="float" office:value="0.39" calcext:value-type="float">
            <text:p>0.39</text:p>
          </table:table-cell>
          <table:table-cell table:style-name="ce542" table:number-columns-repeated="2"/>
          <table:table-cell table:style-name="ce542" office:value-type="float" office:value="198" calcext:value-type="float">
            <text:p>198</text:p>
          </table:table-cell>
          <table:table-cell table:style-name="ce542" office:value-type="float" office:value="199" calcext:value-type="float">
            <text:p>199</text:p>
          </table:table-cell>
          <table:table-cell table:number-columns-repeated="2" table:style-name="ce542" office:value-type="float" office:value="200" calcext:value-type="float">
            <text:p>200</text:p>
          </table:table-cell>
          <table:table-cell table:number-columns-repeated="2" table:style-name="ce542" office:value-type="float" office:value="201" calcext:value-type="float">
            <text:p>201</text:p>
          </table:table-cell>
          <table:table-cell table:style-name="ce578" office:value-type="float" office:value="202" calcext:value-type="float">
            <text:p>202</text:p>
          </table:table-cell>
          <table:table-cell table:style-name="ce529" office:value-type="float" office:value="0.39" calcext:value-type="float">
            <text:p>0.39</text:p>
          </table:table-cell>
          <table:table-cell table:style-name="ce542" table:number-columns-repeated="2"/>
          <table:table-cell table:style-name="ce542" office:value-type="float" office:value="203" calcext:value-type="float">
            <text:p>203</text:p>
          </table:table-cell>
          <table:table-cell table:style-name="ce542" office:value-type="float" office:value="206" calcext:value-type="float">
            <text:p>206</text:p>
          </table:table-cell>
          <table:table-cell table:style-name="ce542" office:value-type="float" office:value="208" calcext:value-type="float">
            <text:p>208</text:p>
          </table:table-cell>
          <table:table-cell table:style-name="ce542" office:value-type="float" office:value="211" calcext:value-type="float">
            <text:p>211</text:p>
          </table:table-cell>
          <table:table-cell table:style-name="ce542" office:value-type="float" office:value="214" calcext:value-type="float">
            <text:p>214</text:p>
          </table:table-cell>
          <table:table-cell table:style-name="ce542" office:value-type="float" office:value="216" calcext:value-type="float">
            <text:p>216</text:p>
          </table:table-cell>
          <table:table-cell table:style-name="ce578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29" office:value-type="float" office:value="0.4" calcext:value-type="float">
            <text:p>0.4</text:p>
          </table:table-cell>
          <table:table-cell table:style-name="ce542" table:number-columns-repeated="6"/>
          <table:table-cell table:style-name="ce542" office:value-type="float" office:value="201" calcext:value-type="float">
            <text:p>201</text:p>
          </table:table-cell>
          <table:table-cell table:style-name="ce542" office:value-type="float" office:value="202" calcext:value-type="float">
            <text:p>202</text:p>
          </table:table-cell>
          <table:table-cell table:style-name="ce578" office:value-type="float" office:value="203" calcext:value-type="float">
            <text:p>203</text:p>
          </table:table-cell>
          <table:table-cell table:style-name="ce529" office:value-type="float" office:value="0.4" calcext:value-type="float">
            <text:p>0.4</text:p>
          </table:table-cell>
          <table:table-cell table:style-name="ce542" table:number-columns-repeated="2"/>
          <table:table-cell table:style-name="ce542" office:value-type="float" office:value="202" calcext:value-type="float">
            <text:p>202</text:p>
          </table:table-cell>
          <table:table-cell table:style-name="ce542" office:value-type="float" office:value="203" calcext:value-type="float">
            <text:p>203</text:p>
          </table:table-cell>
          <table:table-cell table:number-columns-repeated="2" table:style-name="ce542" office:value-type="float" office:value="204" calcext:value-type="float">
            <text:p>204</text:p>
          </table:table-cell>
          <table:table-cell table:number-columns-repeated="2" table:style-name="ce542" office:value-type="float" office:value="205" calcext:value-type="float">
            <text:p>205</text:p>
          </table:table-cell>
          <table:table-cell table:style-name="ce578" office:value-type="float" office:value="206" calcext:value-type="float">
            <text:p>206</text:p>
          </table:table-cell>
          <table:table-cell table:style-name="ce529" office:value-type="float" office:value="0.4" calcext:value-type="float">
            <text:p>0.4</text:p>
          </table:table-cell>
          <table:table-cell table:style-name="ce542" table:number-columns-repeated="2"/>
          <table:table-cell table:style-name="ce542" office:value-type="float" office:value="208" calcext:value-type="float">
            <text:p>208</text:p>
          </table:table-cell>
          <table:table-cell table:style-name="ce542" office:value-type="float" office:value="211" calcext:value-type="float">
            <text:p>211</text:p>
          </table:table-cell>
          <table:table-cell table:style-name="ce542" office:value-type="float" office:value="213" calcext:value-type="float">
            <text:p>213</text:p>
          </table:table-cell>
          <table:table-cell table:style-name="ce542" office:value-type="float" office:value="216" calcext:value-type="float">
            <text:p>216</text:p>
          </table:table-cell>
          <table:table-cell table:style-name="ce542" office:value-type="float" office:value="218" calcext:value-type="float">
            <text:p>218</text:p>
          </table:table-cell>
          <table:table-cell table:style-name="ce542" office:value-type="float" office:value="220" calcext:value-type="float">
            <text:p>220</text:p>
          </table:table-cell>
          <table:table-cell table:style-name="ce578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29" office:value-type="float" office:value="0.41" calcext:value-type="float">
            <text:p>0.41</text:p>
          </table:table-cell>
          <table:table-cell table:style-name="ce542" table:number-columns-repeated="7"/>
          <table:table-cell table:style-name="ce542" office:value-type="float" office:value="206" calcext:value-type="float">
            <text:p>206</text:p>
          </table:table-cell>
          <table:table-cell table:style-name="ce578" office:value-type="float" office:value="207" calcext:value-type="float">
            <text:p>207</text:p>
          </table:table-cell>
          <table:table-cell table:style-name="ce529" office:value-type="float" office:value="0.41" calcext:value-type="float">
            <text:p>0.41</text:p>
          </table:table-cell>
          <table:table-cell table:style-name="ce542" table:number-columns-repeated="2"/>
          <table:table-cell table:style-name="ce542" office:value-type="float" office:value="206" calcext:value-type="float">
            <text:p>206</text:p>
          </table:table-cell>
          <table:table-cell table:style-name="ce542" office:value-type="float" office:value="207" calcext:value-type="float">
            <text:p>207</text:p>
          </table:table-cell>
          <table:table-cell table:number-columns-repeated="2" table:style-name="ce542" office:value-type="float" office:value="208" calcext:value-type="float">
            <text:p>208</text:p>
          </table:table-cell>
          <table:table-cell table:number-columns-repeated="2" table:style-name="ce542" office:value-type="float" office:value="209" calcext:value-type="float">
            <text:p>209</text:p>
          </table:table-cell>
          <table:table-cell table:style-name="ce578" office:value-type="float" office:value="210" calcext:value-type="float">
            <text:p>210</text:p>
          </table:table-cell>
          <table:table-cell table:style-name="ce529" office:value-type="float" office:value="0.41" calcext:value-type="float">
            <text:p>0.41</text:p>
          </table:table-cell>
          <table:table-cell table:style-name="ce542" table:number-columns-repeated="2"/>
          <table:table-cell table:style-name="ce542" office:value-type="float" office:value="213" calcext:value-type="float">
            <text:p>213</text:p>
          </table:table-cell>
          <table:table-cell table:style-name="ce542" office:value-type="float" office:value="215" calcext:value-type="float">
            <text:p>215</text:p>
          </table:table-cell>
          <table:table-cell table:style-name="ce542" office:value-type="float" office:value="217" calcext:value-type="float">
            <text:p>217</text:p>
          </table:table-cell>
          <table:table-cell table:style-name="ce542" office:value-type="float" office:value="220" calcext:value-type="float">
            <text:p>220</text:p>
          </table:table-cell>
          <table:table-cell table:style-name="ce542" office:value-type="float" office:value="222" calcext:value-type="float">
            <text:p>222</text:p>
          </table:table-cell>
          <table:table-cell table:style-name="ce542" office:value-type="float" office:value="224" calcext:value-type="float">
            <text:p>224</text:p>
          </table:table-cell>
          <table:table-cell table:style-name="ce578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30" office:value-type="float" office:value="0.42" calcext:value-type="float">
            <text:p>0.42</text:p>
          </table:table-cell>
          <table:table-cell table:style-name="ce543" table:number-columns-repeated="8"/>
          <table:table-cell table:style-name="ce579" office:value-type="float" office:value="211" calcext:value-type="float">
            <text:p>211</text:p>
          </table:table-cell>
          <table:table-cell table:style-name="ce530" office:value-type="float" office:value="0.42" calcext:value-type="float">
            <text:p>0.42</text:p>
          </table:table-cell>
          <table:table-cell table:style-name="ce543" table:number-columns-repeated="2"/>
          <table:table-cell table:number-columns-repeated="2" table:style-name="ce543" office:value-type="float" office:value="211" calcext:value-type="float">
            <text:p>211</text:p>
          </table:table-cell>
          <table:table-cell table:number-columns-repeated="2" table:style-name="ce543" office:value-type="float" office:value="212" calcext:value-type="float">
            <text:p>212</text:p>
          </table:table-cell>
          <table:table-cell table:number-columns-repeated="2" table:style-name="ce543" office:value-type="float" office:value="213" calcext:value-type="float">
            <text:p>213</text:p>
          </table:table-cell>
          <table:table-cell table:style-name="ce579" office:value-type="float" office:value="214" calcext:value-type="float">
            <text:p>214</text:p>
          </table:table-cell>
          <table:table-cell table:style-name="ce530" office:value-type="float" office:value="0.42" calcext:value-type="float">
            <text:p>0.42</text:p>
          </table:table-cell>
          <table:table-cell table:style-name="ce543" table:number-columns-repeated="2"/>
          <table:table-cell table:style-name="ce543" office:value-type="float" office:value="218" calcext:value-type="float">
            <text:p>218</text:p>
          </table:table-cell>
          <table:table-cell table:style-name="ce543" office:value-type="float" office:value="220" calcext:value-type="float">
            <text:p>220</text:p>
          </table:table-cell>
          <table:table-cell table:style-name="ce543" office:value-type="float" office:value="222" calcext:value-type="float">
            <text:p>222</text:p>
          </table:table-cell>
          <table:table-cell table:style-name="ce543" office:value-type="float" office:value="224" calcext:value-type="float">
            <text:p>224</text:p>
          </table:table-cell>
          <table:table-cell table:style-name="ce543" office:value-type="float" office:value="226" calcext:value-type="float">
            <text:p>226</text:p>
          </table:table-cell>
          <table:table-cell table:style-name="ce543" office:value-type="float" office:value="228" calcext:value-type="float">
            <text:p>228</text:p>
          </table:table-cell>
          <table:table-cell table:style-name="ce579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27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27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28"/>
          <table:table-cell table:style-name="ce544" office:value-type="string" calcext:value-type="string" table:number-columns-spanned="11" table:number-rows-spanned="1">
            <text:p>kVp</text:p>
          </table:table-cell>
          <table:covered-table-cell table:number-columns-repeated="10" table:style-name="ce553"/>
          <table:table-cell table:style-name="ce577"/>
          <table:table-cell table:style-name="ce528"/>
          <table:table-cell table:style-name="ce541" office:value-type="string" calcext:value-type="string" table:number-columns-spanned="13" table:number-rows-spanned="1">
            <text:p>kVp</text:p>
          </table:table-cell>
          <table:covered-table-cell table:number-columns-repeated="11" table:style-name="ce553"/>
          <table:covered-table-cell table:style-name="ce577"/>
          <table:table-cell table:number-columns-repeated="997"/>
        </table:table-row>
        <table:table-row table:style-name="ro3">
          <table:table-cell table:style-name="ce529" office:value-type="string" calcext:value-type="string">
            <text:p>HVL</text:p>
          </table:table-cell>
          <table:table-cell table:style-name="ce542" office:value-type="float" office:value="22" calcext:value-type="float">
            <text:p>22</text:p>
          </table:table-cell>
          <table:table-cell table:style-name="ce542" office:value-type="float" office:value="23" calcext:value-type="float">
            <text:p>23</text:p>
          </table:table-cell>
          <table:table-cell table:style-name="ce542" office:value-type="float" office:value="24" calcext:value-type="float">
            <text:p>24</text:p>
          </table:table-cell>
          <table:table-cell table:style-name="ce542" office:value-type="float" office:value="25" calcext:value-type="float">
            <text:p>25</text:p>
          </table:table-cell>
          <table:table-cell table:style-name="ce542" office:value-type="float" office:value="26" calcext:value-type="float">
            <text:p>26</text:p>
          </table:table-cell>
          <table:table-cell table:style-name="ce542" office:value-type="float" office:value="27" calcext:value-type="float">
            <text:p>27</text:p>
          </table:table-cell>
          <table:table-cell table:style-name="ce542" office:value-type="float" office:value="28" calcext:value-type="float">
            <text:p>28</text:p>
          </table:table-cell>
          <table:table-cell table:style-name="ce542" office:value-type="float" office:value="29" calcext:value-type="float">
            <text:p>29</text:p>
          </table:table-cell>
          <table:table-cell table:style-name="ce542" office:value-type="float" office:value="30" calcext:value-type="float">
            <text:p>30</text:p>
          </table:table-cell>
          <table:table-cell table:style-name="ce542" office:value-type="float" office:value="31" calcext:value-type="float">
            <text:p>31</text:p>
          </table:table-cell>
          <table:table-cell table:style-name="ce542" office:value-type="float" office:value="32" calcext:value-type="float">
            <text:p>32</text:p>
          </table:table-cell>
          <table:table-cell table:style-name="ce578" office:value-type="float" office:value="33" calcext:value-type="float">
            <text:p>33</text:p>
          </table:table-cell>
          <table:table-cell table:style-name="ce529" office:value-type="string" calcext:value-type="string">
            <text:p>HVL</text:p>
          </table:table-cell>
          <table:table-cell table:style-name="ce542" office:value-type="float" office:value="27" calcext:value-type="float">
            <text:p>27</text:p>
          </table:table-cell>
          <table:table-cell table:style-name="ce542" office:value-type="float" office:value="28" calcext:value-type="float">
            <text:p>28</text:p>
          </table:table-cell>
          <table:table-cell table:style-name="ce542" office:value-type="float" office:value="29" calcext:value-type="float">
            <text:p>29</text:p>
          </table:table-cell>
          <table:table-cell table:style-name="ce542" office:value-type="float" office:value="30" calcext:value-type="float">
            <text:p>30</text:p>
          </table:table-cell>
          <table:table-cell table:style-name="ce542" office:value-type="float" office:value="31" calcext:value-type="float">
            <text:p>31</text:p>
          </table:table-cell>
          <table:table-cell table:style-name="ce542" office:value-type="float" office:value="32" calcext:value-type="float">
            <text:p>32</text:p>
          </table:table-cell>
          <table:table-cell table:style-name="ce542" office:value-type="float" office:value="33" calcext:value-type="float">
            <text:p>33</text:p>
          </table:table-cell>
          <table:table-cell table:style-name="ce542" office:value-type="float" office:value="34" calcext:value-type="float">
            <text:p>34</text:p>
          </table:table-cell>
          <table:table-cell table:style-name="ce542" office:value-type="float" office:value="35" calcext:value-type="float">
            <text:p>35</text:p>
          </table:table-cell>
          <table:table-cell table:style-name="ce542" office:value-type="float" office:value="36" calcext:value-type="float">
            <text:p>36</text:p>
          </table:table-cell>
          <table:table-cell table:style-name="ce542" office:value-type="float" office:value="37" calcext:value-type="float">
            <text:p>37</text:p>
          </table:table-cell>
          <table:table-cell table:style-name="ce542" office:value-type="float" office:value="38" calcext:value-type="float">
            <text:p>38</text:p>
          </table:table-cell>
          <table:table-cell table:style-name="ce578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29" office:value-type="float" office:value="0.3" calcext:value-type="float">
            <text:p>0.3</text:p>
          </table:table-cell>
          <table:table-cell table:style-name="ce542" office:value-type="float" office:value="152" calcext:value-type="float">
            <text:p>152</text:p>
          </table:table-cell>
          <table:table-cell table:style-name="ce542" office:value-type="float" office:value="157" calcext:value-type="float">
            <text:p>157</text:p>
          </table:table-cell>
          <table:table-cell table:style-name="ce542" office:value-type="float" office:value="163" calcext:value-type="float">
            <text:p>163</text:p>
          </table:table-cell>
          <table:table-cell table:style-name="ce542" office:value-type="float" office:value="166" calcext:value-type="float">
            <text:p>166</text:p>
          </table:table-cell>
          <table:table-cell table:style-name="ce542" office:value-type="float" office:value="170" calcext:value-type="float">
            <text:p>170</text:p>
          </table:table-cell>
          <table:table-cell table:style-name="ce542" office:value-type="float" office:value="173" calcext:value-type="float">
            <text:p>173</text:p>
          </table:table-cell>
          <table:table-cell table:style-name="ce542" office:value-type="float" office:value="175" calcext:value-type="float">
            <text:p>175</text:p>
          </table:table-cell>
          <table:table-cell table:style-name="ce542" office:value-type="float" office:value="177" calcext:value-type="float">
            <text:p>177</text:p>
          </table:table-cell>
          <table:table-cell table:style-name="ce542" office:value-type="float" office:value="179" calcext:value-type="float">
            <text:p>179</text:p>
          </table:table-cell>
          <table:table-cell table:style-name="ce542" office:value-type="float" office:value="182" calcext:value-type="float">
            <text:p>182</text:p>
          </table:table-cell>
          <table:table-cell table:style-name="ce542" office:value-type="float" office:value="184" calcext:value-type="float">
            <text:p>184</text:p>
          </table:table-cell>
          <table:table-cell table:style-name="ce578" office:value-type="float" office:value="187" calcext:value-type="float">
            <text:p>187</text:p>
          </table:table-cell>
          <table:table-cell table:style-name="ce529" office:value-type="float" office:value="0.3" calcext:value-type="float">
            <text:p>0.3</text:p>
          </table:table-cell>
          <table:table-cell table:style-name="ce542" office:value-type="float" office:value="222" calcext:value-type="float">
            <text:p>222</text:p>
          </table:table-cell>
          <table:table-cell table:style-name="ce542" office:value-type="float" office:value="226" calcext:value-type="float">
            <text:p>226</text:p>
          </table:table-cell>
          <table:table-cell table:style-name="ce542" office:value-type="float" office:value="229" calcext:value-type="float">
            <text:p>229</text:p>
          </table:table-cell>
          <table:table-cell table:style-name="ce542" office:value-type="float" office:value="231" calcext:value-type="float">
            <text:p>231</text:p>
          </table:table-cell>
          <table:table-cell table:style-name="ce542" office:value-type="float" office:value="234" calcext:value-type="float">
            <text:p>234</text:p>
          </table:table-cell>
          <table:table-cell table:style-name="ce542" office:value-type="float" office:value="236" calcext:value-type="float">
            <text:p>236</text:p>
          </table:table-cell>
          <table:table-cell table:style-name="ce542" office:value-type="float" office:value="239" calcext:value-type="float">
            <text:p>239</text:p>
          </table:table-cell>
          <table:table-cell table:style-name="ce542" office:value-type="float" office:value="241" calcext:value-type="float">
            <text:p>241</text:p>
          </table:table-cell>
          <table:table-cell table:style-name="ce542" office:value-type="float" office:value="244" calcext:value-type="float">
            <text:p>244</text:p>
          </table:table-cell>
          <table:table-cell table:style-name="ce542" office:value-type="float" office:value="246" calcext:value-type="float">
            <text:p>246</text:p>
          </table:table-cell>
          <table:table-cell table:style-name="ce542" office:value-type="float" office:value="248" calcext:value-type="float">
            <text:p>248</text:p>
          </table:table-cell>
          <table:table-cell table:style-name="ce542" office:value-type="float" office:value="250" calcext:value-type="float">
            <text:p>250</text:p>
          </table:table-cell>
          <table:table-cell table:style-name="ce578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29" office:value-type="float" office:value="0.325" calcext:value-type="float">
            <text:p>0.325</text:p>
          </table:table-cell>
          <table:table-cell table:style-name="ce542" office:value-type="float" office:value="163" calcext:value-type="float">
            <text:p>163</text:p>
          </table:table-cell>
          <table:table-cell table:style-name="ce542" office:value-type="float" office:value="169" calcext:value-type="float">
            <text:p>169</text:p>
          </table:table-cell>
          <table:table-cell table:style-name="ce542" office:value-type="float" office:value="174" calcext:value-type="float">
            <text:p>174</text:p>
          </table:table-cell>
          <table:table-cell table:style-name="ce542" office:value-type="float" office:value="177" calcext:value-type="float">
            <text:p>177</text:p>
          </table:table-cell>
          <table:table-cell table:style-name="ce542" office:value-type="float" office:value="181" calcext:value-type="float">
            <text:p>181</text:p>
          </table:table-cell>
          <table:table-cell table:style-name="ce542" office:value-type="float" office:value="183" calcext:value-type="float">
            <text:p>183</text:p>
          </table:table-cell>
          <table:table-cell table:style-name="ce542" office:value-type="float" office:value="186" calcext:value-type="float">
            <text:p>186</text:p>
          </table:table-cell>
          <table:table-cell table:style-name="ce542" office:value-type="float" office:value="188" calcext:value-type="float">
            <text:p>188</text:p>
          </table:table-cell>
          <table:table-cell table:style-name="ce542" office:value-type="float" office:value="190" calcext:value-type="float">
            <text:p>190</text:p>
          </table:table-cell>
          <table:table-cell table:style-name="ce542" office:value-type="float" office:value="192" calcext:value-type="float">
            <text:p>192</text:p>
          </table:table-cell>
          <table:table-cell table:style-name="ce542" office:value-type="float" office:value="195" calcext:value-type="float">
            <text:p>195</text:p>
          </table:table-cell>
          <table:table-cell table:style-name="ce578" office:value-type="float" office:value="197" calcext:value-type="float">
            <text:p>197</text:p>
          </table:table-cell>
          <table:table-cell table:style-name="ce529" office:value-type="float" office:value="0.325" calcext:value-type="float">
            <text:p>0.325</text:p>
          </table:table-cell>
          <table:table-cell table:style-name="ce542" office:value-type="float" office:value="233" calcext:value-type="float">
            <text:p>233</text:p>
          </table:table-cell>
          <table:table-cell table:style-name="ce542" office:value-type="float" office:value="236" calcext:value-type="float">
            <text:p>236</text:p>
          </table:table-cell>
          <table:table-cell table:style-name="ce542" office:value-type="float" office:value="239" calcext:value-type="float">
            <text:p>239</text:p>
          </table:table-cell>
          <table:table-cell table:style-name="ce542" office:value-type="float" office:value="242" calcext:value-type="float">
            <text:p>242</text:p>
          </table:table-cell>
          <table:table-cell table:style-name="ce542" office:value-type="float" office:value="244" calcext:value-type="float">
            <text:p>244</text:p>
          </table:table-cell>
          <table:table-cell table:style-name="ce542" office:value-type="float" office:value="246" calcext:value-type="float">
            <text:p>246</text:p>
          </table:table-cell>
          <table:table-cell table:style-name="ce542" office:value-type="float" office:value="248" calcext:value-type="float">
            <text:p>248</text:p>
          </table:table-cell>
          <table:table-cell table:style-name="ce542" office:value-type="float" office:value="251" calcext:value-type="float">
            <text:p>251</text:p>
          </table:table-cell>
          <table:table-cell table:style-name="ce542" office:value-type="float" office:value="253" calcext:value-type="float">
            <text:p>253</text:p>
          </table:table-cell>
          <table:table-cell table:style-name="ce542" office:value-type="float" office:value="256" calcext:value-type="float">
            <text:p>256</text:p>
          </table:table-cell>
          <table:table-cell table:style-name="ce542" office:value-type="float" office:value="258" calcext:value-type="float">
            <text:p>258</text:p>
          </table:table-cell>
          <table:table-cell table:style-name="ce542" office:value-type="float" office:value="260" calcext:value-type="float">
            <text:p>260</text:p>
          </table:table-cell>
          <table:table-cell table:style-name="ce578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29" office:value-type="float" office:value="0.35" calcext:value-type="float">
            <text:p>0.35</text:p>
          </table:table-cell>
          <table:table-cell table:style-name="ce542" office:value-type="float" office:value="175" calcext:value-type="float">
            <text:p>175</text:p>
          </table:table-cell>
          <table:table-cell table:style-name="ce542" office:value-type="float" office:value="180" calcext:value-type="float">
            <text:p>180</text:p>
          </table:table-cell>
          <table:table-cell table:style-name="ce542" office:value-type="float" office:value="185" calcext:value-type="float">
            <text:p>185</text:p>
          </table:table-cell>
          <table:table-cell table:style-name="ce542" office:value-type="float" office:value="188" calcext:value-type="float">
            <text:p>188</text:p>
          </table:table-cell>
          <table:table-cell table:style-name="ce542" office:value-type="float" office:value="191" calcext:value-type="float">
            <text:p>191</text:p>
          </table:table-cell>
          <table:table-cell table:style-name="ce542" office:value-type="float" office:value="194" calcext:value-type="float">
            <text:p>194</text:p>
          </table:table-cell>
          <table:table-cell table:style-name="ce542" office:value-type="float" office:value="196" calcext:value-type="float">
            <text:p>196</text:p>
          </table:table-cell>
          <table:table-cell table:style-name="ce542" office:value-type="float" office:value="198" calcext:value-type="float">
            <text:p>198</text:p>
          </table:table-cell>
          <table:table-cell table:style-name="ce542" office:value-type="float" office:value="200" calcext:value-type="float">
            <text:p>200</text:p>
          </table:table-cell>
          <table:table-cell table:style-name="ce542" office:value-type="float" office:value="202" calcext:value-type="float">
            <text:p>202</text:p>
          </table:table-cell>
          <table:table-cell table:style-name="ce542" office:value-type="float" office:value="205" calcext:value-type="float">
            <text:p>205</text:p>
          </table:table-cell>
          <table:table-cell table:style-name="ce578" office:value-type="float" office:value="207" calcext:value-type="float">
            <text:p>207</text:p>
          </table:table-cell>
          <table:table-cell table:style-name="ce529" office:value-type="float" office:value="0.35" calcext:value-type="float">
            <text:p>0.35</text:p>
          </table:table-cell>
          <table:table-cell table:style-name="ce542" office:value-type="float" office:value="244" calcext:value-type="float">
            <text:p>244</text:p>
          </table:table-cell>
          <table:table-cell table:style-name="ce542" office:value-type="float" office:value="247" calcext:value-type="float">
            <text:p>247</text:p>
          </table:table-cell>
          <table:table-cell table:style-name="ce542" office:value-type="float" office:value="249" calcext:value-type="float">
            <text:p>249</text:p>
          </table:table-cell>
          <table:table-cell table:style-name="ce542" office:value-type="float" office:value="252" calcext:value-type="float">
            <text:p>252</text:p>
          </table:table-cell>
          <table:table-cell table:style-name="ce542" office:value-type="float" office:value="254" calcext:value-type="float">
            <text:p>254</text:p>
          </table:table-cell>
          <table:table-cell table:style-name="ce542" office:value-type="float" office:value="256" calcext:value-type="float">
            <text:p>256</text:p>
          </table:table-cell>
          <table:table-cell table:style-name="ce542" office:value-type="float" office:value="258" calcext:value-type="float">
            <text:p>258</text:p>
          </table:table-cell>
          <table:table-cell table:style-name="ce542" office:value-type="float" office:value="260" calcext:value-type="float">
            <text:p>260</text:p>
          </table:table-cell>
          <table:table-cell table:style-name="ce542" office:value-type="float" office:value="263" calcext:value-type="float">
            <text:p>263</text:p>
          </table:table-cell>
          <table:table-cell table:style-name="ce542" office:value-type="float" office:value="265" calcext:value-type="float">
            <text:p>265</text:p>
          </table:table-cell>
          <table:table-cell table:style-name="ce542" office:value-type="float" office:value="267" calcext:value-type="float">
            <text:p>267</text:p>
          </table:table-cell>
          <table:table-cell table:style-name="ce542" office:value-type="float" office:value="269" calcext:value-type="float">
            <text:p>269</text:p>
          </table:table-cell>
          <table:table-cell table:style-name="ce578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29" office:value-type="float" office:value="0.375" calcext:value-type="float">
            <text:p>0.375</text:p>
          </table:table-cell>
          <table:table-cell table:style-name="ce542" office:value-type="float" office:value="186" calcext:value-type="float">
            <text:p>186</text:p>
          </table:table-cell>
          <table:table-cell table:style-name="ce542" office:value-type="float" office:value="191" calcext:value-type="float">
            <text:p>191</text:p>
          </table:table-cell>
          <table:table-cell table:style-name="ce542" office:value-type="float" office:value="196" calcext:value-type="float">
            <text:p>196</text:p>
          </table:table-cell>
          <table:table-cell table:style-name="ce542" office:value-type="float" office:value="199" calcext:value-type="float">
            <text:p>199</text:p>
          </table:table-cell>
          <table:table-cell table:style-name="ce542" office:value-type="float" office:value="202" calcext:value-type="float">
            <text:p>202</text:p>
          </table:table-cell>
          <table:table-cell table:style-name="ce542" office:value-type="float" office:value="205" calcext:value-type="float">
            <text:p>205</text:p>
          </table:table-cell>
          <table:table-cell table:style-name="ce542" office:value-type="float" office:value="207" calcext:value-type="float">
            <text:p>207</text:p>
          </table:table-cell>
          <table:table-cell table:style-name="ce542" office:value-type="float" office:value="209" calcext:value-type="float">
            <text:p>209</text:p>
          </table:table-cell>
          <table:table-cell table:style-name="ce542" office:value-type="float" office:value="211" calcext:value-type="float">
            <text:p>211</text:p>
          </table:table-cell>
          <table:table-cell table:style-name="ce542" office:value-type="float" office:value="213" calcext:value-type="float">
            <text:p>213</text:p>
          </table:table-cell>
          <table:table-cell table:style-name="ce542" office:value-type="float" office:value="215" calcext:value-type="float">
            <text:p>215</text:p>
          </table:table-cell>
          <table:table-cell table:style-name="ce578" office:value-type="float" office:value="218" calcext:value-type="float">
            <text:p>218</text:p>
          </table:table-cell>
          <table:table-cell table:style-name="ce529" office:value-type="float" office:value="0.375" calcext:value-type="float">
            <text:p>0.375</text:p>
          </table:table-cell>
          <table:table-cell table:style-name="ce542" office:value-type="float" office:value="254" calcext:value-type="float">
            <text:p>254</text:p>
          </table:table-cell>
          <table:table-cell table:style-name="ce542" office:value-type="float" office:value="257" calcext:value-type="float">
            <text:p>257</text:p>
          </table:table-cell>
          <table:table-cell table:style-name="ce542" office:value-type="float" office:value="260" calcext:value-type="float">
            <text:p>260</text:p>
          </table:table-cell>
          <table:table-cell table:style-name="ce542" office:value-type="float" office:value="262" calcext:value-type="float">
            <text:p>262</text:p>
          </table:table-cell>
          <table:table-cell table:style-name="ce542" office:value-type="float" office:value="264" calcext:value-type="float">
            <text:p>264</text:p>
          </table:table-cell>
          <table:table-cell table:style-name="ce542" office:value-type="float" office:value="266" calcext:value-type="float">
            <text:p>266</text:p>
          </table:table-cell>
          <table:table-cell table:style-name="ce542" office:value-type="float" office:value="268" calcext:value-type="float">
            <text:p>268</text:p>
          </table:table-cell>
          <table:table-cell table:style-name="ce542" office:value-type="float" office:value="270" calcext:value-type="float">
            <text:p>270</text:p>
          </table:table-cell>
          <table:table-cell table:style-name="ce542" office:value-type="float" office:value="273" calcext:value-type="float">
            <text:p>273</text:p>
          </table:table-cell>
          <table:table-cell table:style-name="ce542" office:value-type="float" office:value="275" calcext:value-type="float">
            <text:p>275</text:p>
          </table:table-cell>
          <table:table-cell table:style-name="ce542" office:value-type="float" office:value="277" calcext:value-type="float">
            <text:p>277</text:p>
          </table:table-cell>
          <table:table-cell table:style-name="ce542" office:value-type="float" office:value="279" calcext:value-type="float">
            <text:p>279</text:p>
          </table:table-cell>
          <table:table-cell table:style-name="ce578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29" office:value-type="float" office:value="0.4" calcext:value-type="float">
            <text:p>0.4</text:p>
          </table:table-cell>
          <table:table-cell table:style-name="ce542" office:value-type="float" office:value="198" calcext:value-type="float">
            <text:p>198</text:p>
          </table:table-cell>
          <table:table-cell table:style-name="ce542" office:value-type="float" office:value="203" calcext:value-type="float">
            <text:p>203</text:p>
          </table:table-cell>
          <table:table-cell table:style-name="ce542" office:value-type="float" office:value="207" calcext:value-type="float">
            <text:p>207</text:p>
          </table:table-cell>
          <table:table-cell table:style-name="ce542" office:value-type="float" office:value="210" calcext:value-type="float">
            <text:p>210</text:p>
          </table:table-cell>
          <table:table-cell table:style-name="ce542" office:value-type="float" office:value="213" calcext:value-type="float">
            <text:p>213</text:p>
          </table:table-cell>
          <table:table-cell table:style-name="ce542" office:value-type="float" office:value="215" calcext:value-type="float">
            <text:p>215</text:p>
          </table:table-cell>
          <table:table-cell table:style-name="ce542" office:value-type="float" office:value="217" calcext:value-type="float">
            <text:p>217</text:p>
          </table:table-cell>
          <table:table-cell table:style-name="ce542" office:value-type="float" office:value="219" calcext:value-type="float">
            <text:p>219</text:p>
          </table:table-cell>
          <table:table-cell table:style-name="ce542" office:value-type="float" office:value="221" calcext:value-type="float">
            <text:p>221</text:p>
          </table:table-cell>
          <table:table-cell table:style-name="ce542" office:value-type="float" office:value="223" calcext:value-type="float">
            <text:p>223</text:p>
          </table:table-cell>
          <table:table-cell table:style-name="ce542" office:value-type="float" office:value="226" calcext:value-type="float">
            <text:p>226</text:p>
          </table:table-cell>
          <table:table-cell table:style-name="ce578" office:value-type="float" office:value="228" calcext:value-type="float">
            <text:p>228</text:p>
          </table:table-cell>
          <table:table-cell table:style-name="ce529" office:value-type="float" office:value="0.4" calcext:value-type="float">
            <text:p>0.4</text:p>
          </table:table-cell>
          <table:table-cell table:style-name="ce542" office:value-type="float" office:value="265" calcext:value-type="float">
            <text:p>265</text:p>
          </table:table-cell>
          <table:table-cell table:style-name="ce542" office:value-type="float" office:value="267" calcext:value-type="float">
            <text:p>267</text:p>
          </table:table-cell>
          <table:table-cell table:style-name="ce542" office:value-type="float" office:value="270" calcext:value-type="float">
            <text:p>270</text:p>
          </table:table-cell>
          <table:table-cell table:style-name="ce542" office:value-type="float" office:value="272" calcext:value-type="float">
            <text:p>272</text:p>
          </table:table-cell>
          <table:table-cell table:style-name="ce542" office:value-type="float" office:value="274" calcext:value-type="float">
            <text:p>274</text:p>
          </table:table-cell>
          <table:table-cell table:style-name="ce542" office:value-type="float" office:value="276" calcext:value-type="float">
            <text:p>276</text:p>
          </table:table-cell>
          <table:table-cell table:style-name="ce542" office:value-type="float" office:value="278" calcext:value-type="float">
            <text:p>278</text:p>
          </table:table-cell>
          <table:table-cell table:style-name="ce542" office:value-type="float" office:value="280" calcext:value-type="float">
            <text:p>280</text:p>
          </table:table-cell>
          <table:table-cell table:style-name="ce542" office:value-type="float" office:value="282" calcext:value-type="float">
            <text:p>282</text:p>
          </table:table-cell>
          <table:table-cell table:style-name="ce542" office:value-type="float" office:value="284" calcext:value-type="float">
            <text:p>284</text:p>
          </table:table-cell>
          <table:table-cell table:style-name="ce542" office:value-type="float" office:value="286" calcext:value-type="float">
            <text:p>286</text:p>
          </table:table-cell>
          <table:table-cell table:style-name="ce542" office:value-type="float" office:value="288" calcext:value-type="float">
            <text:p>288</text:p>
          </table:table-cell>
          <table:table-cell table:style-name="ce578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29" office:value-type="float" office:value="0.425" calcext:value-type="float">
            <text:p>0.425</text:p>
          </table:table-cell>
          <table:table-cell table:style-name="ce542" office:value-type="float" office:value="209" calcext:value-type="float">
            <text:p>209</text:p>
          </table:table-cell>
          <table:table-cell table:style-name="ce542" office:value-type="float" office:value="214" calcext:value-type="float">
            <text:p>214</text:p>
          </table:table-cell>
          <table:table-cell table:style-name="ce542" office:value-type="float" office:value="218" calcext:value-type="float">
            <text:p>218</text:p>
          </table:table-cell>
          <table:table-cell table:style-name="ce542" office:value-type="float" office:value="221" calcext:value-type="float">
            <text:p>221</text:p>
          </table:table-cell>
          <table:table-cell table:style-name="ce542" office:value-type="float" office:value="224" calcext:value-type="float">
            <text:p>224</text:p>
          </table:table-cell>
          <table:table-cell table:style-name="ce542" office:value-type="float" office:value="226" calcext:value-type="float">
            <text:p>226</text:p>
          </table:table-cell>
          <table:table-cell table:style-name="ce542" office:value-type="float" office:value="228" calcext:value-type="float">
            <text:p>228</text:p>
          </table:table-cell>
          <table:table-cell table:style-name="ce542" office:value-type="float" office:value="230" calcext:value-type="float">
            <text:p>230</text:p>
          </table:table-cell>
          <table:table-cell table:style-name="ce542" office:value-type="float" office:value="232" calcext:value-type="float">
            <text:p>232</text:p>
          </table:table-cell>
          <table:table-cell table:style-name="ce542" office:value-type="float" office:value="234" calcext:value-type="float">
            <text:p>234</text:p>
          </table:table-cell>
          <table:table-cell table:style-name="ce542" office:value-type="float" office:value="236" calcext:value-type="float">
            <text:p>236</text:p>
          </table:table-cell>
          <table:table-cell table:style-name="ce578" office:value-type="float" office:value="238" calcext:value-type="float">
            <text:p>238</text:p>
          </table:table-cell>
          <table:table-cell table:style-name="ce529" office:value-type="float" office:value="0.425" calcext:value-type="float">
            <text:p>0.425</text:p>
          </table:table-cell>
          <table:table-cell table:style-name="ce542" office:value-type="float" office:value="275" calcext:value-type="float">
            <text:p>275</text:p>
          </table:table-cell>
          <table:table-cell table:style-name="ce542" office:value-type="float" office:value="278" calcext:value-type="float">
            <text:p>278</text:p>
          </table:table-cell>
          <table:table-cell table:style-name="ce542" office:value-type="float" office:value="280" calcext:value-type="float">
            <text:p>280</text:p>
          </table:table-cell>
          <table:table-cell table:style-name="ce542" office:value-type="float" office:value="282" calcext:value-type="float">
            <text:p>282</text:p>
          </table:table-cell>
          <table:table-cell table:style-name="ce542" office:value-type="float" office:value="284" calcext:value-type="float">
            <text:p>284</text:p>
          </table:table-cell>
          <table:table-cell table:style-name="ce542" office:value-type="float" office:value="286" calcext:value-type="float">
            <text:p>286</text:p>
          </table:table-cell>
          <table:table-cell table:style-name="ce542" office:value-type="float" office:value="288" calcext:value-type="float">
            <text:p>288</text:p>
          </table:table-cell>
          <table:table-cell table:style-name="ce542" office:value-type="float" office:value="290" calcext:value-type="float">
            <text:p>290</text:p>
          </table:table-cell>
          <table:table-cell table:style-name="ce542" office:value-type="float" office:value="292" calcext:value-type="float">
            <text:p>292</text:p>
          </table:table-cell>
          <table:table-cell table:style-name="ce542" office:value-type="float" office:value="294" calcext:value-type="float">
            <text:p>294</text:p>
          </table:table-cell>
          <table:table-cell table:style-name="ce542" office:value-type="float" office:value="296" calcext:value-type="float">
            <text:p>296</text:p>
          </table:table-cell>
          <table:table-cell table:style-name="ce542" office:value-type="float" office:value="298" calcext:value-type="float">
            <text:p>298</text:p>
          </table:table-cell>
          <table:table-cell table:style-name="ce578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29" office:value-type="float" office:value="0.45" calcext:value-type="float">
            <text:p>0.45</text:p>
          </table:table-cell>
          <table:table-cell table:style-name="ce542" office:value-type="float" office:value="221" calcext:value-type="float">
            <text:p>221</text:p>
          </table:table-cell>
          <table:table-cell table:style-name="ce542" office:value-type="float" office:value="226" calcext:value-type="float">
            <text:p>226</text:p>
          </table:table-cell>
          <table:table-cell table:style-name="ce542" office:value-type="float" office:value="230" calcext:value-type="float">
            <text:p>230</text:p>
          </table:table-cell>
          <table:table-cell table:style-name="ce542" office:value-type="float" office:value="232" calcext:value-type="float">
            <text:p>232</text:p>
          </table:table-cell>
          <table:table-cell table:style-name="ce542" office:value-type="float" office:value="235" calcext:value-type="float">
            <text:p>235</text:p>
          </table:table-cell>
          <table:table-cell table:style-name="ce542" office:value-type="float" office:value="237" calcext:value-type="float">
            <text:p>237</text:p>
          </table:table-cell>
          <table:table-cell table:style-name="ce542" office:value-type="float" office:value="238" calcext:value-type="float">
            <text:p>238</text:p>
          </table:table-cell>
          <table:table-cell table:style-name="ce542" office:value-type="float" office:value="240" calcext:value-type="float">
            <text:p>240</text:p>
          </table:table-cell>
          <table:table-cell table:style-name="ce542" office:value-type="float" office:value="242" calcext:value-type="float">
            <text:p>242</text:p>
          </table:table-cell>
          <table:table-cell table:style-name="ce542" office:value-type="float" office:value="244" calcext:value-type="float">
            <text:p>244</text:p>
          </table:table-cell>
          <table:table-cell table:style-name="ce542" office:value-type="float" office:value="246" calcext:value-type="float">
            <text:p>246</text:p>
          </table:table-cell>
          <table:table-cell table:style-name="ce578" office:value-type="float" office:value="248" calcext:value-type="float">
            <text:p>248</text:p>
          </table:table-cell>
          <table:table-cell table:style-name="ce529" office:value-type="float" office:value="0.45" calcext:value-type="float">
            <text:p>0.45</text:p>
          </table:table-cell>
          <table:table-cell table:style-name="ce542" office:value-type="float" office:value="286" calcext:value-type="float">
            <text:p>286</text:p>
          </table:table-cell>
          <table:table-cell table:style-name="ce542" office:value-type="float" office:value="288" calcext:value-type="float">
            <text:p>288</text:p>
          </table:table-cell>
          <table:table-cell table:style-name="ce542" office:value-type="float" office:value="290" calcext:value-type="float">
            <text:p>290</text:p>
          </table:table-cell>
          <table:table-cell table:style-name="ce542" office:value-type="float" office:value="292" calcext:value-type="float">
            <text:p>292</text:p>
          </table:table-cell>
          <table:table-cell table:style-name="ce542" office:value-type="float" office:value="294" calcext:value-type="float">
            <text:p>294</text:p>
          </table:table-cell>
          <table:table-cell table:style-name="ce542" office:value-type="float" office:value="296" calcext:value-type="float">
            <text:p>296</text:p>
          </table:table-cell>
          <table:table-cell table:style-name="ce542" office:value-type="float" office:value="298" calcext:value-type="float">
            <text:p>298</text:p>
          </table:table-cell>
          <table:table-cell table:style-name="ce542" office:value-type="float" office:value="299" calcext:value-type="float">
            <text:p>299</text:p>
          </table:table-cell>
          <table:table-cell table:style-name="ce542" office:value-type="float" office:value="301" calcext:value-type="float">
            <text:p>301</text:p>
          </table:table-cell>
          <table:table-cell table:style-name="ce542" office:value-type="float" office:value="303" calcext:value-type="float">
            <text:p>303</text:p>
          </table:table-cell>
          <table:table-cell table:style-name="ce542" office:value-type="float" office:value="305" calcext:value-type="float">
            <text:p>305</text:p>
          </table:table-cell>
          <table:table-cell table:style-name="ce542" office:value-type="float" office:value="307" calcext:value-type="float">
            <text:p>307</text:p>
          </table:table-cell>
          <table:table-cell table:style-name="ce578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29" office:value-type="float" office:value="0.475" calcext:value-type="float">
            <text:p>0.475</text:p>
          </table:table-cell>
          <table:table-cell table:style-name="ce542" office:value-type="float" office:value="233" calcext:value-type="float">
            <text:p>233</text:p>
          </table:table-cell>
          <table:table-cell table:style-name="ce542" office:value-type="float" office:value="237" calcext:value-type="float">
            <text:p>237</text:p>
          </table:table-cell>
          <table:table-cell table:style-name="ce542" office:value-type="float" office:value="241" calcext:value-type="float">
            <text:p>241</text:p>
          </table:table-cell>
          <table:table-cell table:style-name="ce542" office:value-type="float" office:value="243" calcext:value-type="float">
            <text:p>243</text:p>
          </table:table-cell>
          <table:table-cell table:style-name="ce542" office:value-type="float" office:value="245" calcext:value-type="float">
            <text:p>245</text:p>
          </table:table-cell>
          <table:table-cell table:style-name="ce542" office:value-type="float" office:value="247" calcext:value-type="float">
            <text:p>247</text:p>
          </table:table-cell>
          <table:table-cell table:style-name="ce542" office:value-type="float" office:value="249" calcext:value-type="float">
            <text:p>249</text:p>
          </table:table-cell>
          <table:table-cell table:style-name="ce542" office:value-type="float" office:value="251" calcext:value-type="float">
            <text:p>251</text:p>
          </table:table-cell>
          <table:table-cell table:style-name="ce542" office:value-type="float" office:value="253" calcext:value-type="float">
            <text:p>253</text:p>
          </table:table-cell>
          <table:table-cell table:style-name="ce542" office:value-type="float" office:value="254" calcext:value-type="float">
            <text:p>254</text:p>
          </table:table-cell>
          <table:table-cell table:style-name="ce542" office:value-type="float" office:value="256" calcext:value-type="float">
            <text:p>256</text:p>
          </table:table-cell>
          <table:table-cell table:style-name="ce578" office:value-type="float" office:value="258" calcext:value-type="float">
            <text:p>258</text:p>
          </table:table-cell>
          <table:table-cell table:style-name="ce529" office:value-type="float" office:value="0.475" calcext:value-type="float">
            <text:p>0.475</text:p>
          </table:table-cell>
          <table:table-cell table:style-name="ce542" office:value-type="float" office:value="296" calcext:value-type="float">
            <text:p>296</text:p>
          </table:table-cell>
          <table:table-cell table:style-name="ce542" office:value-type="float" office:value="298" calcext:value-type="float">
            <text:p>298</text:p>
          </table:table-cell>
          <table:table-cell table:style-name="ce542" office:value-type="float" office:value="3090" calcext:value-type="float">
            <text:p>3090</text:p>
          </table:table-cell>
          <table:table-cell table:style-name="ce542" office:value-type="float" office:value="302" calcext:value-type="float">
            <text:p>302</text:p>
          </table:table-cell>
          <table:table-cell table:style-name="ce542" office:value-type="float" office:value="304" calcext:value-type="float">
            <text:p>304</text:p>
          </table:table-cell>
          <table:table-cell table:style-name="ce542" office:value-type="float" office:value="305" calcext:value-type="float">
            <text:p>305</text:p>
          </table:table-cell>
          <table:table-cell table:style-name="ce542" office:value-type="float" office:value="307" calcext:value-type="float">
            <text:p>307</text:p>
          </table:table-cell>
          <table:table-cell table:style-name="ce542" office:value-type="float" office:value="309" calcext:value-type="float">
            <text:p>309</text:p>
          </table:table-cell>
          <table:table-cell table:style-name="ce542" office:value-type="float" office:value="311" calcext:value-type="float">
            <text:p>311</text:p>
          </table:table-cell>
          <table:table-cell table:style-name="ce542" office:value-type="float" office:value="313" calcext:value-type="float">
            <text:p>313</text:p>
          </table:table-cell>
          <table:table-cell table:style-name="ce542" office:value-type="float" office:value="315" calcext:value-type="float">
            <text:p>315</text:p>
          </table:table-cell>
          <table:table-cell table:style-name="ce542" office:value-type="float" office:value="317" calcext:value-type="float">
            <text:p>317</text:p>
          </table:table-cell>
          <table:table-cell table:style-name="ce578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29" office:value-type="float" office:value="0.5" calcext:value-type="float">
            <text:p>0.5</text:p>
          </table:table-cell>
          <table:table-cell table:style-name="ce542" office:value-type="float" office:value="244" calcext:value-type="float">
            <text:p>244</text:p>
          </table:table-cell>
          <table:table-cell table:style-name="ce542" office:value-type="float" office:value="248" calcext:value-type="float">
            <text:p>248</text:p>
          </table:table-cell>
          <table:table-cell table:style-name="ce542" office:value-type="float" office:value="252" calcext:value-type="float">
            <text:p>252</text:p>
          </table:table-cell>
          <table:table-cell table:style-name="ce542" office:value-type="float" office:value="254" calcext:value-type="float">
            <text:p>254</text:p>
          </table:table-cell>
          <table:table-cell table:style-name="ce542" office:value-type="float" office:value="256" calcext:value-type="float">
            <text:p>256</text:p>
          </table:table-cell>
          <table:table-cell table:style-name="ce542" office:value-type="float" office:value="258" calcext:value-type="float">
            <text:p>258</text:p>
          </table:table-cell>
          <table:table-cell table:style-name="ce542" office:value-type="float" office:value="260" calcext:value-type="float">
            <text:p>260</text:p>
          </table:table-cell>
          <table:table-cell table:style-name="ce542" office:value-type="float" office:value="261" calcext:value-type="float">
            <text:p>261</text:p>
          </table:table-cell>
          <table:table-cell table:style-name="ce542" office:value-type="float" office:value="263" calcext:value-type="float">
            <text:p>263</text:p>
          </table:table-cell>
          <table:table-cell table:style-name="ce542" office:value-type="float" office:value="265" calcext:value-type="float">
            <text:p>265</text:p>
          </table:table-cell>
          <table:table-cell table:style-name="ce542" office:value-type="float" office:value="267" calcext:value-type="float">
            <text:p>267</text:p>
          </table:table-cell>
          <table:table-cell table:style-name="ce578" office:value-type="float" office:value="269" calcext:value-type="float">
            <text:p>269</text:p>
          </table:table-cell>
          <table:table-cell table:style-name="ce529" office:value-type="float" office:value="0.5" calcext:value-type="float">
            <text:p>0.5</text:p>
          </table:table-cell>
          <table:table-cell table:style-name="ce542" office:value-type="float" office:value="306" calcext:value-type="float">
            <text:p>306</text:p>
          </table:table-cell>
          <table:table-cell table:style-name="ce542" office:value-type="float" office:value="308" calcext:value-type="float">
            <text:p>308</text:p>
          </table:table-cell>
          <table:table-cell table:style-name="ce542" office:value-type="float" office:value="310" calcext:value-type="float">
            <text:p>310</text:p>
          </table:table-cell>
          <table:table-cell table:style-name="ce542" office:value-type="float" office:value="312" calcext:value-type="float">
            <text:p>312</text:p>
          </table:table-cell>
          <table:table-cell table:style-name="ce542" office:value-type="float" office:value="313" calcext:value-type="float">
            <text:p>313</text:p>
          </table:table-cell>
          <table:table-cell table:style-name="ce542" office:value-type="float" office:value="315" calcext:value-type="float">
            <text:p>315</text:p>
          </table:table-cell>
          <table:table-cell table:style-name="ce542" office:value-type="float" office:value="317" calcext:value-type="float">
            <text:p>317</text:p>
          </table:table-cell>
          <table:table-cell table:style-name="ce542" office:value-type="float" office:value="319" calcext:value-type="float">
            <text:p>319</text:p>
          </table:table-cell>
          <table:table-cell table:style-name="ce542" office:value-type="float" office:value="320" calcext:value-type="float">
            <text:p>320</text:p>
          </table:table-cell>
          <table:table-cell table:style-name="ce542" office:value-type="float" office:value="322" calcext:value-type="float">
            <text:p>322</text:p>
          </table:table-cell>
          <table:table-cell table:style-name="ce542" office:value-type="float" office:value="324" calcext:value-type="float">
            <text:p>324</text:p>
          </table:table-cell>
          <table:table-cell table:style-name="ce542" office:value-type="float" office:value="326" calcext:value-type="float">
            <text:p>326</text:p>
          </table:table-cell>
          <table:table-cell table:style-name="ce578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29" office:value-type="float" office:value="0.525" calcext:value-type="float">
            <text:p>0.525</text:p>
          </table:table-cell>
          <table:table-cell table:style-name="ce542" office:value-type="float" office:value="256" calcext:value-type="float">
            <text:p>256</text:p>
          </table:table-cell>
          <table:table-cell table:style-name="ce542" office:value-type="float" office:value="260" calcext:value-type="float">
            <text:p>260</text:p>
          </table:table-cell>
          <table:table-cell table:style-name="ce542" office:value-type="float" office:value="263" calcext:value-type="float">
            <text:p>263</text:p>
          </table:table-cell>
          <table:table-cell table:style-name="ce542" office:value-type="float" office:value="265" calcext:value-type="float">
            <text:p>265</text:p>
          </table:table-cell>
          <table:table-cell table:style-name="ce542" office:value-type="float" office:value="267" calcext:value-type="float">
            <text:p>267</text:p>
          </table:table-cell>
          <table:table-cell table:style-name="ce542" office:value-type="float" office:value="269" calcext:value-type="float">
            <text:p>269</text:p>
          </table:table-cell>
          <table:table-cell table:style-name="ce542" office:value-type="float" office:value="270" calcext:value-type="float">
            <text:p>270</text:p>
          </table:table-cell>
          <table:table-cell table:style-name="ce542" office:value-type="float" office:value="272" calcext:value-type="float">
            <text:p>272</text:p>
          </table:table-cell>
          <table:table-cell table:style-name="ce542" office:value-type="float" office:value="273" calcext:value-type="float">
            <text:p>273</text:p>
          </table:table-cell>
          <table:table-cell table:style-name="ce542" office:value-type="float" office:value="275" calcext:value-type="float">
            <text:p>275</text:p>
          </table:table-cell>
          <table:table-cell table:style-name="ce542" office:value-type="float" office:value="277" calcext:value-type="float">
            <text:p>277</text:p>
          </table:table-cell>
          <table:table-cell table:style-name="ce578" office:value-type="float" office:value="279" calcext:value-type="float">
            <text:p>279</text:p>
          </table:table-cell>
          <table:table-cell table:style-name="ce529" office:value-type="float" office:value="0.525" calcext:value-type="float">
            <text:p>0.525</text:p>
          </table:table-cell>
          <table:table-cell table:style-name="ce542" office:value-type="float" office:value="316" calcext:value-type="float">
            <text:p>316</text:p>
          </table:table-cell>
          <table:table-cell table:style-name="ce542" office:value-type="float" office:value="318" calcext:value-type="float">
            <text:p>318</text:p>
          </table:table-cell>
          <table:table-cell table:style-name="ce542" office:value-type="float" office:value="320" calcext:value-type="float">
            <text:p>320</text:p>
          </table:table-cell>
          <table:table-cell table:style-name="ce542" office:value-type="float" office:value="322" calcext:value-type="float">
            <text:p>322</text:p>
          </table:table-cell>
          <table:table-cell table:style-name="ce542" office:value-type="float" office:value="323" calcext:value-type="float">
            <text:p>323</text:p>
          </table:table-cell>
          <table:table-cell table:style-name="ce542" office:value-type="float" office:value="325" calcext:value-type="float">
            <text:p>325</text:p>
          </table:table-cell>
          <table:table-cell table:style-name="ce542" office:value-type="float" office:value="326" calcext:value-type="float">
            <text:p>326</text:p>
          </table:table-cell>
          <table:table-cell table:style-name="ce542" office:value-type="float" office:value="328" calcext:value-type="float">
            <text:p>328</text:p>
          </table:table-cell>
          <table:table-cell table:style-name="ce542" office:value-type="float" office:value="330" calcext:value-type="float">
            <text:p>330</text:p>
          </table:table-cell>
          <table:table-cell table:style-name="ce542" office:value-type="float" office:value="332" calcext:value-type="float">
            <text:p>332</text:p>
          </table:table-cell>
          <table:table-cell table:style-name="ce542" office:value-type="float" office:value="333" calcext:value-type="float">
            <text:p>333</text:p>
          </table:table-cell>
          <table:table-cell table:style-name="ce542" office:value-type="float" office:value="335" calcext:value-type="float">
            <text:p>335</text:p>
          </table:table-cell>
          <table:table-cell table:style-name="ce578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29" office:value-type="float" office:value="0.55" calcext:value-type="float">
            <text:p>0.55</text:p>
          </table:table-cell>
          <table:table-cell table:style-name="ce542" office:value-type="float" office:value="267" calcext:value-type="float">
            <text:p>267</text:p>
          </table:table-cell>
          <table:table-cell table:style-name="ce542" office:value-type="float" office:value="271" calcext:value-type="float">
            <text:p>271</text:p>
          </table:table-cell>
          <table:table-cell table:style-name="ce542" office:value-type="float" office:value="274" calcext:value-type="float">
            <text:p>274</text:p>
          </table:table-cell>
          <table:table-cell table:style-name="ce542" office:value-type="float" office:value="276" calcext:value-type="float">
            <text:p>276</text:p>
          </table:table-cell>
          <table:table-cell table:style-name="ce542" office:value-type="float" office:value="278" calcext:value-type="float">
            <text:p>278</text:p>
          </table:table-cell>
          <table:table-cell table:style-name="ce542" office:value-type="float" office:value="279" calcext:value-type="float">
            <text:p>279</text:p>
          </table:table-cell>
          <table:table-cell table:style-name="ce542" office:value-type="float" office:value="281" calcext:value-type="float">
            <text:p>281</text:p>
          </table:table-cell>
          <table:table-cell table:style-name="ce542" office:value-type="float" office:value="282" calcext:value-type="float">
            <text:p>282</text:p>
          </table:table-cell>
          <table:table-cell table:style-name="ce542" office:value-type="float" office:value="284" calcext:value-type="float">
            <text:p>284</text:p>
          </table:table-cell>
          <table:table-cell table:style-name="ce542" office:value-type="float" office:value="285" calcext:value-type="float">
            <text:p>285</text:p>
          </table:table-cell>
          <table:table-cell table:style-name="ce542" office:value-type="float" office:value="287" calcext:value-type="float">
            <text:p>287</text:p>
          </table:table-cell>
          <table:table-cell table:style-name="ce578" office:value-type="float" office:value="289" calcext:value-type="float">
            <text:p>289</text:p>
          </table:table-cell>
          <table:table-cell table:style-name="ce529" office:value-type="float" office:value="0.55" calcext:value-type="float">
            <text:p>0.55</text:p>
          </table:table-cell>
          <table:table-cell table:style-name="ce542" office:value-type="float" office:value="326" calcext:value-type="float">
            <text:p>326</text:p>
          </table:table-cell>
          <table:table-cell table:style-name="ce542" office:value-type="float" office:value="328" calcext:value-type="float">
            <text:p>328</text:p>
          </table:table-cell>
          <table:table-cell table:style-name="ce542" office:value-type="float" office:value="330" calcext:value-type="float">
            <text:p>330</text:p>
          </table:table-cell>
          <table:table-cell table:style-name="ce542" office:value-type="float" office:value="331" calcext:value-type="float">
            <text:p>331</text:p>
          </table:table-cell>
          <table:table-cell table:style-name="ce542" office:value-type="float" office:value="333" calcext:value-type="float">
            <text:p>333</text:p>
          </table:table-cell>
          <table:table-cell table:style-name="ce542" office:value-type="float" office:value="334" calcext:value-type="float">
            <text:p>334</text:p>
          </table:table-cell>
          <table:table-cell table:style-name="ce542" office:value-type="float" office:value="336" calcext:value-type="float">
            <text:p>336</text:p>
          </table:table-cell>
          <table:table-cell table:style-name="ce542" office:value-type="float" office:value="338" calcext:value-type="float">
            <text:p>338</text:p>
          </table:table-cell>
          <table:table-cell table:style-name="ce542" office:value-type="float" office:value="339" calcext:value-type="float">
            <text:p>339</text:p>
          </table:table-cell>
          <table:table-cell table:style-name="ce542" office:value-type="float" office:value="341" calcext:value-type="float">
            <text:p>341</text:p>
          </table:table-cell>
          <table:table-cell table:style-name="ce542" office:value-type="float" office:value="343" calcext:value-type="float">
            <text:p>343</text:p>
          </table:table-cell>
          <table:table-cell table:style-name="ce542" office:value-type="float" office:value="344" calcext:value-type="float">
            <text:p>344</text:p>
          </table:table-cell>
          <table:table-cell table:style-name="ce578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29" office:value-type="float" office:value="0.575" calcext:value-type="float">
            <text:p>0.575</text:p>
          </table:table-cell>
          <table:table-cell table:style-name="ce542" office:value-type="float" office:value="279" calcext:value-type="float">
            <text:p>279</text:p>
          </table:table-cell>
          <table:table-cell table:style-name="ce542" office:value-type="float" office:value="282" calcext:value-type="float">
            <text:p>282</text:p>
          </table:table-cell>
          <table:table-cell table:style-name="ce542" office:value-type="float" office:value="285" calcext:value-type="float">
            <text:p>285</text:p>
          </table:table-cell>
          <table:table-cell table:style-name="ce542" office:value-type="float" office:value="287" calcext:value-type="float">
            <text:p>287</text:p>
          </table:table-cell>
          <table:table-cell table:style-name="ce542" office:value-type="float" office:value="288" calcext:value-type="float">
            <text:p>288</text:p>
          </table:table-cell>
          <table:table-cell table:style-name="ce542" office:value-type="float" office:value="290" calcext:value-type="float">
            <text:p>290</text:p>
          </table:table-cell>
          <table:table-cell table:style-name="ce542" office:value-type="float" office:value="291" calcext:value-type="float">
            <text:p>291</text:p>
          </table:table-cell>
          <table:table-cell table:style-name="ce542" office:value-type="float" office:value="292" calcext:value-type="float">
            <text:p>292</text:p>
          </table:table-cell>
          <table:table-cell table:style-name="ce542" office:value-type="float" office:value="294" calcext:value-type="float">
            <text:p>294</text:p>
          </table:table-cell>
          <table:table-cell table:style-name="ce542" office:value-type="float" office:value="296" calcext:value-type="float">
            <text:p>296</text:p>
          </table:table-cell>
          <table:table-cell table:style-name="ce542" office:value-type="float" office:value="297" calcext:value-type="float">
            <text:p>297</text:p>
          </table:table-cell>
          <table:table-cell table:style-name="ce578" office:value-type="float" office:value="299" calcext:value-type="float">
            <text:p>299</text:p>
          </table:table-cell>
          <table:table-cell table:style-name="ce529" office:value-type="float" office:value="0.575" calcext:value-type="float">
            <text:p>0.575</text:p>
          </table:table-cell>
          <table:table-cell table:style-name="ce542" office:value-type="float" office:value="336" calcext:value-type="float">
            <text:p>336</text:p>
          </table:table-cell>
          <table:table-cell table:style-name="ce542" office:value-type="float" office:value="338" calcext:value-type="float">
            <text:p>338</text:p>
          </table:table-cell>
          <table:table-cell table:style-name="ce542" office:value-type="float" office:value="339" calcext:value-type="float">
            <text:p>339</text:p>
          </table:table-cell>
          <table:table-cell table:style-name="ce542" office:value-type="float" office:value="341" calcext:value-type="float">
            <text:p>341</text:p>
          </table:table-cell>
          <table:table-cell table:style-name="ce542" office:value-type="float" office:value="342" calcext:value-type="float">
            <text:p>342</text:p>
          </table:table-cell>
          <table:table-cell table:style-name="ce542" office:value-type="float" office:value="344" calcext:value-type="float">
            <text:p>344</text:p>
          </table:table-cell>
          <table:table-cell table:style-name="ce542" office:value-type="float" office:value="345" calcext:value-type="float">
            <text:p>345</text:p>
          </table:table-cell>
          <table:table-cell table:style-name="ce542" office:value-type="float" office:value="347" calcext:value-type="float">
            <text:p>347</text:p>
          </table:table-cell>
          <table:table-cell table:style-name="ce542" office:value-type="float" office:value="349" calcext:value-type="float">
            <text:p>349</text:p>
          </table:table-cell>
          <table:table-cell table:style-name="ce542" office:value-type="float" office:value="350" calcext:value-type="float">
            <text:p>350</text:p>
          </table:table-cell>
          <table:table-cell table:style-name="ce542" office:value-type="float" office:value="352" calcext:value-type="float">
            <text:p>352</text:p>
          </table:table-cell>
          <table:table-cell table:style-name="ce542" office:value-type="float" office:value="354" calcext:value-type="float">
            <text:p>354</text:p>
          </table:table-cell>
          <table:table-cell table:style-name="ce578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29" office:value-type="float" office:value="0.6" calcext:value-type="float">
            <text:p>0.6</text:p>
          </table:table-cell>
          <table:table-cell table:style-name="ce542" office:value-type="float" office:value="290" calcext:value-type="float">
            <text:p>290</text:p>
          </table:table-cell>
          <table:table-cell table:style-name="ce542" office:value-type="float" office:value="293" calcext:value-type="float">
            <text:p>293</text:p>
          </table:table-cell>
          <table:table-cell table:style-name="ce542" office:value-type="float" office:value="296" calcext:value-type="float">
            <text:p>296</text:p>
          </table:table-cell>
          <table:table-cell table:style-name="ce542" office:value-type="float" office:value="297" calcext:value-type="float">
            <text:p>297</text:p>
          </table:table-cell>
          <table:table-cell table:style-name="ce542" office:value-type="float" office:value="299" calcext:value-type="float">
            <text:p>299</text:p>
          </table:table-cell>
          <table:table-cell table:style-name="ce542" office:value-type="float" office:value="300" calcext:value-type="float">
            <text:p>300</text:p>
          </table:table-cell>
          <table:table-cell table:style-name="ce542" office:value-type="float" office:value="301" calcext:value-type="float">
            <text:p>301</text:p>
          </table:table-cell>
          <table:table-cell table:style-name="ce542" office:value-type="float" office:value="303" calcext:value-type="float">
            <text:p>303</text:p>
          </table:table-cell>
          <table:table-cell table:style-name="ce542" office:value-type="float" office:value="304" calcext:value-type="float">
            <text:p>304</text:p>
          </table:table-cell>
          <table:table-cell table:style-name="ce542" office:value-type="float" office:value="306" calcext:value-type="float">
            <text:p>306</text:p>
          </table:table-cell>
          <table:table-cell table:style-name="ce542" office:value-type="float" office:value="308" calcext:value-type="float">
            <text:p>308</text:p>
          </table:table-cell>
          <table:table-cell table:style-name="ce578" office:value-type="float" office:value="310" calcext:value-type="float">
            <text:p>310</text:p>
          </table:table-cell>
          <table:table-cell table:style-name="ce529" office:value-type="float" office:value="0.6" calcext:value-type="float">
            <text:p>0.6</text:p>
          </table:table-cell>
          <table:table-cell table:style-name="ce542" office:value-type="float" office:value="346" calcext:value-type="float">
            <text:p>346</text:p>
          </table:table-cell>
          <table:table-cell table:style-name="ce542" office:value-type="float" office:value="348" calcext:value-type="float">
            <text:p>348</text:p>
          </table:table-cell>
          <table:table-cell table:style-name="ce542" office:value-type="float" office:value="349" calcext:value-type="float">
            <text:p>349</text:p>
          </table:table-cell>
          <table:table-cell table:style-name="ce542" office:value-type="float" office:value="350" calcext:value-type="float">
            <text:p>350</text:p>
          </table:table-cell>
          <table:table-cell table:style-name="ce542" office:value-type="float" office:value="352" calcext:value-type="float">
            <text:p>352</text:p>
          </table:table-cell>
          <table:table-cell table:style-name="ce542" office:value-type="float" office:value="353" calcext:value-type="float">
            <text:p>353</text:p>
          </table:table-cell>
          <table:table-cell table:style-name="ce542" office:value-type="float" office:value="355" calcext:value-type="float">
            <text:p>355</text:p>
          </table:table-cell>
          <table:table-cell table:style-name="ce542" office:value-type="float" office:value="356" calcext:value-type="float">
            <text:p>356</text:p>
          </table:table-cell>
          <table:table-cell table:style-name="ce542" office:value-type="float" office:value="358" calcext:value-type="float">
            <text:p>358</text:p>
          </table:table-cell>
          <table:table-cell table:style-name="ce542" office:value-type="float" office:value="359" calcext:value-type="float">
            <text:p>359</text:p>
          </table:table-cell>
          <table:table-cell table:style-name="ce542" office:value-type="float" office:value="361" calcext:value-type="float">
            <text:p>361</text:p>
          </table:table-cell>
          <table:table-cell table:style-name="ce542" office:value-type="float" office:value="363" calcext:value-type="float">
            <text:p>363</text:p>
          </table:table-cell>
          <table:table-cell table:style-name="ce578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29" office:value-type="float" office:value="0.625" calcext:value-type="float">
            <text:p>0.625</text:p>
          </table:table-cell>
          <table:table-cell table:style-name="ce542" office:value-type="float" office:value="301" calcext:value-type="float">
            <text:p>301</text:p>
          </table:table-cell>
          <table:table-cell table:style-name="ce542" office:value-type="float" office:value="304" calcext:value-type="float">
            <text:p>304</text:p>
          </table:table-cell>
          <table:table-cell table:style-name="ce542" office:value-type="float" office:value="306" calcext:value-type="float">
            <text:p>306</text:p>
          </table:table-cell>
          <table:table-cell table:style-name="ce542" office:value-type="float" office:value="308" calcext:value-type="float">
            <text:p>308</text:p>
          </table:table-cell>
          <table:table-cell table:style-name="ce542" office:value-type="float" office:value="309" calcext:value-type="float">
            <text:p>309</text:p>
          </table:table-cell>
          <table:table-cell table:style-name="ce542" office:value-type="float" office:value="310" calcext:value-type="float">
            <text:p>310</text:p>
          </table:table-cell>
          <table:table-cell table:style-name="ce542" office:value-type="float" office:value="312" calcext:value-type="float">
            <text:p>312</text:p>
          </table:table-cell>
          <table:table-cell table:style-name="ce542" office:value-type="float" office:value="313" calcext:value-type="float">
            <text:p>313</text:p>
          </table:table-cell>
          <table:table-cell table:style-name="ce542" office:value-type="float" office:value="315" calcext:value-type="float">
            <text:p>315</text:p>
          </table:table-cell>
          <table:table-cell table:style-name="ce542" office:value-type="float" office:value="316" calcext:value-type="float">
            <text:p>316</text:p>
          </table:table-cell>
          <table:table-cell table:style-name="ce542" office:value-type="float" office:value="318" calcext:value-type="float">
            <text:p>318</text:p>
          </table:table-cell>
          <table:table-cell table:style-name="ce578" office:value-type="float" office:value="320" calcext:value-type="float">
            <text:p>320</text:p>
          </table:table-cell>
          <table:table-cell table:style-name="ce529" office:value-type="float" office:value="0.625" calcext:value-type="float">
            <text:p>0.625</text:p>
          </table:table-cell>
          <table:table-cell table:style-name="ce542" office:value-type="float" office:value="356" calcext:value-type="float">
            <text:p>356</text:p>
          </table:table-cell>
          <table:table-cell table:style-name="ce542" office:value-type="float" office:value="357" calcext:value-type="float">
            <text:p>357</text:p>
          </table:table-cell>
          <table:table-cell table:style-name="ce542" office:value-type="float" office:value="358" calcext:value-type="float">
            <text:p>358</text:p>
          </table:table-cell>
          <table:table-cell table:style-name="ce542" office:value-type="float" office:value="360" calcext:value-type="float">
            <text:p>360</text:p>
          </table:table-cell>
          <table:table-cell table:style-name="ce542" office:value-type="float" office:value="361" calcext:value-type="float">
            <text:p>361</text:p>
          </table:table-cell>
          <table:table-cell table:style-name="ce542" office:value-type="float" office:value="362" calcext:value-type="float">
            <text:p>362</text:p>
          </table:table-cell>
          <table:table-cell table:style-name="ce542" office:value-type="float" office:value="364" calcext:value-type="float">
            <text:p>364</text:p>
          </table:table-cell>
          <table:table-cell table:style-name="ce542" office:value-type="float" office:value="365" calcext:value-type="float">
            <text:p>365</text:p>
          </table:table-cell>
          <table:table-cell table:style-name="ce542" office:value-type="float" office:value="367" calcext:value-type="float">
            <text:p>367</text:p>
          </table:table-cell>
          <table:table-cell table:style-name="ce542" office:value-type="float" office:value="368" calcext:value-type="float">
            <text:p>368</text:p>
          </table:table-cell>
          <table:table-cell table:style-name="ce542" office:value-type="float" office:value="370" calcext:value-type="float">
            <text:p>370</text:p>
          </table:table-cell>
          <table:table-cell table:style-name="ce542" office:value-type="float" office:value="372" calcext:value-type="float">
            <text:p>372</text:p>
          </table:table-cell>
          <table:table-cell table:style-name="ce578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29" office:value-type="float" office:value="0.65" calcext:value-type="float">
            <text:p>0.65</text:p>
          </table:table-cell>
          <table:table-cell table:style-name="ce542" office:value-type="float" office:value="312" calcext:value-type="float">
            <text:p>312</text:p>
          </table:table-cell>
          <table:table-cell table:style-name="ce542" office:value-type="float" office:value="314" calcext:value-type="float">
            <text:p>314</text:p>
          </table:table-cell>
          <table:table-cell table:style-name="ce542" office:value-type="float" office:value="317" calcext:value-type="float">
            <text:p>317</text:p>
          </table:table-cell>
          <table:table-cell table:style-name="ce542" office:value-type="float" office:value="318" calcext:value-type="float">
            <text:p>318</text:p>
          </table:table-cell>
          <table:table-cell table:style-name="ce542" office:value-type="float" office:value="320" calcext:value-type="float">
            <text:p>320</text:p>
          </table:table-cell>
          <table:table-cell table:style-name="ce542" office:value-type="float" office:value="321" calcext:value-type="float">
            <text:p>321</text:p>
          </table:table-cell>
          <table:table-cell table:style-name="ce542" office:value-type="float" office:value="322" calcext:value-type="float">
            <text:p>322</text:p>
          </table:table-cell>
          <table:table-cell table:style-name="ce542" office:value-type="float" office:value="323" calcext:value-type="float">
            <text:p>323</text:p>
          </table:table-cell>
          <table:table-cell table:style-name="ce542" office:value-type="float" office:value="325" calcext:value-type="float">
            <text:p>325</text:p>
          </table:table-cell>
          <table:table-cell table:style-name="ce542" office:value-type="float" office:value="326" calcext:value-type="float">
            <text:p>326</text:p>
          </table:table-cell>
          <table:table-cell table:style-name="ce542" office:value-type="float" office:value="328" calcext:value-type="float">
            <text:p>328</text:p>
          </table:table-cell>
          <table:table-cell table:style-name="ce578" office:value-type="float" office:value="330" calcext:value-type="float">
            <text:p>330</text:p>
          </table:table-cell>
          <table:table-cell table:style-name="ce529" office:value-type="float" office:value="0.65" calcext:value-type="float">
            <text:p>0.65</text:p>
          </table:table-cell>
          <table:table-cell table:style-name="ce542" office:value-type="float" office:value="365" calcext:value-type="float">
            <text:p>365</text:p>
          </table:table-cell>
          <table:table-cell table:style-name="ce542" office:value-type="float" office:value="367" calcext:value-type="float">
            <text:p>367</text:p>
          </table:table-cell>
          <table:table-cell table:style-name="ce542" office:value-type="float" office:value="368" calcext:value-type="float">
            <text:p>368</text:p>
          </table:table-cell>
          <table:table-cell table:style-name="ce542" office:value-type="float" office:value="369" calcext:value-type="float">
            <text:p>369</text:p>
          </table:table-cell>
          <table:table-cell table:style-name="ce542" office:value-type="float" office:value="370" calcext:value-type="float">
            <text:p>370</text:p>
          </table:table-cell>
          <table:table-cell table:style-name="ce542" office:value-type="float" office:value="372" calcext:value-type="float">
            <text:p>372</text:p>
          </table:table-cell>
          <table:table-cell table:style-name="ce542" office:value-type="float" office:value="373" calcext:value-type="float">
            <text:p>373</text:p>
          </table:table-cell>
          <table:table-cell table:style-name="ce542" office:value-type="float" office:value="375" calcext:value-type="float">
            <text:p>375</text:p>
          </table:table-cell>
          <table:table-cell table:style-name="ce542" office:value-type="float" office:value="376" calcext:value-type="float">
            <text:p>376</text:p>
          </table:table-cell>
          <table:table-cell table:style-name="ce542" office:value-type="float" office:value="378" calcext:value-type="float">
            <text:p>378</text:p>
          </table:table-cell>
          <table:table-cell table:style-name="ce542" office:value-type="float" office:value="379" calcext:value-type="float">
            <text:p>379</text:p>
          </table:table-cell>
          <table:table-cell table:style-name="ce542" office:value-type="float" office:value="381" calcext:value-type="float">
            <text:p>381</text:p>
          </table:table-cell>
          <table:table-cell table:style-name="ce578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29" office:value-type="float" office:value="0.675" calcext:value-type="float">
            <text:p>0.675</text:p>
          </table:table-cell>
          <table:table-cell table:style-name="ce542" office:value-type="float" office:value="322" calcext:value-type="float">
            <text:p>322</text:p>
          </table:table-cell>
          <table:table-cell table:style-name="ce542" office:value-type="float" office:value="325" calcext:value-type="float">
            <text:p>325</text:p>
          </table:table-cell>
          <table:table-cell table:style-name="ce542" office:value-type="float" office:value="327" calcext:value-type="float">
            <text:p>327</text:p>
          </table:table-cell>
          <table:table-cell table:style-name="ce542" office:value-type="float" office:value="328" calcext:value-type="float">
            <text:p>328</text:p>
          </table:table-cell>
          <table:table-cell table:style-name="ce542" office:value-type="float" office:value="330" calcext:value-type="float">
            <text:p>330</text:p>
          </table:table-cell>
          <table:table-cell table:style-name="ce542" office:value-type="float" office:value="331" calcext:value-type="float">
            <text:p>331</text:p>
          </table:table-cell>
          <table:table-cell table:number-columns-repeated="2" table:style-name="ce542" office:value-type="float" office:value="333" calcext:value-type="float">
            <text:p>333</text:p>
          </table:table-cell>
          <table:table-cell table:style-name="ce542" office:value-type="float" office:value="335" calcext:value-type="float">
            <text:p>335</text:p>
          </table:table-cell>
          <table:table-cell table:style-name="ce542" office:value-type="float" office:value="336" calcext:value-type="float">
            <text:p>336</text:p>
          </table:table-cell>
          <table:table-cell table:style-name="ce542" office:value-type="float" office:value="338" calcext:value-type="float">
            <text:p>338</text:p>
          </table:table-cell>
          <table:table-cell table:style-name="ce578" office:value-type="float" office:value="340" calcext:value-type="float">
            <text:p>340</text:p>
          </table:table-cell>
          <table:table-cell table:style-name="ce529" office:value-type="float" office:value="0.675" calcext:value-type="float">
            <text:p>0.675</text:p>
          </table:table-cell>
          <table:table-cell table:style-name="ce542" office:value-type="float" office:value="374" calcext:value-type="float">
            <text:p>374</text:p>
          </table:table-cell>
          <table:table-cell table:style-name="ce542" office:value-type="float" office:value="376" calcext:value-type="float">
            <text:p>376</text:p>
          </table:table-cell>
          <table:table-cell table:style-name="ce542" office:value-type="float" office:value="377" calcext:value-type="float">
            <text:p>377</text:p>
          </table:table-cell>
          <table:table-cell table:style-name="ce542" office:value-type="float" office:value="378" calcext:value-type="float">
            <text:p>378</text:p>
          </table:table-cell>
          <table:table-cell table:style-name="ce542" office:value-type="float" office:value="379" calcext:value-type="float">
            <text:p>379</text:p>
          </table:table-cell>
          <table:table-cell table:style-name="ce542" office:value-type="float" office:value="381" calcext:value-type="float">
            <text:p>381</text:p>
          </table:table-cell>
          <table:table-cell table:style-name="ce542" office:value-type="float" office:value="382" calcext:value-type="float">
            <text:p>382</text:p>
          </table:table-cell>
          <table:table-cell table:style-name="ce542" office:value-type="float" office:value="383" calcext:value-type="float">
            <text:p>383</text:p>
          </table:table-cell>
          <table:table-cell table:style-name="ce542" office:value-type="float" office:value="385" calcext:value-type="float">
            <text:p>385</text:p>
          </table:table-cell>
          <table:table-cell table:style-name="ce542" office:value-type="float" office:value="386" calcext:value-type="float">
            <text:p>386</text:p>
          </table:table-cell>
          <table:table-cell table:style-name="ce542" office:value-type="float" office:value="388" calcext:value-type="float">
            <text:p>388</text:p>
          </table:table-cell>
          <table:table-cell table:style-name="ce542" office:value-type="float" office:value="390" calcext:value-type="float">
            <text:p>390</text:p>
          </table:table-cell>
          <table:table-cell table:style-name="ce578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29" office:value-type="float" office:value="0.7" calcext:value-type="float">
            <text:p>0.7</text:p>
          </table:table-cell>
          <table:table-cell table:style-name="ce542" office:value-type="float" office:value="333" calcext:value-type="float">
            <text:p>333</text:p>
          </table:table-cell>
          <table:table-cell table:style-name="ce542" office:value-type="float" office:value="335" calcext:value-type="float">
            <text:p>335</text:p>
          </table:table-cell>
          <table:table-cell table:style-name="ce542" office:value-type="float" office:value="337" calcext:value-type="float">
            <text:p>337</text:p>
          </table:table-cell>
          <table:table-cell table:style-name="ce542" office:value-type="float" office:value="339" calcext:value-type="float">
            <text:p>339</text:p>
          </table:table-cell>
          <table:table-cell table:style-name="ce542" office:value-type="float" office:value="340" calcext:value-type="float">
            <text:p>340</text:p>
          </table:table-cell>
          <table:table-cell table:style-name="ce542" office:value-type="float" office:value="341" calcext:value-type="float">
            <text:p>341</text:p>
          </table:table-cell>
          <table:table-cell table:style-name="ce542" office:value-type="float" office:value="342" calcext:value-type="float">
            <text:p>342</text:p>
          </table:table-cell>
          <table:table-cell table:style-name="ce542" office:value-type="float" office:value="343" calcext:value-type="float">
            <text:p>343</text:p>
          </table:table-cell>
          <table:table-cell table:style-name="ce542" office:value-type="float" office:value="345" calcext:value-type="float">
            <text:p>345</text:p>
          </table:table-cell>
          <table:table-cell table:style-name="ce542" office:value-type="float" office:value="346" calcext:value-type="float">
            <text:p>346</text:p>
          </table:table-cell>
          <table:table-cell table:style-name="ce542" office:value-type="float" office:value="348" calcext:value-type="float">
            <text:p>348</text:p>
          </table:table-cell>
          <table:table-cell table:style-name="ce578" office:value-type="float" office:value="350" calcext:value-type="float">
            <text:p>350</text:p>
          </table:table-cell>
          <table:table-cell table:style-name="ce529" office:value-type="float" office:value="0.7" calcext:value-type="float">
            <text:p>0.7</text:p>
          </table:table-cell>
          <table:table-cell table:style-name="ce542" office:value-type="float" office:value="384" calcext:value-type="float">
            <text:p>384</text:p>
          </table:table-cell>
          <table:table-cell table:style-name="ce542" office:value-type="float" office:value="385" calcext:value-type="float">
            <text:p>385</text:p>
          </table:table-cell>
          <table:table-cell table:style-name="ce542" office:value-type="float" office:value="386" calcext:value-type="float">
            <text:p>386</text:p>
          </table:table-cell>
          <table:table-cell table:style-name="ce542" office:value-type="float" office:value="387" calcext:value-type="float">
            <text:p>387</text:p>
          </table:table-cell>
          <table:table-cell table:style-name="ce542" office:value-type="float" office:value="388" calcext:value-type="float">
            <text:p>388</text:p>
          </table:table-cell>
          <table:table-cell table:style-name="ce542" office:value-type="float" office:value="390" calcext:value-type="float">
            <text:p>390</text:p>
          </table:table-cell>
          <table:table-cell table:style-name="ce542" office:value-type="float" office:value="391" calcext:value-type="float">
            <text:p>391</text:p>
          </table:table-cell>
          <table:table-cell table:style-name="ce542" office:value-type="float" office:value="392" calcext:value-type="float">
            <text:p>392</text:p>
          </table:table-cell>
          <table:table-cell table:style-name="ce542" office:value-type="float" office:value="394" calcext:value-type="float">
            <text:p>394</text:p>
          </table:table-cell>
          <table:table-cell table:style-name="ce542" office:value-type="float" office:value="395" calcext:value-type="float">
            <text:p>395</text:p>
          </table:table-cell>
          <table:table-cell table:style-name="ce542" office:value-type="float" office:value="397" calcext:value-type="float">
            <text:p>397</text:p>
          </table:table-cell>
          <table:table-cell table:style-name="ce542" office:value-type="float" office:value="398" calcext:value-type="float">
            <text:p>398</text:p>
          </table:table-cell>
          <table:table-cell table:style-name="ce578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29" office:value-type="float" office:value="0.725" calcext:value-type="float">
            <text:p>0.725</text:p>
          </table:table-cell>
          <table:table-cell table:style-name="ce542" office:value-type="float" office:value="342" calcext:value-type="float">
            <text:p>342</text:p>
          </table:table-cell>
          <table:table-cell table:style-name="ce542" office:value-type="float" office:value="345" calcext:value-type="float">
            <text:p>345</text:p>
          </table:table-cell>
          <table:table-cell table:style-name="ce542" office:value-type="float" office:value="347" calcext:value-type="float">
            <text:p>347</text:p>
          </table:table-cell>
          <table:table-cell table:style-name="ce542" office:value-type="float" office:value="348" calcext:value-type="float">
            <text:p>348</text:p>
          </table:table-cell>
          <table:table-cell table:style-name="ce542" office:value-type="float" office:value="349" calcext:value-type="float">
            <text:p>349</text:p>
          </table:table-cell>
          <table:table-cell table:style-name="ce542" office:value-type="float" office:value="351" calcext:value-type="float">
            <text:p>351</text:p>
          </table:table-cell>
          <table:table-cell table:style-name="ce542" office:value-type="float" office:value="352" calcext:value-type="float">
            <text:p>352</text:p>
          </table:table-cell>
          <table:table-cell table:style-name="ce542" office:value-type="float" office:value="353" calcext:value-type="float">
            <text:p>353</text:p>
          </table:table-cell>
          <table:table-cell table:style-name="ce542" office:value-type="float" office:value="354" calcext:value-type="float">
            <text:p>354</text:p>
          </table:table-cell>
          <table:table-cell table:style-name="ce542" office:value-type="float" office:value="356" calcext:value-type="float">
            <text:p>356</text:p>
          </table:table-cell>
          <table:table-cell table:style-name="ce542" office:value-type="float" office:value="358" calcext:value-type="float">
            <text:p>358</text:p>
          </table:table-cell>
          <table:table-cell table:style-name="ce578" office:value-type="float" office:value="360" calcext:value-type="float">
            <text:p>360</text:p>
          </table:table-cell>
          <table:table-cell table:style-name="ce529" office:value-type="float" office:value="0.725" calcext:value-type="float">
            <text:p>0.725</text:p>
          </table:table-cell>
          <table:table-cell table:style-name="ce542" office:value-type="float" office:value="393" calcext:value-type="float">
            <text:p>393</text:p>
          </table:table-cell>
          <table:table-cell table:style-name="ce542" office:value-type="float" office:value="394" calcext:value-type="float">
            <text:p>394</text:p>
          </table:table-cell>
          <table:table-cell table:style-name="ce542" office:value-type="float" office:value="395" calcext:value-type="float">
            <text:p>395</text:p>
          </table:table-cell>
          <table:table-cell table:style-name="ce542" office:value-type="float" office:value="396" calcext:value-type="float">
            <text:p>396</text:p>
          </table:table-cell>
          <table:table-cell table:style-name="ce542" office:value-type="float" office:value="397" calcext:value-type="float">
            <text:p>397</text:p>
          </table:table-cell>
          <table:table-cell table:style-name="ce542" office:value-type="float" office:value="399" calcext:value-type="float">
            <text:p>399</text:p>
          </table:table-cell>
          <table:table-cell table:style-name="ce542" office:value-type="float" office:value="400" calcext:value-type="float">
            <text:p>400</text:p>
          </table:table-cell>
          <table:table-cell table:style-name="ce542" office:value-type="float" office:value="401" calcext:value-type="float">
            <text:p>401</text:p>
          </table:table-cell>
          <table:table-cell table:style-name="ce542" office:value-type="float" office:value="403" calcext:value-type="float">
            <text:p>403</text:p>
          </table:table-cell>
          <table:table-cell table:style-name="ce542" office:value-type="float" office:value="404" calcext:value-type="float">
            <text:p>404</text:p>
          </table:table-cell>
          <table:table-cell table:style-name="ce542" office:value-type="float" office:value="406" calcext:value-type="float">
            <text:p>406</text:p>
          </table:table-cell>
          <table:table-cell table:style-name="ce542" office:value-type="float" office:value="407" calcext:value-type="float">
            <text:p>407</text:p>
          </table:table-cell>
          <table:table-cell table:style-name="ce578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29" office:value-type="float" office:value="0.75" calcext:value-type="float">
            <text:p>0.75</text:p>
          </table:table-cell>
          <table:table-cell table:style-name="ce542" office:value-type="float" office:value="352" calcext:value-type="float">
            <text:p>352</text:p>
          </table:table-cell>
          <table:table-cell table:style-name="ce542" office:value-type="float" office:value="355" calcext:value-type="float">
            <text:p>355</text:p>
          </table:table-cell>
          <table:table-cell table:style-name="ce542" office:value-type="float" office:value="357" calcext:value-type="float">
            <text:p>357</text:p>
          </table:table-cell>
          <table:table-cell table:style-name="ce542" office:value-type="float" office:value="358" calcext:value-type="float">
            <text:p>358</text:p>
          </table:table-cell>
          <table:table-cell table:style-name="ce542" office:value-type="float" office:value="359" calcext:value-type="float">
            <text:p>359</text:p>
          </table:table-cell>
          <table:table-cell table:style-name="ce542" office:value-type="float" office:value="360" calcext:value-type="float">
            <text:p>360</text:p>
          </table:table-cell>
          <table:table-cell table:style-name="ce542" office:value-type="float" office:value="361" calcext:value-type="float">
            <text:p>361</text:p>
          </table:table-cell>
          <table:table-cell table:style-name="ce542" office:value-type="float" office:value="363" calcext:value-type="float">
            <text:p>363</text:p>
          </table:table-cell>
          <table:table-cell table:style-name="ce542" office:value-type="float" office:value="364" calcext:value-type="float">
            <text:p>364</text:p>
          </table:table-cell>
          <table:table-cell table:style-name="ce542" office:value-type="float" office:value="366" calcext:value-type="float">
            <text:p>366</text:p>
          </table:table-cell>
          <table:table-cell table:style-name="ce542" office:value-type="float" office:value="368" calcext:value-type="float">
            <text:p>368</text:p>
          </table:table-cell>
          <table:table-cell table:style-name="ce578" office:value-type="float" office:value="369" calcext:value-type="float">
            <text:p>369</text:p>
          </table:table-cell>
          <table:table-cell table:style-name="ce529" office:value-type="float" office:value="0.75" calcext:value-type="float">
            <text:p>0.75</text:p>
          </table:table-cell>
          <table:table-cell table:style-name="ce542" office:value-type="float" office:value="402" calcext:value-type="float">
            <text:p>402</text:p>
          </table:table-cell>
          <table:table-cell table:style-name="ce542" office:value-type="float" office:value="403" calcext:value-type="float">
            <text:p>403</text:p>
          </table:table-cell>
          <table:table-cell table:style-name="ce542" office:value-type="float" office:value="404" calcext:value-type="float">
            <text:p>404</text:p>
          </table:table-cell>
          <table:table-cell table:style-name="ce542" office:value-type="float" office:value="405" calcext:value-type="float">
            <text:p>405</text:p>
          </table:table-cell>
          <table:table-cell table:style-name="ce542" office:value-type="float" office:value="406" calcext:value-type="float">
            <text:p>406</text:p>
          </table:table-cell>
          <table:table-cell table:style-name="ce542" office:value-type="float" office:value="407" calcext:value-type="float">
            <text:p>407</text:p>
          </table:table-cell>
          <table:table-cell table:style-name="ce542" office:value-type="float" office:value="409" calcext:value-type="float">
            <text:p>409</text:p>
          </table:table-cell>
          <table:table-cell table:style-name="ce542" office:value-type="float" office:value="410" calcext:value-type="float">
            <text:p>410</text:p>
          </table:table-cell>
          <table:table-cell table:style-name="ce542" office:value-type="float" office:value="411" calcext:value-type="float">
            <text:p>411</text:p>
          </table:table-cell>
          <table:table-cell table:style-name="ce542" office:value-type="float" office:value="413" calcext:value-type="float">
            <text:p>413</text:p>
          </table:table-cell>
          <table:table-cell table:style-name="ce542" office:value-type="float" office:value="414" calcext:value-type="float">
            <text:p>414</text:p>
          </table:table-cell>
          <table:table-cell table:style-name="ce542" office:value-type="float" office:value="416" calcext:value-type="float">
            <text:p>416</text:p>
          </table:table-cell>
          <table:table-cell table:style-name="ce578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29" office:value-type="float" office:value="0.775" calcext:value-type="float">
            <text:p>0.775</text:p>
          </table:table-cell>
          <table:table-cell table:style-name="ce542" office:value-type="float" office:value="361" calcext:value-type="float">
            <text:p>361</text:p>
          </table:table-cell>
          <table:table-cell table:style-name="ce542" office:value-type="float" office:value="365" calcext:value-type="float">
            <text:p>365</text:p>
          </table:table-cell>
          <table:table-cell table:style-name="ce542" office:value-type="float" office:value="367" calcext:value-type="float">
            <text:p>367</text:p>
          </table:table-cell>
          <table:table-cell table:style-name="ce542" office:value-type="float" office:value="368" calcext:value-type="float">
            <text:p>368</text:p>
          </table:table-cell>
          <table:table-cell table:style-name="ce542" office:value-type="float" office:value="369" calcext:value-type="float">
            <text:p>369</text:p>
          </table:table-cell>
          <table:table-cell table:style-name="ce542" office:value-type="float" office:value="370" calcext:value-type="float">
            <text:p>370</text:p>
          </table:table-cell>
          <table:table-cell table:style-name="ce542" office:value-type="float" office:value="371" calcext:value-type="float">
            <text:p>371</text:p>
          </table:table-cell>
          <table:table-cell table:style-name="ce542" office:value-type="float" office:value="372" calcext:value-type="float">
            <text:p>372</text:p>
          </table:table-cell>
          <table:table-cell table:style-name="ce542" office:value-type="float" office:value="374" calcext:value-type="float">
            <text:p>374</text:p>
          </table:table-cell>
          <table:table-cell table:style-name="ce542" office:value-type="float" office:value="375" calcext:value-type="float">
            <text:p>375</text:p>
          </table:table-cell>
          <table:table-cell table:style-name="ce542" office:value-type="float" office:value="377" calcext:value-type="float">
            <text:p>377</text:p>
          </table:table-cell>
          <table:table-cell table:style-name="ce578" office:value-type="float" office:value="379" calcext:value-type="float">
            <text:p>379</text:p>
          </table:table-cell>
          <table:table-cell table:style-name="ce529" office:value-type="float" office:value="0.775" calcext:value-type="float">
            <text:p>0.775</text:p>
          </table:table-cell>
          <table:table-cell table:style-name="ce542" office:value-type="float" office:value="410" calcext:value-type="float">
            <text:p>410</text:p>
          </table:table-cell>
          <table:table-cell table:style-name="ce542" office:value-type="float" office:value="411" calcext:value-type="float">
            <text:p>411</text:p>
          </table:table-cell>
          <table:table-cell table:style-name="ce542" office:value-type="float" office:value="412" calcext:value-type="float">
            <text:p>412</text:p>
          </table:table-cell>
          <table:table-cell table:style-name="ce542" office:value-type="float" office:value="413" calcext:value-type="float">
            <text:p>413</text:p>
          </table:table-cell>
          <table:table-cell table:style-name="ce542" office:value-type="float" office:value="415" calcext:value-type="float">
            <text:p>415</text:p>
          </table:table-cell>
          <table:table-cell table:style-name="ce542" office:value-type="float" office:value="416" calcext:value-type="float">
            <text:p>416</text:p>
          </table:table-cell>
          <table:table-cell table:style-name="ce542" office:value-type="float" office:value="417" calcext:value-type="float">
            <text:p>417</text:p>
          </table:table-cell>
          <table:table-cell table:style-name="ce542" office:value-type="float" office:value="418" calcext:value-type="float">
            <text:p>418</text:p>
          </table:table-cell>
          <table:table-cell table:style-name="ce542" office:value-type="float" office:value="420" calcext:value-type="float">
            <text:p>420</text:p>
          </table:table-cell>
          <table:table-cell table:style-name="ce542" office:value-type="float" office:value="421" calcext:value-type="float">
            <text:p>421</text:p>
          </table:table-cell>
          <table:table-cell table:style-name="ce542" office:value-type="float" office:value="423" calcext:value-type="float">
            <text:p>423</text:p>
          </table:table-cell>
          <table:table-cell table:style-name="ce542" office:value-type="float" office:value="424" calcext:value-type="float">
            <text:p>424</text:p>
          </table:table-cell>
          <table:table-cell table:style-name="ce578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30" office:value-type="float" office:value="0.8" calcext:value-type="float">
            <text:p>0.8</text:p>
          </table:table-cell>
          <table:table-cell table:style-name="ce543" office:value-type="float" office:value="369" calcext:value-type="float">
            <text:p>369</text:p>
          </table:table-cell>
          <table:table-cell table:style-name="ce543" office:value-type="float" office:value="374" calcext:value-type="float">
            <text:p>374</text:p>
          </table:table-cell>
          <table:table-cell table:style-name="ce543" office:value-type="float" office:value="376" calcext:value-type="float">
            <text:p>376</text:p>
          </table:table-cell>
          <table:table-cell table:style-name="ce543" office:value-type="float" office:value="377" calcext:value-type="float">
            <text:p>377</text:p>
          </table:table-cell>
          <table:table-cell table:style-name="ce543" office:value-type="float" office:value="378" calcext:value-type="float">
            <text:p>378</text:p>
          </table:table-cell>
          <table:table-cell table:style-name="ce543" office:value-type="float" office:value="379" calcext:value-type="float">
            <text:p>379</text:p>
          </table:table-cell>
          <table:table-cell table:style-name="ce543" office:value-type="float" office:value="380" calcext:value-type="float">
            <text:p>380</text:p>
          </table:table-cell>
          <table:table-cell table:style-name="ce543" office:value-type="float" office:value="382" calcext:value-type="float">
            <text:p>382</text:p>
          </table:table-cell>
          <table:table-cell table:style-name="ce543" office:value-type="float" office:value="383" calcext:value-type="float">
            <text:p>383</text:p>
          </table:table-cell>
          <table:table-cell table:style-name="ce543" office:value-type="float" office:value="385" calcext:value-type="float">
            <text:p>385</text:p>
          </table:table-cell>
          <table:table-cell table:style-name="ce543" office:value-type="float" office:value="387" calcext:value-type="float">
            <text:p>387</text:p>
          </table:table-cell>
          <table:table-cell table:style-name="ce579" office:value-type="float" office:value="389" calcext:value-type="float">
            <text:p>389</text:p>
          </table:table-cell>
          <table:table-cell table:style-name="ce530" office:value-type="float" office:value="0.8" calcext:value-type="float">
            <text:p>0.8</text:p>
          </table:table-cell>
          <table:table-cell table:style-name="ce543" office:value-type="float" office:value="419" calcext:value-type="float">
            <text:p>419</text:p>
          </table:table-cell>
          <table:table-cell table:style-name="ce543" office:value-type="float" office:value="420" calcext:value-type="float">
            <text:p>420</text:p>
          </table:table-cell>
          <table:table-cell table:style-name="ce543" office:value-type="float" office:value="421" calcext:value-type="float">
            <text:p>421</text:p>
          </table:table-cell>
          <table:table-cell table:style-name="ce543" office:value-type="float" office:value="422" calcext:value-type="float">
            <text:p>422</text:p>
          </table:table-cell>
          <table:table-cell table:style-name="ce543" office:value-type="float" office:value="423" calcext:value-type="float">
            <text:p>423</text:p>
          </table:table-cell>
          <table:table-cell table:style-name="ce543" office:value-type="float" office:value="424" calcext:value-type="float">
            <text:p>424</text:p>
          </table:table-cell>
          <table:table-cell table:style-name="ce543" office:value-type="float" office:value="425" calcext:value-type="float">
            <text:p>425</text:p>
          </table:table-cell>
          <table:table-cell table:style-name="ce543" office:value-type="float" office:value="427" calcext:value-type="float">
            <text:p>427</text:p>
          </table:table-cell>
          <table:table-cell table:style-name="ce543" office:value-type="float" office:value="428" calcext:value-type="float">
            <text:p>428</text:p>
          </table:table-cell>
          <table:table-cell table:style-name="ce543" office:value-type="float" office:value="429" calcext:value-type="float">
            <text:p>429</text:p>
          </table:table-cell>
          <table:table-cell table:style-name="ce543" office:value-type="float" office:value="431" calcext:value-type="float">
            <text:p>431</text:p>
          </table:table-cell>
          <table:table-cell table:style-name="ce543" office:value-type="float" office:value="432" calcext:value-type="float">
            <text:p>432</text:p>
          </table:table-cell>
          <table:table-cell table:style-name="ce579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31" office:value-type="string" calcext:value-type="string">
            <text:p>Siemens Inspiration</text:p>
          </table:table-cell>
          <table:table-cell table:style-name="ce532" table:number-columns-repeated="10"/>
          <table:table-cell table:style-name="ce16" table:number-columns-repeated="1013"/>
        </table:table-row>
        <table:table-row table:style-name="ro3">
          <table:table-cell table:style-name="ce532"/>
          <table:table-cell table:style-name="ce545" office:value-type="string" calcext:value-type="string" table:number-columns-spanned="1" table:number-rows-spanned="2">
            <text:p>PMMA thickness (mm)</text:p>
          </table:table-cell>
          <table:table-cell table:style-name="ce545" office:value-type="string" calcext:value-type="string" table:number-columns-spanned="1" table:number-rows-spanned="2">
            <text:p>Equiv Breast thickness (mm)</text:p>
          </table:table-cell>
          <table:table-cell table:style-name="ce56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66"/>
          <table:covered-table-cell table:style-name="ce560"/>
          <table:table-cell table:style-name="ce16" table:number-columns-repeated="1013"/>
        </table:table-row>
        <table:table-row table:style-name="ro3">
          <table:table-cell table:style-name="ce532"/>
          <table:covered-table-cell table:number-columns-repeated="2" table:style-name="ce546"/>
          <table:table-cell table:style-name="ce561" office:value-type="float" office:value="0.25" calcext:value-type="float">
            <text:p>0.25</text:p>
          </table:table-cell>
          <table:table-cell table:style-name="ce567" office:value-type="float" office:value="0.3" calcext:value-type="float">
            <text:p>0.3</text:p>
          </table:table-cell>
          <table:table-cell table:style-name="ce567" office:value-type="float" office:value="0.35" calcext:value-type="float">
            <text:p>0.35</text:p>
          </table:table-cell>
          <table:table-cell table:style-name="ce567" office:value-type="float" office:value="0.4" calcext:value-type="float">
            <text:p>0.4</text:p>
          </table:table-cell>
          <table:table-cell table:style-name="ce567" office:value-type="float" office:value="0.45" calcext:value-type="float">
            <text:p>0.45</text:p>
          </table:table-cell>
          <table:table-cell table:style-name="ce567" office:value-type="float" office:value="0.5" calcext:value-type="float">
            <text:p>0.5</text:p>
          </table:table-cell>
          <table:table-cell table:style-name="ce567" office:value-type="float" office:value="0.55" calcext:value-type="float">
            <text:p>0.55</text:p>
          </table:table-cell>
          <table:table-cell table:style-name="ce583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33" office:value-type="string" calcext:value-type="string">
            <text:p>g-factor</text:p>
          </table:table-cell>
          <table:table-cell table:style-name="ce547" office:value-type="float" office:value="45" calcext:value-type="float">
            <text:p>45</text:p>
          </table:table-cell>
          <table:table-cell table:style-name="ce547" office:value-type="float" office:value="53" calcext:value-type="float">
            <text:p>53</text:p>
          </table:table-cell>
          <table:table-cell table:style-name="ce547" office:value-type="float" office:value="0.13" calcext:value-type="float">
            <text:p>0.13</text:p>
          </table:table-cell>
          <table:table-cell table:style-name="ce547" office:value-type="float" office:value="0.155" calcext:value-type="float">
            <text:p>0.155</text:p>
          </table:table-cell>
          <table:table-cell table:style-name="ce547" office:value-type="float" office:value="0.177" calcext:value-type="float">
            <text:p>0.177</text:p>
          </table:table-cell>
          <table:table-cell table:style-name="ce547" office:value-type="float" office:value="0.198" calcext:value-type="float">
            <text:p>0.198</text:p>
          </table:table-cell>
          <table:table-cell table:style-name="ce547" office:value-type="float" office:value="0.22" calcext:value-type="float">
            <text:p>0.22</text:p>
          </table:table-cell>
          <table:table-cell table:style-name="ce547" office:value-type="float" office:value="0.245" calcext:value-type="float">
            <text:p>0.245</text:p>
          </table:table-cell>
          <table:table-cell table:style-name="ce547" office:value-type="float" office:value="0.272" calcext:value-type="float">
            <text:p>0.272</text:p>
          </table:table-cell>
          <table:table-cell table:style-name="ce584" office:value-type="float" office:value="0.295" calcext:value-type="float">
            <text:p>0.295</text:p>
          </table:table-cell>
          <table:table-cell table:style-name="ce588" table:formula="of:=SLOPE([.D53:.K53];[.$D$52:.$K$52])" office:value-type="float" office:value="0.468095238095238" calcext:value-type="float">
            <text:p>0.4681</text:p>
          </table:table-cell>
          <table:table-cell table:style-name="ce588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34" office:value-type="string" calcext:value-type="string">
            <text:p>c-factor</text:p>
          </table:table-cell>
          <table:table-cell table:style-name="ce548" office:value-type="float" office:value="45" calcext:value-type="float">
            <text:p>45</text:p>
          </table:table-cell>
          <table:table-cell table:style-name="ce548" office:value-type="float" office:value="53" calcext:value-type="float">
            <text:p>53</text:p>
          </table:table-cell>
          <table:table-cell table:style-name="ce548"/>
          <table:table-cell table:style-name="ce548" office:value-type="float" office:value="1.109" calcext:value-type="float">
            <text:p>1.109</text:p>
          </table:table-cell>
          <table:table-cell table:style-name="ce548" office:value-type="float" office:value="1.105" calcext:value-type="float">
            <text:p>1.105</text:p>
          </table:table-cell>
          <table:table-cell table:style-name="ce548" office:value-type="float" office:value="1.102" calcext:value-type="float">
            <text:p>1.102</text:p>
          </table:table-cell>
          <table:table-cell table:style-name="ce548" office:value-type="float" office:value="1.099" calcext:value-type="float">
            <text:p>1.099</text:p>
          </table:table-cell>
          <table:table-cell table:style-name="ce548" office:value-type="float" office:value="1.096" calcext:value-type="float">
            <text:p>1.096</text:p>
          </table:table-cell>
          <table:table-cell table:style-name="ce548" office:value-type="float" office:value="1.091" calcext:value-type="float">
            <text:p>1.091</text:p>
          </table:table-cell>
          <table:table-cell table:style-name="ce586" office:value-type="float" office:value="1.088" calcext:value-type="float">
            <text:p>1.088</text:p>
          </table:table-cell>
          <table:table-cell table:style-name="ce588" table:formula="of:=SLOPE([.D54:.K54];[.$D$52:.$K$52])" office:value-type="float" office:value="-0.0692857142857141" calcext:value-type="float">
            <text:p>-0.0693</text:p>
          </table:table-cell>
          <table:table-cell table:style-name="ce588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34" office:value-type="string" calcext:value-type="string">
            <text:p>g-factor</text:p>
          </table:table-cell>
          <table:table-cell table:style-name="ce548" office:value-type="float" office:value="50" calcext:value-type="float">
            <text:p>50</text:p>
          </table:table-cell>
          <table:table-cell table:style-name="ce548" office:value-type="float" office:value="60" calcext:value-type="float">
            <text:p>60</text:p>
          </table:table-cell>
          <table:table-cell table:style-name="ce548" office:value-type="float" office:value="0.112" calcext:value-type="float">
            <text:p>0.112</text:p>
          </table:table-cell>
          <table:table-cell table:style-name="ce548" office:value-type="float" office:value="0.135" calcext:value-type="float">
            <text:p>0.135</text:p>
          </table:table-cell>
          <table:table-cell table:style-name="ce548" office:value-type="float" office:value="0.154" calcext:value-type="float">
            <text:p>0.154</text:p>
          </table:table-cell>
          <table:table-cell table:style-name="ce548" office:value-type="float" office:value="0.172" calcext:value-type="float">
            <text:p>0.172</text:p>
          </table:table-cell>
          <table:table-cell table:style-name="ce548" office:value-type="float" office:value="0.192" calcext:value-type="float">
            <text:p>0.192</text:p>
          </table:table-cell>
          <table:table-cell table:style-name="ce548" office:value-type="float" office:value="0.214" calcext:value-type="float">
            <text:p>0.214</text:p>
          </table:table-cell>
          <table:table-cell table:style-name="ce548" office:value-type="float" office:value="0.236" calcext:value-type="float">
            <text:p>0.236</text:p>
          </table:table-cell>
          <table:table-cell table:style-name="ce586" office:value-type="float" office:value="0.261" calcext:value-type="float">
            <text:p>0.261</text:p>
          </table:table-cell>
          <table:table-cell table:style-name="ce588" table:formula="of:=SLOPE([.D55:.K55];[.$D$52:.$K$52])" office:value-type="float" office:value="0.416190476190476" calcext:value-type="float">
            <text:p>0.4162</text:p>
          </table:table-cell>
          <table:table-cell table:style-name="ce588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35" office:value-type="string" calcext:value-type="string">
            <text:p>c-factor</text:p>
          </table:table-cell>
          <table:table-cell table:style-name="ce549" office:value-type="float" office:value="50" calcext:value-type="float">
            <text:p>50</text:p>
          </table:table-cell>
          <table:table-cell table:style-name="ce549" office:value-type="float" office:value="60" calcext:value-type="float">
            <text:p>60</text:p>
          </table:table-cell>
          <table:table-cell table:style-name="ce549"/>
          <table:table-cell table:style-name="ce568" office:value-type="float" office:value="1.164" calcext:value-type="float">
            <text:p>1.164</text:p>
          </table:table-cell>
          <table:table-cell table:style-name="ce568" office:value-type="float" office:value="1.16" calcext:value-type="float">
            <text:p>1.160</text:p>
          </table:table-cell>
          <table:table-cell table:style-name="ce568" office:value-type="float" office:value="1.151" calcext:value-type="float">
            <text:p>1.151</text:p>
          </table:table-cell>
          <table:table-cell table:style-name="ce568" office:value-type="float" office:value="1.15" calcext:value-type="float">
            <text:p>1.150</text:p>
          </table:table-cell>
          <table:table-cell table:style-name="ce568" office:value-type="float" office:value="1.144" calcext:value-type="float">
            <text:p>1.144</text:p>
          </table:table-cell>
          <table:table-cell table:style-name="ce568" office:value-type="float" office:value="1.139" calcext:value-type="float">
            <text:p>1.139</text:p>
          </table:table-cell>
          <table:table-cell table:style-name="ce587" office:value-type="float" office:value="1.134" calcext:value-type="float">
            <text:p>1.134</text:p>
          </table:table-cell>
          <table:table-cell table:style-name="ce588" table:formula="of:=SLOPE([.D56:.K56];[.$D$52:.$K$52])" office:value-type="float" office:value="-0.0992857142857141" calcext:value-type="float">
            <text:p>-0.0993</text:p>
          </table:table-cell>
          <table:table-cell table:style-name="ce588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32"/>
          <table:table-cell table:style-name="ce550" office:value-type="string" calcext:value-type="string">
            <text:p>Mo/Mo</text:p>
          </table:table-cell>
          <table:table-cell table:style-name="ce554" office:value-type="string" calcext:value-type="string">
            <text:p>Mo/Rh</text:p>
          </table:table-cell>
          <table:table-cell table:style-name="ce562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36" office:value-type="string" calcext:value-type="string">
            <text:p>s-factor</text:p>
          </table:table-cell>
          <table:table-cell table:style-name="ce551" office:value-type="float" office:value="1" calcext:value-type="float">
            <text:p>1</text:p>
          </table:table-cell>
          <table:table-cell table:style-name="ce555" office:value-type="float" office:value="1.017" calcext:value-type="float">
            <text:p>1.017</text:p>
          </table:table-cell>
          <table:table-cell table:style-name="ce563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27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27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37" office:value-type="string" calcext:value-type="string">
            <text:p>Target</text:p>
          </table:table-cell>
          <table:table-cell table:style-name="ce538" office:value-type="string" calcext:value-type="string">
            <text:p>kV</text:p>
          </table:table-cell>
          <table:table-cell table:style-name="ce538" office:value-type="string" calcext:value-type="string">
            <text:p>kV^2</text:p>
          </table:table-cell>
          <table:table-cell table:style-name="ce538" office:value-type="string" calcext:value-type="string">
            <text:p>mGy/mAs</text:p>
          </table:table-cell>
          <table:table-cell table:style-name="ce538" office:value-type="string" calcext:value-type="string">
            <text:p>mGy/s</text:p>
          </table:table-cell>
          <table:table-cell/>
          <table:table-cell table:style-name="ce537" office:value-type="string" calcext:value-type="string">
            <text:p>Target</text:p>
          </table:table-cell>
          <table:table-cell table:style-name="ce538" office:value-type="string" calcext:value-type="string">
            <text:p>kV</text:p>
          </table:table-cell>
          <table:table-cell table:style-name="ce538" office:value-type="string" calcext:value-type="string">
            <text:p>kV^2</text:p>
          </table:table-cell>
          <table:table-cell table:style-name="ce538" office:value-type="string" calcext:value-type="string">
            <text:p>mGy/mAs</text:p>
          </table:table-cell>
          <table:table-cell table:style-name="ce538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592" office:value-type="string" calcext:value-type="string" table:number-columns-spanned="2" table:number-rows-spanned="1">
            <text:p>Selenia</text:p>
          </table:table-cell>
          <table:covered-table-cell/>
          <table:table-cell table:style-name="ce592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38" table:formula="of:=[$Sheet1.$P$241]">
            <text:p/>
          </table:table-cell>
          <table:table-cell table:style-name="ce538" table:formula="of:=[Sheet1.R241]" office:value-type="float" office:value="24" calcext:value-type="float">
            <text:p>24</text:p>
          </table:table-cell>
          <table:table-cell table:style-name="ce538" table:formula="of:=[.B63]^2" office:value-type="float" office:value="576" calcext:value-type="float">
            <text:p>576</text:p>
          </table:table-cell>
          <table:table-cell table:style-name="ce564" table:formula="of:=[Sheet1.W241]" office:value-type="float" office:value="0.0249" calcext:value-type="float">
            <text:p>0.025</text:p>
          </table:table-cell>
          <table:table-cell table:style-name="ce556" table:formula="of:=[Sheet1.X241]" office:value-type="float" office:value="2.37504769172072" calcext:value-type="float">
            <text:p>2.38</text:p>
          </table:table-cell>
          <table:table-cell/>
          <table:table-cell table:style-name="ce538" table:formula="of:=[$Sheet1.$P$252]">
            <text:p/>
          </table:table-cell>
          <table:table-cell table:style-name="ce538" table:formula="of:=[Sheet1.R252]" office:value-type="float" office:value="28" calcext:value-type="float">
            <text:p>28</text:p>
          </table:table-cell>
          <table:table-cell table:style-name="ce538" table:formula="of:=[.H63]^2" office:value-type="float" office:value="784" calcext:value-type="float">
            <text:p>784</text:p>
          </table:table-cell>
          <table:table-cell table:style-name="ce564" table:formula="of:=[Sheet1.W252]" office:value-type="float" office:value="0.0428" calcext:value-type="float">
            <text:p>0.043</text:p>
          </table:table-cell>
          <table:table-cell table:style-name="ce556" table:formula="of:=[Sheet1.X252]" office:value-type="float" office:value="4.26464726982862" calcext:value-type="float">
            <text:p>4.26</text:p>
          </table:table-cell>
          <table:table-cell table:number-columns-repeated="2"/>
          <table:table-cell table:style-name="ce591" office:value-type="string" calcext:value-type="string">
            <text:p>Measured</text:p>
          </table:table-cell>
          <table:table-cell table:style-name="ce591" office:value-type="string" calcext:value-type="string">
            <text:p>W/Rh</text:p>
          </table:table-cell>
          <table:table-cell table:style-name="ce591" office:value-type="string" calcext:value-type="string">
            <text:p>W/Ag</text:p>
          </table:table-cell>
          <table:table-cell table:style-name="ce591" office:value-type="string" calcext:value-type="string">
            <text:p>W/Rh</text:p>
          </table:table-cell>
          <table:table-cell table:style-name="ce591" office:value-type="string" calcext:value-type="string">
            <text:p>W/Ag</text:p>
          </table:table-cell>
          <table:table-cell table:style-name="ce591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37" office:value-type="string" calcext:value-type="string">
            <text:p>Filter</text:p>
          </table:table-cell>
          <table:table-cell table:style-name="ce538" table:formula="of:=[Sheet1.R242]" office:value-type="float" office:value="25" calcext:value-type="float">
            <text:p>25</text:p>
          </table:table-cell>
          <table:table-cell table:style-name="ce538" table:formula="of:=[.B64]^2" office:value-type="float" office:value="625" calcext:value-type="float">
            <text:p>625</text:p>
          </table:table-cell>
          <table:table-cell table:style-name="ce564" table:formula="of:=[Sheet1.W242]" office:value-type="float" office:value="0.02914" calcext:value-type="float">
            <text:p>0.029</text:p>
          </table:table-cell>
          <table:table-cell table:style-name="ce556" table:formula="of:=[Sheet1.X242]" office:value-type="float" office:value="2.90181238797052" calcext:value-type="float">
            <text:p>2.90</text:p>
          </table:table-cell>
          <table:table-cell/>
          <table:table-cell table:style-name="ce537" office:value-type="string" calcext:value-type="string">
            <text:p>Filter</text:p>
          </table:table-cell>
          <table:table-cell table:style-name="ce538" table:formula="of:=[Sheet1.R253]" office:value-type="float" office:value="30" calcext:value-type="float">
            <text:p>30</text:p>
          </table:table-cell>
          <table:table-cell table:style-name="ce538" table:formula="of:=[.H64]^2" office:value-type="float" office:value="900" calcext:value-type="float">
            <text:p>900</text:p>
          </table:table-cell>
          <table:table-cell table:style-name="ce564" table:formula="of:=[Sheet1.W253]" office:value-type="float" office:value="0.05194" calcext:value-type="float">
            <text:p>0.052</text:p>
          </table:table-cell>
          <table:table-cell table:style-name="ce556" table:formula="of:=[Sheet1.X253]" office:value-type="float" office:value="5.16918789808917" calcext:value-type="float">
            <text:p>5.17</text:p>
          </table:table-cell>
          <table:table-cell table:number-columns-repeated="2"/>
          <table:table-cell table:style-name="ce591" table:formula="of:=IF([Sheet1.AM10]=&quot;&quot;;&quot;&quot;;[Sheet1.AM10])" office:value-type="float" office:value="27.06" calcext:value-type="float">
            <text:p>27.06</text:p>
          </table:table-cell>
          <table:table-cell table:style-name="ce593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 office:value-type="float" office:value="24.71049330807" calcext:value-type="float">
            <text:p>24.71</text:p>
          </table:table-cell>
          <table:table-cell table:style-name="ce593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 office:value-type="float" office:value="23.8149802241242" calcext:value-type="float">
            <text:p>23.81</text:p>
          </table:table-cell>
          <table:table-cell table:style-name="ce593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 office:value-type="float" office:value="52.0087395194819" calcext:value-type="float">
            <text:p>52.01</text:p>
          </table:table-cell>
          <table:table-cell table:style-name="ce593" table:formula="of:=IF([.N64]=&quot;&quot;;&quot;&quot;;IF([.N64]&lt;[.$C$104];[.N64]+[.$D$104]+[.$E$104]*[.N64]+[.$F$104]*[.N64]^2+[.G104]*[.N64]^3;IF([.N64]&gt;=[.$C$105];[.N64]+[.$D$105]+[.$E$105]*[.N64];&quot;&quot;)))" office:value-type="float" office:value="50.97322146728" calcext:value-type="float">
            <text:p>50.97</text:p>
          </table:table-cell>
          <table:table-cell table:style-name="ce593" table:formula="of:=IF([.N64]=&quot;&quot;;&quot;&quot;;IF([.N64]&lt;[.$C$108];[.N64]+[.$D$108]+[.$E$108]*[.N64]+[.$F$108]*[.N64]^2;IF([.N64]&gt;=[.$C$110];[.N64]+[.$D$110]+[.$E$110]*[.N64];[.N64]+[.$D$109]+[.$E$109]*[.N64])))" office:value-type="float" office:value="51.113005044" calcext:value-type="float">
            <text:p>51.11</text:p>
          </table:table-cell>
          <table:table-cell table:number-columns-repeated="1005"/>
        </table:table-row>
        <table:table-row table:style-name="ro3">
          <table:table-cell table:style-name="ce538" table:formula="of:=[$Sheet1.$Q$241]">
            <text:p/>
          </table:table-cell>
          <table:table-cell table:style-name="ce538" table:formula="of:=[Sheet1.R243]" office:value-type="float" office:value="26" calcext:value-type="float">
            <text:p>26</text:p>
          </table:table-cell>
          <table:table-cell table:style-name="ce538" table:formula="of:=[.B65]^2" office:value-type="float" office:value="676" calcext:value-type="float">
            <text:p>676</text:p>
          </table:table-cell>
          <table:table-cell table:style-name="ce564" table:formula="of:=[Sheet1.W243]" office:value-type="float" office:value="0.0331" calcext:value-type="float">
            <text:p>0.033</text:p>
          </table:table-cell>
          <table:table-cell table:style-name="ce556" table:formula="of:=[Sheet1.X243]" office:value-type="float" office:value="3.29418789808917" calcext:value-type="float">
            <text:p>3.29</text:p>
          </table:table-cell>
          <table:table-cell/>
          <table:table-cell table:style-name="ce538" table:formula="of:=[$Sheet1.$Q$252]">
            <text:p/>
          </table:table-cell>
          <table:table-cell table:style-name="ce538" table:formula="of:=[Sheet1.R254]" office:value-type="float" office:value="32" calcext:value-type="float">
            <text:p>32</text:p>
          </table:table-cell>
          <table:table-cell table:style-name="ce538" table:formula="of:=[.H65]^2" office:value-type="float" office:value="1024" calcext:value-type="float">
            <text:p>1024</text:p>
          </table:table-cell>
          <table:table-cell table:style-name="ce564" table:formula="of:=[Sheet1.W254]" office:value-type="float" office:value="0.06088" calcext:value-type="float">
            <text:p>0.061</text:p>
          </table:table-cell>
          <table:table-cell table:style-name="ce556" table:formula="of:=[Sheet1.X254]" office:value-type="float" office:value="6.06253734315873" calcext:value-type="float">
            <text:p>6.06</text:p>
          </table:table-cell>
          <table:table-cell table:number-columns-repeated="2"/>
          <table:table-cell table:style-name="ce591" table:formula="of:=IF([Sheet1.AM11]=&quot;&quot;;&quot;&quot;;[Sheet1.AM11])">
            <text:p/>
          </table:table-cell>
          <table:table-cell table:style-name="ce593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93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93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93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93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38"/>
          <table:table-cell table:style-name="ce538" table:formula="of:=[Sheet1.R244]" office:value-type="float" office:value="28" calcext:value-type="float">
            <text:p>28</text:p>
          </table:table-cell>
          <table:table-cell table:style-name="ce538" table:formula="of:=[.B66]^2" office:value-type="float" office:value="784" calcext:value-type="float">
            <text:p>784</text:p>
          </table:table-cell>
          <table:table-cell table:style-name="ce564" table:formula="of:=[Sheet1.W244]" office:value-type="float" office:value="0.04084" calcext:value-type="float">
            <text:p>0.041</text:p>
          </table:table-cell>
          <table:table-cell table:style-name="ce556" table:formula="of:=[Sheet1.X244]" office:value-type="float" office:value="4.06287306008754" calcext:value-type="float">
            <text:p>4.06</text:p>
          </table:table-cell>
          <table:table-cell/>
          <table:table-cell table:style-name="ce538"/>
          <table:table-cell table:style-name="ce538" table:formula="of:=[Sheet1.R255]" office:value-type="float" office:value="34" calcext:value-type="float">
            <text:p>34</text:p>
          </table:table-cell>
          <table:table-cell table:style-name="ce538" table:formula="of:=[.H66]^2" office:value-type="float" office:value="1156" calcext:value-type="float">
            <text:p>1156</text:p>
          </table:table-cell>
          <table:table-cell table:style-name="ce564" table:formula="of:=[Sheet1.W255]" office:value-type="float" office:value="0.06964" calcext:value-type="float">
            <text:p>0.070</text:p>
          </table:table-cell>
          <table:table-cell table:style-name="ce556" table:formula="of:=[Sheet1.X255]" office:value-type="float" office:value="0.55649672366949" calcext:value-type="float">
            <text:p>0.56</text:p>
          </table:table-cell>
          <table:table-cell table:number-columns-repeated="2"/>
          <table:table-cell table:style-name="ce591" table:formula="of:=IF([Sheet1.AM12]=&quot;&quot;;&quot;&quot;;[Sheet1.AM12])">
            <text:p/>
          </table:table-cell>
          <table:table-cell table:style-name="ce593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93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93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93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93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38"/>
          <table:table-cell table:style-name="ce538" table:formula="of:=[Sheet1.R245]" office:value-type="float" office:value="30" calcext:value-type="float">
            <text:p>30</text:p>
          </table:table-cell>
          <table:table-cell table:style-name="ce538" table:formula="of:=[.B67]^2" office:value-type="float" office:value="900" calcext:value-type="float">
            <text:p>900</text:p>
          </table:table-cell>
          <table:table-cell table:style-name="ce564" table:formula="of:=[Sheet1.W245]" office:value-type="float" office:value="0.04842" calcext:value-type="float">
            <text:p>0.048</text:p>
          </table:table-cell>
          <table:table-cell table:style-name="ce556" table:formula="of:=[Sheet1.X245]" office:value-type="float" office:value="4.81982878757715" calcext:value-type="float">
            <text:p>4.82</text:p>
          </table:table-cell>
          <table:table-cell/>
          <table:table-cell table:style-name="ce538"/>
          <table:table-cell table:style-name="ce538" table:formula="of:=[Sheet1.R256]" office:value-type="float" office:value="36" calcext:value-type="float">
            <text:p>36</text:p>
          </table:table-cell>
          <table:table-cell table:style-name="ce538" table:formula="of:=[.H67]^2" office:value-type="float" office:value="1296" calcext:value-type="float">
            <text:p>1296</text:p>
          </table:table-cell>
          <table:table-cell table:style-name="ce564" table:formula="of:=[Sheet1.W256]" office:value-type="float" office:value="0.07824" calcext:value-type="float">
            <text:p>0.078</text:p>
          </table:table-cell>
          <table:table-cell table:style-name="ce556" table:formula="of:=[Sheet1.X256]" office:value-type="float" office:value="5.88801926550271" calcext:value-type="float">
            <text:p>5.89</text:p>
          </table:table-cell>
          <table:table-cell table:number-columns-repeated="2"/>
          <table:table-cell table:style-name="ce591" table:formula="of:=IF([Sheet1.AM13]=&quot;&quot;;&quot;&quot;;[Sheet1.AM13])">
            <text:p/>
          </table:table-cell>
          <table:table-cell table:style-name="ce593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93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93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93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93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38"/>
          <table:table-cell table:style-name="ce538" table:formula="of:=[Sheet1.R246]" office:value-type="float" office:value="32" calcext:value-type="float">
            <text:p>32</text:p>
          </table:table-cell>
          <table:table-cell table:style-name="ce538" table:formula="of:=[.B68]^2" office:value-type="float" office:value="1024" calcext:value-type="float">
            <text:p>1024</text:p>
          </table:table-cell>
          <table:table-cell table:style-name="ce564" table:formula="of:=[Sheet1.W246]" office:value-type="float" office:value="0.05606" calcext:value-type="float">
            <text:p>0.056</text:p>
          </table:table-cell>
          <table:table-cell table:style-name="ce556" table:formula="of:=[Sheet1.X246]" office:value-type="float" office:value="5.57256461232604" calcext:value-type="float">
            <text:p>5.57</text:p>
          </table:table-cell>
          <table:table-cell/>
          <table:table-cell table:style-name="ce538"/>
          <table:table-cell table:style-name="ce538" table:formula="of:=[Sheet1.R257]" office:value-type="float" office:value="38" calcext:value-type="float">
            <text:p>38</text:p>
          </table:table-cell>
          <table:table-cell table:style-name="ce538" table:formula="of:=[.H68]^2" office:value-type="float" office:value="1444" calcext:value-type="float">
            <text:p>1444</text:p>
          </table:table-cell>
          <table:table-cell table:style-name="ce564" table:formula="of:=[Sheet1.W257]" office:value-type="float" office:value="0.0874" calcext:value-type="float">
            <text:p>0.087</text:p>
          </table:table-cell>
          <table:table-cell table:style-name="ce556" table:formula="of:=[Sheet1.X257]" office:value-type="float" office:value="6.12731351654515" calcext:value-type="float">
            <text:p>6.13</text:p>
          </table:table-cell>
          <table:table-cell table:number-columns-repeated="2"/>
          <table:table-cell table:style-name="ce591" table:formula="of:=IF([Sheet1.AM14]=&quot;&quot;;&quot;&quot;;[Sheet1.AM14])">
            <text:p/>
          </table:table-cell>
          <table:table-cell table:style-name="ce593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93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93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93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93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38"/>
          <table:table-cell table:style-name="ce538" table:formula="of:=[Sheet1.R247]" office:value-type="float" office:value="34" calcext:value-type="float">
            <text:p>34</text:p>
          </table:table-cell>
          <table:table-cell table:style-name="ce538" table:formula="of:=[.B69]^2" office:value-type="float" office:value="1156" calcext:value-type="float">
            <text:p>1156</text:p>
          </table:table-cell>
          <table:table-cell table:style-name="ce538" table:formula="of:=[Sheet1.W247]">
            <text:p/>
          </table:table-cell>
          <table:table-cell table:style-name="ce538" table:formula="of:=[Sheet1.X247]">
            <text:p/>
          </table:table-cell>
          <table:table-cell/>
          <table:table-cell table:style-name="ce538"/>
          <table:table-cell table:style-name="ce538" table:formula="of:=[Sheet1.X247]">
            <text:p/>
          </table:table-cell>
          <table:table-cell table:style-name="ce552" office:value-type="string" calcext:value-type="string">
            <text:p>Slope:</text:p>
          </table:table-cell>
          <table:table-cell table:formula="of:=SLOPE([.J63:.J68];[.$I$63:.$I$68])" office:value-type="float" office:value="0.0000670999572310136" calcext:value-type="float">
            <text:p>0.0000671</text:p>
          </table:table-cell>
          <table:table-cell table:formula="of:=SLOPE([.K63:.K68];[.$I$63:.$I$68])" office:value-type="float" office:value="0.00141425806483631" calcext:value-type="float">
            <text:p>0.0014142581</text:p>
          </table:table-cell>
          <table:table-cell table:number-columns-repeated="2"/>
          <table:table-cell table:style-name="ce591" table:formula="of:=IF([Sheet1.AM15]=&quot;&quot;;&quot;&quot;;[Sheet1.AM15])">
            <text:p/>
          </table:table-cell>
          <table:table-cell table:style-name="ce593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93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93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93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93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52" office:value-type="string" calcext:value-type="string">
            <text:p>Slope:</text:p>
          </table:table-cell>
          <table:table-cell table:formula="of:=SLOPE([.D63:.D69];[.$C$63:.$C$69])" office:value-type="float" office:value="0.0000691335293571174" calcext:value-type="float">
            <text:p>6.91335293571174E-005</text:p>
          </table:table-cell>
          <table:table-cell table:formula="of:=SLOPE([.E63:.E69];[.$C$63:.$C$69])" office:value-type="float" office:value="0.00699798529110298" calcext:value-type="float">
            <text:p>0.0069979853</text:p>
          </table:table-cell>
          <table:table-cell table:number-columns-repeated="3"/>
          <table:table-cell table:style-name="ce552" office:value-type="string" calcext:value-type="string">
            <text:p>Intercept:</text:p>
          </table:table-cell>
          <table:table-cell table:formula="of:=INTERCEPT([.J63:.J68];[.$I$63:.$I$68])" office:value-type="float" office:value="-0.00870468625893565" calcext:value-type="float">
            <text:p>-0.0087046863</text:p>
          </table:table-cell>
          <table:table-cell table:formula="of:=INTERCEPT([.K63:.K68];[.$I$63:.$I$68])" office:value-type="float" office:value="3.12140695943581" calcext:value-type="float">
            <text:p>3.1214069594</text:p>
          </table:table-cell>
          <table:table-cell table:number-columns-repeated="2"/>
          <table:table-cell table:style-name="ce591" table:formula="of:=IF([Sheet1.AM16]=&quot;&quot;;&quot;&quot;;[Sheet1.AM16])" office:value-type="float" office:value="27.38" calcext:value-type="float">
            <text:p>27.38</text:p>
          </table:table-cell>
          <table:table-cell table:style-name="ce593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 office:value-type="float" office:value="25.9917318662392" calcext:value-type="float">
            <text:p>25.99</text:p>
          </table:table-cell>
          <table:table-cell table:style-name="ce593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 office:value-type="float" office:value="24.187755578896" calcext:value-type="float">
            <text:p>24.19</text:p>
          </table:table-cell>
          <table:table-cell table:style-name="ce593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 office:value-type="float" office:value="53.6086791429202" calcext:value-type="float">
            <text:p>53.61</text:p>
          </table:table-cell>
          <table:table-cell table:style-name="ce593" table:formula="of:=IF([.N70]=&quot;&quot;;&quot;&quot;;IF([.N70]&lt;[.$C$104];[.N70]+[.$D$104]+[.$E$104]*[.N70]+[.$F$104]*[.N70]^2+[.G110]*[.N70]^3;IF([.N70]&gt;=[.$C$105];[.N70]+[.$D$105]+[.$E$105]*[.N70];&quot;&quot;)))" office:value-type="float" office:value="342.5043931" calcext:value-type="float">
            <text:p>342.50</text:p>
          </table:table-cell>
          <table:table-cell table:style-name="ce593" table:formula="of:=IF([.N70]=&quot;&quot;;&quot;&quot;;IF([.N70]&lt;[.$C$108];[.N70]+[.$D$108]+[.$E$108]*[.N70]+[.$F$108]*[.N70]^2;IF([.N70]&gt;=[.$C$110];[.N70]+[.$D$110]+[.$E$110]*[.N70];[.N70]+[.$D$109]+[.$E$109]*[.N70])))" office:value-type="float" office:value="51.780831476" calcext:value-type="float">
            <text:p>51.78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52" office:value-type="string" calcext:value-type="string">
            <text:p>Intercept:</text:p>
          </table:table-cell>
          <table:table-cell table:formula="of:=INTERCEPT([.D63:.D69];[.$C$63:.$C$69])" office:value-type="float" office:value="-0.0140862053503972" calcext:value-type="float">
            <text:p>-0.0140862054</text:p>
          </table:table-cell>
          <table:table-cell table:formula="of:=INTERCEPT([.E63:.E69];[.$C$63:.$C$69])" office:value-type="float" office:value="-1.50990802032267" calcext:value-type="float">
            <text:p>-1.5099080203</text:p>
          </table:table-cell>
          <table:table-cell table:number-columns-repeated="8"/>
          <table:table-cell table:style-name="ce591" table:formula="of:=IF([Sheet1.AM17]=&quot;&quot;;&quot;&quot;;[Sheet1.AM17])">
            <text:p/>
          </table:table-cell>
          <table:table-cell table:style-name="ce593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93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93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93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93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18]=&quot;&quot;;&quot;&quot;;[Sheet1.AM18])">
            <text:p/>
          </table:table-cell>
          <table:table-cell table:style-name="ce593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93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93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93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93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27" office:value-type="string" calcext:value-type="string">
            <text:p>Half Value Layer</text:p>
          </table:table-cell>
          <table:table-cell table:number-columns-repeated="12"/>
          <table:table-cell table:style-name="ce591" table:formula="of:=IF([Sheet1.AM19]=&quot;&quot;;&quot;&quot;;[Sheet1.AM19])">
            <text:p/>
          </table:table-cell>
          <table:table-cell table:style-name="ce593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93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93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93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93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37" office:value-type="string" calcext:value-type="string">
            <text:p>Target</text:p>
          </table:table-cell>
          <table:table-cell table:style-name="ce538" office:value-type="string" calcext:value-type="string">
            <text:p>kV</text:p>
          </table:table-cell>
          <table:table-cell table:style-name="ce538" office:value-type="string" calcext:value-type="string">
            <text:p>HVL</text:p>
          </table:table-cell>
          <table:table-cell table:style-name="ce537" office:value-type="string" calcext:value-type="string">
            <text:p>Target</text:p>
          </table:table-cell>
          <table:table-cell table:style-name="ce538" office:value-type="string" calcext:value-type="string">
            <text:p>kV</text:p>
          </table:table-cell>
          <table:table-cell table:style-name="ce538" office:value-type="string" calcext:value-type="string">
            <text:p>HVL</text:p>
          </table:table-cell>
          <table:table-cell/>
          <table:table-cell table:style-name="ce570" office:value-type="string" calcext:value-type="string">
            <text:p>Target</text:p>
          </table:table-cell>
          <table:table-cell table:style-name="ce574" office:value-type="string" calcext:value-type="string">
            <text:p>Filter</text:p>
          </table:table-cell>
          <table:table-cell table:style-name="ce580" office:value-type="string" calcext:value-type="string">
            <text:p>C</text:p>
          </table:table-cell>
          <table:table-cell table:number-columns-repeated="3"/>
          <table:table-cell table:style-name="ce591" table:formula="of:=IF([Sheet1.AM20]=&quot;&quot;;&quot;&quot;;[Sheet1.AM20])">
            <text:p/>
          </table:table-cell>
          <table:table-cell table:style-name="ce593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93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93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93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93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38" table:formula="of:=[$Sheet1.$P$241]">
            <text:p/>
          </table:table-cell>
          <table:table-cell table:style-name="ce538" table:formula="of:=[Sheet1.Q288]" office:value-type="float" office:value="24" calcext:value-type="float">
            <text:p>24</text:p>
          </table:table-cell>
          <table:table-cell table:style-name="ce556" table:formula="of:=[Sheet1.Q296]">
            <text:p/>
          </table:table-cell>
          <table:table-cell table:style-name="ce538" table:formula="of:=[$Sheet1.$P$252]">
            <text:p/>
          </table:table-cell>
          <table:table-cell table:style-name="ce538" table:formula="of:=[Sheet1.U288]" office:value-type="float" office:value="28" calcext:value-type="float">
            <text:p>28</text:p>
          </table:table-cell>
          <table:table-cell table:style-name="ce556" table:formula="of:=[Sheet1.U296]" office:value-type="string" office:string-value="TBD" calcext:value-type="string">
            <text:p>TBD</text:p>
          </table:table-cell>
          <table:table-cell/>
          <table:table-cell table:style-name="ce571" office:value-type="string" calcext:value-type="string">
            <text:p>Mo</text:p>
          </table:table-cell>
          <table:table-cell table:style-name="ce575" office:value-type="string" calcext:value-type="string">
            <text:p>Mo</text:p>
          </table:table-cell>
          <table:table-cell table:style-name="ce581" office:value-type="float" office:value="0.12" calcext:value-type="float">
            <text:p>0.12</text:p>
          </table:table-cell>
          <table:table-cell table:number-columns-repeated="3"/>
          <table:table-cell table:style-name="ce591" table:formula="of:=IF([Sheet1.AM21]=&quot;&quot;;&quot;&quot;;[Sheet1.AM21])">
            <text:p/>
          </table:table-cell>
          <table:table-cell table:style-name="ce593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93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93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93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93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37" office:value-type="string" calcext:value-type="string">
            <text:p>Filter</text:p>
          </table:table-cell>
          <table:table-cell table:style-name="ce538" table:formula="of:=[Sheet1.R288]" office:value-type="float" office:value="25" calcext:value-type="float">
            <text:p>25</text:p>
          </table:table-cell>
          <table:table-cell table:style-name="ce556" table:formula="of:=[Sheet1.R296]">
            <text:p/>
          </table:table-cell>
          <table:table-cell table:style-name="ce537" office:value-type="string" calcext:value-type="string">
            <text:p>Filter</text:p>
          </table:table-cell>
          <table:table-cell table:style-name="ce538" table:formula="of:=[Sheet1.V288]" office:value-type="float" office:value="30" calcext:value-type="float">
            <text:p>30</text:p>
          </table:table-cell>
          <table:table-cell table:style-name="ce556" table:formula="of:=[Sheet1.V296]" office:value-type="string" office:string-value="TBD" calcext:value-type="string">
            <text:p>TBD</text:p>
          </table:table-cell>
          <table:table-cell/>
          <table:table-cell table:style-name="ce571" office:value-type="string" calcext:value-type="string">
            <text:p>Mo</text:p>
          </table:table-cell>
          <table:table-cell table:style-name="ce575" office:value-type="string" calcext:value-type="string">
            <text:p>Rh</text:p>
          </table:table-cell>
          <table:table-cell table:style-name="ce581" office:value-type="float" office:value="0.19" calcext:value-type="float">
            <text:p>0.19</text:p>
          </table:table-cell>
          <table:table-cell table:number-columns-repeated="3"/>
          <table:table-cell table:style-name="ce591" table:formula="of:=IF([Sheet1.AM22]=&quot;&quot;;&quot;&quot;;[Sheet1.AM22])" office:value-type="float" office:value="27.58" calcext:value-type="float">
            <text:p>27.58</text:p>
          </table:table-cell>
          <table:table-cell table:style-name="ce593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 office:value-type="float" office:value="27.0366029176403" calcext:value-type="float">
            <text:p>27.04</text:p>
          </table:table-cell>
          <table:table-cell table:style-name="ce593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 office:value-type="float" office:value="24.4105988881784" calcext:value-type="float">
            <text:p>24.41</text:p>
          </table:table-cell>
          <table:table-cell table:style-name="ce593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 office:value-type="float" office:value="54.5210218630227" calcext:value-type="float">
            <text:p>54.52</text:p>
          </table:table-cell>
          <table:table-cell table:style-name="ce593" table:formula="of:=IF([.N76]=&quot;&quot;;&quot;&quot;;IF([.N76]&lt;[.$C$104];[.N76]+[.$D$104]+[.$E$104]*[.N76]+[.$F$104]*[.N76]^2+[.G116]*[.N76]^3;IF([.N76]&gt;=[.$C$105];[.N76]+[.$D$105]+[.$E$105]*[.N76];&quot;&quot;)))" office:value-type="float" office:value="349.3518511" calcext:value-type="float">
            <text:p>349.35</text:p>
          </table:table-cell>
          <table:table-cell table:style-name="ce593" table:formula="of:=IF([.N76]=&quot;&quot;;&quot;&quot;;IF([.N76]&lt;[.$C$108];[.N76]+[.$D$108]+[.$E$108]*[.N76]+[.$F$108]*[.N76]^2;IF([.N76]&gt;=[.$C$110];[.N76]+[.$D$110]+[.$E$110]*[.N76];[.N76]+[.$D$109]+[.$E$109]*[.N76])))" office:value-type="float" office:value="52.205897156" calcext:value-type="float">
            <text:p>52.21</text:p>
          </table:table-cell>
          <table:table-cell table:number-columns-repeated="1005"/>
        </table:table-row>
        <table:table-row table:style-name="ro3">
          <table:table-cell table:style-name="ce538" table:formula="of:=[$Sheet1.$Q$241]">
            <text:p/>
          </table:table-cell>
          <table:table-cell table:style-name="ce538" table:formula="of:=[Sheet1.S288]" office:value-type="float" office:value="28" calcext:value-type="float">
            <text:p>28</text:p>
          </table:table-cell>
          <table:table-cell table:style-name="ce556" table:formula="of:=[Sheet1.S296]" office:value-type="string" office:string-value="TBD" calcext:value-type="string">
            <text:p>TBD</text:p>
          </table:table-cell>
          <table:table-cell table:style-name="ce538" table:formula="of:=[$Sheet1.$Q$252]">
            <text:p/>
          </table:table-cell>
          <table:table-cell table:style-name="ce538" table:formula="of:=[Sheet1.W288]" office:value-type="float" office:value="32" calcext:value-type="float">
            <text:p>32</text:p>
          </table:table-cell>
          <table:table-cell table:style-name="ce556" table:formula="of:=[Sheet1.W296]" office:value-type="string" office:string-value="TBD" calcext:value-type="string">
            <text:p>TBD</text:p>
          </table:table-cell>
          <table:table-cell/>
          <table:table-cell table:style-name="ce572" office:value-type="string" calcext:value-type="string">
            <text:p>Rh</text:p>
          </table:table-cell>
          <table:table-cell table:style-name="ce576" office:value-type="string" calcext:value-type="string">
            <text:p>Rh</text:p>
          </table:table-cell>
          <table:table-cell table:style-name="ce582" office:value-type="float" office:value="0.22" calcext:value-type="float">
            <text:p>0.22</text:p>
          </table:table-cell>
          <table:table-cell table:number-columns-repeated="3"/>
          <table:table-cell table:style-name="ce591" table:formula="of:=IF([Sheet1.AM23]=&quot;&quot;;&quot;&quot;;[Sheet1.AM23])" office:value-type="float" office:value="28.22" calcext:value-type="float">
            <text:p>28.22</text:p>
          </table:table-cell>
          <table:table-cell table:style-name="ce593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 office:value-type="float" office:value="28.771773689763" calcext:value-type="float">
            <text:p>28.77</text:p>
          </table:table-cell>
          <table:table-cell table:style-name="ce593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 office:value-type="float" office:value="25.0267154910834" calcext:value-type="float">
            <text:p>25.03</text:p>
          </table:table-cell>
          <table:table-cell table:style-name="ce593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 office:value-type="float" office:value="57.0467626903765" calcext:value-type="float">
            <text:p>57.05</text:p>
          </table:table-cell>
          <table:table-cell table:style-name="ce593" table:formula="of:=IF([.N77]=&quot;&quot;;&quot;&quot;;IF([.N77]&lt;[.$C$104];[.N77]+[.$D$104]+[.$E$104]*[.N77]+[.$F$104]*[.N77]^2+[.G117]*[.N77]^3;IF([.N77]&gt;=[.$C$105];[.N77]+[.$D$105]+[.$E$105]*[.N77];&quot;&quot;)))" office:value-type="float" office:value="371.8982191" calcext:value-type="float">
            <text:p>371.90</text:p>
          </table:table-cell>
          <table:table-cell table:style-name="ce593" table:formula="of:=IF([.N77]=&quot;&quot;;&quot;&quot;;IF([.N77]&lt;[.$C$108];[.N77]+[.$D$108]+[.$E$108]*[.N77]+[.$F$108]*[.N77]^2;IF([.N77]&gt;=[.$C$110];[.N77]+[.$D$110]+[.$E$110]*[.N77];[.N77]+[.$D$109]+[.$E$109]*[.N77])))" office:value-type="float" office:value="53.605776836" calcext:value-type="float">
            <text:p>53.61</text:p>
          </table:table-cell>
          <table:table-cell table:number-columns-repeated="1005"/>
        </table:table-row>
        <table:table-row table:style-name="ro3">
          <table:table-cell/>
          <table:table-cell table:style-name="ce538" table:formula="of:=[Sheet1.T288]" office:value-type="float" office:value="32" calcext:value-type="float">
            <text:p>32</text:p>
          </table:table-cell>
          <table:table-cell table:style-name="ce556" table:formula="of:=[Sheet1.T296]" office:value-type="string" office:string-value="TBD" calcext:value-type="string">
            <text:p>TBD</text:p>
          </table:table-cell>
          <table:table-cell/>
          <table:table-cell table:style-name="ce538" table:formula="of:=[Sheet1.X288]" office:value-type="float" office:value="34" calcext:value-type="float">
            <text:p>34</text:p>
          </table:table-cell>
          <table:table-cell table:style-name="ce556" table:formula="of:=[Sheet1.X296]" office:value-type="string" office:string-value="TBD" calcext:value-type="string">
            <text:p>TBD</text:p>
          </table:table-cell>
          <table:table-cell/>
          <table:table-cell table:style-name="ce573" office:value-type="string" calcext:value-type="string">
            <text:p>Critiera:</text:p>
          </table:table-cell>
          <table:table-cell table:style-name="ce573" office:value-type="string" calcext:value-type="string">
            <text:p>Min HVL &gt; kV/100 (no paddle)</text:p>
          </table:table-cell>
          <table:table-cell table:style-name="ce573"/>
          <table:table-cell table:number-columns-repeated="3"/>
          <table:table-cell table:style-name="ce591" table:formula="of:=IF([Sheet1.AM24]=&quot;&quot;;&quot;&quot;;[Sheet1.AM24])" office:value-type="float" office:value="28.11" calcext:value-type="float">
            <text:p>28.11</text:p>
          </table:table-cell>
          <table:table-cell table:style-name="ce593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 office:value-type="float" office:value="28.5120731014681" calcext:value-type="float">
            <text:p>28.51</text:p>
          </table:table-cell>
          <table:table-cell table:style-name="ce593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 office:value-type="float" office:value="24.9292916925624" calcext:value-type="float">
            <text:p>24.93</text:p>
          </table:table-cell>
          <table:table-cell table:style-name="ce593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 office:value-type="float" office:value="56.6514969004443" calcext:value-type="float">
            <text:p>56.65</text:p>
          </table:table-cell>
          <table:table-cell table:style-name="ce593" table:formula="of:=IF([.N78]=&quot;&quot;;&quot;&quot;;IF([.N78]&lt;[.$C$104];[.N78]+[.$D$104]+[.$E$104]*[.N78]+[.$F$104]*[.N78]^2+[.G118]*[.N78]^3;IF([.N78]&gt;=[.$C$105];[.N78]+[.$D$105]+[.$E$105]*[.N78];&quot;&quot;)))" office:value-type="float" office:value="367.954253525" calcext:value-type="float">
            <text:p>367.95</text:p>
          </table:table-cell>
          <table:table-cell table:style-name="ce593" table:formula="of:=IF([.N78]=&quot;&quot;;&quot;&quot;;IF([.N78]&lt;[.$C$108];[.N78]+[.$D$108]+[.$E$108]*[.N78]+[.$F$108]*[.N78]^2;IF([.N78]&gt;=[.$C$110];[.N78]+[.$D$110]+[.$E$110]*[.N78];[.N78]+[.$D$109]+[.$E$109]*[.N78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3">
          <table:table-cell/>
          <table:table-cell table:style-name="ce552" office:value-type="string" calcext:value-type="string">
            <text:p>Slope:</text:p>
          </table:table-cell>
          <table:table-cell table:style-name="ce538" table:formula="of:=SLOPE([.C75:.C78];[.B75:.B78])" office:value-type="string" office:string-value="" calcext:value-type="error">
            <text:p>#VALUE!</text:p>
          </table:table-cell>
          <table:table-cell/>
          <table:table-cell table:style-name="ce552" office:value-type="string" calcext:value-type="string">
            <text:p>Slope:</text:p>
          </table:table-cell>
          <table:table-cell table:style-name="ce538" table:formula="of:=SLOPE([.F75:.F78];[.E75:.E78])" office:value-type="string" office:string-value="" calcext:value-type="error">
            <text:p>#VALUE!</text:p>
          </table:table-cell>
          <table:table-cell/>
          <table:table-cell table:style-name="ce573"/>
          <table:table-cell table:style-name="ce573" office:value-type="string" calcext:value-type="string">
            <text:p>Min HVL &gt; kV/100 + 0.03 (with paddle)</text:p>
          </table:table-cell>
          <table:table-cell table:style-name="ce573"/>
          <table:table-cell table:number-columns-repeated="3"/>
          <table:table-cell table:style-name="ce591" table:formula="of:=IF([Sheet1.AM25]=&quot;&quot;;&quot;&quot;;[Sheet1.AM25])" office:value-type="float" office:value="28.19" calcext:value-type="float">
            <text:p>28.19</text:p>
          </table:table-cell>
          <table:table-cell table:style-name="ce593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 office:value-type="float" office:value="28.7022488805424" calcext:value-type="float">
            <text:p>28.70</text:p>
          </table:table-cell>
          <table:table-cell table:style-name="ce593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 office:value-type="float" office:value="25.0002384745749" calcext:value-type="float">
            <text:p>25.00</text:p>
          </table:table-cell>
          <table:table-cell table:style-name="ce593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 office:value-type="float" office:value="56.9404343289962" calcext:value-type="float">
            <text:p>56.94</text:p>
          </table:table-cell>
          <table:table-cell table:style-name="ce593" table:formula="of:=IF([.N79]=&quot;&quot;;&quot;&quot;;IF([.N79]&lt;[.$C$104];[.N79]+[.$D$104]+[.$E$104]*[.N79]+[.$F$104]*[.N79]^2+[.G119]*[.N79]^3;IF([.N79]&gt;=[.$C$105];[.N79]+[.$D$105]+[.$E$105]*[.N79];&quot;&quot;)))" office:value-type="float" office:value="370.819759525" calcext:value-type="float">
            <text:p>370.82</text:p>
          </table:table-cell>
          <table:table-cell table:style-name="ce593" table:formula="of:=IF([.N79]=&quot;&quot;;&quot;&quot;;IF([.N79]&lt;[.$C$108];[.N79]+[.$D$108]+[.$E$108]*[.N79]+[.$F$108]*[.N79]^2;IF([.N79]&gt;=[.$C$110];[.N79]+[.$D$110]+[.$E$110]*[.N79];[.N79]+[.$D$109]+[.$E$109]*[.N79])))" office:value-type="float" office:value="53.538807119" calcext:value-type="float">
            <text:p>53.54</text:p>
          </table:table-cell>
          <table:table-cell table:number-columns-repeated="1005"/>
        </table:table-row>
        <table:table-row table:style-name="ro3">
          <table:table-cell/>
          <table:table-cell table:style-name="ce552" office:value-type="string" calcext:value-type="string">
            <text:p>Intercept:</text:p>
          </table:table-cell>
          <table:table-cell table:style-name="ce538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52" office:value-type="string" calcext:value-type="string">
            <text:p>Intercept:</text:p>
          </table:table-cell>
          <table:table-cell table:style-name="ce538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73"/>
          <table:table-cell table:style-name="ce573" office:value-type="string" calcext:value-type="string">
            <text:p>Max HVL &lt; kV/100 + C</text:p>
          </table:table-cell>
          <table:table-cell table:style-name="ce573"/>
          <table:table-cell table:number-columns-repeated="3"/>
          <table:table-cell table:style-name="ce591" table:formula="of:=IF([Sheet1.AM26]=&quot;&quot;;&quot;&quot;;[Sheet1.AM26])" office:value-type="float" office:value="28.11" calcext:value-type="float">
            <text:p>28.11</text:p>
          </table:table-cell>
          <table:table-cell table:style-name="ce593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 office:value-type="float" office:value="28.5120731014681" calcext:value-type="float">
            <text:p>28.51</text:p>
          </table:table-cell>
          <table:table-cell table:style-name="ce593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 office:value-type="float" office:value="24.9292916925624" calcext:value-type="float">
            <text:p>24.93</text:p>
          </table:table-cell>
          <table:table-cell table:style-name="ce593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 office:value-type="float" office:value="56.6514969004443" calcext:value-type="float">
            <text:p>56.65</text:p>
          </table:table-cell>
          <table:table-cell table:style-name="ce593" table:formula="of:=IF([.N80]=&quot;&quot;;&quot;&quot;;IF([.N80]&lt;[.$C$104];[.N80]+[.$D$104]+[.$E$104]*[.N80]+[.$F$104]*[.N80]^2+[.G120]*[.N80]^3;IF([.N80]&gt;=[.$C$105];[.N80]+[.$D$105]+[.$E$105]*[.N80];&quot;&quot;)))" office:value-type="float" office:value="367.954253525" calcext:value-type="float">
            <text:p>367.95</text:p>
          </table:table-cell>
          <table:table-cell table:style-name="ce593" table:formula="of:=IF([.N80]=&quot;&quot;;&quot;&quot;;IF([.N80]&lt;[.$C$108];[.N80]+[.$D$108]+[.$E$108]*[.N80]+[.$F$108]*[.N80]^2;IF([.N80]&gt;=[.$C$110];[.N80]+[.$D$110]+[.$E$110]*[.N80];[.N80]+[.$D$109]+[.$E$109]*[.N80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27]=&quot;&quot;;&quot;&quot;;[Sheet1.AM27])" office:value-type="float" office:value="28.13" calcext:value-type="float">
            <text:p>28.13</text:p>
          </table:table-cell>
          <table:table-cell table:style-name="ce593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 office:value-type="float" office:value="28.5602777141044" calcext:value-type="float">
            <text:p>28.56</text:p>
          </table:table-cell>
          <table:table-cell table:style-name="ce593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 office:value-type="float" office:value="24.9471047507832" calcext:value-type="float">
            <text:p>24.95</text:p>
          </table:table-cell>
          <table:table-cell table:style-name="ce593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 office:value-type="float" office:value="56.7244761377833" calcext:value-type="float">
            <text:p>56.72</text:p>
          </table:table-cell>
          <table:table-cell table:style-name="ce593" table:formula="of:=IF([.N81]=&quot;&quot;;&quot;&quot;;IF([.N81]&lt;[.$C$104];[.N81]+[.$D$104]+[.$E$104]*[.N81]+[.$F$104]*[.N81]^2+[.G121]*[.N81]^3;IF([.N81]&gt;=[.$C$105];[.N81]+[.$D$105]+[.$E$105]*[.N81];&quot;&quot;)))" office:value-type="float" office:value="368.669213725" calcext:value-type="float">
            <text:p>368.67</text:p>
          </table:table-cell>
          <table:table-cell table:style-name="ce593" table:formula="of:=IF([.N81]=&quot;&quot;;&quot;&quot;;IF([.N81]&lt;[.$C$108];[.N81]+[.$D$108]+[.$E$108]*[.N81]+[.$F$108]*[.N81]^2;IF([.N81]&gt;=[.$C$110];[.N81]+[.$D$110]+[.$E$110]*[.N81];[.N81]+[.$D$109]+[.$E$109]*[.N81])))" office:value-type="float" office:value="53.405266151" calcext:value-type="float">
            <text:p>53.41</text:p>
          </table:table-cell>
          <table:table-cell table:number-columns-repeated="1005"/>
        </table:table-row>
        <table:table-row table:style-name="ro3">
          <table:table-cell table:style-name="ce527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91" table:formula="of:=IF([Sheet1.AM28]=&quot;&quot;;&quot;&quot;;[Sheet1.AM28])">
            <text:p/>
          </table:table-cell>
          <table:table-cell table:style-name="ce593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93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93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93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93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39" office:value-type="string" calcext:value-type="string">
            <text:p>Mo/Mo</text:p>
          </table:table-cell>
          <table:table-cell table:style-name="ce539" office:value-type="string" calcext:value-type="string">
            <text:p>Mo/Rh</text:p>
          </table:table-cell>
          <table:table-cell table:style-name="ce539" office:value-type="string" calcext:value-type="string">
            <text:p>Rh/Rh</text:p>
          </table:table-cell>
          <table:table-cell table:style-name="ce539" office:value-type="string" calcext:value-type="string">
            <text:p>W/Rh</text:p>
          </table:table-cell>
          <table:table-cell table:style-name="ce539" office:value-type="string" calcext:value-type="string">
            <text:p>W/Ag</text:p>
          </table:table-cell>
          <table:table-cell table:style-name="ce539" office:value-type="string" calcext:value-type="string">
            <text:p>Siemens Inspiration</text:p>
          </table:table-cell>
          <table:table-cell table:number-columns-repeated="7"/>
          <table:table-cell table:style-name="ce591" table:formula="of:=IF([Sheet1.AM29]=&quot;&quot;;&quot;&quot;;[Sheet1.AM29])">
            <text:p/>
          </table:table-cell>
          <table:table-cell table:style-name="ce593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93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93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93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93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40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40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40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38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38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69" table:formula="of:=IF(OR(ISERR([$Sheet1.$X$225]);ISERR([$Sheet1.$X$224]));&quot;TBD&quot;;[$Sheet1.$X$225]*([.L53]*[.$S$290]+[.M53])*([.L54]*[.$S$290]+[.M54])*HLOOKUP([$Sheet1.$Q$222];[.B58:.D59];2))" office:value-type="float" office:value="0.0401989925662846" calcext:value-type="float">
            <text:p>0.0402</text:p>
          </table:table-cell>
          <table:table-cell table:number-columns-repeated="7"/>
          <table:table-cell table:style-name="ce591" table:formula="of:=IF([Sheet1.AM30]=&quot;&quot;;&quot;&quot;;[Sheet1.AM30])">
            <text:p/>
          </table:table-cell>
          <table:table-cell table:style-name="ce593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93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93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93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93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31]=&quot;&quot;;&quot;&quot;;[Sheet1.AM31])">
            <text:p/>
          </table:table-cell>
          <table:table-cell table:style-name="ce593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93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93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93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93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27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91" table:formula="of:=IF([Sheet1.AM32]=&quot;&quot;;&quot;&quot;;[Sheet1.AM32])" office:value-type="float" office:value="28.17" calcext:value-type="float">
            <text:p>28.17</text:p>
          </table:table-cell>
          <table:table-cell table:style-name="ce593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 office:value-type="float" office:value="28.6553614296376" calcext:value-type="float">
            <text:p>28.66</text:p>
          </table:table-cell>
          <table:table-cell table:style-name="ce593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 office:value-type="float" office:value="24.9825653883163" calcext:value-type="float">
            <text:p>24.98</text:p>
          </table:table-cell>
          <table:table-cell table:style-name="ce593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 office:value-type="float" office:value="56.868940762025" calcext:value-type="float">
            <text:p>56.87</text:p>
          </table:table-cell>
          <table:table-cell table:style-name="ce593" table:formula="of:=IF([.N86]=&quot;&quot;;&quot;&quot;;IF([.N86]&lt;[.$C$104];[.N86]+[.$D$104]+[.$E$104]*[.N86]+[.$F$104]*[.N86]^2+[.G126]*[.N86]^3;IF([.N86]&gt;=[.$C$105];[.N86]+[.$D$105]+[.$E$105]*[.N86];&quot;&quot;)))" office:value-type="float" office:value="370.101966725" calcext:value-type="float">
            <text:p>370.10</text:p>
          </table:table-cell>
          <table:table-cell table:style-name="ce593" table:formula="of:=IF([.N86]=&quot;&quot;;&quot;&quot;;IF([.N86]&lt;[.$C$108];[.N86]+[.$D$108]+[.$E$108]*[.N86]+[.$F$108]*[.N86]^2;IF([.N86]&gt;=[.$C$110];[.N86]+[.$D$110]+[.$E$110]*[.N86];[.N86]+[.$D$109]+[.$E$109]*[.N86])))" office:value-type="float" office:value="53.494234431" calcext:value-type="float">
            <text:p>53.49</text:p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04" office:value-type="string" calcext:value-type="string">
            <text:p>kV</text:p>
          </table:table-cell>
          <table:table-cell table:style-name="Default"/>
          <table:table-cell table:style-name="ce558" office:value-type="string" calcext:value-type="string">
            <text:p>kV^0</text:p>
          </table:table-cell>
          <table:table-cell table:style-name="ce558" office:value-type="string" calcext:value-type="string">
            <text:p>kV^1</text:p>
          </table:table-cell>
          <table:table-cell table:style-name="ce558" office:value-type="string" calcext:value-type="string">
            <text:p>kV^2</text:p>
          </table:table-cell>
          <table:table-cell table:style-name="ce558" office:value-type="string" calcext:value-type="string">
            <text:p>kV^3</text:p>
          </table:table-cell>
          <table:table-cell table:style-name="ce558" office:value-type="string" calcext:value-type="string">
            <text:p>kV^4</text:p>
          </table:table-cell>
          <table:table-cell table:style-name="ce558" office:value-type="string" calcext:value-type="string">
            <text:p>kV^5</text:p>
          </table:table-cell>
          <table:table-cell table:style-name="ce558" office:value-type="string" calcext:value-type="string">
            <text:p>kV^6</text:p>
          </table:table-cell>
          <table:table-cell table:number-columns-repeated="3"/>
          <table:table-cell table:style-name="ce591" table:formula="of:=IF([Sheet1.AM33]=&quot;&quot;;&quot;&quot;;[Sheet1.AM33])" office:value-type="float" office:value="28.14" calcext:value-type="float">
            <text:p>28.14</text:p>
          </table:table-cell>
          <table:table-cell table:style-name="ce593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 office:value-type="float" office:value="28.5842135461198" calcext:value-type="float">
            <text:p>28.58</text:p>
          </table:table-cell>
          <table:table-cell table:style-name="ce593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 office:value-type="float" office:value="24.9559882954927" calcext:value-type="float">
            <text:p>24.96</text:p>
          </table:table-cell>
          <table:table-cell table:style-name="ce593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 office:value-type="float" office:value="56.7607782564214" calcext:value-type="float">
            <text:p>56.76</text:p>
          </table:table-cell>
          <table:table-cell table:style-name="ce593" table:formula="of:=IF([.N87]=&quot;&quot;;&quot;&quot;;IF([.N87]&lt;[.$C$104];[.N87]+[.$D$104]+[.$E$104]*[.N87]+[.$F$104]*[.N87]^2+[.G127]*[.N87]^3;IF([.N87]&gt;=[.$C$105];[.N87]+[.$D$105]+[.$E$105]*[.N87];&quot;&quot;)))" office:value-type="float" office:value="369.0270479" calcext:value-type="float">
            <text:p>369.03</text:p>
          </table:table-cell>
          <table:table-cell table:style-name="ce593" table:formula="of:=IF([.N87]=&quot;&quot;;&quot;&quot;;IF([.N87]&lt;[.$C$108];[.N87]+[.$D$108]+[.$E$108]*[.N87]+[.$F$108]*[.N87]^2;IF([.N87]&gt;=[.$C$110];[.N87]+[.$D$110]+[.$E$110]*[.N87];[.N87]+[.$D$109]+[.$E$109]*[.N87])))" office:value-type="float" office:value="53.427486084" calcext:value-type="float">
            <text:p>53.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04" office:value-type="string" calcext:value-type="string">
            <text:p>&lt;</text:p>
          </table:table-cell>
          <table:table-cell table:style-name="ce557" office:value-type="float" office:value="27.586" calcext:value-type="float">
            <text:p>27.586</text:p>
          </table:table-cell>
          <table:table-cell table:style-name="ce557" office:value-type="float" office:value="-8375.07276459255" calcext:value-type="float">
            <text:p>-8375.0727645926</text:p>
          </table:table-cell>
          <table:table-cell table:style-name="ce557" office:value-type="float" office:value="975.925435604328" calcext:value-type="float">
            <text:p>975.9254356043</text:p>
          </table:table-cell>
          <table:table-cell table:style-name="ce557" office:value-type="float" office:value="-37.9137296820394" calcext:value-type="float">
            <text:p>-37.913729682</text:p>
          </table:table-cell>
          <table:table-cell table:style-name="ce557" office:value-type="float" office:value="0.490865834726094" calcext:value-type="float">
            <text:p>0.4908658347</text:p>
          </table:table-cell>
          <table:table-cell table:number-columns-repeated="3" table:style-name="ce557" office:value-type="float" office:value="0" calcext:value-type="float">
            <text:p>0</text:p>
          </table:table-cell>
          <table:table-cell table:number-columns-repeated="3"/>
          <table:table-cell table:style-name="ce591" table:formula="of:=IF([Sheet1.AM34]=&quot;&quot;;&quot;&quot;;[Sheet1.AM34])" office:value-type="float" office:value="29.24" calcext:value-type="float">
            <text:p>29.24</text:p>
          </table:table-cell>
          <table:table-cell table:style-name="ce593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 office:value-type="float" office:value="30.6505846184436" calcext:value-type="float">
            <text:p>30.65</text:p>
          </table:table-cell>
          <table:table-cell table:style-name="ce593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 office:value-type="float" office:value="26.5506479088217" calcext:value-type="float">
            <text:p>26.55</text:p>
          </table:table-cell>
          <table:table-cell table:style-name="ce593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 office:value-type="float" office:value="60.1026835940374" calcext:value-type="float">
            <text:p>60.10</text:p>
          </table:table-cell>
          <table:table-cell table:style-name="ce593" table:formula="of:=IF([.N88]=&quot;&quot;;&quot;&quot;;IF([.N88]&lt;[.$C$104];[.N88]+[.$D$104]+[.$E$104]*[.N88]+[.$F$104]*[.N88]^2+[.G128]*[.N88]^3;IF([.N88]&gt;=[.$C$105];[.N88]+[.$D$105]+[.$E$105]*[.N88];&quot;&quot;)))" office:value-type="float" office:value="60.95310508" calcext:value-type="float">
            <text:p>60.95</text:p>
          </table:table-cell>
          <table:table-cell table:style-name="ce593" table:formula="of:=IF([.N88]=&quot;&quot;;&quot;&quot;;IF([.N88]&lt;[.$C$108];[.N88]+[.$D$108]+[.$E$108]*[.N88]+[.$F$108]*[.N88]^2;IF([.N88]&gt;=[.$C$110];[.N88]+[.$D$110]+[.$E$110]*[.N88];[.N88]+[.$D$109]+[.$E$109]*[.N88])))" office:value-type="float" office:value="57.090568" calcext:value-type="float">
            <text:p>57.09</text:p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gt;=</text:p>
          </table:table-cell>
          <table:table-cell table:style-name="ce558" office:value-type="float" office:value="27.586" calcext:value-type="float">
            <text:p>27.586</text:p>
          </table:table-cell>
          <table:table-cell table:style-name="ce557" office:value-type="float" office:value="-9984.61679164944" calcext:value-type="float">
            <text:p>-9984.6167916494</text:p>
          </table:table-cell>
          <table:table-cell table:style-name="ce557" office:value-type="float" office:value="1436.52454571413" calcext:value-type="float">
            <text:p>1436.5245457141</text:p>
          </table:table-cell>
          <table:table-cell table:style-name="ce557" office:value-type="float" office:value="-82.5051021852549" calcext:value-type="float">
            <text:p>-82.5051021853</text:p>
          </table:table-cell>
          <table:table-cell table:style-name="ce557" office:value-type="float" office:value="2.36559081763837" calcext:value-type="float">
            <text:p>2.3655908176</text:p>
          </table:table-cell>
          <table:table-cell table:style-name="ce557" office:value-type="float" office:value="-0.0338672433779705" calcext:value-type="float">
            <text:p>-0.0338672434</text:p>
          </table:table-cell>
          <table:table-cell table:style-name="ce557" office:value-type="float" office:value="0.000193686920423126" calcext:value-type="float">
            <text:p>0.0001936869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3"/>
          <table:table-cell table:style-name="ce591" table:formula="of:=IF([Sheet1.AM35]=&quot;&quot;;&quot;&quot;;[Sheet1.AM35])" office:value-type="float" office:value="30.66" calcext:value-type="float">
            <text:p>30.66</text:p>
          </table:table-cell>
          <table:table-cell table:style-name="ce593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 office:value-type="float" office:value="32.2491247717917" calcext:value-type="float">
            <text:p>32.25</text:p>
          </table:table-cell>
          <table:table-cell table:style-name="ce593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 office:value-type="float" office:value="33.1436171822234" calcext:value-type="float">
            <text:p>33.14</text:p>
          </table:table-cell>
          <table:table-cell table:style-name="ce593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 office:value-type="float" office:value="63.1468840545308" calcext:value-type="float">
            <text:p>63.15</text:p>
          </table:table-cell>
          <table:table-cell table:style-name="ce593" table:formula="of:=IF([.N89]=&quot;&quot;;&quot;&quot;;IF([.N89]&lt;[.$C$104];[.N89]+[.$D$104]+[.$E$104]*[.N89]+[.$F$104]*[.N89]^2+[.G129]*[.N89]^3;IF([.N89]&gt;=[.$C$105];[.N89]+[.$D$105]+[.$E$105]*[.N89];&quot;&quot;)))" office:value-type="float" office:value="63.67842872" calcext:value-type="float">
            <text:p>63.68</text:p>
          </table:table-cell>
          <table:table-cell table:style-name="ce593" table:formula="of:=IF([.N89]=&quot;&quot;;&quot;&quot;;IF([.N89]&lt;[.$C$108];[.N89]+[.$D$108]+[.$E$108]*[.N89]+[.$F$108]*[.N89]^2;IF([.N89]&gt;=[.$C$110];[.N89]+[.$D$110]+[.$E$110]*[.N89];[.N89]+[.$D$109]+[.$E$109]*[.N89])))" office:value-type="float" office:value="61.303609" calcext:value-type="float">
            <text:p>61.30</text:p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4" office:value-type="string" calcext:value-type="string">
            <text:p>Minimum true value is 21.8 kV, corresponding to a Radcal value near 25.03 kV.</text:p>
          </table:table-cell>
          <table:table-cell table:style-name="ce424" table:number-columns-repeated="7"/>
          <table:table-cell table:number-columns-repeated="3"/>
          <table:table-cell table:style-name="ce591" table:formula="of:=IF([Sheet1.AM36]=&quot;&quot;;&quot;&quot;;[Sheet1.AM36])">
            <text:p/>
          </table:table-cell>
          <table:table-cell table:style-name="ce593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93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93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93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93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4" office:value-type="string" calcext:value-type="string">
            <text:p>Reduced accuracy between true values of 24 to 27 kV. Max Radcal value is 40.47 kV.</text:p>
          </table:table-cell>
          <table:table-cell table:style-name="ce424" table:number-columns-repeated="7"/>
          <table:table-cell table:number-columns-repeated="3"/>
          <table:table-cell table:style-name="ce591" table:formula="of:=IF([Sheet1.AM37]=&quot;&quot;;&quot;&quot;;[Sheet1.AM37])">
            <text:p/>
          </table:table-cell>
          <table:table-cell table:style-name="ce593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93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93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93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93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04" office:value-type="string" calcext:value-type="string">
            <text:p>kV</text:p>
          </table:table-cell>
          <table:table-cell table:style-name="ce424"/>
          <table:table-cell table:style-name="ce558" office:value-type="string" calcext:value-type="string">
            <text:p>kV^0</text:p>
          </table:table-cell>
          <table:table-cell table:style-name="ce558" office:value-type="string" calcext:value-type="string">
            <text:p>kV^1</text:p>
          </table:table-cell>
          <table:table-cell table:style-name="ce558" office:value-type="string" calcext:value-type="string">
            <text:p>kV^2</text:p>
          </table:table-cell>
          <table:table-cell table:style-name="ce558" office:value-type="string" calcext:value-type="string">
            <text:p>kV^3</text:p>
          </table:table-cell>
          <table:table-cell table:style-name="ce558" office:value-type="string" calcext:value-type="string">
            <text:p>kV^4</text:p>
          </table:table-cell>
          <table:table-cell table:style-name="ce558" office:value-type="string" calcext:value-type="string">
            <text:p>kV^5</text:p>
          </table:table-cell>
          <table:table-cell table:style-name="ce558" office:value-type="string" calcext:value-type="string">
            <text:p>kV^6</text:p>
          </table:table-cell>
          <table:table-cell table:number-columns-repeated="3"/>
          <table:table-cell table:style-name="ce591" table:formula="of:=IF([Sheet1.AM38]=&quot;&quot;;&quot;&quot;;[Sheet1.AM38])">
            <text:p/>
          </table:table-cell>
          <table:table-cell table:style-name="ce593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93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93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93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93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04" office:value-type="string" calcext:value-type="string">
            <text:p>&lt;</text:p>
          </table:table-cell>
          <table:table-cell table:style-name="ce557" office:value-type="float" office:value="30.1" calcext:value-type="float">
            <text:p>30.1</text:p>
          </table:table-cell>
          <table:table-cell table:style-name="ce557" office:value-type="float" office:value="-540847.695500773" calcext:value-type="float">
            <text:p>-540847.695500773</text:p>
          </table:table-cell>
          <table:table-cell table:style-name="ce557" office:value-type="float" office:value="100186.233642731" calcext:value-type="float">
            <text:p>100186.233642731</text:p>
          </table:table-cell>
          <table:table-cell table:style-name="ce557" office:value-type="float" office:value="-7418.47901798126" calcext:value-type="float">
            <text:p>-7418.4790179813</text:p>
          </table:table-cell>
          <table:table-cell table:style-name="ce557" office:value-type="float" office:value="274.476609295775" calcext:value-type="float">
            <text:p>274.4766092958</text:p>
          </table:table-cell>
          <table:table-cell table:style-name="ce557" office:value-type="float" office:value="-5.07436954359087" calcext:value-type="float">
            <text:p>-5.0743695436</text:p>
          </table:table-cell>
          <table:table-cell table:style-name="ce557" office:value-type="float" office:value="0.0375005747875809" calcext:value-type="float">
            <text:p>0.0375005748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3"/>
          <table:table-cell table:style-name="ce591" table:formula="of:=IF([Sheet1.AM39]=&quot;&quot;;&quot;&quot;;[Sheet1.AM39])">
            <text:p/>
          </table:table-cell>
          <table:table-cell table:style-name="ce593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93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93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93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93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gt;=</text:p>
          </table:table-cell>
          <table:table-cell table:style-name="ce558" office:value-type="float" office:value="30.1" calcext:value-type="float">
            <text:p>30.1</text:p>
          </table:table-cell>
          <table:table-cell table:style-name="ce557" office:value-type="float" office:value="-11057.7739361992" calcext:value-type="float">
            <text:p>-11057.7739361992</text:p>
          </table:table-cell>
          <table:table-cell table:style-name="ce557" office:value-type="float" office:value="1297.22856737669" calcext:value-type="float">
            <text:p>1297.2285673767</text:p>
          </table:table-cell>
          <table:table-cell table:style-name="ce557" office:value-type="float" office:value="-56.9891889897257" calcext:value-type="float">
            <text:p>-56.9891889897</text:p>
          </table:table-cell>
          <table:table-cell table:style-name="ce557" office:value-type="float" office:value="1.11158285642172" calcext:value-type="float">
            <text:p>1.1115828564</text:p>
          </table:table-cell>
          <table:table-cell table:style-name="ce557" office:value-type="float" office:value="-0.00812339973651296" calcext:value-type="float">
            <text:p>-0.0081233997</text:p>
          </table:table-cell>
          <table:table-cell table:number-columns-repeated="2" table:style-name="ce557" office:value-type="float" office:value="0" calcext:value-type="float">
            <text:p>0</text:p>
          </table:table-cell>
          <table:table-cell table:number-columns-repeated="3"/>
          <table:table-cell table:style-name="ce591" table:formula="of:=IF([Sheet1.AM40]=&quot;&quot;;&quot;&quot;;[Sheet1.AM40])">
            <text:p/>
          </table:table-cell>
          <table:table-cell table:style-name="ce593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93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93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93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93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4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91" table:formula="of:=IF([Sheet1.AM41]=&quot;&quot;;&quot;&quot;;[Sheet1.AM41])">
            <text:p/>
          </table:table-cell>
          <table:table-cell table:style-name="ce593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93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93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93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93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4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91" table:formula="of:=IF([Sheet1.AM42]=&quot;&quot;;&quot;&quot;;[Sheet1.AM42])" office:value-type="float" office:value="29.86" calcext:value-type="float">
            <text:p>29.86</text:p>
          </table:table-cell>
          <table:table-cell table:style-name="ce593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 office:value-type="float" office:value="31.4492081066574" calcext:value-type="float">
            <text:p>31.45</text:p>
          </table:table-cell>
          <table:table-cell table:style-name="ce593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 office:value-type="float" office:value="29.9280746177537" calcext:value-type="float">
            <text:p>29.93</text:p>
          </table:table-cell>
          <table:table-cell table:style-name="ce593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 office:value-type="float" office:value="61.5536994726822" calcext:value-type="float">
            <text:p>61.55</text:p>
          </table:table-cell>
          <table:table-cell table:style-name="ce593" table:formula="of:=IF([.N96]=&quot;&quot;;&quot;&quot;;IF([.N96]&lt;[.$C$104];[.N96]+[.$D$104]+[.$E$104]*[.N96]+[.$F$104]*[.N96]^2+[.G136]*[.N96]^3;IF([.N96]&gt;=[.$C$105];[.N96]+[.$D$105]+[.$E$105]*[.N96];&quot;&quot;)))" office:value-type="float" office:value="62.14303512" calcext:value-type="float">
            <text:p>62.14</text:p>
          </table:table-cell>
          <table:table-cell table:style-name="ce593" table:formula="of:=IF([.N96]=&quot;&quot;;&quot;&quot;;IF([.N96]&lt;[.$C$108];[.N96]+[.$D$108]+[.$E$108]*[.N96]+[.$F$108]*[.N96]^2;IF([.N96]&gt;=[.$C$110];[.N96]+[.$D$110]+[.$E$110]*[.N96];[.N96]+[.$D$109]+[.$E$109]*[.N96])))" office:value-type="float" office:value="58.828552" calcext:value-type="float">
            <text:p>58.83</text:p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591" table:formula="of:=IF([Sheet1.AM43]=&quot;&quot;;&quot;&quot;;[Sheet1.AM43])">
            <text:p/>
          </table:table-cell>
          <table:table-cell table:style-name="ce593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93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93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93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93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27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91" table:formula="of:=IF([Sheet1.AM44]=&quot;&quot;;&quot;&quot;;[Sheet1.AM44])">
            <text:p/>
          </table:table-cell>
          <table:table-cell table:style-name="ce593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93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93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93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93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04" office:value-type="string" calcext:value-type="string">
            <text:p>kV</text:p>
          </table:table-cell>
          <table:table-cell table:style-name="Default"/>
          <table:table-cell table:style-name="ce558" office:value-type="string" calcext:value-type="string">
            <text:p>kV^0</text:p>
          </table:table-cell>
          <table:table-cell table:style-name="ce558" office:value-type="string" calcext:value-type="string">
            <text:p>kV^1</text:p>
          </table:table-cell>
          <table:table-cell table:style-name="ce558" office:value-type="string" calcext:value-type="string">
            <text:p>kV^2</text:p>
          </table:table-cell>
          <table:table-cell table:style-name="ce558" office:value-type="string" calcext:value-type="string">
            <text:p>kV^3</text:p>
          </table:table-cell>
          <table:table-cell table:style-name="ce558" office:value-type="string" calcext:value-type="string">
            <text:p>kV^4</text:p>
          </table:table-cell>
          <table:table-cell table:number-columns-repeated="5"/>
          <table:table-cell table:style-name="ce591" table:formula="of:=IF([Sheet1.AM45]=&quot;&quot;;&quot;&quot;;[Sheet1.AM45])">
            <text:p/>
          </table:table-cell>
          <table:table-cell table:style-name="ce593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93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93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93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93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04" office:value-type="string" calcext:value-type="string">
            <text:p>&lt;</text:p>
          </table:table-cell>
          <table:table-cell table:style-name="ce557" office:value-type="float" office:value="26.9" calcext:value-type="float">
            <text:p>26.9</text:p>
          </table:table-cell>
          <table:table-cell table:style-name="ce565" office:value-type="float" office:value="138.88667" calcext:value-type="float">
            <text:p>138.88667</text:p>
          </table:table-cell>
          <table:table-cell table:style-name="ce565" office:value-type="float" office:value="-10.72639" calcext:value-type="float">
            <text:p>-10.72639</text:p>
          </table:table-cell>
          <table:table-cell table:style-name="ce565" office:value-type="float" office:value="0.26216" calcext:value-type="float">
            <text:p>0.26216</text:p>
          </table:table-cell>
          <table:table-cell table:style-name="ce565" office:value-type="float" office:value="-0.00082" calcext:value-type="float">
            <text:p>-0.00082</text:p>
          </table:table-cell>
          <table:table-cell table:style-name="ce565"/>
          <table:table-cell table:number-columns-repeated="5"/>
          <table:table-cell table:style-name="ce591" table:formula="of:=IF([Sheet1.AM46]=&quot;&quot;;&quot;&quot;;[Sheet1.AM46])">
            <text:p/>
          </table:table-cell>
          <table:table-cell table:style-name="ce593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93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93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93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93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gt;=</text:p>
          </table:table-cell>
          <table:table-cell table:style-name="ce558" office:value-type="float" office:value="26.9" calcext:value-type="float">
            <text:p>26.9</text:p>
          </table:table-cell>
          <table:table-cell table:style-name="ce565" office:value-type="float" office:value="-5009.7751652" calcext:value-type="float">
            <text:p>-5009.7751652</text:p>
          </table:table-cell>
          <table:table-cell table:style-name="ce565" office:value-type="float" office:value="605.732006" calcext:value-type="float">
            <text:p>605.732006</text:p>
          </table:table-cell>
          <table:table-cell table:style-name="ce565" office:value-type="float" office:value="-27.3018617" calcext:value-type="float">
            <text:p>-27.3018617</text:p>
          </table:table-cell>
          <table:table-cell table:style-name="ce565" office:value-type="float" office:value="0.5467114" calcext:value-type="float">
            <text:p>0.5467114</text:p>
          </table:table-cell>
          <table:table-cell table:style-name="ce565" office:value-type="float" office:value="-0.0040986" calcext:value-type="float">
            <text:p>-0.0040986</text:p>
          </table:table-cell>
          <table:table-cell table:number-columns-repeated="5"/>
          <table:table-cell table:style-name="ce591" table:formula="of:=IF([Sheet1.AM47]=&quot;&quot;;&quot;&quot;;[Sheet1.AM47])">
            <text:p/>
          </table:table-cell>
          <table:table-cell table:style-name="ce593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93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93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93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93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591" table:formula="of:=IF([Sheet1.AM48]=&quot;&quot;;&quot;&quot;;[Sheet1.AM48])" office:value-type="float" office:value="30.18" calcext:value-type="float">
            <text:p>30.18</text:p>
          </table:table-cell>
          <table:table-cell table:style-name="ce593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 office:value-type="float" office:value="31.7938386154992" calcext:value-type="float">
            <text:p>31.79</text:p>
          </table:table-cell>
          <table:table-cell table:style-name="ce593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 office:value-type="float" office:value="32.0790545529162" calcext:value-type="float">
            <text:p>32.08</text:p>
          </table:table-cell>
          <table:table-cell table:style-name="ce593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 office:value-type="float" office:value="62.2207507414337" calcext:value-type="float">
            <text:p>62.22</text:p>
          </table:table-cell>
          <table:table-cell table:style-name="ce593" table:formula="of:=IF([.N102]=&quot;&quot;;&quot;&quot;;IF([.N102]&lt;[.$C$104];[.N102]+[.$D$104]+[.$E$104]*[.N102]+[.$F$104]*[.N102]^2+[.G142]*[.N102]^3;IF([.N102]&gt;=[.$C$105];[.N102]+[.$D$105]+[.$E$105]*[.N102];&quot;&quot;)))" office:value-type="float" office:value="62.75719256" calcext:value-type="float">
            <text:p>62.76</text:p>
          </table:table-cell>
          <table:table-cell table:style-name="ce593" table:formula="of:=IF([.N102]=&quot;&quot;;&quot;&quot;;IF([.N102]&lt;[.$C$108];[.N102]+[.$D$108]+[.$E$108]*[.N102]+[.$F$108]*[.N102]^2;IF([.N102]&gt;=[.$C$110];[.N102]+[.$D$110]+[.$E$110]*[.N102];[.N102]+[.$D$109]+[.$E$109]*[.N102])))" office:value-type="float" office:value="60.268177" calcext:value-type="float">
            <text:p>60.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04" office:value-type="string" calcext:value-type="string">
            <text:p>kV</text:p>
          </table:table-cell>
          <table:table-cell table:style-name="Default"/>
          <table:table-cell table:style-name="ce558" office:value-type="string" calcext:value-type="string">
            <text:p>kV^0</text:p>
          </table:table-cell>
          <table:table-cell table:style-name="ce558" office:value-type="string" calcext:value-type="string">
            <text:p>kV^1</text:p>
          </table:table-cell>
          <table:table-cell table:style-name="ce558" office:value-type="string" calcext:value-type="string">
            <text:p>kV^2</text:p>
          </table:table-cell>
          <table:table-cell table:style-name="ce558" office:value-type="string" calcext:value-type="string">
            <text:p>kV^3</text:p>
          </table:table-cell>
          <table:table-cell table:style-name="ce558" office:value-type="string" calcext:value-type="string">
            <text:p>kV^4</text:p>
          </table:table-cell>
          <table:table-cell table:number-columns-repeated="5"/>
          <table:table-cell table:style-name="ce591" table:formula="of:=IF([Sheet1.AM49]=&quot;&quot;;&quot;&quot;;[Sheet1.AM49])">
            <text:p/>
          </table:table-cell>
          <table:table-cell table:style-name="ce593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93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93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93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93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lt;</text:p>
          </table:table-cell>
          <table:table-cell table:style-name="ce557" office:value-type="float" office:value="28.7" calcext:value-type="float">
            <text:p>28.7</text:p>
          </table:table-cell>
          <table:table-cell table:style-name="ce557" office:value-type="float" office:value="296.34185" calcext:value-type="float">
            <text:p>296.34185</text:p>
          </table:table-cell>
          <table:table-cell table:style-name="ce557" office:value-type="float" office:value="-31.62925" calcext:value-type="float">
            <text:p>-31.62925</text:p>
          </table:table-cell>
          <table:table-cell table:style-name="ce557" office:value-type="float" office:value="1.18025" calcext:value-type="float">
            <text:p>1.18025</text:p>
          </table:table-cell>
          <table:table-cell table:style-name="ce557" office:value-type="float" office:value="-0.01417" calcext:value-type="float">
            <text:p>-0.01417</text:p>
          </table:table-cell>
          <table:table-cell table:style-name="ce557"/>
          <table:table-cell table:number-columns-repeated="5"/>
          <table:table-cell table:style-name="ce591" table:formula="of:=IF([Sheet1.AM50]=&quot;&quot;;&quot;&quot;;[Sheet1.AM50])">
            <text:p/>
          </table:table-cell>
          <table:table-cell table:style-name="ce593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93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93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93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93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gt;=</text:p>
          </table:table-cell>
          <table:table-cell table:style-name="ce558" office:value-type="float" office:value="28.7" calcext:value-type="float">
            <text:p>28.7</text:p>
          </table:table-cell>
          <table:table-cell table:style-name="ce557" office:value-type="float" office:value="4.834469" calcext:value-type="float">
            <text:p>4.834469</text:p>
          </table:table-cell>
          <table:table-cell table:style-name="ce557" office:value-type="float" office:value="0.919242" calcext:value-type="float">
            <text:p>0.919242</text:p>
          </table:table-cell>
          <table:table-cell table:style-name="ce557" table:number-columns-repeated="3"/>
          <table:table-cell table:number-columns-repeated="5"/>
          <table:table-cell table:style-name="ce591" table:formula="of:=IF([Sheet1.AM51]=&quot;&quot;;&quot;&quot;;[Sheet1.AM51])">
            <text:p/>
          </table:table-cell>
          <table:table-cell table:style-name="ce593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93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93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93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93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591" table:formula="of:=IF([Sheet1.AM52]=&quot;&quot;;&quot;&quot;;[Sheet1.AM52])">
            <text:p/>
          </table:table-cell>
          <table:table-cell table:style-name="ce593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93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93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93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93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58" office:value-type="string" calcext:value-type="string">
            <text:p>kV^0</text:p>
          </table:table-cell>
          <table:table-cell table:style-name="ce558" office:value-type="string" calcext:value-type="string">
            <text:p>kV^1</text:p>
          </table:table-cell>
          <table:table-cell table:style-name="ce558" office:value-type="string" calcext:value-type="string">
            <text:p>kV^2</text:p>
          </table:table-cell>
          <table:table-cell table:style-name="ce558" office:value-type="string" calcext:value-type="string">
            <text:p>kV^3</text:p>
          </table:table-cell>
          <table:table-cell table:style-name="ce558" office:value-type="string" calcext:value-type="string">
            <text:p>kV^4</text:p>
          </table:table-cell>
          <table:table-cell table:number-columns-repeated="5"/>
          <table:table-cell table:style-name="ce591" table:formula="of:=IF([Sheet1.AM53]=&quot;&quot;;&quot;&quot;;[Sheet1.AM53])">
            <text:p/>
          </table:table-cell>
          <table:table-cell table:style-name="ce593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93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93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93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93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lt;</text:p>
          </table:table-cell>
          <table:table-cell table:style-name="ce557" office:value-type="float" office:value="28.7" calcext:value-type="float">
            <text:p>28.7</text:p>
          </table:table-cell>
          <table:table-cell table:style-name="ce557" office:value-type="float" office:value="49.31115" calcext:value-type="float">
            <text:p>49.31115</text:p>
          </table:table-cell>
          <table:table-cell table:style-name="ce557" office:value-type="float" office:value="-2.93017" calcext:value-type="float">
            <text:p>-2.93017</text:p>
          </table:table-cell>
          <table:table-cell table:style-name="ce557" office:value-type="float" office:value="0.07379" calcext:value-type="float">
            <text:p>0.07379</text:p>
          </table:table-cell>
          <table:table-cell table:style-name="ce557" table:number-columns-repeated="2"/>
          <table:table-cell table:number-columns-repeated="5"/>
          <table:table-cell table:style-name="ce591" table:formula="of:=IF([Sheet1.AM54]=&quot;&quot;;&quot;&quot;;[Sheet1.AM54])" office:value-type="float" office:value="30.24" calcext:value-type="float">
            <text:p>30.24</text:p>
          </table:table-cell>
          <table:table-cell table:style-name="ce593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 office:value-type="float" office:value="31.8544097219738" calcext:value-type="float">
            <text:p>31.85</text:p>
          </table:table-cell>
          <table:table-cell table:style-name="ce593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 office:value-type="float" office:value="32.2290654809285" calcext:value-type="float">
            <text:p>32.23</text:p>
          </table:table-cell>
          <table:table-cell table:style-name="ce593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 office:value-type="float" office:value="62.3409141343327" calcext:value-type="float">
            <text:p>62.34</text:p>
          </table:table-cell>
          <table:table-cell table:style-name="ce593" table:formula="of:=IF([.N108]=&quot;&quot;;&quot;&quot;;IF([.N108]&lt;[.$C$104];[.N108]+[.$D$104]+[.$E$104]*[.N108]+[.$F$104]*[.N108]^2+[.G148]*[.N108]^3;IF([.N108]&gt;=[.$C$105];[.N108]+[.$D$105]+[.$E$105]*[.N108];&quot;&quot;)))" office:value-type="float" office:value="62.87234708" calcext:value-type="float">
            <text:p>62.87</text:p>
          </table:table-cell>
          <table:table-cell table:style-name="ce593" table:formula="of:=IF([.N108]=&quot;&quot;;&quot;&quot;;IF([.N108]&lt;[.$C$108];[.N108]+[.$D$108]+[.$E$108]*[.N108]+[.$F$108]*[.N108]^2;IF([.N108]&gt;=[.$C$110];[.N108]+[.$D$110]+[.$E$110]*[.N108];[.N108]+[.$D$109]+[.$E$109]*[.N108])))" office:value-type="float" office:value="60.397606" calcext:value-type="float">
            <text:p>60.40</text:p>
          </table:table-cell>
          <table:table-cell table:number-columns-repeated="1005"/>
        </table:table-row>
        <table:table-row table:style-name="ro3">
          <table:table-cell/>
          <table:table-cell table:style-name="ce104"/>
          <table:table-cell table:style-name="ce559" office:value-type="string" calcext:value-type="string">
            <text:p>28.7 &lt; kV &lt; 30.1</text:p>
          </table:table-cell>
          <table:table-cell table:style-name="ce557" office:value-type="float" office:value="-24.875" calcext:value-type="float">
            <text:p>-24.875</text:p>
          </table:table-cell>
          <table:table-cell table:style-name="ce557" office:value-type="float" office:value="1.8032" calcext:value-type="float">
            <text:p>1.8032</text:p>
          </table:table-cell>
          <table:table-cell table:style-name="ce557" table:number-columns-repeated="3"/>
          <table:table-cell table:number-columns-repeated="5"/>
          <table:table-cell table:style-name="ce591" table:formula="of:=IF([Sheet1.AM55]=&quot;&quot;;&quot;&quot;;[Sheet1.AM55])">
            <text:p/>
          </table:table-cell>
          <table:table-cell table:style-name="ce593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93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93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93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93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4" office:value-type="string" calcext:value-type="string">
            <text:p>&gt;=</text:p>
          </table:table-cell>
          <table:table-cell table:style-name="ce558" office:value-type="float" office:value="30.1" calcext:value-type="float">
            <text:p>30.1</text:p>
          </table:table-cell>
          <table:table-cell table:style-name="ce557" office:value-type="float" office:value="-4.83461" calcext:value-type="float">
            <text:p>-4.83461</text:p>
          </table:table-cell>
          <table:table-cell table:style-name="ce557" office:value-type="float" office:value="1.15715" calcext:value-type="float">
            <text:p>1.15715</text:p>
          </table:table-cell>
          <table:table-cell table:style-name="ce557" table:number-columns-repeated="3"/>
          <table:table-cell table:number-columns-repeated="5"/>
          <table:table-cell table:style-name="ce591" table:formula="of:=IF([Sheet1.AM56]=&quot;&quot;;&quot;&quot;;[Sheet1.AM56])">
            <text:p/>
          </table:table-cell>
          <table:table-cell table:style-name="ce593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93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93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93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93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57]=&quot;&quot;;&quot;&quot;;[Sheet1.AM57])">
            <text:p/>
          </table:table-cell>
          <table:table-cell table:style-name="ce593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93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93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93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93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58]=&quot;&quot;;&quot;&quot;;[Sheet1.AM58])">
            <text:p/>
          </table:table-cell>
          <table:table-cell table:style-name="ce593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93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93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93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93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59]=&quot;&quot;;&quot;&quot;;[Sheet1.AM59])">
            <text:p/>
          </table:table-cell>
          <table:table-cell table:style-name="ce593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93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93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93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93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0]=&quot;&quot;;&quot;&quot;;[Sheet1.AM60])" office:value-type="float" office:value="31.26" calcext:value-type="float">
            <text:p>31.26</text:p>
          </table:table-cell>
          <table:table-cell table:style-name="ce593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 office:value-type="float" office:value="32.7466968874451" calcext:value-type="float">
            <text:p>32.75</text:p>
          </table:table-cell>
          <table:table-cell table:style-name="ce593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 office:value-type="float" office:value="34.1165437600112" calcext:value-type="float">
            <text:p>34.12</text:p>
          </table:table-cell>
          <table:table-cell table:style-name="ce593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 office:value-type="float" office:value="64.2214259595812" calcext:value-type="float">
            <text:p>64.22</text:p>
          </table:table-cell>
          <table:table-cell table:style-name="ce593" table:formula="of:=IF([.N114]=&quot;&quot;;&quot;&quot;;IF([.N114]&lt;[.$C$104];[.N114]+[.$D$104]+[.$E$104]*[.N114]+[.$F$104]*[.N114]^2+[.G154]*[.N114]^3;IF([.N114]&gt;=[.$C$105];[.N114]+[.$D$105]+[.$E$105]*[.N114];&quot;&quot;)))" office:value-type="float" office:value="64.82997392" calcext:value-type="float">
            <text:p>64.83</text:p>
          </table:table-cell>
          <table:table-cell table:style-name="ce593" table:formula="of:=IF([.N114]=&quot;&quot;;&quot;&quot;;IF([.N114]&lt;[.$C$108];[.N114]+[.$D$108]+[.$E$108]*[.N114]+[.$F$108]*[.N114]^2;IF([.N114]&gt;=[.$C$110];[.N114]+[.$D$110]+[.$E$110]*[.N114];[.N114]+[.$D$109]+[.$E$109]*[.N114])))" office:value-type="float" office:value="62.597899" calcext:value-type="float">
            <text:p>62.60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1]=&quot;&quot;;&quot;&quot;;[Sheet1.AM61])">
            <text:p/>
          </table:table-cell>
          <table:table-cell table:style-name="ce593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93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93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93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93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2]=&quot;&quot;;&quot;&quot;;[Sheet1.AM62])">
            <text:p/>
          </table:table-cell>
          <table:table-cell table:style-name="ce593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93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93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93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93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3]=&quot;&quot;;&quot;&quot;;[Sheet1.AM63])">
            <text:p/>
          </table:table-cell>
          <table:table-cell table:style-name="ce593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93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93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93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93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4]=&quot;&quot;;&quot;&quot;;[Sheet1.AM64])">
            <text:p/>
          </table:table-cell>
          <table:table-cell table:style-name="ce593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93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93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93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93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5]=&quot;&quot;;&quot;&quot;;[Sheet1.AM65])">
            <text:p/>
          </table:table-cell>
          <table:table-cell table:style-name="ce593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93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93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93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93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6]=&quot;&quot;;&quot;&quot;;[Sheet1.AM66])" office:value-type="float" office:value="33.49" calcext:value-type="float">
            <text:p>33.49</text:p>
          </table:table-cell>
          <table:table-cell table:style-name="ce593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 office:value-type="float" office:value="34.3629995713727" calcext:value-type="float">
            <text:p>34.36</text:p>
          </table:table-cell>
          <table:table-cell table:style-name="ce593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 office:value-type="float" office:value="36.1567171609367" calcext:value-type="float">
            <text:p>36.16</text:p>
          </table:table-cell>
          <table:table-cell table:style-name="ce593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 office:value-type="float" office:value="68.0733714395474" calcext:value-type="float">
            <text:p>68.07</text:p>
          </table:table-cell>
          <table:table-cell table:style-name="ce593" table:formula="of:=IF([.N120]=&quot;&quot;;&quot;&quot;;IF([.N120]&lt;[.$C$104];[.N120]+[.$D$104]+[.$E$104]*[.N120]+[.$F$104]*[.N120]^2+[.G160]*[.N120]^3;IF([.N120]&gt;=[.$C$105];[.N120]+[.$D$105]+[.$E$105]*[.N120];&quot;&quot;)))" office:value-type="float" office:value="69.10988358" calcext:value-type="float">
            <text:p>69.11</text:p>
          </table:table-cell>
          <table:table-cell table:style-name="ce593" table:formula="of:=IF([.N120]=&quot;&quot;;&quot;&quot;;IF([.N120]&lt;[.$C$108];[.N120]+[.$D$108]+[.$E$108]*[.N120]+[.$F$108]*[.N120]^2;IF([.N120]&gt;=[.$C$110];[.N120]+[.$D$110]+[.$E$110]*[.N120];[.N120]+[.$D$109]+[.$E$109]*[.N120])))" office:value-type="float" office:value="67.4083435" calcext:value-type="float">
            <text:p>67.41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7]=&quot;&quot;;&quot;&quot;;[Sheet1.AM67])" office:value-type="float" office:value="36.01" calcext:value-type="float">
            <text:p>36.01</text:p>
          </table:table-cell>
          <table:table-cell table:style-name="ce593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 office:value-type="float" office:value="36.2104958506479" calcext:value-type="float">
            <text:p>36.21</text:p>
          </table:table-cell>
          <table:table-cell table:style-name="ce593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 office:value-type="float" office:value="38.291322942574" calcext:value-type="float">
            <text:p>38.29</text:p>
          </table:table-cell>
          <table:table-cell table:style-name="ce593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 office:value-type="float" office:value="72.6743631860627" calcext:value-type="float">
            <text:p>72.67</text:p>
          </table:table-cell>
          <table:table-cell table:style-name="ce593" table:formula="of:=IF([.N121]=&quot;&quot;;&quot;&quot;;IF([.N121]&lt;[.$C$104];[.N121]+[.$D$104]+[.$E$104]*[.N121]+[.$F$104]*[.N121]^2+[.G161]*[.N121]^3;IF([.N121]&gt;=[.$C$105];[.N121]+[.$D$105]+[.$E$105]*[.N121];&quot;&quot;)))" office:value-type="float" office:value="73.94637342" calcext:value-type="float">
            <text:p>73.95</text:p>
          </table:table-cell>
          <table:table-cell table:style-name="ce593" table:formula="of:=IF([.N121]=&quot;&quot;;&quot;&quot;;IF([.N121]&lt;[.$C$108];[.N121]+[.$D$108]+[.$E$108]*[.N121]+[.$F$108]*[.N121]^2;IF([.N121]&gt;=[.$C$110];[.N121]+[.$D$110]+[.$E$110]*[.N121];[.N121]+[.$D$109]+[.$E$109]*[.N121])))" office:value-type="float" office:value="72.8443615" calcext:value-type="float">
            <text:p>72.84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91" table:formula="of:=IF([Sheet1.AM68]=&quot;&quot;;&quot;&quot;;[Sheet1.AM68])">
            <text:p/>
          </table:table-cell>
          <table:table-cell table:style-name="ce593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93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93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93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93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594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424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424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424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1">
          <table:table-cell/>
          <table:table-cell table:style-name="ce424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424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594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594"/>
          <table:table-cell table:style-name="ce424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594"/>
          <table:table-cell table:style-name="ce424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498" office:value-type="string" calcext:value-type="string">
            <text:p>Radcal kV</text:p>
          </table:table-cell>
          <table:table-cell table:style-name="ce498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95" office:value-type="float" office:value="25.03" calcext:value-type="float">
            <text:p>25.03</text:p>
          </table:table-cell>
          <table:table-cell table:style-name="ce596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594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594"/>
          <table:table-cell table:style-name="ce424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594"/>
          <table:table-cell table:style-name="ce424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498" office:value-type="string" calcext:value-type="string">
            <text:p>Radcal kV</text:p>
          </table:table-cell>
          <table:table-cell table:style-name="ce498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95" office:value-type="float" office:value="37.1" calcext:value-type="float">
            <text:p>37.1</text:p>
          </table:table-cell>
          <table:table-cell table:style-name="ce597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424" office:value-type="float" office:value="27.586" calcext:value-type="float">
            <text:p>27.586</text:p>
          </table:table-cell>
          <table:table-cell table:style-name="ce424" office:value-type="float" office:value="-8375.07276459255" calcext:value-type="float">
            <text:p>-8375.0727645926</text:p>
          </table:table-cell>
          <table:table-cell table:style-name="ce424" office:value-type="float" office:value="975.925435604328" calcext:value-type="float">
            <text:p>975.9254356043</text:p>
          </table:table-cell>
          <table:table-cell table:style-name="ce424" office:value-type="float" office:value="-37.9137296820394" calcext:value-type="float">
            <text:p>-37.913729682</text:p>
          </table:table-cell>
          <table:table-cell table:style-name="ce424" office:value-type="float" office:value="0.490865834726094" calcext:value-type="float">
            <text:p>0.4908658347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/>
          <table:table-cell table:style-name="ce424" office:value-type="float" office:value="-9984.61679164944" calcext:value-type="float">
            <text:p>-9984.6167916494</text:p>
          </table:table-cell>
          <table:table-cell table:style-name="ce424" office:value-type="float" office:value="1436.52454571413" calcext:value-type="float">
            <text:p>1436.5245457141</text:p>
          </table:table-cell>
          <table:table-cell table:style-name="ce424" office:value-type="float" office:value="-82.5051021852549" calcext:value-type="float">
            <text:p>-82.5051021853</text:p>
          </table:table-cell>
          <table:table-cell table:style-name="ce424" office:value-type="float" office:value="2.36559081763837" calcext:value-type="float">
            <text:p>2.3655908176</text:p>
          </table:table-cell>
          <table:table-cell table:style-name="ce424" office:value-type="float" office:value="-0.0338672433779705" calcext:value-type="float">
            <text:p>-0.0338672434</text:p>
          </table:table-cell>
          <table:table-cell table:style-name="ce424" office:value-type="float" office:value="0.000193686920423126" calcext:value-type="float">
            <text:p>0.0001936869</text:p>
          </table:table-cell>
          <table:table-cell table:style-name="ce424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style-name="ce424" office:value-type="float" office:value="30.1" calcext:value-type="float">
            <text:p>30.1</text:p>
          </table:table-cell>
          <table:table-cell table:style-name="ce424" office:value-type="float" office:value="-540847.695500773" calcext:value-type="float">
            <text:p>-540847.695500773</text:p>
          </table:table-cell>
          <table:table-cell table:style-name="ce424" office:value-type="float" office:value="100186.233642731" calcext:value-type="float">
            <text:p>100186.233642731</text:p>
          </table:table-cell>
          <table:table-cell table:style-name="ce424" office:value-type="float" office:value="-7418.47901798126" calcext:value-type="float">
            <text:p>-7418.4790179813</text:p>
          </table:table-cell>
          <table:table-cell table:style-name="ce424" office:value-type="float" office:value="274.476609295775" calcext:value-type="float">
            <text:p>274.4766092958</text:p>
          </table:table-cell>
          <table:table-cell table:style-name="ce424" office:value-type="float" office:value="-5.07436954359087" calcext:value-type="float">
            <text:p>-5.0743695436</text:p>
          </table:table-cell>
          <table:table-cell table:style-name="ce424" office:value-type="float" office:value="0.0375005747875809" calcext:value-type="float">
            <text:p>0.0375005748</text:p>
          </table:table-cell>
          <table:table-cell table:style-name="ce424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/>
          <table:table-cell table:style-name="ce424" office:value-type="float" office:value="-11057.7739361992" calcext:value-type="float">
            <text:p>-11057.7739361992</text:p>
          </table:table-cell>
          <table:table-cell table:style-name="ce424" office:value-type="float" office:value="1297.22856737669" calcext:value-type="float">
            <text:p>1297.2285673767</text:p>
          </table:table-cell>
          <table:table-cell table:style-name="ce424" office:value-type="float" office:value="-56.9891889897257" calcext:value-type="float">
            <text:p>-56.9891889897</text:p>
          </table:table-cell>
          <table:table-cell table:style-name="ce424" office:value-type="float" office:value="1.11158285642172" calcext:value-type="float">
            <text:p>1.1115828564</text:p>
          </table:table-cell>
          <table:table-cell table:style-name="ce424" office:value-type="float" office:value="-0.00812339973651296" calcext:value-type="float">
            <text:p>-0.0081233997</text:p>
          </table:table-cell>
          <table:table-cell table:number-columns-repeated="2" table:style-name="ce424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418"/>
        <table:table-column table:style-name="co11" table:number-columns-repeated="1023" table:default-cell-style-name="Default"/>
        <table:table-row table:style-name="ro11">
          <table:table-cell table:style-name="ce585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585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589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590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590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590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590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590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590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590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590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590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590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590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590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09:41:14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1-05T09:41:55.200000000</dc:date>
    <dc:creator>Eugene Mah</dc:creator>
    <meta:editing-duration>P1DT15H28M9S</meta:editing-duration>
    <meta:editing-cycles>186</meta:editing-cycles>
    <meta:generator>LibreOffice/4.3.5.2$Windows_x86 LibreOffice_project/3a87456aaa6a95c63eea1c1b3201acedf0751bd5</meta:generator>
    <meta:document-statistic meta:table-count="6" meta:cell-count="4908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